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6.5cm"/>
    </style:style>
    <style:style style:name="ro1" style:family="table-row">
      <style:table-row-properties style:row-height="0.452cm" fo:break-before="auto" style:use-optimal-row-height="true"/>
    </style:style>
    <style:style style:name="ro2"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data-style-name="N100"/>
    <style:style style:name="ce3" style:family="table-cell" style:parent-style-name="Default">
      <style:table-cell-properties fo:background-color="#ffff00"/>
    </style:style>
    <style:style style:name="ce4" style:family="table-cell" style:parent-style-name="Default">
      <style:table-cell-properties fo:background-color="#ffff00" fo:wrap-option="wrap"/>
    </style:style>
    <style:style style:name="ce9" style:family="table-cell" style:parent-style-name="Default">
      <style:table-cell-properties fo:wrap-option="wrap"/>
    </style:style>
    <style:style style:name="ce10" style:family="table-cell" style:parent-style-name="Default" style:data-style-name="N100"/>
    <style:style style:name="ce11" style:family="table-cell" style:parent-style-name="Default">
      <style:table-cell-properties fo:background-color="#ffff00"/>
    </style:style>
    <style:style style:name="ce12" style:family="table-cell" style:parent-style-name="Default">
      <style:table-cell-properties fo:background-color="#ffff00" fo:wrap-option="wrap"/>
    </style:style>
  </office:automatic-styles>
  <office:body>
    <office:spreadsheet>
      <table:calculation-settings table:automatic-find-labels="false" table:use-regular-expressions="false" table:use-wildcards="true"/>
      <table:table table:name="GDP_and_main_expenditure_components" table:style-name="ta1">
        <office:forms form:automatic-focus="false" form:apply-design-mode="false"/>
        <table:table-column table:style-name="co1" table:default-cell-style-name="Default"/>
        <table:table-column table:style-name="co2" table:number-columns-repeated="39" table:default-cell-style-name="Default"/>
        <table:table-column table:style-name="co2" table:default-cell-style-name="ce11"/>
        <table:table-column table:style-name="co2" table:number-columns-repeated="983" table:default-cell-style-name="Default"/>
        <table:table-row table:style-name="ro1">
          <table:table-cell office:value-type="string" calcext:value-type="string">
            <text:p>Navigation Path: Home <text:s/>&gt; <text:s/>Macroeconomic and sectoral statistics <text:s/>&gt; <text:s/>GDP, output and demand <text:s/>&gt; <text:s/>National accounts - main aggregates <text:s/>&gt; <text:s/>GDP and main expenditure components </text:p>
          </table:table-cell>
          <table:table-cell table:number-columns-repeated="1023"/>
        </table:table-row>
        <table:table-row table:style-name="ro1">
          <table:table-cell office:value-type="string" calcext:value-type="string">
            <text:p>Data Source in SDW: https://sdw.ecb.europa.eu/browse.do?node=9691186</text:p>
          </table:table-cell>
          <table:table-cell table:number-columns-repeated="1023"/>
        </table:table-row>
        <table:table-row table:style-name="ro1">
          <table:table-cell/>
          <table:table-cell office:value-type="string" calcext:value-type="string">
            <text:p>MNA.A.N.BG.W2.S1.S1.B.B1GQ._Z._Z._Z.EUR.V.N</text:p>
          </table:table-cell>
          <table:table-cell office:value-type="string" calcext:value-type="string">
            <text:p>MNA.A.N.CZ.W2.S1.S1.B.B1GQ._Z._Z._Z.EUR.V.N</text:p>
          </table:table-cell>
          <table:table-cell office:value-type="string" calcext:value-type="string">
            <text:p>MNA.A.N.DK.W2.S1.S1.B.B1GQ._Z._Z._Z.EUR.V.N</text:p>
          </table:table-cell>
          <table:table-cell office:value-type="string" calcext:value-type="string">
            <text:p>MNA.A.N.HR.W2.S1.S1.B.B1GQ._Z._Z._Z.EUR.V.N</text:p>
          </table:table-cell>
          <table:table-cell office:value-type="string" calcext:value-type="string">
            <text:p>MNA.A.N.HU.W2.S1.S1.B.B1GQ._Z._Z._Z.EUR.V.N</text:p>
          </table:table-cell>
          <table:table-cell office:value-type="string" calcext:value-type="string">
            <text:p>MNA.A.N.I8.W0.S1.S1.D.P3T5._Z._Z._Z.EUR_R_B1GQ.Y.GOY</text:p>
          </table:table-cell>
          <table:table-cell office:value-type="string" calcext:value-type="string">
            <text:p>MNA.A.N.I8.W0.S1.S1.D.P51G.N117G._T._Z.EUR_R_B1GQ.Y.GOY</text:p>
          </table:table-cell>
          <table:table-cell office:value-type="string" calcext:value-type="string">
            <text:p>MNA.A.N.I8.W0.S1.S1.D.P51G.N11G._T._Z.EUR_R_B1GQ.Y.GOY</text:p>
          </table:table-cell>
          <table:table-cell office:value-type="string" calcext:value-type="string">
            <text:p>MNA.A.N.I8.W0.S1.S1.D.P51G.N11KG._T._Z.EUR_R_B1GQ.Y.GOY</text:p>
          </table:table-cell>
          <table:table-cell office:value-type="string" calcext:value-type="string">
            <text:p>MNA.A.N.I8.W0.S1.S1.D.P51G.N11MG._T._Z.EUR_R_B1GQ.Y.GOY</text:p>
          </table:table-cell>
          <table:table-cell office:value-type="string" calcext:value-type="string">
            <text:p>MNA.A.N.I8.W0.S1.S1.D.P5M.N1MG._T._Z.EUR_R_B1GQ.Y.GOY</text:p>
          </table:table-cell>
          <table:table-cell office:value-type="string" calcext:value-type="string">
            <text:p>MNA.A.N.I8.W0.S13.S1.D.P3._Z._Z._T.EUR_R_B1GQ.Y.GOY</text:p>
          </table:table-cell>
          <table:table-cell office:value-type="string" calcext:value-type="string">
            <text:p>MNA.A.N.I8.W0.S1M.S1.D.P31._Z._Z._T.EUR_R_B1GQ.Y.GOY</text:p>
          </table:table-cell>
          <table:table-cell office:value-type="string" calcext:value-type="string">
            <text:p>MNA.A.N.I8.W1.S1.S1.B.B11._Z._Z._Z.EUR_R_B1GQ.Y.GOY</text:p>
          </table:table-cell>
          <table:table-cell office:value-type="string" calcext:value-type="string">
            <text:p>MNA.A.N.I8.W2.S1.S1.B.B1GQ._Z._Z._Z.EUR.V.N</text:p>
          </table:table-cell>
          <table:table-cell office:value-type="string" calcext:value-type="string">
            <text:p>MNA.A.N.PL.W2.S1.S1.B.B1GQ._Z._Z._Z.EUR.V.N</text:p>
          </table:table-cell>
          <table:table-cell office:value-type="string" calcext:value-type="string">
            <text:p>MNA.A.N.RO.W2.S1.S1.B.B1GQ._Z._Z._Z.EUR.V.N</text:p>
          </table:table-cell>
          <table:table-cell office:value-type="string" calcext:value-type="string">
            <text:p>MNA.A.N.SE.W2.S1.S1.B.B1GQ._Z._Z._Z.EUR.V.N</text:p>
          </table:table-cell>
          <table:table-cell office:value-type="string" calcext:value-type="string">
            <text:p>MNA.Q.N.BG.W2.S1.S1.B.B1GQ._Z._Z._Z.EUR.V.N</text:p>
          </table:table-cell>
          <table:table-cell office:value-type="string" calcext:value-type="string">
            <text:p>MNA.Q.N.CZ.W2.S1.S1.B.B1GQ._Z._Z._Z.EUR.V.N</text:p>
          </table:table-cell>
          <table:table-cell office:value-type="string" calcext:value-type="string">
            <text:p>MNA.Q.N.DK.W2.S1.S1.B.B1GQ._Z._Z._Z.EUR.V.N</text:p>
          </table:table-cell>
          <table:table-cell office:value-type="string" calcext:value-type="string">
            <text:p>MNA.Q.N.FI.W2.S1.S1.B.B1GQ._Z._Z._Z.EUR.V.N</text:p>
          </table:table-cell>
          <table:table-cell office:value-type="string" calcext:value-type="string">
            <text:p>MNA.Q.N.HR.W2.S1.S1.B.B1GQ._Z._Z._Z.EUR.V.N</text:p>
          </table:table-cell>
          <table:table-cell office:value-type="string" calcext:value-type="string">
            <text:p>MNA.Q.N.HU.W2.S1.S1.B.B1GQ._Z._Z._Z.EUR.V.N</text:p>
          </table:table-cell>
          <table:table-cell office:value-type="string" calcext:value-type="string">
            <text:p>MNA.Q.N.I8.W0.S1.S1.D.P3T5._Z._Z._Z.EUR.LR.N</text:p>
          </table:table-cell>
          <table:table-cell office:value-type="string" calcext:value-type="string">
            <text:p>MNA.Q.N.I8.W0.S1.S1.D.P3T5._Z._Z._Z.EUR.V.N</text:p>
          </table:table-cell>
          <table:table-cell office:value-type="string" calcext:value-type="string">
            <text:p>MNA.Q.N.I8.W0.S1.S1.D.P51G.N117G._T._Z.EUR.LR.N</text:p>
          </table:table-cell>
          <table:table-cell office:value-type="string" calcext:value-type="string">
            <text:p>MNA.Q.N.I8.W0.S1.S1.D.P51G.N117G._T._Z.EUR.V.N</text:p>
          </table:table-cell>
          <table:table-cell office:value-type="string" calcext:value-type="string">
            <text:p>MNA.Q.N.I8.W0.S1.S1.D.P51G.N11G._T._Z.EUR.LR.N</text:p>
          </table:table-cell>
          <table:table-cell office:value-type="string" calcext:value-type="string">
            <text:p>MNA.Q.N.I8.W0.S1.S1.D.P51G.N11G._T._Z.EUR.V.N</text:p>
          </table:table-cell>
          <table:table-cell office:value-type="string" calcext:value-type="string">
            <text:p>MNA.Q.N.I8.W0.S13.S1.D.P3._Z._Z._T.EUR.LR.N</text:p>
          </table:table-cell>
          <table:table-cell office:value-type="string" calcext:value-type="string">
            <text:p>MNA.Q.N.I8.W0.S13.S1.D.P3._Z._Z._T.EUR.V.N</text:p>
          </table:table-cell>
          <table:table-cell office:value-type="string" calcext:value-type="string">
            <text:p>MNA.Q.N.I8.W0.S1M.S1.D.P31._Z._Z._T.EUR.LR.N</text:p>
          </table:table-cell>
          <table:table-cell office:value-type="string" calcext:value-type="string">
            <text:p>MNA.Q.N.I8.W0.S1M.S1.D.P31._Z._Z._T.EUR.V.N</text:p>
          </table:table-cell>
          <table:table-cell office:value-type="string" calcext:value-type="string">
            <text:p>MNA.Q.N.I8.W1.S1.S1.C.P7._Z._Z._Z.EUR.LR.N</text:p>
          </table:table-cell>
          <table:table-cell office:value-type="string" calcext:value-type="string">
            <text:p>MNA.Q.N.I8.W1.S1.S1.C.P7._Z._Z._Z.EUR.V.N</text:p>
          </table:table-cell>
          <table:table-cell office:value-type="string" calcext:value-type="string">
            <text:p>MNA.Q.N.I8.W1.S1.S1.D.P6._Z._Z._Z.EUR.LR.N</text:p>
          </table:table-cell>
          <table:table-cell office:value-type="string" calcext:value-type="string">
            <text:p>MNA.Q.N.I8.W1.S1.S1.D.P6._Z._Z._Z.EUR.V.N</text:p>
          </table:table-cell>
          <table:table-cell office:value-type="string" calcext:value-type="string">
            <text:p>MNA.Q.N.I8.W2.S1.S1.B.B1GQ._Z._Z._Z.EUR.LR.N</text:p>
          </table:table-cell>
          <table:table-cell office:value-type="string" calcext:value-type="string">
            <text:p>MNA.Q.N.I8.W2.S1.S1.B.B1GQ._Z._Z._Z.EUR.V.N</text:p>
          </table:table-cell>
          <table:table-cell office:value-type="string" calcext:value-type="string">
            <text:p>MNA.Q.Y.I8.W0.S1.S1.D.P3T5._Z._Z._Z.EUR.LR.N</text:p>
          </table:table-cell>
          <table:table-cell office:value-type="string" calcext:value-type="string">
            <text:p>MNA.Q.Y.I8.W0.S1.S1.D.P3T5._Z._Z._Z.EUR.V.N</text:p>
          </table:table-cell>
          <table:table-cell office:value-type="string" calcext:value-type="string">
            <text:p>MNA.Q.Y.I8.W0.S1.S1.D.P51G.N11G._T._Z.EUR.LR.N</text:p>
          </table:table-cell>
          <table:table-cell office:value-type="string" calcext:value-type="string">
            <text:p>MNA.Q.Y.I8.W0.S1.S1.D.P51G.N11G._T._Z.EUR.V.N</text:p>
          </table:table-cell>
          <table:table-cell office:value-type="string" calcext:value-type="string">
            <text:p>MNA.Q.Y.I8.W0.S13.S1.D.P3._Z._Z._T.EUR.LR.N</text:p>
          </table:table-cell>
          <table:table-cell office:value-type="string" calcext:value-type="string">
            <text:p>MNA.Q.Y.I8.W0.S13.S1.D.P3._Z._Z._T.EUR.V.N</text:p>
          </table:table-cell>
          <table:table-cell office:value-type="string" calcext:value-type="string">
            <text:p>MNA.Q.Y.I8.W0.S1M.S1.D.P31._Z._Z._T.EUR.LR.N</text:p>
          </table:table-cell>
          <table:table-cell office:value-type="string" calcext:value-type="string">
            <text:p>MNA.Q.Y.I8.W0.S1M.S1.D.P31._Z._Z._T.EUR.V.N</text:p>
          </table:table-cell>
          <table:table-cell office:value-type="string" calcext:value-type="string">
            <text:p>MNA.Q.Y.I8.W2.S1.S1.B.B1GQ._Z._Z._Z.EUR.LR.N</text:p>
          </table:table-cell>
          <table:table-cell office:value-type="string" calcext:value-type="string">
            <text:p>MNA.Q.Y.I8.W2.S1.S1.B.B1GQ._Z._Z._Z.EUR.V.N</text:p>
          </table:table-cell>
          <table:table-cell table:number-columns-repeated="973"/>
        </table:table-row>
        <table:table-row table:style-name="ro2">
          <table:table-cell table:style-name="ce9"/>
          <table:table-cell table:style-name="ce9" office:value-type="string" calcext:value-type="string">
            <text:p>Annual, Neither seasonally adjusted nor calendar adjusted, Bulgaria,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Czech Republic,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Denmark,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Croatia,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Hungary,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Euro area 19 (fixed composition) as of 1 January 2015, World (all entities, including reference area, including IO), Total economy, Debit (Uses), Total final domestic demand,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Total economy, Debit (Uses), Gross fixed capital formation, Intellectual property products (gross), Total - All activities,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Total economy, Debit (Uses), Gross fixed capital formation, Fixed assets by type of asset (gross), Total - All activities,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Total economy, Debit (Uses), Gross fixed capital formation, Total construction (Buildings and structures) (gross), Total - All activities,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Total economy, Debit (Uses), Gross fixed capital formation, Machinery and equipment and weapons systems (gross), Total - All activities,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Total economy, Debit (Uses), Changes in inventories and acquisition less disposals of valuables, Inventories by type of inventory and valuables (gross), Total - All activities,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General government, Debit (Uses), Final consumption expenditure, Total,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World (all entities, including reference area, including IO), Households and non profit institutions serving households (NPISH), Debit (Uses), Individual consumption expenditure, Total,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Rest of the World, Total economy, Balance (Credits minus Debits), External balance of goods and services, Euro; ratio to gross domestic product, Previous year prices, Contribution to growth rate, over 1 year</text:p>
          </table:table-cell>
          <table:table-cell table:style-name="ce9" office:value-type="string" calcext:value-type="string">
            <text:p>Annual, Neither seasonally adjusted nor calendar adjusted, Euro area 19 (fixed composition) as of 1 January 2015,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Poland,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Romania, Domestic (home or reference area), Total economy, Balance (Credits minus Debits), Gross domestic product at market prices, Euro, Current prices, Non transformed data</text:p>
          </table:table-cell>
          <table:table-cell table:style-name="ce9" office:value-type="string" calcext:value-type="string">
            <text:p>Annual, Neither seasonally adjusted nor calendar adjusted, Sweden,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Bulgaria,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Czech Republic,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Denmark,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Finland,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Croatia,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Hungary, Domestic (home or reference area), Total economy, Balance (Credits minus Debits), Gross domestic product at market prices, Euro, Current prices,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Total economy, Debit (Uses), Total final domestic demand, Euro, Chain linked volume (rebased),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Total economy, Debit (Uses), Total final domestic demand, Euro, Current prices,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Total economy, Debit (Uses), Gross fixed capital formation, Intellectual property products (gross), Total - All activities, Euro, Chain linked volume (rebased),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Total economy, Debit (Uses), Gross fixed capital formation, Intellectual property products (gross), Total - All activities, Euro, Current prices,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Total economy, Debit (Uses), Gross fixed capital formation, Fixed assets by type of asset (gross), Total - All activities, Euro, Chain linked volume (rebased),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Total economy, Debit (Uses), Gross fixed capital formation, Fixed assets by type of asset (gross), Total - All activities, Euro, Current prices,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General government, Debit (Uses), Final consumption expenditure, Total, Euro, Chain linked volume (rebased),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General government, Debit (Uses), Final consumption expenditure, Total, Euro, Current prices,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Households and non profit institutions serving households (NPISH), Debit (Uses), Individual consumption expenditure, Total, Euro, Chain linked volume (rebased), Non transformed data</text:p>
          </table:table-cell>
          <table:table-cell table:style-name="ce9" office:value-type="string" calcext:value-type="string">
            <text:p>Quarterly, Neither seasonally adjusted nor calendar adjusted, Euro area 19 (fixed composition) as of 1 January 2015, World (all entities, including reference area, including IO), Households and non profit institutions serving households (NPISH), Debit (Uses), Individual consumption expenditure, Total, Euro, Current prices, Non transformed data</text:p>
          </table:table-cell>
          <table:table-cell table:style-name="ce9" office:value-type="string" calcext:value-type="string">
            <text:p>Quarterly, Neither seasonally adjusted nor calendar adjusted, Euro area 19 (fixed composition) as of 1 January 2015, Rest of the World, Total economy, Credit (Resources), Imports of goods and services, Euro, Chain linked volume (rebased), Non transformed data</text:p>
          </table:table-cell>
          <table:table-cell table:style-name="ce9" office:value-type="string" calcext:value-type="string">
            <text:p>Quarterly, Neither seasonally adjusted nor calendar adjusted, Euro area 19 (fixed composition) as of 1 January 2015, Rest of the World, Total economy, Credit (Resources), Imports of goods and services, Euro, Current prices, Non transformed data</text:p>
          </table:table-cell>
          <table:table-cell table:style-name="ce9" office:value-type="string" calcext:value-type="string">
            <text:p>Quarterly, Neither seasonally adjusted nor calendar adjusted, Euro area 19 (fixed composition) as of 1 January 2015, Rest of the World, Total economy, Debit (Uses), Exports of goods and services, Euro, Chain linked volume (rebased), Non transformed data</text:p>
          </table:table-cell>
          <table:table-cell table:style-name="ce9" office:value-type="string" calcext:value-type="string">
            <text:p>Quarterly, Neither seasonally adjusted nor calendar adjusted, Euro area 19 (fixed composition) as of 1 January 2015, Rest of the World, Total economy, Debit (Uses), Exports of goods and services, Euro, Current prices, Non transformed data</text:p>
          </table:table-cell>
          <table:table-cell table:style-name="ce9" office:value-type="string" calcext:value-type="string">
            <text:p>Quarterly, Neither seasonally adjusted nor calendar adjusted, Euro area 19 (fixed composition) as of 1 January 2015, Domestic (home or reference area), Total economy, Balance (Credits minus Debits), Gross domestic product at market prices, Euro, Chain linked volume (rebased), Non transformed data</text:p>
          </table:table-cell>
          <table:table-cell table:style-name="ce12" office:value-type="string" calcext:value-type="string">
            <text:p>Quarterly, Neither seasonally adjusted nor calendar adjusted, Euro area 19 (fixed composition) as of 1 January 2015, Domestic (home or reference area), Total economy, Balance (Credits minus Debits), Gross domestic product at market prices, Euro, Current prices,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Total economy, Debit (Uses), Total final domestic demand, Euro, Chain linked volume (rebased),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Total economy, Debit (Uses), Total final domestic demand, Euro, Current prices,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Total economy, Debit (Uses), Gross fixed capital formation, Fixed assets by type of asset (gross), Total - All activities, Euro, Chain linked volume (rebased),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Total economy, Debit (Uses), Gross fixed capital formation, Fixed assets by type of asset (gross), Total - All activities, Euro, Current prices,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General government, Debit (Uses), Final consumption expenditure, Total, Euro, Chain linked volume (rebased),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General government, Debit (Uses), Final consumption expenditure, Total, Euro, Current prices,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Households and non profit institutions serving households (NPISH), Debit (Uses), Individual consumption expenditure, Total, Euro, Chain linked volume (rebased), Non transformed data</text:p>
          </table:table-cell>
          <table:table-cell table:style-name="ce9" office:value-type="string" calcext:value-type="string">
            <text:p>Quarterly, Calendar and seasonally adjusted data, Euro area 19 (fixed composition) as of 1 January 2015, World (all entities, including reference area, including IO), Households and non profit institutions serving households (NPISH), Debit (Uses), Individual consumption expenditure, Total, Euro, Current prices, Non transformed data</text:p>
          </table:table-cell>
          <table:table-cell table:style-name="ce9" office:value-type="string" calcext:value-type="string">
            <text:p>Quarterly, Calendar and seasonally adjusted data, Euro area 19 (fixed composition) as of 1 January 2015, Domestic (home or reference area), Total economy, Balance (Credits minus Debits), Gross domestic product at market prices, Euro, Chain linked volume (rebased), Non transformed data</text:p>
          </table:table-cell>
          <table:table-cell table:style-name="ce9" office:value-type="string" calcext:value-type="string">
            <text:p>Quarterly, Calendar and seasonally adjusted data, Euro area 19 (fixed composition) as of 1 January 2015, Domestic (home or reference area), Total economy, Balance (Credits minus Debits), Gross domestic product at market prices, Euro, Current prices, Non transformed data</text:p>
          </table:table-cell>
          <table:table-cell table:style-name="ce9" table:number-columns-repeated="973"/>
        </table:table-row>
        <table:table-row table:style-name="ro1">
          <table:table-cell office:value-type="string" calcext:value-type="string">
            <text:p>Collection:</text:p>
          </table:table-cell>
          <table:table-cell table:number-columns-repeated="50" office:value-type="string" calcext:value-type="string">
            <text:p>Summed through period (S)</text:p>
          </table:table-cell>
          <table:table-cell table:number-columns-repeated="973"/>
        </table:table-row>
        <table:table-row table:style-name="ro1">
          <table:table-cell office:value-type="string" calcext:value-type="string">
            <text:p>Period\Unit:</text:p>
          </table:table-cell>
          <table:table-cell table:number-columns-repeated="5" office:value-type="string" calcext:value-type="string">
            <text:p>[Millions]</text:p>
          </table:table-cell>
          <table:table-cell table:number-columns-repeated="9"/>
          <table:table-cell table:number-columns-repeated="36" office:value-type="string" calcext:value-type="string">
            <text:p>[Millions]</text:p>
          </table:table-cell>
          <table:table-cell table:number-columns-repeated="973"/>
        </table:table-row>
        <table:table-row table:style-name="ro1">
          <table:table-cell table:style-name="ce10" office:value-type="string" calcext:value-type="string">
            <text:p>2020-09-30</text:p>
          </table:table-cell>
          <table:table-cell table:number-columns-repeated="18"/>
          <table:table-cell office:value-type="float" office:value="16195.75" calcext:value-type="float">
            <text:p>16195,75</text:p>
          </table:table-cell>
          <table:table-cell office:value-type="float" office:value="54798.97" calcext:value-type="float">
            <text:p>54798,97</text:p>
          </table:table-cell>
          <table:table-cell office:value-type="float" office:value="75865.84" calcext:value-type="float">
            <text:p>75865,84</text:p>
          </table:table-cell>
          <table:table-cell office:value-type="float" office:value="58865" calcext:value-type="float">
            <text:p>58865</text:p>
          </table:table-cell>
          <table:table-cell office:value-type="float" office:value="13470.73" calcext:value-type="float">
            <text:p>13470,73</text:p>
          </table:table-cell>
          <table:table-cell office:value-type="float" office:value="34435.51" calcext:value-type="float">
            <text:p>34435,51</text:p>
          </table:table-cell>
          <table:table-cell office:value-type="float" office:value="2597567.26" calcext:value-type="float">
            <text:p>2597567,26</text:p>
          </table:table-cell>
          <table:table-cell office:value-type="float" office:value="2735206.36" calcext:value-type="float">
            <text:p>2735206,36</text:p>
          </table:table-cell>
          <table:table-cell office:value-type="float" office:value="117426.16" calcext:value-type="float">
            <text:p>117426,16</text:p>
          </table:table-cell>
          <table:table-cell office:value-type="float" office:value="121817.2" calcext:value-type="float">
            <text:p>121817,2</text:p>
          </table:table-cell>
          <table:table-cell office:value-type="float" office:value="560416.83" calcext:value-type="float">
            <text:p>560416,83</text:p>
          </table:table-cell>
          <table:table-cell office:value-type="float" office:value="604773.54" calcext:value-type="float">
            <text:p>604773,54</text:p>
          </table:table-cell>
          <table:table-cell office:value-type="float" office:value="586212.74" calcext:value-type="float">
            <text:p>586212,74</text:p>
          </table:table-cell>
          <table:table-cell office:value-type="float" office:value="615839.18" calcext:value-type="float">
            <text:p>615839,18</text:p>
          </table:table-cell>
          <table:table-cell office:value-type="float" office:value="1467196.86" calcext:value-type="float">
            <text:p>1467196,86</text:p>
          </table:table-cell>
          <table:table-cell office:value-type="float" office:value="1533804.64" calcext:value-type="float">
            <text:p>1533804,64</text:p>
          </table:table-cell>
          <table:table-cell office:value-type="float" office:value="1158652.41" calcext:value-type="float">
            <text:p>1158652,41</text:p>
          </table:table-cell>
          <table:table-cell office:value-type="float" office:value="1152196.62" calcext:value-type="float">
            <text:p>1152196,62</text:p>
          </table:table-cell>
          <table:table-cell office:value-type="float" office:value="1276992.96" calcext:value-type="float">
            <text:p>1276992,96</text:p>
          </table:table-cell>
          <table:table-cell office:value-type="float" office:value="1291889.56" calcext:value-type="float">
            <text:p>1291889,56</text:p>
          </table:table-cell>
          <table:table-cell office:value-type="float" office:value="2715701" calcext:value-type="float">
            <text:p>2715701</text:p>
          </table:table-cell>
          <table:table-cell office:value-type="float" office:value="2874899.3" calcext:value-type="float">
            <text:p>2874899,3</text:p>
          </table:table-cell>
          <table:table-cell office:value-type="float" office:value="2608794.02" calcext:value-type="float">
            <text:p>2608794,02</text:p>
          </table:table-cell>
          <table:table-cell office:value-type="float" office:value="2762409.62" calcext:value-type="float">
            <text:p>2762409,62</text:p>
          </table:table-cell>
          <table:table-cell office:value-type="float" office:value="574347.29" calcext:value-type="float">
            <text:p>574347,29</text:p>
          </table:table-cell>
          <table:table-cell office:value-type="float" office:value="618490.8" calcext:value-type="float">
            <text:p>618490,8</text:p>
          </table:table-cell>
          <table:table-cell office:value-type="float" office:value="595657.83" calcext:value-type="float">
            <text:p>595657,83</text:p>
          </table:table-cell>
          <table:table-cell office:value-type="float" office:value="640613.28" calcext:value-type="float">
            <text:p>640613,28</text:p>
          </table:table-cell>
          <table:table-cell office:value-type="float" office:value="1460012.86" calcext:value-type="float">
            <text:p>1460012,86</text:p>
          </table:table-cell>
          <table:table-cell office:value-type="float" office:value="1529247.39" calcext:value-type="float">
            <text:p>1529247,39</text:p>
          </table:table-cell>
          <table:table-cell office:value-type="float" office:value="2720371.7" calcext:value-type="float">
            <text:p>2720371,7</text:p>
          </table:table-cell>
          <table:table-cell office:value-type="float" office:value="2897294.71" calcext:value-type="float">
            <text:p>2897294,71</text:p>
          </table:table-cell>
          <table:table-cell table:number-columns-repeated="973"/>
        </table:table-row>
        <table:table-row table:style-name="ro1">
          <table:table-cell table:style-name="ce10" office:value-type="string" calcext:value-type="string">
            <text:p>2020-06-30</text:p>
          </table:table-cell>
          <table:table-cell table:number-columns-repeated="18"/>
          <table:table-cell office:value-type="float" office:value="14200.86" calcext:value-type="float">
            <text:p>14200,86</text:p>
          </table:table-cell>
          <table:table-cell office:value-type="float" office:value="49553.81" calcext:value-type="float">
            <text:p>49553,81</text:p>
          </table:table-cell>
          <table:table-cell office:value-type="float" office:value="74284.66" calcext:value-type="float">
            <text:p>74284,66</text:p>
          </table:table-cell>
          <table:table-cell office:value-type="float" office:value="58359" calcext:value-type="float">
            <text:p>58359</text:p>
          </table:table-cell>
          <table:table-cell office:value-type="float" office:value="11241.67" calcext:value-type="float">
            <text:p>11241,67</text:p>
          </table:table-cell>
          <table:table-cell office:value-type="float" office:value="30806.96" calcext:value-type="float">
            <text:p>30806,96</text:p>
          </table:table-cell>
          <table:table-cell office:value-type="float" office:value="2356404.8" calcext:value-type="float">
            <text:p>2356404,8</text:p>
          </table:table-cell>
          <table:table-cell office:value-type="float" office:value="2506411.69" calcext:value-type="float">
            <text:p>2506411,69</text:p>
          </table:table-cell>
          <table:table-cell office:value-type="float" office:value="119460.51" calcext:value-type="float">
            <text:p>119460,51</text:p>
          </table:table-cell>
          <table:table-cell office:value-type="float" office:value="123669.86" calcext:value-type="float">
            <text:p>123669,86</text:p>
          </table:table-cell>
          <table:table-cell office:value-type="float" office:value="515781.19" calcext:value-type="float">
            <text:p>515781,19</text:p>
          </table:table-cell>
          <table:table-cell office:value-type="float" office:value="552760.7" calcext:value-type="float">
            <text:p>552760,7</text:p>
          </table:table-cell>
          <table:table-cell office:value-type="float" office:value="565477.31" calcext:value-type="float">
            <text:p>565477,31</text:p>
          </table:table-cell>
          <table:table-cell office:value-type="float" office:value="625874.37" calcext:value-type="float">
            <text:p>625874,37</text:p>
          </table:table-cell>
          <table:table-cell office:value-type="float" office:value="1271862.35" calcext:value-type="float">
            <text:p>1271862,35</text:p>
          </table:table-cell>
          <table:table-cell office:value-type="float" office:value="1341533.64" calcext:value-type="float">
            <text:p>1341533,64</text:p>
          </table:table-cell>
          <table:table-cell office:value-type="float" office:value="1039104.97" calcext:value-type="float">
            <text:p>1039104,97</text:p>
          </table:table-cell>
          <table:table-cell office:value-type="float" office:value="1024011.18" calcext:value-type="float">
            <text:p>1024011,18</text:p>
          </table:table-cell>
          <table:table-cell office:value-type="float" office:value="1096417.05" calcext:value-type="float">
            <text:p>1096417,05</text:p>
          </table:table-cell>
          <table:table-cell office:value-type="float" office:value="1107333.87" calcext:value-type="float">
            <text:p>1107333,87</text:p>
          </table:table-cell>
          <table:table-cell office:value-type="float" office:value="2414592.18" calcext:value-type="float">
            <text:p>2414592,18</text:p>
          </table:table-cell>
          <table:table-cell office:value-type="float" office:value="2589734.38" calcext:value-type="float">
            <text:p>2589734,38</text:p>
          </table:table-cell>
          <table:table-cell office:value-type="float" office:value="2363470.41" calcext:value-type="float">
            <text:p>2363470,41</text:p>
          </table:table-cell>
          <table:table-cell office:value-type="float" office:value="2518419.49" calcext:value-type="float">
            <text:p>2518419,49</text:p>
          </table:table-cell>
          <table:table-cell office:value-type="float" office:value="505408.24" calcext:value-type="float">
            <text:p>505408,24</text:p>
          </table:table-cell>
          <table:table-cell office:value-type="float" office:value="544619.71" calcext:value-type="float">
            <text:p>544619,71</text:p>
          </table:table-cell>
          <table:table-cell office:value-type="float" office:value="568177.79" calcext:value-type="float">
            <text:p>568177,79</text:p>
          </table:table-cell>
          <table:table-cell office:value-type="float" office:value="627389.39" calcext:value-type="float">
            <text:p>627389,39</text:p>
          </table:table-cell>
          <table:table-cell office:value-type="float" office:value="1281388.81" calcext:value-type="float">
            <text:p>1281388,81</text:p>
          </table:table-cell>
          <table:table-cell office:value-type="float" office:value="1346363.14" calcext:value-type="float">
            <text:p>1346363,14</text:p>
          </table:table-cell>
          <table:table-cell office:value-type="float" office:value="2419326.39" calcext:value-type="float">
            <text:p>2419326,39</text:p>
          </table:table-cell>
          <table:table-cell office:value-type="float" office:value="2598701.98" calcext:value-type="float">
            <text:p>2598701,98</text:p>
          </table:table-cell>
          <table:table-cell table:number-columns-repeated="973"/>
        </table:table-row>
        <table:table-row table:style-name="ro1">
          <table:table-cell table:style-name="ce10" office:value-type="string" calcext:value-type="string">
            <text:p>2020-03-31</text:p>
          </table:table-cell>
          <table:table-cell table:number-columns-repeated="18"/>
          <table:table-cell office:value-type="float" office:value="13290.26" calcext:value-type="float">
            <text:p>13290,26</text:p>
          </table:table-cell>
          <table:table-cell office:value-type="float" office:value="52808.24" calcext:value-type="float">
            <text:p>52808,24</text:p>
          </table:table-cell>
          <table:table-cell office:value-type="float" office:value="76997.03" calcext:value-type="float">
            <text:p>76997,03</text:p>
          </table:table-cell>
          <table:table-cell office:value-type="float" office:value="58132" calcext:value-type="float">
            <text:p>58132</text:p>
          </table:table-cell>
          <table:table-cell office:value-type="float" office:value="12067.79" calcext:value-type="float">
            <text:p>12067,79</text:p>
          </table:table-cell>
          <table:table-cell office:value-type="float" office:value="32390.42" calcext:value-type="float">
            <text:p>32390,42</text:p>
          </table:table-cell>
          <table:table-cell office:value-type="float" office:value="2624720.97" calcext:value-type="float">
            <text:p>2624720,97</text:p>
          </table:table-cell>
          <table:table-cell office:value-type="float" office:value="2770856.22" calcext:value-type="float">
            <text:p>2770856,22</text:p>
          </table:table-cell>
          <table:table-cell office:value-type="float" office:value="150853.34" calcext:value-type="float">
            <text:p>150853,34</text:p>
          </table:table-cell>
          <table:table-cell office:value-type="float" office:value="153238.89" calcext:value-type="float">
            <text:p>153238,89</text:p>
          </table:table-cell>
          <table:table-cell office:value-type="float" office:value="577903.05" calcext:value-type="float">
            <text:p>577903,05</text:p>
          </table:table-cell>
          <table:table-cell office:value-type="float" office:value="619123.12" calcext:value-type="float">
            <text:p>619123,12</text:p>
          </table:table-cell>
          <table:table-cell office:value-type="float" office:value="573966.84" calcext:value-type="float">
            <text:p>573966,84</text:p>
          </table:table-cell>
          <table:table-cell office:value-type="float" office:value="608188.66" calcext:value-type="float">
            <text:p>608188,66</text:p>
          </table:table-cell>
          <table:table-cell office:value-type="float" office:value="1444254.71" calcext:value-type="float">
            <text:p>1444254,71</text:p>
          </table:table-cell>
          <table:table-cell office:value-type="float" office:value="1517028.52" calcext:value-type="float">
            <text:p>1517028,52</text:p>
          </table:table-cell>
          <table:table-cell office:value-type="float" office:value="1255776.65" calcext:value-type="float">
            <text:p>1255776,65</text:p>
          </table:table-cell>
          <table:table-cell office:value-type="float" office:value="1273464.67" calcext:value-type="float">
            <text:p>1273464,67</text:p>
          </table:table-cell>
          <table:table-cell office:value-type="float" office:value="1326978.66" calcext:value-type="float">
            <text:p>1326978,66</text:p>
          </table:table-cell>
          <table:table-cell office:value-type="float" office:value="1362364.51" calcext:value-type="float">
            <text:p>1362364,51</text:p>
          </table:table-cell>
          <table:table-cell office:value-type="float" office:value="2697024" calcext:value-type="float">
            <text:p>2697024</text:p>
          </table:table-cell>
          <table:table-cell office:value-type="float" office:value="2859756.07" calcext:value-type="float">
            <text:p>2859756,07</text:p>
          </table:table-cell>
          <table:table-cell office:value-type="float" office:value="2659622.93" calcext:value-type="float">
            <text:p>2659622,93</text:p>
          </table:table-cell>
          <table:table-cell office:value-type="float" office:value="2824643.18" calcext:value-type="float">
            <text:p>2824643,18</text:p>
          </table:table-cell>
          <table:table-cell office:value-type="float" office:value="600959.31" calcext:value-type="float">
            <text:p>600959,31</text:p>
          </table:table-cell>
          <table:table-cell office:value-type="float" office:value="647926.29" calcext:value-type="float">
            <text:p>647926,29</text:p>
          </table:table-cell>
          <table:table-cell office:value-type="float" office:value="581060.91" calcext:value-type="float">
            <text:p>581060,91</text:p>
          </table:table-cell>
          <table:table-cell office:value-type="float" office:value="625843.36" calcext:value-type="float">
            <text:p>625843,36</text:p>
          </table:table-cell>
          <table:table-cell office:value-type="float" office:value="1463276.13" calcext:value-type="float">
            <text:p>1463276,13</text:p>
          </table:table-cell>
          <table:table-cell office:value-type="float" office:value="1538984.8" calcext:value-type="float">
            <text:p>1538984,8</text:p>
          </table:table-cell>
          <table:table-cell office:value-type="float" office:value="2740177.65" calcext:value-type="float">
            <text:p>2740177,65</text:p>
          </table:table-cell>
          <table:table-cell office:value-type="float" office:value="2917984.24" calcext:value-type="float">
            <text:p>2917984,24</text:p>
          </table:table-cell>
          <table:table-cell table:number-columns-repeated="973"/>
        </table:table-row>
        <table:table-row table:style-name="ro1">
          <table:table-cell table:style-name="ce10" office:value-type="string" calcext:value-type="string">
            <text:p>2019-12-31</text:p>
          </table:table-cell>
          <table:table-cell office:value-type="float" office:value="61239.52" calcext:value-type="float">
            <text:p>61239,52</text:p>
          </table:table-cell>
          <table:table-cell office:value-type="float" office:value="223950.33" calcext:value-type="float">
            <text:p>223950,33</text:p>
          </table:table-cell>
          <table:table-cell office:value-type="float" office:value="312747.23" calcext:value-type="float">
            <text:p>312747,23</text:p>
          </table:table-cell>
          <table:table-cell office:value-type="float" office:value="54237.9" calcext:value-type="float">
            <text:p>54237,9</text:p>
          </table:table-cell>
          <table:table-cell office:value-type="float" office:value="146061.83" calcext:value-type="float">
            <text:p>146061,83</text:p>
          </table:table-cell>
          <table:table-cell office:value-type="float" office:value="1.82" calcext:value-type="float">
            <text:p>1,82</text:p>
          </table:table-cell>
          <table:table-cell office:value-type="float" office:value="0.7" calcext:value-type="float">
            <text:p>0,7</text:p>
          </table:table-cell>
          <table:table-cell office:value-type="float" office:value="1.21" calcext:value-type="float">
            <text:p>1,21</text:p>
          </table:table-cell>
          <table:table-cell office:value-type="float" office:value="0.36" calcext:value-type="float">
            <text:p>0,36</text:p>
          </table:table-cell>
          <table:table-cell office:value-type="float" office:value="0.15" calcext:value-type="float">
            <text:p>0,15</text:p>
          </table:table-cell>
          <table:table-cell office:value-type="float" office:value="-0.49" calcext:value-type="float">
            <text:p>-0,49</text:p>
          </table:table-cell>
          <table:table-cell office:value-type="float" office:value="0.38" calcext:value-type="float">
            <text:p>0,38</text:p>
          </table:table-cell>
          <table:table-cell office:value-type="float" office:value="0.71" calcext:value-type="float">
            <text:p>0,71</text:p>
          </table:table-cell>
          <table:table-cell office:value-type="float" office:value="-0.53" calcext:value-type="float">
            <text:p>-0,53</text:p>
          </table:table-cell>
          <table:table-cell office:value-type="float" office:value="11935525.7" calcext:value-type="float">
            <text:p>11935525,7</text:p>
          </table:table-cell>
          <table:table-cell office:value-type="float" office:value="532329.21" calcext:value-type="float">
            <text:p>532329,21</text:p>
          </table:table-cell>
          <table:table-cell office:value-type="float" office:value="223337.45" calcext:value-type="float">
            <text:p>223337,45</text:p>
          </table:table-cell>
          <table:table-cell office:value-type="float" office:value="474468.18" calcext:value-type="float">
            <text:p>474468,18</text:p>
          </table:table-cell>
          <table:table-cell office:value-type="float" office:value="17014" calcext:value-type="float">
            <text:p>17014</text:p>
          </table:table-cell>
          <table:table-cell office:value-type="float" office:value="59021.23" calcext:value-type="float">
            <text:p>59021,23</text:p>
          </table:table-cell>
          <table:table-cell office:value-type="float" office:value="80734.56" calcext:value-type="float">
            <text:p>80734,56</text:p>
          </table:table-cell>
          <table:table-cell office:value-type="float" office:value="62535" calcext:value-type="float">
            <text:p>62535</text:p>
          </table:table-cell>
          <table:table-cell office:value-type="float" office:value="13349.85" calcext:value-type="float">
            <text:p>13349,85</text:p>
          </table:table-cell>
          <table:table-cell office:value-type="float" office:value="39705.15" calcext:value-type="float">
            <text:p>39705,15</text:p>
          </table:table-cell>
          <table:table-cell office:value-type="float" office:value="2810114.96" calcext:value-type="float">
            <text:p>2810114,96</text:p>
          </table:table-cell>
          <table:table-cell office:value-type="float" office:value="2999521.9" calcext:value-type="float">
            <text:p>2999521,9</text:p>
          </table:table-cell>
          <table:table-cell office:value-type="float" office:value="172956.71" calcext:value-type="float">
            <text:p>172956,71</text:p>
          </table:table-cell>
          <table:table-cell office:value-type="float" office:value="177763.16" calcext:value-type="float">
            <text:p>177763,16</text:p>
          </table:table-cell>
          <table:table-cell office:value-type="float" office:value="663982.56" calcext:value-type="float">
            <text:p>663982,56</text:p>
          </table:table-cell>
          <table:table-cell office:value-type="float" office:value="709061.85" calcext:value-type="float">
            <text:p>709061,85</text:p>
          </table:table-cell>
          <table:table-cell office:value-type="float" office:value="603048.88" calcext:value-type="float">
            <text:p>603048,88</text:p>
          </table:table-cell>
          <table:table-cell office:value-type="float" office:value="664601.1" calcext:value-type="float">
            <text:p>664601,1</text:p>
          </table:table-cell>
          <table:table-cell office:value-type="float" office:value="1557288.61" calcext:value-type="float">
            <text:p>1557288,61</text:p>
          </table:table-cell>
          <table:table-cell office:value-type="float" office:value="1632682" calcext:value-type="float">
            <text:p>1632682</text:p>
          </table:table-cell>
          <table:table-cell office:value-type="float" office:value="1344665.09" calcext:value-type="float">
            <text:p>1344665,09</text:p>
          </table:table-cell>
          <table:table-cell office:value-type="float" office:value="1374649.16" calcext:value-type="float">
            <text:p>1374649,16</text:p>
          </table:table-cell>
          <table:table-cell office:value-type="float" office:value="1426295.11" calcext:value-type="float">
            <text:p>1426295,11</text:p>
          </table:table-cell>
          <table:table-cell office:value-type="float" office:value="1469000.16" calcext:value-type="float">
            <text:p>1469000,16</text:p>
          </table:table-cell>
          <table:table-cell office:value-type="float" office:value="2892488.9" calcext:value-type="float">
            <text:p>2892488,9</text:p>
          </table:table-cell>
          <table:table-cell office:value-type="float" office:value="3093872.9" calcext:value-type="float">
            <text:p>3093872,9</text:p>
          </table:table-cell>
          <table:table-cell office:value-type="float" office:value="2751699.29" calcext:value-type="float">
            <text:p>2751699,29</text:p>
          </table:table-cell>
          <table:table-cell office:value-type="float" office:value="2907627.18" calcext:value-type="float">
            <text:p>2907627,18</text:p>
          </table:table-cell>
          <table:table-cell office:value-type="float" office:value="637667.29" calcext:value-type="float">
            <text:p>637667,29</text:p>
          </table:table-cell>
          <table:table-cell office:value-type="float" office:value="679487.21" calcext:value-type="float">
            <text:p>679487,21</text:p>
          </table:table-cell>
          <table:table-cell office:value-type="float" office:value="584610.26" calcext:value-type="float">
            <text:p>584610,26</text:p>
          </table:table-cell>
          <table:table-cell office:value-type="float" office:value="621766.08" calcext:value-type="float">
            <text:p>621766,08</text:p>
          </table:table-cell>
          <table:table-cell office:value-type="float" office:value="1531664.59" calcext:value-type="float">
            <text:p>1531664,59</text:p>
          </table:table-cell>
          <table:table-cell office:value-type="float" office:value="1606260" calcext:value-type="float">
            <text:p>1606260</text:p>
          </table:table-cell>
          <table:table-cell office:value-type="float" office:value="2846308.01" calcext:value-type="float">
            <text:p>2846308,01</text:p>
          </table:table-cell>
          <table:table-cell office:value-type="float" office:value="3015444.29" calcext:value-type="float">
            <text:p>3015444,29</text:p>
          </table:table-cell>
          <table:table-cell table:number-columns-repeated="973"/>
        </table:table-row>
        <table:table-row table:style-name="ro1">
          <table:table-cell table:style-name="ce10" office:value-type="string" calcext:value-type="string">
            <text:p>2019-09-30</text:p>
          </table:table-cell>
          <table:table-cell table:number-columns-repeated="18"/>
          <table:table-cell office:value-type="float" office:value="16198.32" calcext:value-type="float">
            <text:p>16198,32</text:p>
          </table:table-cell>
          <table:table-cell office:value-type="float" office:value="57132.16" calcext:value-type="float">
            <text:p>57132,16</text:p>
          </table:table-cell>
          <table:table-cell office:value-type="float" office:value="78005.09" calcext:value-type="float">
            <text:p>78005,09</text:p>
          </table:table-cell>
          <table:table-cell office:value-type="float" office:value="59836" calcext:value-type="float">
            <text:p>59836</text:p>
          </table:table-cell>
          <table:table-cell office:value-type="float" office:value="15311.84" calcext:value-type="float">
            <text:p>15311,84</text:p>
          </table:table-cell>
          <table:table-cell office:value-type="float" office:value="37236.8" calcext:value-type="float">
            <text:p>37236,8</text:p>
          </table:table-cell>
          <table:table-cell office:value-type="float" office:value="2707825.52" calcext:value-type="float">
            <text:p>2707825,52</text:p>
          </table:table-cell>
          <table:table-cell office:value-type="float" office:value="2836022.6" calcext:value-type="float">
            <text:p>2836022,6</text:p>
          </table:table-cell>
          <table:table-cell office:value-type="float" office:value="118568.24" calcext:value-type="float">
            <text:p>118568,24</text:p>
          </table:table-cell>
          <table:table-cell office:value-type="float" office:value="122774.34" calcext:value-type="float">
            <text:p>122774,34</text:p>
          </table:table-cell>
          <table:table-cell office:value-type="float" office:value="586903.92" calcext:value-type="float">
            <text:p>586903,92</text:p>
          </table:table-cell>
          <table:table-cell office:value-type="float" office:value="629017.86" calcext:value-type="float">
            <text:p>629017,86</text:p>
          </table:table-cell>
          <table:table-cell office:value-type="float" office:value="573238.55" calcext:value-type="float">
            <text:p>573238,55</text:p>
          </table:table-cell>
          <table:table-cell office:value-type="float" office:value="592735.65" calcext:value-type="float">
            <text:p>592735,65</text:p>
          </table:table-cell>
          <table:table-cell office:value-type="float" office:value="1536002.69" calcext:value-type="float">
            <text:p>1536002,69</text:p>
          </table:table-cell>
          <table:table-cell office:value-type="float" office:value="1604058.44" calcext:value-type="float">
            <text:p>1604058,44</text:p>
          </table:table-cell>
          <table:table-cell office:value-type="float" office:value="1270933.1" calcext:value-type="float">
            <text:p>1270933,1</text:p>
          </table:table-cell>
          <table:table-cell office:value-type="float" office:value="1301334.59" calcext:value-type="float">
            <text:p>1301334,59</text:p>
          </table:table-cell>
          <table:table-cell office:value-type="float" office:value="1402396.86" calcext:value-type="float">
            <text:p>1402396,86</text:p>
          </table:table-cell>
          <table:table-cell office:value-type="float" office:value="1443435.59" calcext:value-type="float">
            <text:p>1443435,59</text:p>
          </table:table-cell>
          <table:table-cell office:value-type="float" office:value="2839422.33" calcext:value-type="float">
            <text:p>2839422,33</text:p>
          </table:table-cell>
          <table:table-cell office:value-type="float" office:value="2978123.61" calcext:value-type="float">
            <text:p>2978123,61</text:p>
          </table:table-cell>
          <table:table-cell office:value-type="float" office:value="2720172.83" calcext:value-type="float">
            <text:p>2720172,83</text:p>
          </table:table-cell>
          <table:table-cell office:value-type="float" office:value="2861579.21" calcext:value-type="float">
            <text:p>2861579,21</text:p>
          </table:table-cell>
          <table:table-cell office:value-type="float" office:value="600351.8" calcext:value-type="float">
            <text:p>600351,8</text:p>
          </table:table-cell>
          <table:table-cell office:value-type="float" office:value="641060.23" calcext:value-type="float">
            <text:p>641060,23</text:p>
          </table:table-cell>
          <table:table-cell office:value-type="float" office:value="582907.61" calcext:value-type="float">
            <text:p>582907,61</text:p>
          </table:table-cell>
          <table:table-cell office:value-type="float" office:value="617110.72" calcext:value-type="float">
            <text:p>617110,72</text:p>
          </table:table-cell>
          <table:table-cell office:value-type="float" office:value="1530440.97" calcext:value-type="float">
            <text:p>1530440,97</text:p>
          </table:table-cell>
          <table:table-cell office:value-type="float" office:value="1600870.49" calcext:value-type="float">
            <text:p>1600870,49</text:p>
          </table:table-cell>
          <table:table-cell office:value-type="float" office:value="2842436.61" calcext:value-type="float">
            <text:p>2842436,61</text:p>
          </table:table-cell>
          <table:table-cell office:value-type="float" office:value="2995797.09" calcext:value-type="float">
            <text:p>2995797,09</text:p>
          </table:table-cell>
          <table:table-cell table:number-columns-repeated="973"/>
        </table:table-row>
        <table:table-row table:style-name="ro1">
          <table:table-cell table:style-name="ce10" office:value-type="string" calcext:value-type="string">
            <text:p>2019-06-30</text:p>
          </table:table-cell>
          <table:table-cell table:number-columns-repeated="18"/>
          <table:table-cell office:value-type="float" office:value="15179.35" calcext:value-type="float">
            <text:p>15179,35</text:p>
          </table:table-cell>
          <table:table-cell office:value-type="float" office:value="56096.55" calcext:value-type="float">
            <text:p>56096,55</text:p>
          </table:table-cell>
          <table:table-cell office:value-type="float" office:value="78955.94" calcext:value-type="float">
            <text:p>78955,94</text:p>
          </table:table-cell>
          <table:table-cell office:value-type="float" office:value="60896" calcext:value-type="float">
            <text:p>60896</text:p>
          </table:table-cell>
          <table:table-cell office:value-type="float" office:value="13655.41" calcext:value-type="float">
            <text:p>13655,41</text:p>
          </table:table-cell>
          <table:table-cell office:value-type="float" office:value="36380.24" calcext:value-type="float">
            <text:p>36380,24</text:p>
          </table:table-cell>
          <table:table-cell office:value-type="float" office:value="2744613.2" calcext:value-type="float">
            <text:p>2744613,2</text:p>
          </table:table-cell>
          <table:table-cell office:value-type="float" office:value="2880330.07" calcext:value-type="float">
            <text:p>2880330,07</text:p>
          </table:table-cell>
          <table:table-cell office:value-type="float" office:value="160723.98" calcext:value-type="float">
            <text:p>160723,98</text:p>
          </table:table-cell>
          <table:table-cell office:value-type="float" office:value="166225.1" calcext:value-type="float">
            <text:p>166225,1</text:p>
          </table:table-cell>
          <table:table-cell office:value-type="float" office:value="648510.38" calcext:value-type="float">
            <text:p>648510,38</text:p>
          </table:table-cell>
          <table:table-cell office:value-type="float" office:value="685665.23" calcext:value-type="float">
            <text:p>685665,23</text:p>
          </table:table-cell>
          <table:table-cell office:value-type="float" office:value="577174.83" calcext:value-type="float">
            <text:p>577174,83</text:p>
          </table:table-cell>
          <table:table-cell office:value-type="float" office:value="609349.04" calcext:value-type="float">
            <text:p>609349,04</text:p>
          </table:table-cell>
          <table:table-cell office:value-type="float" office:value="1515377.14" calcext:value-type="float">
            <text:p>1515377,14</text:p>
          </table:table-cell>
          <table:table-cell office:value-type="float" office:value="1586454.07" calcext:value-type="float">
            <text:p>1586454,07</text:p>
          </table:table-cell>
          <table:table-cell office:value-type="float" office:value="1310040.58" calcext:value-type="float">
            <text:p>1310040,58</text:p>
          </table:table-cell>
          <table:table-cell office:value-type="float" office:value="1350099.97" calcext:value-type="float">
            <text:p>1350099,97</text:p>
          </table:table-cell>
          <table:table-cell office:value-type="float" office:value="1399954.97" calcext:value-type="float">
            <text:p>1399954,97</text:p>
          </table:table-cell>
          <table:table-cell office:value-type="float" office:value="1441513.12" calcext:value-type="float">
            <text:p>1441513,12</text:p>
          </table:table-cell>
          <table:table-cell office:value-type="float" office:value="2835136.47" calcext:value-type="float">
            <text:p>2835136,47</text:p>
          </table:table-cell>
          <table:table-cell office:value-type="float" office:value="2971743.22" calcext:value-type="float">
            <text:p>2971743,22</text:p>
          </table:table-cell>
          <table:table-cell office:value-type="float" office:value="2751989.8" calcext:value-type="float">
            <text:p>2751989,8</text:p>
          </table:table-cell>
          <table:table-cell office:value-type="float" office:value="2890832.12" calcext:value-type="float">
            <text:p>2890832,12</text:p>
          </table:table-cell>
          <table:table-cell office:value-type="float" office:value="634878.68" calcext:value-type="float">
            <text:p>634878,68</text:p>
          </table:table-cell>
          <table:table-cell office:value-type="float" office:value="674503.89" calcext:value-type="float">
            <text:p>674503,89</text:p>
          </table:table-cell>
          <table:table-cell office:value-type="float" office:value="579157.59" calcext:value-type="float">
            <text:p>579157,59</text:p>
          </table:table-cell>
          <table:table-cell office:value-type="float" office:value="610477.67" calcext:value-type="float">
            <text:p>610477,67</text:p>
          </table:table-cell>
          <table:table-cell office:value-type="float" office:value="1525541.12" calcext:value-type="float">
            <text:p>1525541,12</text:p>
          </table:table-cell>
          <table:table-cell office:value-type="float" office:value="1592162.6" calcext:value-type="float">
            <text:p>1592162,6</text:p>
          </table:table-cell>
          <table:table-cell office:value-type="float" office:value="2836747.97" calcext:value-type="float">
            <text:p>2836747,97</text:p>
          </table:table-cell>
          <table:table-cell office:value-type="float" office:value="2976305.98" calcext:value-type="float">
            <text:p>2976305,98</text:p>
          </table:table-cell>
          <table:table-cell table:number-columns-repeated="973"/>
        </table:table-row>
        <table:table-row table:style-name="ro1">
          <table:table-cell table:style-name="ce10" office:value-type="string" calcext:value-type="string">
            <text:p>2019-03-31</text:p>
          </table:table-cell>
          <table:table-cell table:number-columns-repeated="18"/>
          <table:table-cell office:value-type="float" office:value="12847.84" calcext:value-type="float">
            <text:p>12847,84</text:p>
          </table:table-cell>
          <table:table-cell office:value-type="float" office:value="51705.29" calcext:value-type="float">
            <text:p>51705,29</text:p>
          </table:table-cell>
          <table:table-cell office:value-type="float" office:value="75049.88" calcext:value-type="float">
            <text:p>75049,88</text:p>
          </table:table-cell>
          <table:table-cell office:value-type="float" office:value="57294" calcext:value-type="float">
            <text:p>57294</text:p>
          </table:table-cell>
          <table:table-cell office:value-type="float" office:value="11926.67" calcext:value-type="float">
            <text:p>11926,67</text:p>
          </table:table-cell>
          <table:table-cell office:value-type="float" office:value="32611.32" calcext:value-type="float">
            <text:p>32611,32</text:p>
          </table:table-cell>
          <table:table-cell office:value-type="float" office:value="2666079.55" calcext:value-type="float">
            <text:p>2666079,55</text:p>
          </table:table-cell>
          <table:table-cell office:value-type="float" office:value="2776154.8" calcext:value-type="float">
            <text:p>2776154,8</text:p>
          </table:table-cell>
          <table:table-cell office:value-type="float" office:value="117546.83" calcext:value-type="float">
            <text:p>117546,83</text:p>
          </table:table-cell>
          <table:table-cell office:value-type="float" office:value="119951.06" calcext:value-type="float">
            <text:p>119951,06</text:p>
          </table:table-cell>
          <table:table-cell office:value-type="float" office:value="567966.4" calcext:value-type="float">
            <text:p>567966,4</text:p>
          </table:table-cell>
          <table:table-cell office:value-type="float" office:value="600476.04" calcext:value-type="float">
            <text:p>600476,04</text:p>
          </table:table-cell>
          <table:table-cell office:value-type="float" office:value="569225.76" calcext:value-type="float">
            <text:p>569225,76</text:p>
          </table:table-cell>
          <table:table-cell office:value-type="float" office:value="587584.76" calcext:value-type="float">
            <text:p>587584,76</text:p>
          </table:table-cell>
          <table:table-cell office:value-type="float" office:value="1498434.44" calcext:value-type="float">
            <text:p>1498434,44</text:p>
          </table:table-cell>
          <table:table-cell office:value-type="float" office:value="1554716.15" calcext:value-type="float">
            <text:p>1554716,15</text:p>
          </table:table-cell>
          <table:table-cell office:value-type="float" office:value="1252968.74" calcext:value-type="float">
            <text:p>1252968,74</text:p>
          </table:table-cell>
          <table:table-cell office:value-type="float" office:value="1286132.24" calcext:value-type="float">
            <text:p>1286132,24</text:p>
          </table:table-cell>
          <table:table-cell office:value-type="float" office:value="1365525.99" calcext:value-type="float">
            <text:p>1365525,99</text:p>
          </table:table-cell>
          <table:table-cell office:value-type="float" office:value="1401763.41" calcext:value-type="float">
            <text:p>1401763,41</text:p>
          </table:table-cell>
          <table:table-cell office:value-type="float" office:value="2778975.66" calcext:value-type="float">
            <text:p>2778975,66</text:p>
          </table:table-cell>
          <table:table-cell office:value-type="float" office:value="2891785.98" calcext:value-type="float">
            <text:p>2891785,98</text:p>
          </table:table-cell>
          <table:table-cell office:value-type="float" office:value="2704837.33" calcext:value-type="float">
            <text:p>2704837,33</text:p>
          </table:table-cell>
          <table:table-cell office:value-type="float" office:value="2832452.4" calcext:value-type="float">
            <text:p>2832452,4</text:p>
          </table:table-cell>
          <table:table-cell office:value-type="float" office:value="594524.37" calcext:value-type="float">
            <text:p>594524,37</text:p>
          </table:table-cell>
          <table:table-cell office:value-type="float" office:value="629349.4" calcext:value-type="float">
            <text:p>629349,4</text:p>
          </table:table-cell>
          <table:table-cell office:value-type="float" office:value="576719.18" calcext:value-type="float">
            <text:p>576719,18</text:p>
          </table:table-cell>
          <table:table-cell office:value-type="float" office:value="605670.3" calcext:value-type="float">
            <text:p>605670,3</text:p>
          </table:table-cell>
          <table:table-cell office:value-type="float" office:value="1522057.94" calcext:value-type="float">
            <text:p>1522057,94</text:p>
          </table:table-cell>
          <table:table-cell office:value-type="float" office:value="1581341.47" calcext:value-type="float">
            <text:p>1581341,47</text:p>
          </table:table-cell>
          <table:table-cell office:value-type="float" office:value="2830894.35" calcext:value-type="float">
            <text:p>2830894,35</text:p>
          </table:table-cell>
          <table:table-cell office:value-type="float" office:value="2958926.57" calcext:value-type="float">
            <text:p>2958926,57</text:p>
          </table:table-cell>
          <table:table-cell table:number-columns-repeated="973"/>
        </table:table-row>
        <table:table-row table:style-name="ro1">
          <table:table-cell table:style-name="ce10" office:value-type="string" calcext:value-type="string">
            <text:p>2018-12-31</text:p>
          </table:table-cell>
          <table:table-cell office:value-type="float" office:value="56111.75" calcext:value-type="float">
            <text:p>56111,75</text:p>
          </table:table-cell>
          <table:table-cell office:value-type="float" office:value="210927.79" calcext:value-type="float">
            <text:p>210927,79</text:p>
          </table:table-cell>
          <table:table-cell office:value-type="float" office:value="302361.13" calcext:value-type="float">
            <text:p>302361,13</text:p>
          </table:table-cell>
          <table:table-cell office:value-type="float" office:value="51950.15" calcext:value-type="float">
            <text:p>51950,15</text:p>
          </table:table-cell>
          <table:table-cell office:value-type="float" office:value="135931.01" calcext:value-type="float">
            <text:p>135931,01</text:p>
          </table:table-cell>
          <table:table-cell office:value-type="float" office:value="1.78" calcext:value-type="float">
            <text:p>1,78</text:p>
          </table:table-cell>
          <table:table-cell office:value-type="float" office:value="0.04" calcext:value-type="float">
            <text:p>0,04</text:p>
          </table:table-cell>
          <table:table-cell office:value-type="float" office:value="0.65" calcext:value-type="float">
            <text:p>0,65</text:p>
          </table:table-cell>
          <table:table-cell office:value-type="float" office:value="0.37" calcext:value-type="float">
            <text:p>0,37</text:p>
          </table:table-cell>
          <table:table-cell office:value-type="float" office:value="0.24" calcext:value-type="float">
            <text:p>0,24</text:p>
          </table:table-cell>
          <table:table-cell office:value-type="float" office:value="0.09" calcext:value-type="float">
            <text:p>0,09</text:p>
          </table:table-cell>
          <table:table-cell office:value-type="float" office:value="0.24" calcext:value-type="float">
            <text:p>0,24</text:p>
          </table:table-cell>
          <table:table-cell office:value-type="float" office:value="0.8" calcext:value-type="float">
            <text:p>0,8</text:p>
          </table:table-cell>
          <table:table-cell office:value-type="float" office:value="0.11" calcext:value-type="float">
            <text:p>0,11</text:p>
          </table:table-cell>
          <table:table-cell office:value-type="float" office:value="11587590.92" calcext:value-type="float">
            <text:p>11587590,92</text:p>
          </table:table-cell>
          <table:table-cell office:value-type="float" office:value="497842.31" calcext:value-type="float">
            <text:p>497842,31</text:p>
          </table:table-cell>
          <table:table-cell office:value-type="float" office:value="204496.88" calcext:value-type="float">
            <text:p>204496,88</text:p>
          </table:table-cell>
          <table:table-cell office:value-type="float" office:value="470673.11" calcext:value-type="float">
            <text:p>470673,11</text:p>
          </table:table-cell>
          <table:table-cell office:value-type="float" office:value="15529.23" calcext:value-type="float">
            <text:p>15529,23</text:p>
          </table:table-cell>
          <table:table-cell office:value-type="float" office:value="55275.83" calcext:value-type="float">
            <text:p>55275,83</text:p>
          </table:table-cell>
          <table:table-cell office:value-type="float" office:value="78493.88" calcext:value-type="float">
            <text:p>78493,88</text:p>
          </table:table-cell>
          <table:table-cell office:value-type="float" office:value="61153" calcext:value-type="float">
            <text:p>61153</text:p>
          </table:table-cell>
          <table:table-cell office:value-type="float" office:value="12853.6" calcext:value-type="float">
            <text:p>12853,6</text:p>
          </table:table-cell>
          <table:table-cell office:value-type="float" office:value="37516.94" calcext:value-type="float">
            <text:p>37516,94</text:p>
          </table:table-cell>
          <table:table-cell office:value-type="float" office:value="2774585.13" calcext:value-type="float">
            <text:p>2774585,13</text:p>
          </table:table-cell>
          <table:table-cell office:value-type="float" office:value="2925800.24" calcext:value-type="float">
            <text:p>2925800,24</text:p>
          </table:table-cell>
          <table:table-cell office:value-type="float" office:value="148670.31" calcext:value-type="float">
            <text:p>148670,31</text:p>
          </table:table-cell>
          <table:table-cell office:value-type="float" office:value="152252.26" calcext:value-type="float">
            <text:p>152252,26</text:p>
          </table:table-cell>
          <table:table-cell office:value-type="float" office:value="635414.99" calcext:value-type="float">
            <text:p>635414,99</text:p>
          </table:table-cell>
          <table:table-cell office:value-type="float" office:value="667304.51" calcext:value-type="float">
            <text:p>667304,51</text:p>
          </table:table-cell>
          <table:table-cell office:value-type="float" office:value="591865.45" calcext:value-type="float">
            <text:p>591865,45</text:p>
          </table:table-cell>
          <table:table-cell office:value-type="float" office:value="641368.74" calcext:value-type="float">
            <text:p>641368,74</text:p>
          </table:table-cell>
          <table:table-cell office:value-type="float" office:value="1538411.29" calcext:value-type="float">
            <text:p>1538411,29</text:p>
          </table:table-cell>
          <table:table-cell office:value-type="float" office:value="1597131.53" calcext:value-type="float">
            <text:p>1597131,53</text:p>
          </table:table-cell>
          <table:table-cell office:value-type="float" office:value="1309069.67" calcext:value-type="float">
            <text:p>1309069,67</text:p>
          </table:table-cell>
          <table:table-cell office:value-type="float" office:value="1349638.14" calcext:value-type="float">
            <text:p>1349638,14</text:p>
          </table:table-cell>
          <table:table-cell office:value-type="float" office:value="1399850.86" calcext:value-type="float">
            <text:p>1399850,86</text:p>
          </table:table-cell>
          <table:table-cell office:value-type="float" office:value="1435890.84" calcext:value-type="float">
            <text:p>1435890,84</text:p>
          </table:table-cell>
          <table:table-cell office:value-type="float" office:value="2866196.49" calcext:value-type="float">
            <text:p>2866196,49</text:p>
          </table:table-cell>
          <table:table-cell office:value-type="float" office:value="3012052.94" calcext:value-type="float">
            <text:p>3012052,94</text:p>
          </table:table-cell>
          <table:table-cell office:value-type="float" office:value="2715790.5" calcext:value-type="float">
            <text:p>2715790,5</text:p>
          </table:table-cell>
          <table:table-cell office:value-type="float" office:value="2835274.02" calcext:value-type="float">
            <text:p>2835274,02</text:p>
          </table:table-cell>
          <table:table-cell office:value-type="float" office:value="607513.51" calcext:value-type="float">
            <text:p>607513,51</text:p>
          </table:table-cell>
          <table:table-cell office:value-type="float" office:value="638115.57" calcext:value-type="float">
            <text:p>638115,57</text:p>
          </table:table-cell>
          <table:table-cell office:value-type="float" office:value="573035.73" calcext:value-type="float">
            <text:p>573035,73</text:p>
          </table:table-cell>
          <table:table-cell office:value-type="float" office:value="599404.19" calcext:value-type="float">
            <text:p>599404,19</text:p>
          </table:table-cell>
          <table:table-cell office:value-type="float" office:value="1513291.08" calcext:value-type="float">
            <text:p>1513291,08</text:p>
          </table:table-cell>
          <table:table-cell office:value-type="float" office:value="1571120.67" calcext:value-type="float">
            <text:p>1571120,67</text:p>
          </table:table-cell>
          <table:table-cell office:value-type="float" office:value="2817535.58" calcext:value-type="float">
            <text:p>2817535,58</text:p>
          </table:table-cell>
          <table:table-cell office:value-type="float" office:value="2933919.98" calcext:value-type="float">
            <text:p>2933919,98</text:p>
          </table:table-cell>
          <table:table-cell table:number-columns-repeated="973"/>
        </table:table-row>
        <table:table-row table:style-name="ro1">
          <table:table-cell table:style-name="ce10" office:value-type="string" calcext:value-type="string">
            <text:p>2018-09-30</text:p>
          </table:table-cell>
          <table:table-cell table:number-columns-repeated="18"/>
          <table:table-cell office:value-type="float" office:value="15564.77" calcext:value-type="float">
            <text:p>15564,77</text:p>
          </table:table-cell>
          <table:table-cell office:value-type="float" office:value="53413.48" calcext:value-type="float">
            <text:p>53413,48</text:p>
          </table:table-cell>
          <table:table-cell office:value-type="float" office:value="75241.45" calcext:value-type="float">
            <text:p>75241,45</text:p>
          </table:table-cell>
          <table:table-cell office:value-type="float" office:value="57797" calcext:value-type="float">
            <text:p>57797</text:p>
          </table:table-cell>
          <table:table-cell office:value-type="float" office:value="14663.81" calcext:value-type="float">
            <text:p>14663,81</text:p>
          </table:table-cell>
          <table:table-cell office:value-type="float" office:value="34508.61" calcext:value-type="float">
            <text:p>34508,61</text:p>
          </table:table-cell>
          <table:table-cell office:value-type="float" office:value="2663898.72" calcext:value-type="float">
            <text:p>2663898,72</text:p>
          </table:table-cell>
          <table:table-cell office:value-type="float" office:value="2757441.2" calcext:value-type="float">
            <text:p>2757441,2</text:p>
          </table:table-cell>
          <table:table-cell office:value-type="float" office:value="112438.3" calcext:value-type="float">
            <text:p>112438,3</text:p>
          </table:table-cell>
          <table:table-cell office:value-type="float" office:value="115704.06" calcext:value-type="float">
            <text:p>115704,06</text:p>
          </table:table-cell>
          <table:table-cell office:value-type="float" office:value="563003.47" calcext:value-type="float">
            <text:p>563003,47</text:p>
          </table:table-cell>
          <table:table-cell office:value-type="float" office:value="592618.6" calcext:value-type="float">
            <text:p>592618,6</text:p>
          </table:table-cell>
          <table:table-cell office:value-type="float" office:value="560930.45" calcext:value-type="float">
            <text:p>560930,45</text:p>
          </table:table-cell>
          <table:table-cell office:value-type="float" office:value="570622.74" calcext:value-type="float">
            <text:p>570622,74</text:p>
          </table:table-cell>
          <table:table-cell office:value-type="float" office:value="1509563.61" calcext:value-type="float">
            <text:p>1509563,61</text:p>
          </table:table-cell>
          <table:table-cell office:value-type="float" office:value="1559761.44" calcext:value-type="float">
            <text:p>1559761,44</text:p>
          </table:table-cell>
          <table:table-cell office:value-type="float" office:value="1227783.51" calcext:value-type="float">
            <text:p>1227783,51</text:p>
          </table:table-cell>
          <table:table-cell office:value-type="float" office:value="1270541.69" calcext:value-type="float">
            <text:p>1270541,69</text:p>
          </table:table-cell>
          <table:table-cell office:value-type="float" office:value="1355233.04" calcext:value-type="float">
            <text:p>1355233,04</text:p>
          </table:table-cell>
          <table:table-cell office:value-type="float" office:value="1392555.02" calcext:value-type="float">
            <text:p>1392555,02</text:p>
          </table:table-cell>
          <table:table-cell office:value-type="float" office:value="2791500.91" calcext:value-type="float">
            <text:p>2791500,91</text:p>
          </table:table-cell>
          <table:table-cell office:value-type="float" office:value="2879454.53" calcext:value-type="float">
            <text:p>2879454,53</text:p>
          </table:table-cell>
          <table:table-cell office:value-type="float" office:value="2682488.27" calcext:value-type="float">
            <text:p>2682488,27</text:p>
          </table:table-cell>
          <table:table-cell office:value-type="float" office:value="2788727.64" calcext:value-type="float">
            <text:p>2788727,64</text:p>
          </table:table-cell>
          <table:table-cell office:value-type="float" office:value="580154.86" calcext:value-type="float">
            <text:p>580154,86</text:p>
          </table:table-cell>
          <table:table-cell office:value-type="float" office:value="607245.77" calcext:value-type="float">
            <text:p>607245,77</text:p>
          </table:table-cell>
          <table:table-cell office:value-type="float" office:value="570472.74" calcext:value-type="float">
            <text:p>570472,74</text:p>
          </table:table-cell>
          <table:table-cell office:value-type="float" office:value="593985.82" calcext:value-type="float">
            <text:p>593985,82</text:p>
          </table:table-cell>
          <table:table-cell office:value-type="float" office:value="1506705.25" calcext:value-type="float">
            <text:p>1506705,25</text:p>
          </table:table-cell>
          <table:table-cell office:value-type="float" office:value="1559927.33" calcext:value-type="float">
            <text:p>1559927,33</text:p>
          </table:table-cell>
          <table:table-cell office:value-type="float" office:value="2803355.76" calcext:value-type="float">
            <text:p>2803355,76</text:p>
          </table:table-cell>
          <table:table-cell office:value-type="float" office:value="2903509.04" calcext:value-type="float">
            <text:p>2903509,04</text:p>
          </table:table-cell>
          <table:table-cell table:number-columns-repeated="973"/>
        </table:table-row>
        <table:table-row table:style-name="ro1">
          <table:table-cell table:style-name="ce10" office:value-type="string" calcext:value-type="string">
            <text:p>2018-06-30</text:p>
          </table:table-cell>
          <table:table-cell table:number-columns-repeated="18"/>
          <table:table-cell office:value-type="float" office:value="13631.74" calcext:value-type="float">
            <text:p>13631,74</text:p>
          </table:table-cell>
          <table:table-cell office:value-type="float" office:value="53037.11" calcext:value-type="float">
            <text:p>53037,11</text:p>
          </table:table-cell>
          <table:table-cell office:value-type="float" office:value="76575.39" calcext:value-type="float">
            <text:p>76575,39</text:p>
          </table:table-cell>
          <table:table-cell office:value-type="float" office:value="58885" calcext:value-type="float">
            <text:p>58885</text:p>
          </table:table-cell>
          <table:table-cell office:value-type="float" office:value="13163.06" calcext:value-type="float">
            <text:p>13163,06</text:p>
          </table:table-cell>
          <table:table-cell office:value-type="float" office:value="33615.86" calcext:value-type="float">
            <text:p>33615,86</text:p>
          </table:table-cell>
          <table:table-cell office:value-type="float" office:value="2666897.88" calcext:value-type="float">
            <text:p>2666897,88</text:p>
          </table:table-cell>
          <table:table-cell office:value-type="float" office:value="2753875.8" calcext:value-type="float">
            <text:p>2753875,8</text:p>
          </table:table-cell>
          <table:table-cell office:value-type="float" office:value="115650.35" calcext:value-type="float">
            <text:p>115650,35</text:p>
          </table:table-cell>
          <table:table-cell office:value-type="float" office:value="118065.94" calcext:value-type="float">
            <text:p>118065,94</text:p>
          </table:table-cell>
          <table:table-cell office:value-type="float" office:value="591476.89" calcext:value-type="float">
            <text:p>591476,89</text:p>
          </table:table-cell>
          <table:table-cell office:value-type="float" office:value="610932.83" calcext:value-type="float">
            <text:p>610932,83</text:p>
          </table:table-cell>
          <table:table-cell office:value-type="float" office:value="568007.39" calcext:value-type="float">
            <text:p>568007,39</text:p>
          </table:table-cell>
          <table:table-cell office:value-type="float" office:value="589084.83" calcext:value-type="float">
            <text:p>589084,83</text:p>
          </table:table-cell>
          <table:table-cell office:value-type="float" office:value="1495165.55" calcext:value-type="float">
            <text:p>1495165,55</text:p>
          </table:table-cell>
          <table:table-cell office:value-type="float" office:value="1545226.48" calcext:value-type="float">
            <text:p>1545226,48</text:p>
          </table:table-cell>
          <table:table-cell office:value-type="float" office:value="1237631.99" calcext:value-type="float">
            <text:p>1237631,99</text:p>
          </table:table-cell>
          <table:table-cell office:value-type="float" office:value="1264453.32" calcext:value-type="float">
            <text:p>1264453,32</text:p>
          </table:table-cell>
          <table:table-cell office:value-type="float" office:value="1374923.88" calcext:value-type="float">
            <text:p>1374923,88</text:p>
          </table:table-cell>
          <table:table-cell office:value-type="float" office:value="1401428.24" calcext:value-type="float">
            <text:p>1401428,24</text:p>
          </table:table-cell>
          <table:table-cell office:value-type="float" office:value="2804242.47" calcext:value-type="float">
            <text:p>2804242,47</text:p>
          </table:table-cell>
          <table:table-cell office:value-type="float" office:value="2890850.72" calcext:value-type="float">
            <text:p>2890850,72</text:p>
          </table:table-cell>
          <table:table-cell office:value-type="float" office:value="2670922.72" calcext:value-type="float">
            <text:p>2670922,72</text:p>
          </table:table-cell>
          <table:table-cell office:value-type="float" office:value="2761703.13" calcext:value-type="float">
            <text:p>2761703,13</text:p>
          </table:table-cell>
          <table:table-cell office:value-type="float" office:value="577295.58" calcext:value-type="float">
            <text:p>577295,58</text:p>
          </table:table-cell>
          <table:table-cell office:value-type="float" office:value="599651.43" calcext:value-type="float">
            <text:p>599651,43</text:p>
          </table:table-cell>
          <table:table-cell office:value-type="float" office:value="570223.44" calcext:value-type="float">
            <text:p>570223,44</text:p>
          </table:table-cell>
          <table:table-cell office:value-type="float" office:value="591127.54" calcext:value-type="float">
            <text:p>591127,54</text:p>
          </table:table-cell>
          <table:table-cell office:value-type="float" office:value="1505744.45" calcext:value-type="float">
            <text:p>1505744,45</text:p>
          </table:table-cell>
          <table:table-cell office:value-type="float" office:value="1550634.33" calcext:value-type="float">
            <text:p>1550634,33</text:p>
          </table:table-cell>
          <table:table-cell office:value-type="float" office:value="2800753.63" calcext:value-type="float">
            <text:p>2800753,63</text:p>
          </table:table-cell>
          <table:table-cell office:value-type="float" office:value="2890499.44" calcext:value-type="float">
            <text:p>2890499,44</text:p>
          </table:table-cell>
          <table:table-cell table:number-columns-repeated="973"/>
        </table:table-row>
        <table:table-row table:style-name="ro1">
          <table:table-cell table:style-name="ce10" office:value-type="string" calcext:value-type="string">
            <text:p>2018-03-31</text:p>
          </table:table-cell>
          <table:table-cell table:number-columns-repeated="18"/>
          <table:table-cell office:value-type="float" office:value="11386.01" calcext:value-type="float">
            <text:p>11386,01</text:p>
          </table:table-cell>
          <table:table-cell office:value-type="float" office:value="49119.24" calcext:value-type="float">
            <text:p>49119,24</text:p>
          </table:table-cell>
          <table:table-cell office:value-type="float" office:value="72047.71" calcext:value-type="float">
            <text:p>72047,71</text:p>
          </table:table-cell>
          <table:table-cell office:value-type="float" office:value="55756" calcext:value-type="float">
            <text:p>55756</text:p>
          </table:table-cell>
          <table:table-cell office:value-type="float" office:value="11275.31" calcext:value-type="float">
            <text:p>11275,31</text:p>
          </table:table-cell>
          <table:table-cell office:value-type="float" office:value="30162.78" calcext:value-type="float">
            <text:p>30162,78</text:p>
          </table:table-cell>
          <table:table-cell office:value-type="float" office:value="2620201.21" calcext:value-type="float">
            <text:p>2620201,21</text:p>
          </table:table-cell>
          <table:table-cell office:value-type="float" office:value="2682773.45" calcext:value-type="float">
            <text:p>2682773,45</text:p>
          </table:table-cell>
          <table:table-cell office:value-type="float" office:value="112841.37" calcext:value-type="float">
            <text:p>112841,37</text:p>
          </table:table-cell>
          <table:table-cell office:value-type="float" office:value="114562.03" calcext:value-type="float">
            <text:p>114562,03</text:p>
          </table:table-cell>
          <table:table-cell office:value-type="float" office:value="542802.67" calcext:value-type="float">
            <text:p>542802,67</text:p>
          </table:table-cell>
          <table:table-cell office:value-type="float" office:value="560436.66" calcext:value-type="float">
            <text:p>560436,66</text:p>
          </table:table-cell>
          <table:table-cell office:value-type="float" office:value="559464.7" calcext:value-type="float">
            <text:p>559464,7</text:p>
          </table:table-cell>
          <table:table-cell office:value-type="float" office:value="567628.13" calcext:value-type="float">
            <text:p>567628,13</text:p>
          </table:table-cell>
          <table:table-cell office:value-type="float" office:value="1483738.43" calcext:value-type="float">
            <text:p>1483738,43</text:p>
          </table:table-cell>
          <table:table-cell office:value-type="float" office:value="1520676.05" calcext:value-type="float">
            <text:p>1520676,05</text:p>
          </table:table-cell>
          <table:table-cell office:value-type="float" office:value="1209935.54" calcext:value-type="float">
            <text:p>1209935,54</text:p>
          </table:table-cell>
          <table:table-cell office:value-type="float" office:value="1223677.45" calcext:value-type="float">
            <text:p>1223677,45</text:p>
          </table:table-cell>
          <table:table-cell office:value-type="float" office:value="1329382.07" calcext:value-type="float">
            <text:p>1329382,07</text:p>
          </table:table-cell>
          <table:table-cell office:value-type="float" office:value="1346136.74" calcext:value-type="float">
            <text:p>1346136,74</text:p>
          </table:table-cell>
          <table:table-cell office:value-type="float" office:value="2739885.43" calcext:value-type="float">
            <text:p>2739885,43</text:p>
          </table:table-cell>
          <table:table-cell office:value-type="float" office:value="2805232.74" calcext:value-type="float">
            <text:p>2805232,74</text:p>
          </table:table-cell>
          <table:table-cell office:value-type="float" office:value="2656324.18" calcext:value-type="float">
            <text:p>2656324,18</text:p>
          </table:table-cell>
          <table:table-cell office:value-type="float" office:value="2734415.15" calcext:value-type="float">
            <text:p>2734415,15</text:p>
          </table:table-cell>
          <table:table-cell office:value-type="float" office:value="569195.29" calcext:value-type="float">
            <text:p>569195,29</text:p>
          </table:table-cell>
          <table:table-cell office:value-type="float" office:value="587799.17" calcext:value-type="float">
            <text:p>587799,17</text:p>
          </table:table-cell>
          <table:table-cell office:value-type="float" office:value="567282.08" calcext:value-type="float">
            <text:p>567282,08</text:p>
          </table:table-cell>
          <table:table-cell office:value-type="float" office:value="584966.88" calcext:value-type="float">
            <text:p>584966,88</text:p>
          </table:table-cell>
          <table:table-cell office:value-type="float" office:value="1502648.93" calcext:value-type="float">
            <text:p>1502648,93</text:p>
          </table:table-cell>
          <table:table-cell office:value-type="float" office:value="1542672.42" calcext:value-type="float">
            <text:p>1542672,42</text:p>
          </table:table-cell>
          <table:table-cell office:value-type="float" office:value="2788538.32" calcext:value-type="float">
            <text:p>2788538,32</text:p>
          </table:table-cell>
          <table:table-cell office:value-type="float" office:value="2868284.74" calcext:value-type="float">
            <text:p>2868284,74</text:p>
          </table:table-cell>
          <table:table-cell table:number-columns-repeated="973"/>
        </table:table-row>
        <table:table-row table:style-name="ro1">
          <table:table-cell table:style-name="ce10" office:value-type="string" calcext:value-type="string">
            <text:p>2017-12-31</text:p>
          </table:table-cell>
          <table:table-cell office:value-type="float" office:value="52329.01" calcext:value-type="float">
            <text:p>52329,01</text:p>
          </table:table-cell>
          <table:table-cell office:value-type="float" office:value="194132.91" calcext:value-type="float">
            <text:p>194132,91</text:p>
          </table:table-cell>
          <table:table-cell office:value-type="float" office:value="294808.16" calcext:value-type="float">
            <text:p>294808,16</text:p>
          </table:table-cell>
          <table:table-cell office:value-type="float" office:value="49238.45" calcext:value-type="float">
            <text:p>49238,45</text:p>
          </table:table-cell>
          <table:table-cell office:value-type="float" office:value="126891.01" calcext:value-type="float">
            <text:p>126891,01</text:p>
          </table:table-cell>
          <table:table-cell office:value-type="float" office:value="2.23" calcext:value-type="float">
            <text:p>2,23</text:p>
          </table:table-cell>
          <table:table-cell office:value-type="float" office:value="0.12" calcext:value-type="float">
            <text:p>0,12</text:p>
          </table:table-cell>
          <table:table-cell office:value-type="float" office:value="0.78" calcext:value-type="float">
            <text:p>0,78</text:p>
          </table:table-cell>
          <table:table-cell office:value-type="float" office:value="0.32" calcext:value-type="float">
            <text:p>0,32</text:p>
          </table:table-cell>
          <table:table-cell office:value-type="float" office:value="0.33" calcext:value-type="float">
            <text:p>0,33</text:p>
          </table:table-cell>
          <table:table-cell office:value-type="float" office:value="0.24" calcext:value-type="float">
            <text:p>0,24</text:p>
          </table:table-cell>
          <table:table-cell office:value-type="float" office:value="0.22" calcext:value-type="float">
            <text:p>0,22</text:p>
          </table:table-cell>
          <table:table-cell office:value-type="float" office:value="0.98" calcext:value-type="float">
            <text:p>0,98</text:p>
          </table:table-cell>
          <table:table-cell office:value-type="float" office:value="0.38" calcext:value-type="float">
            <text:p>0,38</text:p>
          </table:table-cell>
          <table:table-cell office:value-type="float" office:value="11217073.55" calcext:value-type="float">
            <text:p>11217073,55</text:p>
          </table:table-cell>
          <table:table-cell office:value-type="float" office:value="467426.59" calcext:value-type="float">
            <text:p>467426,59</text:p>
          </table:table-cell>
          <table:table-cell office:value-type="float" office:value="187772.65" calcext:value-type="float">
            <text:p>187772,65</text:p>
          </table:table-cell>
          <table:table-cell office:value-type="float" office:value="480025.53" calcext:value-type="float">
            <text:p>480025,53</text:p>
          </table:table-cell>
          <table:table-cell office:value-type="float" office:value="14626.54" calcext:value-type="float">
            <text:p>14626,54</text:p>
          </table:table-cell>
          <table:table-cell office:value-type="float" office:value="52700.31" calcext:value-type="float">
            <text:p>52700,31</text:p>
          </table:table-cell>
          <table:table-cell office:value-type="float" office:value="75632.73" calcext:value-type="float">
            <text:p>75632,73</text:p>
          </table:table-cell>
          <table:table-cell office:value-type="float" office:value="59546" calcext:value-type="float">
            <text:p>59546</text:p>
          </table:table-cell>
          <table:table-cell office:value-type="float" office:value="12161.33" calcext:value-type="float">
            <text:p>12161,33</text:p>
          </table:table-cell>
          <table:table-cell office:value-type="float" office:value="35122.89" calcext:value-type="float">
            <text:p>35122,89</text:p>
          </table:table-cell>
          <table:table-cell office:value-type="float" office:value="2699583.4" calcext:value-type="float">
            <text:p>2699583,4</text:p>
          </table:table-cell>
          <table:table-cell office:value-type="float" office:value="2793084.71" calcext:value-type="float">
            <text:p>2793084,71</text:p>
          </table:table-cell>
          <table:table-cell office:value-type="float" office:value="120015.28" calcext:value-type="float">
            <text:p>120015,28</text:p>
          </table:table-cell>
          <table:table-cell office:value-type="float" office:value="123722.36" calcext:value-type="float">
            <text:p>123722,36</text:p>
          </table:table-cell>
          <table:table-cell office:value-type="float" office:value="590660.23" calcext:value-type="float">
            <text:p>590660,23</text:p>
          </table:table-cell>
          <table:table-cell office:value-type="float" office:value="608532.41" calcext:value-type="float">
            <text:p>608532,41</text:p>
          </table:table-cell>
          <table:table-cell office:value-type="float" office:value="586178.95" calcext:value-type="float">
            <text:p>586178,95</text:p>
          </table:table-cell>
          <table:table-cell office:value-type="float" office:value="622786.57" calcext:value-type="float">
            <text:p>622786,57</text:p>
          </table:table-cell>
          <table:table-cell office:value-type="float" office:value="1518263.04" calcext:value-type="float">
            <text:p>1518263,04</text:p>
          </table:table-cell>
          <table:table-cell office:value-type="float" office:value="1549641.14" calcext:value-type="float">
            <text:p>1549641,14</text:p>
          </table:table-cell>
          <table:table-cell office:value-type="float" office:value="1240186.24" calcext:value-type="float">
            <text:p>1240186,24</text:p>
          </table:table-cell>
          <table:table-cell office:value-type="float" office:value="1245945.37" calcext:value-type="float">
            <text:p>1245945,37</text:p>
          </table:table-cell>
          <table:table-cell office:value-type="float" office:value="1366948.25" calcext:value-type="float">
            <text:p>1366948,25</text:p>
          </table:table-cell>
          <table:table-cell office:value-type="float" office:value="1376794.27" calcext:value-type="float">
            <text:p>1376794,27</text:p>
          </table:table-cell>
          <table:table-cell office:value-type="float" office:value="2826522.58" calcext:value-type="float">
            <text:p>2826522,58</text:p>
          </table:table-cell>
          <table:table-cell office:value-type="float" office:value="2923933.61" calcext:value-type="float">
            <text:p>2923933,61</text:p>
          </table:table-cell>
          <table:table-cell office:value-type="float" office:value="2649230.35" calcext:value-type="float">
            <text:p>2649230,35</text:p>
          </table:table-cell>
          <table:table-cell office:value-type="float" office:value="2713924.63" calcext:value-type="float">
            <text:p>2713924,63</text:p>
          </table:table-cell>
          <table:table-cell office:value-type="float" office:value="565655.6" calcext:value-type="float">
            <text:p>565655,6</text:p>
          </table:table-cell>
          <table:table-cell office:value-type="float" office:value="582557.15" calcext:value-type="float">
            <text:p>582557,15</text:p>
          </table:table-cell>
          <table:table-cell office:value-type="float" office:value="567598.06" calcext:value-type="float">
            <text:p>567598,06</text:p>
          </table:table-cell>
          <table:table-cell office:value-type="float" office:value="582785.86" calcext:value-type="float">
            <text:p>582785,86</text:p>
          </table:table-cell>
          <table:table-cell office:value-type="float" office:value="1495642.04" calcext:value-type="float">
            <text:p>1495642,04</text:p>
          </table:table-cell>
          <table:table-cell office:value-type="float" office:value="1527081.39" calcext:value-type="float">
            <text:p>1527081,39</text:p>
          </table:table-cell>
          <table:table-cell office:value-type="float" office:value="2783202.39" calcext:value-type="float">
            <text:p>2783202,39</text:p>
          </table:table-cell>
          <table:table-cell office:value-type="float" office:value="2854808.87" calcext:value-type="float">
            <text:p>2854808,87</text:p>
          </table:table-cell>
          <table:table-cell table:number-columns-repeated="973"/>
        </table:table-row>
        <table:table-row table:style-name="ro1">
          <table:table-cell table:style-name="ce10" office:value-type="string" calcext:value-type="string">
            <text:p>2017-09-30</text:p>
          </table:table-cell>
          <table:table-cell table:number-columns-repeated="18"/>
          <table:table-cell office:value-type="float" office:value="14266.74" calcext:value-type="float">
            <text:p>14266,74</text:p>
          </table:table-cell>
          <table:table-cell office:value-type="float" office:value="50030.36" calcext:value-type="float">
            <text:p>50030,36</text:p>
          </table:table-cell>
          <table:table-cell office:value-type="float" office:value="72745.97" calcext:value-type="float">
            <text:p>72745,97</text:p>
          </table:table-cell>
          <table:table-cell office:value-type="float" office:value="56001" calcext:value-type="float">
            <text:p>56001</text:p>
          </table:table-cell>
          <table:table-cell office:value-type="float" office:value="13947.65" calcext:value-type="float">
            <text:p>13947,65</text:p>
          </table:table-cell>
          <table:table-cell office:value-type="float" office:value="32845.43" calcext:value-type="float">
            <text:p>32845,43</text:p>
          </table:table-cell>
          <table:table-cell office:value-type="float" office:value="2612127.19" calcext:value-type="float">
            <text:p>2612127,19</text:p>
          </table:table-cell>
          <table:table-cell office:value-type="float" office:value="2653339.92" calcext:value-type="float">
            <text:p>2653339,92</text:p>
          </table:table-cell>
          <table:table-cell office:value-type="float" office:value="107617.25" calcext:value-type="float">
            <text:p>107617,25</text:p>
          </table:table-cell>
          <table:table-cell office:value-type="float" office:value="108941.76" calcext:value-type="float">
            <text:p>108941,76</text:p>
          </table:table-cell>
          <table:table-cell office:value-type="float" office:value="545894.63" calcext:value-type="float">
            <text:p>545894,63</text:p>
          </table:table-cell>
          <table:table-cell office:value-type="float" office:value="561536.41" calcext:value-type="float">
            <text:p>561536,41</text:p>
          </table:table-cell>
          <table:table-cell office:value-type="float" office:value="555001.09" calcext:value-type="float">
            <text:p>555001,09</text:p>
          </table:table-cell>
          <table:table-cell office:value-type="float" office:value="553913.32" calcext:value-type="float">
            <text:p>553913,32</text:p>
          </table:table-cell>
          <table:table-cell office:value-type="float" office:value="1492638.85" calcext:value-type="float">
            <text:p>1492638,85</text:p>
          </table:table-cell>
          <table:table-cell office:value-type="float" office:value="1515799.79" calcext:value-type="float">
            <text:p>1515799,79</text:p>
          </table:table-cell>
          <table:table-cell office:value-type="float" office:value="1178951.38" calcext:value-type="float">
            <text:p>1178951,38</text:p>
          </table:table-cell>
          <table:table-cell office:value-type="float" office:value="1175109.14" calcext:value-type="float">
            <text:p>1175109,14</text:p>
          </table:table-cell>
          <table:table-cell office:value-type="float" office:value="1314532.13" calcext:value-type="float">
            <text:p>1314532,13</text:p>
          </table:table-cell>
          <table:table-cell office:value-type="float" office:value="1318242.79" calcext:value-type="float">
            <text:p>1318242,79</text:p>
          </table:table-cell>
          <table:table-cell office:value-type="float" office:value="2747348.56" calcext:value-type="float">
            <text:p>2747348,56</text:p>
          </table:table-cell>
          <table:table-cell office:value-type="float" office:value="2796473.57" calcext:value-type="float">
            <text:p>2796473,57</text:p>
          </table:table-cell>
          <table:table-cell office:value-type="float" office:value="2631825.76" calcext:value-type="float">
            <text:p>2631825,76</text:p>
          </table:table-cell>
          <table:table-cell office:value-type="float" office:value="2685360.77" calcext:value-type="float">
            <text:p>2685360,77</text:p>
          </table:table-cell>
          <table:table-cell office:value-type="float" office:value="560822.62" calcext:value-type="float">
            <text:p>560822,62</text:p>
          </table:table-cell>
          <table:table-cell office:value-type="float" office:value="575160.58" calcext:value-type="float">
            <text:p>575160,58</text:p>
          </table:table-cell>
          <table:table-cell office:value-type="float" office:value="565000.07" calcext:value-type="float">
            <text:p>565000,07</text:p>
          </table:table-cell>
          <table:table-cell office:value-type="float" office:value="577005.06" calcext:value-type="float">
            <text:p>577005,06</text:p>
          </table:table-cell>
          <table:table-cell office:value-type="float" office:value="1489948.31" calcext:value-type="float">
            <text:p>1489948,31</text:p>
          </table:table-cell>
          <table:table-cell office:value-type="float" office:value="1515706.97" calcext:value-type="float">
            <text:p>1515706,97</text:p>
          </table:table-cell>
          <table:table-cell office:value-type="float" office:value="2759804.56" calcext:value-type="float">
            <text:p>2759804,56</text:p>
          </table:table-cell>
          <table:table-cell office:value-type="float" office:value="2819804.84" calcext:value-type="float">
            <text:p>2819804,84</text:p>
          </table:table-cell>
          <table:table-cell table:number-columns-repeated="973"/>
        </table:table-row>
        <table:table-row table:style-name="ro1">
          <table:table-cell table:style-name="ce10" office:value-type="string" calcext:value-type="string">
            <text:p>2017-06-30</text:p>
          </table:table-cell>
          <table:table-cell table:number-columns-repeated="18"/>
          <table:table-cell office:value-type="float" office:value="12733.72" calcext:value-type="float">
            <text:p>12733,72</text:p>
          </table:table-cell>
          <table:table-cell office:value-type="float" office:value="48437.76" calcext:value-type="float">
            <text:p>48437,76</text:p>
          </table:table-cell>
          <table:table-cell office:value-type="float" office:value="75064.66" calcext:value-type="float">
            <text:p>75064,66</text:p>
          </table:table-cell>
          <table:table-cell office:value-type="float" office:value="56960" calcext:value-type="float">
            <text:p>56960</text:p>
          </table:table-cell>
          <table:table-cell office:value-type="float" office:value="12385" calcext:value-type="float">
            <text:p>12385</text:p>
          </table:table-cell>
          <table:table-cell office:value-type="float" office:value="31275.6" calcext:value-type="float">
            <text:p>31275,6</text:p>
          </table:table-cell>
          <table:table-cell office:value-type="float" office:value="2647064.65" calcext:value-type="float">
            <text:p>2647064,65</text:p>
          </table:table-cell>
          <table:table-cell office:value-type="float" office:value="2691080.18" calcext:value-type="float">
            <text:p>2691080,18</text:p>
          </table:table-cell>
          <table:table-cell office:value-type="float" office:value="147543" calcext:value-type="float">
            <text:p>147543</text:p>
          </table:table-cell>
          <table:table-cell office:value-type="float" office:value="149233.05" calcext:value-type="float">
            <text:p>149233,05</text:p>
          </table:table-cell>
          <table:table-cell office:value-type="float" office:value="600085.42" calcext:value-type="float">
            <text:p>600085,42</text:p>
          </table:table-cell>
          <table:table-cell office:value-type="float" office:value="609259.24" calcext:value-type="float">
            <text:p>609259,24</text:p>
          </table:table-cell>
          <table:table-cell office:value-type="float" office:value="560153.63" calcext:value-type="float">
            <text:p>560153,63</text:p>
          </table:table-cell>
          <table:table-cell office:value-type="float" office:value="572020.57" calcext:value-type="float">
            <text:p>572020,57</text:p>
          </table:table-cell>
          <table:table-cell office:value-type="float" office:value="1472790.45" calcext:value-type="float">
            <text:p>1472790,45</text:p>
          </table:table-cell>
          <table:table-cell office:value-type="float" office:value="1500546.18" calcext:value-type="float">
            <text:p>1500546,18</text:p>
          </table:table-cell>
          <table:table-cell office:value-type="float" office:value="1221363.83" calcext:value-type="float">
            <text:p>1221363,83</text:p>
          </table:table-cell>
          <table:table-cell office:value-type="float" office:value="1224409.58" calcext:value-type="float">
            <text:p>1224409,58</text:p>
          </table:table-cell>
          <table:table-cell office:value-type="float" office:value="1313287.51" calcext:value-type="float">
            <text:p>1313287,51</text:p>
          </table:table-cell>
          <table:table-cell office:value-type="float" office:value="1323093.11" calcext:value-type="float">
            <text:p>1323093,11</text:p>
          </table:table-cell>
          <table:table-cell office:value-type="float" office:value="2739923.49" calcext:value-type="float">
            <text:p>2739923,49</text:p>
          </table:table-cell>
          <table:table-cell office:value-type="float" office:value="2789763.71" calcext:value-type="float">
            <text:p>2789763,71</text:p>
          </table:table-cell>
          <table:table-cell office:value-type="float" office:value="2650758.32" calcext:value-type="float">
            <text:p>2650758,32</text:p>
          </table:table-cell>
          <table:table-cell office:value-type="float" office:value="2697549.65" calcext:value-type="float">
            <text:p>2697549,65</text:p>
          </table:table-cell>
          <table:table-cell office:value-type="float" office:value="586577.15" calcext:value-type="float">
            <text:p>586577,15</text:p>
          </table:table-cell>
          <table:table-cell office:value-type="float" office:value="598608.68" calcext:value-type="float">
            <text:p>598608,68</text:p>
          </table:table-cell>
          <table:table-cell office:value-type="float" office:value="562119.67" calcext:value-type="float">
            <text:p>562119,67</text:p>
          </table:table-cell>
          <table:table-cell office:value-type="float" office:value="573249.05" calcext:value-type="float">
            <text:p>573249,05</text:p>
          </table:table-cell>
          <table:table-cell office:value-type="float" office:value="1480974.33" calcext:value-type="float">
            <text:p>1480974,33</text:p>
          </table:table-cell>
          <table:table-cell office:value-type="float" office:value="1504754.42" calcext:value-type="float">
            <text:p>1504754,42</text:p>
          </table:table-cell>
          <table:table-cell office:value-type="float" office:value="2738767.49" calcext:value-type="float">
            <text:p>2738767,49</text:p>
          </table:table-cell>
          <table:table-cell office:value-type="float" office:value="2790539.86" calcext:value-type="float">
            <text:p>2790539,86</text:p>
          </table:table-cell>
          <table:table-cell table:number-columns-repeated="973"/>
        </table:table-row>
        <table:table-row table:style-name="ro1">
          <table:table-cell table:style-name="ce10" office:value-type="string" calcext:value-type="string">
            <text:p>2017-03-31</text:p>
          </table:table-cell>
          <table:table-cell table:number-columns-repeated="18"/>
          <table:table-cell office:value-type="float" office:value="10702.01" calcext:value-type="float">
            <text:p>10702,01</text:p>
          </table:table-cell>
          <table:table-cell office:value-type="float" office:value="43249.4" calcext:value-type="float">
            <text:p>43249,4</text:p>
          </table:table-cell>
          <table:table-cell office:value-type="float" office:value="71360.7" calcext:value-type="float">
            <text:p>71360,7</text:p>
          </table:table-cell>
          <table:table-cell office:value-type="float" office:value="53794" calcext:value-type="float">
            <text:p>53794</text:p>
          </table:table-cell>
          <table:table-cell office:value-type="float" office:value="10754.22" calcext:value-type="float">
            <text:p>10754,22</text:p>
          </table:table-cell>
          <table:table-cell office:value-type="float" office:value="27618.85" calcext:value-type="float">
            <text:p>27618,85</text:p>
          </table:table-cell>
          <table:table-cell office:value-type="float" office:value="2570172.59" calcext:value-type="float">
            <text:p>2570172,59</text:p>
          </table:table-cell>
          <table:table-cell office:value-type="float" office:value="2594212.58" calcext:value-type="float">
            <text:p>2594212,58</text:p>
          </table:table-cell>
          <table:table-cell office:value-type="float" office:value="108845.18" calcext:value-type="float">
            <text:p>108845,18</text:p>
          </table:table-cell>
          <table:table-cell office:value-type="float" office:value="109348.3" calcext:value-type="float">
            <text:p>109348,3</text:p>
          </table:table-cell>
          <table:table-cell office:value-type="float" office:value="524164.55" calcext:value-type="float">
            <text:p>524164,55</text:p>
          </table:table-cell>
          <table:table-cell office:value-type="float" office:value="532721.41" calcext:value-type="float">
            <text:p>532721,41</text:p>
          </table:table-cell>
          <table:table-cell office:value-type="float" office:value="552351.69" calcext:value-type="float">
            <text:p>552351,69</text:p>
          </table:table-cell>
          <table:table-cell office:value-type="float" office:value="552440.16" calcext:value-type="float">
            <text:p>552440,16</text:p>
          </table:table-cell>
          <table:table-cell office:value-type="float" office:value="1455125.41" calcext:value-type="float">
            <text:p>1455125,41</text:p>
          </table:table-cell>
          <table:table-cell office:value-type="float" office:value="1475344.31" calcext:value-type="float">
            <text:p>1475344,31</text:p>
          </table:table-cell>
          <table:table-cell office:value-type="float" office:value="1165794.78" calcext:value-type="float">
            <text:p>1165794,78</text:p>
          </table:table-cell>
          <table:table-cell office:value-type="float" office:value="1174714.34" calcext:value-type="float">
            <text:p>1174714,34</text:p>
          </table:table-cell>
          <table:table-cell office:value-type="float" office:value="1276412.9" calcext:value-type="float">
            <text:p>1276412,9</text:p>
          </table:table-cell>
          <table:table-cell office:value-type="float" office:value="1287404.43" calcext:value-type="float">
            <text:p>1287404,43</text:p>
          </table:table-cell>
          <table:table-cell office:value-type="float" office:value="2680997.53" calcext:value-type="float">
            <text:p>2680997,53</text:p>
          </table:table-cell>
          <table:table-cell office:value-type="float" office:value="2706902.66" calcext:value-type="float">
            <text:p>2706902,66</text:p>
          </table:table-cell>
          <table:table-cell office:value-type="float" office:value="2600163.05" calcext:value-type="float">
            <text:p>2600163,05</text:p>
          </table:table-cell>
          <table:table-cell office:value-type="float" office:value="2638090.3" calcext:value-type="float">
            <text:p>2638090,3</text:p>
          </table:table-cell>
          <table:table-cell office:value-type="float" office:value="547981.32" calcext:value-type="float">
            <text:p>547981,32</text:p>
          </table:table-cell>
          <table:table-cell office:value-type="float" office:value="555863.23" calcext:value-type="float">
            <text:p>555863,23</text:p>
          </table:table-cell>
          <table:table-cell office:value-type="float" office:value="559739.4" calcext:value-type="float">
            <text:p>559739,4</text:p>
          </table:table-cell>
          <table:table-cell office:value-type="float" office:value="568913.28" calcext:value-type="float">
            <text:p>568913,28</text:p>
          </table:table-cell>
          <table:table-cell office:value-type="float" office:value="1474743.58" calcext:value-type="float">
            <text:p>1474743,58</text:p>
          </table:table-cell>
          <table:table-cell office:value-type="float" office:value="1496318.76" calcext:value-type="float">
            <text:p>1496318,76</text:p>
          </table:table-cell>
          <table:table-cell office:value-type="float" office:value="2720014.63" calcext:value-type="float">
            <text:p>2720014,63</text:p>
          </table:table-cell>
          <table:table-cell office:value-type="float" office:value="2759039.98" calcext:value-type="float">
            <text:p>2759039,98</text:p>
          </table:table-cell>
          <table:table-cell table:number-columns-repeated="973"/>
        </table:table-row>
        <table:table-row table:style-name="ro1">
          <table:table-cell table:style-name="ce10" office:value-type="string" calcext:value-type="string">
            <text:p>2016-12-31</text:p>
          </table:table-cell>
          <table:table-cell office:value-type="float" office:value="48640.24" calcext:value-type="float">
            <text:p>48640,24</text:p>
          </table:table-cell>
          <table:table-cell office:value-type="float" office:value="177438.52" calcext:value-type="float">
            <text:p>177438,52</text:p>
          </table:table-cell>
          <table:table-cell office:value-type="float" office:value="283109.68" calcext:value-type="float">
            <text:p>283109,68</text:p>
          </table:table-cell>
          <table:table-cell office:value-type="float" office:value="46619.26" calcext:value-type="float">
            <text:p>46619,26</text:p>
          </table:table-cell>
          <table:table-cell office:value-type="float" office:value="116129.76" calcext:value-type="float">
            <text:p>116129,76</text:p>
          </table:table-cell>
          <table:table-cell office:value-type="float" office:value="2.28" calcext:value-type="float">
            <text:p>2,28</text:p>
          </table:table-cell>
          <table:table-cell office:value-type="float" office:value="0.2" calcext:value-type="float">
            <text:p>0,2</text:p>
          </table:table-cell>
          <table:table-cell office:value-type="float" office:value="0.81" calcext:value-type="float">
            <text:p>0,81</text:p>
          </table:table-cell>
          <table:table-cell office:value-type="float" office:value="0.25" calcext:value-type="float">
            <text:p>0,25</text:p>
          </table:table-cell>
          <table:table-cell office:value-type="float" office:value="0.36" calcext:value-type="float">
            <text:p>0,36</text:p>
          </table:table-cell>
          <table:table-cell office:value-type="float" office:value="-0.02" calcext:value-type="float">
            <text:p>-0,02</text:p>
          </table:table-cell>
          <table:table-cell office:value-type="float" office:value="0.4" calcext:value-type="float">
            <text:p>0,4</text:p>
          </table:table-cell>
          <table:table-cell office:value-type="float" office:value="1.09" calcext:value-type="float">
            <text:p>1,09</text:p>
          </table:table-cell>
          <table:table-cell office:value-type="float" office:value="-0.41" calcext:value-type="float">
            <text:p>-0,41</text:p>
          </table:table-cell>
          <table:table-cell office:value-type="float" office:value="10815624.64" calcext:value-type="float">
            <text:p>10815624,64</text:p>
          </table:table-cell>
          <table:table-cell office:value-type="float" office:value="427091.81" calcext:value-type="float">
            <text:p>427091,81</text:p>
          </table:table-cell>
          <table:table-cell office:value-type="float" office:value="170063.36" calcext:value-type="float">
            <text:p>170063,36</text:p>
          </table:table-cell>
          <table:table-cell office:value-type="float" office:value="466266.51" calcext:value-type="float">
            <text:p>466266,51</text:p>
          </table:table-cell>
          <table:table-cell office:value-type="float" office:value="13667.8" calcext:value-type="float">
            <text:p>13667,8</text:p>
          </table:table-cell>
          <table:table-cell office:value-type="float" office:value="46242.04" calcext:value-type="float">
            <text:p>46242,04</text:p>
          </table:table-cell>
          <table:table-cell office:value-type="float" office:value="73591.41" calcext:value-type="float">
            <text:p>73591,41</text:p>
          </table:table-cell>
          <table:table-cell office:value-type="float" office:value="56977" calcext:value-type="float">
            <text:p>56977</text:p>
          </table:table-cell>
          <table:table-cell office:value-type="float" office:value="11644.91" calcext:value-type="float">
            <text:p>11644,91</text:p>
          </table:table-cell>
          <table:table-cell office:value-type="float" office:value="32104.94" calcext:value-type="float">
            <text:p>32104,94</text:p>
          </table:table-cell>
          <table:table-cell office:value-type="float" office:value="2653142.35" calcext:value-type="float">
            <text:p>2653142,35</text:p>
          </table:table-cell>
          <table:table-cell office:value-type="float" office:value="2701259.25" calcext:value-type="float">
            <text:p>2701259,25</text:p>
          </table:table-cell>
          <table:table-cell office:value-type="float" office:value="129909.73" calcext:value-type="float">
            <text:p>129909,73</text:p>
          </table:table-cell>
          <table:table-cell office:value-type="float" office:value="132828.04" calcext:value-type="float">
            <text:p>132828,04</text:p>
          </table:table-cell>
          <table:table-cell office:value-type="float" office:value="579571.96" calcext:value-type="float">
            <text:p>579571,96</text:p>
          </table:table-cell>
          <table:table-cell office:value-type="float" office:value="587592.27" calcext:value-type="float">
            <text:p>587592,27</text:p>
          </table:table-cell>
          <table:table-cell office:value-type="float" office:value="579067.68" calcext:value-type="float">
            <text:p>579067,68</text:p>
          </table:table-cell>
          <table:table-cell office:value-type="float" office:value="604451.06" calcext:value-type="float">
            <text:p>604451,06</text:p>
          </table:table-cell>
          <table:table-cell office:value-type="float" office:value="1494143.4" calcext:value-type="float">
            <text:p>1494143,4</text:p>
          </table:table-cell>
          <table:table-cell office:value-type="float" office:value="1507035.15" calcext:value-type="float">
            <text:p>1507035,15</text:p>
          </table:table-cell>
          <table:table-cell office:value-type="float" office:value="1187051.82" calcext:value-type="float">
            <text:p>1187051,82</text:p>
          </table:table-cell>
          <table:table-cell office:value-type="float" office:value="1174108.27" calcext:value-type="float">
            <text:p>1174108,27</text:p>
          </table:table-cell>
          <table:table-cell office:value-type="float" office:value="1282743.78" calcext:value-type="float">
            <text:p>1282743,78</text:p>
          </table:table-cell>
          <table:table-cell office:value-type="float" office:value="1277367.31" calcext:value-type="float">
            <text:p>1277367,31</text:p>
          </table:table-cell>
          <table:table-cell office:value-type="float" office:value="2748834.3" calcext:value-type="float">
            <text:p>2748834,3</text:p>
          </table:table-cell>
          <table:table-cell office:value-type="float" office:value="2804518.29" calcext:value-type="float">
            <text:p>2804518,29</text:p>
          </table:table-cell>
          <table:table-cell office:value-type="float" office:value="2597378.91" calcext:value-type="float">
            <text:p>2597378,91</text:p>
          </table:table-cell>
          <table:table-cell office:value-type="float" office:value="2622443.32" calcext:value-type="float">
            <text:p>2622443,32</text:p>
          </table:table-cell>
          <table:table-cell office:value-type="float" office:value="550947.4" calcext:value-type="float">
            <text:p>550947,4</text:p>
          </table:table-cell>
          <table:table-cell office:value-type="float" office:value="558794.78" calcext:value-type="float">
            <text:p>558794,78</text:p>
          </table:table-cell>
          <table:table-cell office:value-type="float" office:value="560595.78" calcext:value-type="float">
            <text:p>560595,78</text:p>
          </table:table-cell>
          <table:table-cell office:value-type="float" office:value="564800.28" calcext:value-type="float">
            <text:p>564800,28</text:p>
          </table:table-cell>
          <table:table-cell office:value-type="float" office:value="1468196.07" calcext:value-type="float">
            <text:p>1468196,07</text:p>
          </table:table-cell>
          <table:table-cell office:value-type="float" office:value="1480812.55" calcext:value-type="float">
            <text:p>1480812,55</text:p>
          </table:table-cell>
          <table:table-cell office:value-type="float" office:value="2700094.27" calcext:value-type="float">
            <text:p>2700094,27</text:p>
          </table:table-cell>
          <table:table-cell office:value-type="float" office:value="2732548.02" calcext:value-type="float">
            <text:p>2732548,02</text:p>
          </table:table-cell>
          <table:table-cell table:number-columns-repeated="973"/>
        </table:table-row>
        <table:table-row table:style-name="ro1">
          <table:table-cell table:style-name="ce10" office:value-type="string" calcext:value-type="string">
            <text:p>2016-09-30</text:p>
          </table:table-cell>
          <table:table-cell table:number-columns-repeated="18"/>
          <table:table-cell office:value-type="float" office:value="13206.92" calcext:value-type="float">
            <text:p>13206,92</text:p>
          </table:table-cell>
          <table:table-cell office:value-type="float" office:value="45024.27" calcext:value-type="float">
            <text:p>45024,27</text:p>
          </table:table-cell>
          <table:table-cell office:value-type="float" office:value="70072.26" calcext:value-type="float">
            <text:p>70072,26</text:p>
          </table:table-cell>
          <table:table-cell office:value-type="float" office:value="54096" calcext:value-type="float">
            <text:p>54096</text:p>
          </table:table-cell>
          <table:table-cell office:value-type="float" office:value="13085.99" calcext:value-type="float">
            <text:p>13085,99</text:p>
          </table:table-cell>
          <table:table-cell office:value-type="float" office:value="29834.57" calcext:value-type="float">
            <text:p>29834,57</text:p>
          </table:table-cell>
          <table:table-cell office:value-type="float" office:value="2555868.77" calcext:value-type="float">
            <text:p>2555868,77</text:p>
          </table:table-cell>
          <table:table-cell office:value-type="float" office:value="2562290.32" calcext:value-type="float">
            <text:p>2562290,32</text:p>
          </table:table-cell>
          <table:table-cell office:value-type="float" office:value="112805.59" calcext:value-type="float">
            <text:p>112805,59</text:p>
          </table:table-cell>
          <table:table-cell office:value-type="float" office:value="113058.19" calcext:value-type="float">
            <text:p>113058,19</text:p>
          </table:table-cell>
          <table:table-cell office:value-type="float" office:value="532516.93" calcext:value-type="float">
            <text:p>532516,93</text:p>
          </table:table-cell>
          <table:table-cell office:value-type="float" office:value="537849.54" calcext:value-type="float">
            <text:p>537849,54</text:p>
          </table:table-cell>
          <table:table-cell office:value-type="float" office:value="548482.33" calcext:value-type="float">
            <text:p>548482,33</text:p>
          </table:table-cell>
          <table:table-cell office:value-type="float" office:value="539281.83" calcext:value-type="float">
            <text:p>539281,83</text:p>
          </table:table-cell>
          <table:table-cell office:value-type="float" office:value="1463297.4" calcext:value-type="float">
            <text:p>1463297,4</text:p>
          </table:table-cell>
          <table:table-cell office:value-type="float" office:value="1468335.66" calcext:value-type="float">
            <text:p>1468335,66</text:p>
          </table:table-cell>
          <table:table-cell office:value-type="float" office:value="1129291.48" calcext:value-type="float">
            <text:p>1129291,48</text:p>
          </table:table-cell>
          <table:table-cell office:value-type="float" office:value="1103913.6" calcext:value-type="float">
            <text:p>1103913,6</text:p>
          </table:table-cell>
          <table:table-cell office:value-type="float" office:value="1246406.02" calcext:value-type="float">
            <text:p>1246406,02</text:p>
          </table:table-cell>
          <table:table-cell office:value-type="float" office:value="1233156.78" calcext:value-type="float">
            <text:p>1233156,78</text:p>
          </table:table-cell>
          <table:table-cell office:value-type="float" office:value="2672983.3" calcext:value-type="float">
            <text:p>2672983,3</text:p>
          </table:table-cell>
          <table:table-cell office:value-type="float" office:value="2691533.5" calcext:value-type="float">
            <text:p>2691533,5</text:p>
          </table:table-cell>
          <table:table-cell office:value-type="float" office:value="2570782.97" calcext:value-type="float">
            <text:p>2570782,97</text:p>
          </table:table-cell>
          <table:table-cell office:value-type="float" office:value="2587560.9" calcext:value-type="float">
            <text:p>2587560,9</text:p>
          </table:table-cell>
          <table:table-cell office:value-type="float" office:value="543837.77" calcext:value-type="float">
            <text:p>543837,77</text:p>
          </table:table-cell>
          <table:table-cell office:value-type="float" office:value="548002.45" calcext:value-type="float">
            <text:p>548002,45</text:p>
          </table:table-cell>
          <table:table-cell office:value-type="float" office:value="558351.2" calcext:value-type="float">
            <text:p>558351,2</text:p>
          </table:table-cell>
          <table:table-cell office:value-type="float" office:value="561858.09" calcext:value-type="float">
            <text:p>561858,09</text:p>
          </table:table-cell>
          <table:table-cell office:value-type="float" office:value="1459034.6" calcext:value-type="float">
            <text:p>1459034,6</text:p>
          </table:table-cell>
          <table:table-cell office:value-type="float" office:value="1466853.71" calcext:value-type="float">
            <text:p>1466853,71</text:p>
          </table:table-cell>
          <table:table-cell office:value-type="float" office:value="2679502.97" calcext:value-type="float">
            <text:p>2679502,97</text:p>
          </table:table-cell>
          <table:table-cell office:value-type="float" office:value="2707529.06" calcext:value-type="float">
            <text:p>2707529,06</text:p>
          </table:table-cell>
          <table:table-cell table:number-columns-repeated="973"/>
        </table:table-row>
        <table:table-row table:style-name="ro1">
          <table:table-cell table:style-name="ce10" office:value-type="string" calcext:value-type="string">
            <text:p>2016-06-30</text:p>
          </table:table-cell>
          <table:table-cell table:number-columns-repeated="18"/>
          <table:table-cell office:value-type="float" office:value="11727.72" calcext:value-type="float">
            <text:p>11727,72</text:p>
          </table:table-cell>
          <table:table-cell office:value-type="float" office:value="44936.21" calcext:value-type="float">
            <text:p>44936,21</text:p>
          </table:table-cell>
          <table:table-cell office:value-type="float" office:value="71792.71" calcext:value-type="float">
            <text:p>71792,71</text:p>
          </table:table-cell>
          <table:table-cell office:value-type="float" office:value="54896" calcext:value-type="float">
            <text:p>54896</text:p>
          </table:table-cell>
          <table:table-cell office:value-type="float" office:value="11721.89" calcext:value-type="float">
            <text:p>11721,89</text:p>
          </table:table-cell>
          <table:table-cell office:value-type="float" office:value="28810.36" calcext:value-type="float">
            <text:p>28810,36</text:p>
          </table:table-cell>
          <table:table-cell office:value-type="float" office:value="2566774.05" calcext:value-type="float">
            <text:p>2566774,05</text:p>
          </table:table-cell>
          <table:table-cell office:value-type="float" office:value="2574596.65" calcext:value-type="float">
            <text:p>2574596,65</text:p>
          </table:table-cell>
          <table:table-cell office:value-type="float" office:value="117524.39" calcext:value-type="float">
            <text:p>117524,39</text:p>
          </table:table-cell>
          <table:table-cell office:value-type="float" office:value="117364.2" calcext:value-type="float">
            <text:p>117364,2</text:p>
          </table:table-cell>
          <table:table-cell office:value-type="float" office:value="558254.05" calcext:value-type="float">
            <text:p>558254,05</text:p>
          </table:table-cell>
          <table:table-cell office:value-type="float" office:value="557431.4" calcext:value-type="float">
            <text:p>557431,4</text:p>
          </table:table-cell>
          <table:table-cell office:value-type="float" office:value="556393.24" calcext:value-type="float">
            <text:p>556393,24</text:p>
          </table:table-cell>
          <table:table-cell office:value-type="float" office:value="560108.79" calcext:value-type="float">
            <text:p>560108,79</text:p>
          </table:table-cell>
          <table:table-cell office:value-type="float" office:value="1447651.37" calcext:value-type="float">
            <text:p>1447651,37</text:p>
          </table:table-cell>
          <table:table-cell office:value-type="float" office:value="1457135.39" calcext:value-type="float">
            <text:p>1457135,39</text:p>
          </table:table-cell>
          <table:table-cell office:value-type="float" office:value="1145585.01" calcext:value-type="float">
            <text:p>1145585,01</text:p>
          </table:table-cell>
          <table:table-cell office:value-type="float" office:value="1112176.32" calcext:value-type="float">
            <text:p>1112176,32</text:p>
          </table:table-cell>
          <table:table-cell office:value-type="float" office:value="1265083.84" calcext:value-type="float">
            <text:p>1265083,84</text:p>
          </table:table-cell>
          <table:table-cell office:value-type="float" office:value="1244392.96" calcext:value-type="float">
            <text:p>1244392,96</text:p>
          </table:table-cell>
          <table:table-cell office:value-type="float" office:value="2686272.87" calcext:value-type="float">
            <text:p>2686272,87</text:p>
          </table:table-cell>
          <table:table-cell office:value-type="float" office:value="2706813.29" calcext:value-type="float">
            <text:p>2706813,29</text:p>
          </table:table-cell>
          <table:table-cell office:value-type="float" office:value="2559953.76" calcext:value-type="float">
            <text:p>2559953,76</text:p>
          </table:table-cell>
          <table:table-cell office:value-type="float" office:value="2567736.91" calcext:value-type="float">
            <text:p>2567736,91</text:p>
          </table:table-cell>
          <table:table-cell office:value-type="float" office:value="540602.25" calcext:value-type="float">
            <text:p>540602,25</text:p>
          </table:table-cell>
          <table:table-cell office:value-type="float" office:value="541251.3" calcext:value-type="float">
            <text:p>541251,3</text:p>
          </table:table-cell>
          <table:table-cell office:value-type="float" office:value="556452.21" calcext:value-type="float">
            <text:p>556452,21</text:p>
          </table:table-cell>
          <table:table-cell office:value-type="float" office:value="558917.61" calcext:value-type="float">
            <text:p>558917,61</text:p>
          </table:table-cell>
          <table:table-cell office:value-type="float" office:value="1453427.72" calcext:value-type="float">
            <text:p>1453427,72</text:p>
          </table:table-cell>
          <table:table-cell office:value-type="float" office:value="1457622.74" calcext:value-type="float">
            <text:p>1457622,74</text:p>
          </table:table-cell>
          <table:table-cell office:value-type="float" office:value="2667649.07" calcext:value-type="float">
            <text:p>2667649,07</text:p>
          </table:table-cell>
          <table:table-cell office:value-type="float" office:value="2688765.04" calcext:value-type="float">
            <text:p>2688765,04</text:p>
          </table:table-cell>
          <table:table-cell table:number-columns-repeated="973"/>
        </table:table-row>
        <table:table-row table:style-name="ro1">
          <table:table-cell table:style-name="ce10" office:value-type="string" calcext:value-type="string">
            <text:p>2016-03-31</text:p>
          </table:table-cell>
          <table:table-cell table:number-columns-repeated="18"/>
          <table:table-cell office:value-type="float" office:value="10037.8" calcext:value-type="float">
            <text:p>10037,8</text:p>
          </table:table-cell>
          <table:table-cell office:value-type="float" office:value="41233.76" calcext:value-type="float">
            <text:p>41233,76</text:p>
          </table:table-cell>
          <table:table-cell office:value-type="float" office:value="67657.82" calcext:value-type="float">
            <text:p>67657,82</text:p>
          </table:table-cell>
          <table:table-cell office:value-type="float" office:value="51549" calcext:value-type="float">
            <text:p>51549</text:p>
          </table:table-cell>
          <table:table-cell office:value-type="float" office:value="10184.01" calcext:value-type="float">
            <text:p>10184,01</text:p>
          </table:table-cell>
          <table:table-cell office:value-type="float" office:value="25410.74" calcext:value-type="float">
            <text:p>25410,74</text:p>
          </table:table-cell>
          <table:table-cell office:value-type="float" office:value="2513688.53" calcext:value-type="float">
            <text:p>2513688,53</text:p>
          </table:table-cell>
          <table:table-cell office:value-type="float" office:value="2501284.66" calcext:value-type="float">
            <text:p>2501284,66</text:p>
          </table:table-cell>
          <table:table-cell office:value-type="float" office:value="110667.63" calcext:value-type="float">
            <text:p>110667,63</text:p>
          </table:table-cell>
          <table:table-cell office:value-type="float" office:value="110791.78" calcext:value-type="float">
            <text:p>110791,78</text:p>
          </table:table-cell>
          <table:table-cell office:value-type="float" office:value="506719.66" calcext:value-type="float">
            <text:p>506719,66</text:p>
          </table:table-cell>
          <table:table-cell office:value-type="float" office:value="508940.19" calcext:value-type="float">
            <text:p>508940,19</text:p>
          </table:table-cell>
          <table:table-cell office:value-type="float" office:value="545686.37" calcext:value-type="float">
            <text:p>545686,37</text:p>
          </table:table-cell>
          <table:table-cell office:value-type="float" office:value="536546.81" calcext:value-type="float">
            <text:p>536546,81</text:p>
          </table:table-cell>
          <table:table-cell office:value-type="float" office:value="1428375.55" calcext:value-type="float">
            <text:p>1428375,55</text:p>
          </table:table-cell>
          <table:table-cell office:value-type="float" office:value="1426456.81" calcext:value-type="float">
            <text:p>1426456,81</text:p>
          </table:table-cell>
          <table:table-cell office:value-type="float" office:value="1106262.17" calcext:value-type="float">
            <text:p>1106262,17</text:p>
          </table:table-cell>
          <table:table-cell office:value-type="float" office:value="1065951.26" calcext:value-type="float">
            <text:p>1065951,26</text:p>
          </table:table-cell>
          <table:table-cell office:value-type="float" office:value="1200246.94" calcext:value-type="float">
            <text:p>1200246,94</text:p>
          </table:table-cell>
          <table:table-cell office:value-type="float" office:value="1177426.15" calcext:value-type="float">
            <text:p>1177426,15</text:p>
          </table:table-cell>
          <table:table-cell office:value-type="float" office:value="2607673.3" calcext:value-type="float">
            <text:p>2607673,3</text:p>
          </table:table-cell>
          <table:table-cell office:value-type="float" office:value="2612759.55" calcext:value-type="float">
            <text:p>2612759,55</text:p>
          </table:table-cell>
          <table:table-cell office:value-type="float" office:value="2556360.06" calcext:value-type="float">
            <text:p>2556360,06</text:p>
          </table:table-cell>
          <table:table-cell office:value-type="float" office:value="2556665.24" calcext:value-type="float">
            <text:p>2556665,24</text:p>
          </table:table-cell>
          <table:table-cell office:value-type="float" office:value="535178.7" calcext:value-type="float">
            <text:p>535178,7</text:p>
          </table:table-cell>
          <table:table-cell office:value-type="float" office:value="537168.7" calcext:value-type="float">
            <text:p>537168,7</text:p>
          </table:table-cell>
          <table:table-cell office:value-type="float" office:value="554747.98" calcext:value-type="float">
            <text:p>554747,98</text:p>
          </table:table-cell>
          <table:table-cell office:value-type="float" office:value="555336.84" calcext:value-type="float">
            <text:p>555336,84</text:p>
          </table:table-cell>
          <table:table-cell office:value-type="float" office:value="1448615.9" calcext:value-type="float">
            <text:p>1448615,9</text:p>
          </table:table-cell>
          <table:table-cell office:value-type="float" office:value="1449458.3" calcext:value-type="float">
            <text:p>1449458,3</text:p>
          </table:table-cell>
          <table:table-cell office:value-type="float" office:value="2660885.07" calcext:value-type="float">
            <text:p>2660885,07</text:p>
          </table:table-cell>
          <table:table-cell office:value-type="float" office:value="2679070.22" calcext:value-type="float">
            <text:p>2679070,22</text:p>
          </table:table-cell>
          <table:table-cell table:number-columns-repeated="973"/>
        </table:table-row>
        <table:table-row table:style-name="ro1">
          <table:table-cell table:style-name="ce10" office:value-type="string" calcext:value-type="string">
            <text:p>2015-12-31</text:p>
          </table:table-cell>
          <table:table-cell office:value-type="float" office:value="45690.94" calcext:value-type="float">
            <text:p>45690,94</text:p>
          </table:table-cell>
          <table:table-cell office:value-type="float" office:value="169558.19" calcext:value-type="float">
            <text:p>169558,19</text:p>
          </table:table-cell>
          <table:table-cell office:value-type="float" office:value="273017.58" calcext:value-type="float">
            <text:p>273017,58</text:p>
          </table:table-cell>
          <table:table-cell office:value-type="float" office:value="44612.03" calcext:value-type="float">
            <text:p>44612,03</text:p>
          </table:table-cell>
          <table:table-cell office:value-type="float" office:value="112701.01" calcext:value-type="float">
            <text:p>112701,01</text:p>
          </table:table-cell>
          <table:table-cell office:value-type="float" office:value="2.22" calcext:value-type="float">
            <text:p>2,22</text:p>
          </table:table-cell>
          <table:table-cell office:value-type="float" office:value="0.59" calcext:value-type="float">
            <text:p>0,59</text:p>
          </table:table-cell>
          <table:table-cell office:value-type="float" office:value="0.91" calcext:value-type="float">
            <text:p>0,91</text:p>
          </table:table-cell>
          <table:table-cell office:value-type="float" office:value="0.02" calcext:value-type="float">
            <text:p>0,02</text:p>
          </table:table-cell>
          <table:table-cell office:value-type="float" office:value="0.3" calcext:value-type="float">
            <text:p>0,3</text:p>
          </table:table-cell>
          <table:table-cell office:value-type="float" office:value="-0" calcext:value-type="float">
            <text:p>0</text:p>
          </table:table-cell>
          <table:table-cell office:value-type="float" office:value="0.28" calcext:value-type="float">
            <text:p>0,28</text:p>
          </table:table-cell>
          <table:table-cell office:value-type="float" office:value="1.03" calcext:value-type="float">
            <text:p>1,03</text:p>
          </table:table-cell>
          <table:table-cell office:value-type="float" office:value="-0.18" calcext:value-type="float">
            <text:p>-0,18</text:p>
          </table:table-cell>
          <table:table-cell office:value-type="float" office:value="10519852.78" calcext:value-type="float">
            <text:p>10519852,78</text:p>
          </table:table-cell>
          <table:table-cell office:value-type="float" office:value="430465.81" calcext:value-type="float">
            <text:p>430465,81</text:p>
          </table:table-cell>
          <table:table-cell office:value-type="float" office:value="160149.8" calcext:value-type="float">
            <text:p>160149,8</text:p>
          </table:table-cell>
          <table:table-cell office:value-type="float" office:value="455494.73" calcext:value-type="float">
            <text:p>455494,73</text:p>
          </table:table-cell>
          <table:table-cell office:value-type="float" office:value="12743.7" calcext:value-type="float">
            <text:p>12743,7</text:p>
          </table:table-cell>
          <table:table-cell office:value-type="float" office:value="44769.15" calcext:value-type="float">
            <text:p>44769,15</text:p>
          </table:table-cell>
          <table:table-cell office:value-type="float" office:value="69849.93" calcext:value-type="float">
            <text:p>69849,93</text:p>
          </table:table-cell>
          <table:table-cell office:value-type="float" office:value="55495" calcext:value-type="float">
            <text:p>55495</text:p>
          </table:table-cell>
          <table:table-cell office:value-type="float" office:value="11033.59" calcext:value-type="float">
            <text:p>11033,59</text:p>
          </table:table-cell>
          <table:table-cell office:value-type="float" office:value="31242.54" calcext:value-type="float">
            <text:p>31242,54</text:p>
          </table:table-cell>
          <table:table-cell office:value-type="float" office:value="2595817.35" calcext:value-type="float">
            <text:p>2595817,35</text:p>
          </table:table-cell>
          <table:table-cell office:value-type="float" office:value="2621629.52" calcext:value-type="float">
            <text:p>2621629,52</text:p>
          </table:table-cell>
          <table:table-cell office:value-type="float" office:value="120921.87" calcext:value-type="float">
            <text:p>120921,87</text:p>
          </table:table-cell>
          <table:table-cell office:value-type="float" office:value="123732.3" calcext:value-type="float">
            <text:p>123732,3</text:p>
          </table:table-cell>
          <table:table-cell office:value-type="float" office:value="559924.09" calcext:value-type="float">
            <text:p>559924,09</text:p>
          </table:table-cell>
          <table:table-cell office:value-type="float" office:value="563615.92" calcext:value-type="float">
            <text:p>563615,92</text:p>
          </table:table-cell>
          <table:table-cell office:value-type="float" office:value="570321.17" calcext:value-type="float">
            <text:p>570321,17</text:p>
          </table:table-cell>
          <table:table-cell office:value-type="float" office:value="590910.11" calcext:value-type="float">
            <text:p>590910,11</text:p>
          </table:table-cell>
          <table:table-cell office:value-type="float" office:value="1464793.87" calcext:value-type="float">
            <text:p>1464793,87</text:p>
          </table:table-cell>
          <table:table-cell office:value-type="float" office:value="1466486.98" calcext:value-type="float">
            <text:p>1466486,98</text:p>
          </table:table-cell>
          <table:table-cell office:value-type="float" office:value="1137897.24" calcext:value-type="float">
            <text:p>1137897,24</text:p>
          </table:table-cell>
          <table:table-cell office:value-type="float" office:value="1124620.58" calcext:value-type="float">
            <text:p>1124620,58</text:p>
          </table:table-cell>
          <table:table-cell office:value-type="float" office:value="1245639.11" calcext:value-type="float">
            <text:p>1245639,11</text:p>
          </table:table-cell>
          <table:table-cell office:value-type="float" office:value="1238399.5" calcext:value-type="float">
            <text:p>1238399,5</text:p>
          </table:table-cell>
          <table:table-cell office:value-type="float" office:value="2703279.39" calcext:value-type="float">
            <text:p>2703279,39</text:p>
          </table:table-cell>
          <table:table-cell office:value-type="float" office:value="2735408.44" calcext:value-type="float">
            <text:p>2735408,44</text:p>
          </table:table-cell>
          <table:table-cell office:value-type="float" office:value="2536135.95" calcext:value-type="float">
            <text:p>2536135,95</text:p>
          </table:table-cell>
          <table:table-cell office:value-type="float" office:value="2540003.46" calcext:value-type="float">
            <text:p>2540003,46</text:p>
          </table:table-cell>
          <table:table-cell office:value-type="float" office:value="529274.13" calcext:value-type="float">
            <text:p>529274,13</text:p>
          </table:table-cell>
          <table:table-cell office:value-type="float" office:value="533656.47" calcext:value-type="float">
            <text:p>533656,47</text:p>
          </table:table-cell>
          <table:table-cell office:value-type="float" office:value="551684.59" calcext:value-type="float">
            <text:p>551684,59</text:p>
          </table:table-cell>
          <table:table-cell office:value-type="float" office:value="551951.72" calcext:value-type="float">
            <text:p>551951,72</text:p>
          </table:table-cell>
          <table:table-cell office:value-type="float" office:value="1438804.54" calcext:value-type="float">
            <text:p>1438804,54</text:p>
          </table:table-cell>
          <table:table-cell office:value-type="float" office:value="1440753.8" calcext:value-type="float">
            <text:p>1440753,8</text:p>
          </table:table-cell>
          <table:table-cell office:value-type="float" office:value="2646285.21" calcext:value-type="float">
            <text:p>2646285,21</text:p>
          </table:table-cell>
          <table:table-cell office:value-type="float" office:value="2656646.41" calcext:value-type="float">
            <text:p>2656646,41</text:p>
          </table:table-cell>
          <table:table-cell table:number-columns-repeated="973"/>
        </table:table-row>
        <table:table-row table:style-name="ro1">
          <table:table-cell table:style-name="ce10" office:value-type="string" calcext:value-type="string">
            <text:p>2015-09-30</text:p>
          </table:table-cell>
          <table:table-cell table:number-columns-repeated="18"/>
          <table:table-cell office:value-type="float" office:value="12308.4" calcext:value-type="float">
            <text:p>12308,4</text:p>
          </table:table-cell>
          <table:table-cell office:value-type="float" office:value="43736.07" calcext:value-type="float">
            <text:p>43736,07</text:p>
          </table:table-cell>
          <table:table-cell office:value-type="float" office:value="67793.92" calcext:value-type="float">
            <text:p>67793,92</text:p>
          </table:table-cell>
          <table:table-cell office:value-type="float" office:value="52437" calcext:value-type="float">
            <text:p>52437</text:p>
          </table:table-cell>
          <table:table-cell office:value-type="float" office:value="12483.6" calcext:value-type="float">
            <text:p>12483,6</text:p>
          </table:table-cell>
          <table:table-cell office:value-type="float" office:value="28690.03" calcext:value-type="float">
            <text:p>28690,03</text:p>
          </table:table-cell>
          <table:table-cell office:value-type="float" office:value="2499979.2" calcext:value-type="float">
            <text:p>2499979,2</text:p>
          </table:table-cell>
          <table:table-cell office:value-type="float" office:value="2494147.9" calcext:value-type="float">
            <text:p>2494147,9</text:p>
          </table:table-cell>
          <table:table-cell office:value-type="float" office:value="102454" calcext:value-type="float">
            <text:p>102454</text:p>
          </table:table-cell>
          <table:table-cell office:value-type="float" office:value="101938.07" calcext:value-type="float">
            <text:p>101938,07</text:p>
          </table:table-cell>
          <table:table-cell office:value-type="float" office:value="505924.02" calcext:value-type="float">
            <text:p>505924,02</text:p>
          </table:table-cell>
          <table:table-cell office:value-type="float" office:value="507331.53" calcext:value-type="float">
            <text:p>507331,53</text:p>
          </table:table-cell>
          <table:table-cell office:value-type="float" office:value="538041.37" calcext:value-type="float">
            <text:p>538041,37</text:p>
          </table:table-cell>
          <table:table-cell office:value-type="float" office:value="526962.75" calcext:value-type="float">
            <text:p>526962,75</text:p>
          </table:table-cell>
          <table:table-cell office:value-type="float" office:value="1437682.16" calcext:value-type="float">
            <text:p>1437682,16</text:p>
          </table:table-cell>
          <table:table-cell office:value-type="float" office:value="1436219.92" calcext:value-type="float">
            <text:p>1436219,92</text:p>
          </table:table-cell>
          <table:table-cell office:value-type="float" office:value="1083455.2" calcext:value-type="float">
            <text:p>1083455,2</text:p>
          </table:table-cell>
          <table:table-cell office:value-type="float" office:value="1083496.62" calcext:value-type="float">
            <text:p>1083496,62</text:p>
          </table:table-cell>
          <table:table-cell office:value-type="float" office:value="1215231.58" calcext:value-type="float">
            <text:p>1215231,58</text:p>
          </table:table-cell>
          <table:table-cell office:value-type="float" office:value="1217816.88" calcext:value-type="float">
            <text:p>1217816,88</text:p>
          </table:table-cell>
          <table:table-cell office:value-type="float" office:value="2632069.94" calcext:value-type="float">
            <text:p>2632069,94</text:p>
          </table:table-cell>
          <table:table-cell office:value-type="float" office:value="2628468.16" calcext:value-type="float">
            <text:p>2628468,16</text:p>
          </table:table-cell>
          <table:table-cell office:value-type="float" office:value="2512083.51" calcext:value-type="float">
            <text:p>2512083,51</text:p>
          </table:table-cell>
          <table:table-cell office:value-type="float" office:value="2514922.91" calcext:value-type="float">
            <text:p>2514922,91</text:p>
          </table:table-cell>
          <table:table-cell office:value-type="float" office:value="516564.58" calcext:value-type="float">
            <text:p>516564,58</text:p>
          </table:table-cell>
          <table:table-cell office:value-type="float" office:value="516028.1" calcext:value-type="float">
            <text:p>516028,1</text:p>
          </table:table-cell>
          <table:table-cell office:value-type="float" office:value="547375.02" calcext:value-type="float">
            <text:p>547375,02</text:p>
          </table:table-cell>
          <table:table-cell office:value-type="float" office:value="548320.8" calcext:value-type="float">
            <text:p>548320,8</text:p>
          </table:table-cell>
          <table:table-cell office:value-type="float" office:value="1434178.34" calcext:value-type="float">
            <text:p>1434178,34</text:p>
          </table:table-cell>
          <table:table-cell office:value-type="float" office:value="1435617.9" calcext:value-type="float">
            <text:p>1435617,9</text:p>
          </table:table-cell>
          <table:table-cell office:value-type="float" office:value="2634578.57" calcext:value-type="float">
            <text:p>2634578,57</text:p>
          </table:table-cell>
          <table:table-cell office:value-type="float" office:value="2640375.95" calcext:value-type="float">
            <text:p>2640375,95</text:p>
          </table:table-cell>
          <table:table-cell table:number-columns-repeated="973"/>
        </table:table-row>
        <table:table-row table:style-name="ro1">
          <table:table-cell table:style-name="ce10" office:value-type="string" calcext:value-type="string">
            <text:p>2015-06-30</text:p>
          </table:table-cell>
          <table:table-cell table:number-columns-repeated="18"/>
          <table:table-cell office:value-type="float" office:value="11309.68" calcext:value-type="float">
            <text:p>11309,68</text:p>
          </table:table-cell>
          <table:table-cell office:value-type="float" office:value="42489.72" calcext:value-type="float">
            <text:p>42489,72</text:p>
          </table:table-cell>
          <table:table-cell office:value-type="float" office:value="68815.89" calcext:value-type="float">
            <text:p>68815,89</text:p>
          </table:table-cell>
          <table:table-cell office:value-type="float" office:value="53438" calcext:value-type="float">
            <text:p>53438</text:p>
          </table:table-cell>
          <table:table-cell office:value-type="float" office:value="11303.58" calcext:value-type="float">
            <text:p>11303,58</text:p>
          </table:table-cell>
          <table:table-cell office:value-type="float" office:value="27930.94" calcext:value-type="float">
            <text:p>27930,94</text:p>
          </table:table-cell>
          <table:table-cell office:value-type="float" office:value="2516214.23" calcext:value-type="float">
            <text:p>2516214,23</text:p>
          </table:table-cell>
          <table:table-cell office:value-type="float" office:value="2516360.86" calcext:value-type="float">
            <text:p>2516360,86</text:p>
          </table:table-cell>
          <table:table-cell office:value-type="float" office:value="134524.15" calcext:value-type="float">
            <text:p>134524,15</text:p>
          </table:table-cell>
          <table:table-cell office:value-type="float" office:value="133389.03" calcext:value-type="float">
            <text:p>133389,03</text:p>
          </table:table-cell>
          <table:table-cell office:value-type="float" office:value="551676.87" calcext:value-type="float">
            <text:p>551676,87</text:p>
          </table:table-cell>
          <table:table-cell office:value-type="float" office:value="547885.15" calcext:value-type="float">
            <text:p>547885,15</text:p>
          </table:table-cell>
          <table:table-cell office:value-type="float" office:value="544048.92" calcext:value-type="float">
            <text:p>544048,92</text:p>
          </table:table-cell>
          <table:table-cell office:value-type="float" office:value="545171.82" calcext:value-type="float">
            <text:p>545171,82</text:p>
          </table:table-cell>
          <table:table-cell office:value-type="float" office:value="1417802.59" calcext:value-type="float">
            <text:p>1417802,59</text:p>
          </table:table-cell>
          <table:table-cell office:value-type="float" office:value="1423693.37" calcext:value-type="float">
            <text:p>1423693,37</text:p>
          </table:table-cell>
          <table:table-cell office:value-type="float" office:value="1106139.22" calcext:value-type="float">
            <text:p>1106139,22</text:p>
          </table:table-cell>
          <table:table-cell office:value-type="float" office:value="1120389.73" calcext:value-type="float">
            <text:p>1120389,73</text:p>
          </table:table-cell>
          <table:table-cell office:value-type="float" office:value="1213816.27" calcext:value-type="float">
            <text:p>1213816,27</text:p>
          </table:table-cell>
          <table:table-cell office:value-type="float" office:value="1222183.88" calcext:value-type="float">
            <text:p>1222183,88</text:p>
          </table:table-cell>
          <table:table-cell office:value-type="float" office:value="2623586.44" calcext:value-type="float">
            <text:p>2623586,44</text:p>
          </table:table-cell>
          <table:table-cell office:value-type="float" office:value="2618155.01" calcext:value-type="float">
            <text:p>2618155,01</text:p>
          </table:table-cell>
          <table:table-cell office:value-type="float" office:value="2520445.97" calcext:value-type="float">
            <text:p>2520445,97</text:p>
          </table:table-cell>
          <table:table-cell office:value-type="float" office:value="2522291.44" calcext:value-type="float">
            <text:p>2522291,44</text:p>
          </table:table-cell>
          <table:table-cell office:value-type="float" office:value="541341.34" calcext:value-type="float">
            <text:p>541341,34</text:p>
          </table:table-cell>
          <table:table-cell office:value-type="float" office:value="539503.02" calcext:value-type="float">
            <text:p>539503,02</text:p>
          </table:table-cell>
          <table:table-cell office:value-type="float" office:value="545379.68" calcext:value-type="float">
            <text:p>545379,68</text:p>
          </table:table-cell>
          <table:table-cell office:value-type="float" office:value="545275.38" calcext:value-type="float">
            <text:p>545275,38</text:p>
          </table:table-cell>
          <table:table-cell office:value-type="float" office:value="1427717.04" calcext:value-type="float">
            <text:p>1427717,04</text:p>
          </table:table-cell>
          <table:table-cell office:value-type="float" office:value="1428824.7" calcext:value-type="float">
            <text:p>1428824,7</text:p>
          </table:table-cell>
          <table:table-cell office:value-type="float" office:value="2622824.63" calcext:value-type="float">
            <text:p>2622824,63</text:p>
          </table:table-cell>
          <table:table-cell office:value-type="float" office:value="2619415.76" calcext:value-type="float">
            <text:p>2619415,76</text:p>
          </table:table-cell>
          <table:table-cell table:number-columns-repeated="973"/>
        </table:table-row>
        <table:table-row table:style-name="ro1">
          <table:table-cell table:style-name="ce10" office:value-type="string" calcext:value-type="string">
            <text:p>2015-03-31</text:p>
          </table:table-cell>
          <table:table-cell table:number-columns-repeated="18"/>
          <table:table-cell office:value-type="float" office:value="9329.16" calcext:value-type="float">
            <text:p>9329,16</text:p>
          </table:table-cell>
          <table:table-cell office:value-type="float" office:value="38610.59" calcext:value-type="float">
            <text:p>38610,59</text:p>
          </table:table-cell>
          <table:table-cell office:value-type="float" office:value="66557.24" calcext:value-type="float">
            <text:p>66557,24</text:p>
          </table:table-cell>
          <table:table-cell office:value-type="float" office:value="50015" calcext:value-type="float">
            <text:p>50015</text:p>
          </table:table-cell>
          <table:table-cell office:value-type="float" office:value="9809.14" calcext:value-type="float">
            <text:p>9809,14</text:p>
          </table:table-cell>
          <table:table-cell office:value-type="float" office:value="24816.32" calcext:value-type="float">
            <text:p>24816,32</text:p>
          </table:table-cell>
          <table:table-cell office:value-type="float" office:value="2438475.95" calcext:value-type="float">
            <text:p>2438475,95</text:p>
          </table:table-cell>
          <table:table-cell office:value-type="float" office:value="2418348.45" calcext:value-type="float">
            <text:p>2418348,45</text:p>
          </table:table-cell>
          <table:table-cell office:value-type="float" office:value="92249.75" calcext:value-type="float">
            <text:p>92249,75</text:p>
          </table:table-cell>
          <table:table-cell office:value-type="float" office:value="91090.37" calcext:value-type="float">
            <text:p>91090,37</text:p>
          </table:table-cell>
          <table:table-cell office:value-type="float" office:value="474934.01" calcext:value-type="float">
            <text:p>474934,01</text:p>
          </table:table-cell>
          <table:table-cell office:value-type="float" office:value="473626.4" calcext:value-type="float">
            <text:p>473626,4</text:p>
          </table:table-cell>
          <table:table-cell office:value-type="float" office:value="534881.51" calcext:value-type="float">
            <text:p>534881,51</text:p>
          </table:table-cell>
          <table:table-cell office:value-type="float" office:value="524248.28" calcext:value-type="float">
            <text:p>524248,28</text:p>
          </table:table-cell>
          <table:table-cell office:value-type="float" office:value="1398508.68" calcext:value-type="float">
            <text:p>1398508,68</text:p>
          </table:table-cell>
          <table:table-cell office:value-type="float" office:value="1392387.03" calcext:value-type="float">
            <text:p>1392387,03</text:p>
          </table:table-cell>
          <table:table-cell office:value-type="float" office:value="1055266.48" calcext:value-type="float">
            <text:p>1055266,48</text:p>
          </table:table-cell>
          <table:table-cell office:value-type="float" office:value="1054251.21" calcext:value-type="float">
            <text:p>1054251,21</text:p>
          </table:table-cell>
          <table:table-cell office:value-type="float" office:value="1177437.22" calcext:value-type="float">
            <text:p>1177437,22</text:p>
          </table:table-cell>
          <table:table-cell office:value-type="float" office:value="1173723.93" calcext:value-type="float">
            <text:p>1173723,93</text:p>
          </table:table-cell>
          <table:table-cell office:value-type="float" office:value="2560917.01" calcext:value-type="float">
            <text:p>2560917,01</text:p>
          </table:table-cell>
          <table:table-cell office:value-type="float" office:value="2537821.17" calcext:value-type="float">
            <text:p>2537821,17</text:p>
          </table:table-cell>
          <table:table-cell office:value-type="float" office:value="2477590.37" calcext:value-type="float">
            <text:p>2477590,37</text:p>
          </table:table-cell>
          <table:table-cell office:value-type="float" office:value="2469037.99" calcext:value-type="float">
            <text:p>2469037,99</text:p>
          </table:table-cell>
          <table:table-cell office:value-type="float" office:value="502473.74" calcext:value-type="float">
            <text:p>502473,74</text:p>
          </table:table-cell>
          <table:table-cell office:value-type="float" office:value="500466.19" calcext:value-type="float">
            <text:p>500466,19</text:p>
          </table:table-cell>
          <table:table-cell office:value-type="float" office:value="543380.74" calcext:value-type="float">
            <text:p>543380,74</text:p>
          </table:table-cell>
          <table:table-cell office:value-type="float" office:value="542272.13" calcext:value-type="float">
            <text:p>542272,13</text:p>
          </table:table-cell>
          <table:table-cell office:value-type="float" office:value="1419461.26" calcext:value-type="float">
            <text:p>1419461,26</text:p>
          </table:table-cell>
          <table:table-cell office:value-type="float" office:value="1414964.78" calcext:value-type="float">
            <text:p>1414964,78</text:p>
          </table:table-cell>
          <table:table-cell office:value-type="float" office:value="2611606.63" calcext:value-type="float">
            <text:p>2611606,63</text:p>
          </table:table-cell>
          <table:table-cell office:value-type="float" office:value="2598856.93" calcext:value-type="float">
            <text:p>2598856,93</text:p>
          </table:table-cell>
          <table:table-cell table:number-columns-repeated="973"/>
        </table:table-row>
        <table:table-row table:style-name="ro1">
          <table:table-cell table:style-name="ce10" office:value-type="string" calcext:value-type="string">
            <text:p>2014-12-31</text:p>
          </table:table-cell>
          <table:table-cell office:value-type="float" office:value="42890.34" calcext:value-type="float">
            <text:p>42890,34</text:p>
          </table:table-cell>
          <table:table-cell office:value-type="float" office:value="157821.25" calcext:value-type="float">
            <text:p>157821,25</text:p>
          </table:table-cell>
          <table:table-cell office:value-type="float" office:value="265756.96" calcext:value-type="float">
            <text:p>265756,96</text:p>
          </table:table-cell>
          <table:table-cell office:value-type="float" office:value="43398.55" calcext:value-type="float">
            <text:p>43398,55</text:p>
          </table:table-cell>
          <table:table-cell office:value-type="float" office:value="106061.28" calcext:value-type="float">
            <text:p>106061,28</text:p>
          </table:table-cell>
          <table:table-cell office:value-type="float" office:value="1.3" calcext:value-type="float">
            <text:p>1,3</text:p>
          </table:table-cell>
          <table:table-cell office:value-type="float" office:value="0.09" calcext:value-type="float">
            <text:p>0,09</text:p>
          </table:table-cell>
          <table:table-cell office:value-type="float" office:value="0.28" calcext:value-type="float">
            <text:p>0,28</text:p>
          </table:table-cell>
          <table:table-cell office:value-type="float" office:value="-0.06" calcext:value-type="float">
            <text:p>-0,06</text:p>
          </table:table-cell>
          <table:table-cell office:value-type="float" office:value="0.25" calcext:value-type="float">
            <text:p>0,25</text:p>
          </table:table-cell>
          <table:table-cell office:value-type="float" office:value="0.36" calcext:value-type="float">
            <text:p>0,36</text:p>
          </table:table-cell>
          <table:table-cell office:value-type="float" office:value="0.17" calcext:value-type="float">
            <text:p>0,17</text:p>
          </table:table-cell>
          <table:table-cell office:value-type="float" office:value="0.49" calcext:value-type="float">
            <text:p>0,49</text:p>
          </table:table-cell>
          <table:table-cell office:value-type="float" office:value="0.1" calcext:value-type="float">
            <text:p>0,1</text:p>
          </table:table-cell>
          <table:table-cell office:value-type="float" office:value="10167201.27" calcext:value-type="float">
            <text:p>10167201,27</text:p>
          </table:table-cell>
          <table:table-cell office:value-type="float" office:value="408967.81" calcext:value-type="float">
            <text:p>408967,81</text:p>
          </table:table-cell>
          <table:table-cell office:value-type="float" office:value="150708.62" calcext:value-type="float">
            <text:p>150708,62</text:p>
          </table:table-cell>
          <table:table-cell office:value-type="float" office:value="438833.87" calcext:value-type="float">
            <text:p>438833,87</text:p>
          </table:table-cell>
          <table:table-cell office:value-type="float" office:value="12051.74" calcext:value-type="float">
            <text:p>12051,74</text:p>
          </table:table-cell>
          <table:table-cell office:value-type="float" office:value="41355.77" calcext:value-type="float">
            <text:p>41355,77</text:p>
          </table:table-cell>
          <table:table-cell office:value-type="float" office:value="68891.49" calcext:value-type="float">
            <text:p>68891,49</text:p>
          </table:table-cell>
          <table:table-cell office:value-type="float" office:value="53995" calcext:value-type="float">
            <text:p>53995</text:p>
          </table:table-cell>
          <table:table-cell office:value-type="float" office:value="10709.99" calcext:value-type="float">
            <text:p>10709,99</text:p>
          </table:table-cell>
          <table:table-cell office:value-type="float" office:value="29005.6" calcext:value-type="float">
            <text:p>29005,6</text:p>
          </table:table-cell>
          <table:table-cell office:value-type="float" office:value="2517696.48" calcext:value-type="float">
            <text:p>2517696,48</text:p>
          </table:table-cell>
          <table:table-cell office:value-type="float" office:value="2528497.03" calcext:value-type="float">
            <text:p>2528497,03</text:p>
          </table:table-cell>
          <table:table-cell office:value-type="float" office:value="105000.37" calcext:value-type="float">
            <text:p>105000,37</text:p>
          </table:table-cell>
          <table:table-cell office:value-type="float" office:value="105111.32" calcext:value-type="float">
            <text:p>105111,32</text:p>
          </table:table-cell>
          <table:table-cell office:value-type="float" office:value="527261.51" calcext:value-type="float">
            <text:p>527261,51</text:p>
          </table:table-cell>
          <table:table-cell office:value-type="float" office:value="524336.53" calcext:value-type="float">
            <text:p>524336,53</text:p>
          </table:table-cell>
          <table:table-cell office:value-type="float" office:value="560080.61" calcext:value-type="float">
            <text:p>560080,61</text:p>
          </table:table-cell>
          <table:table-cell office:value-type="float" office:value="578940.9" calcext:value-type="float">
            <text:p>578940,9</text:p>
          </table:table-cell>
          <table:table-cell office:value-type="float" office:value="1439199.97" calcext:value-type="float">
            <text:p>1439199,97</text:p>
          </table:table-cell>
          <table:table-cell office:value-type="float" office:value="1433980.99" calcext:value-type="float">
            <text:p>1433980,99</text:p>
          </table:table-cell>
          <table:table-cell office:value-type="float" office:value="1053647.17" calcext:value-type="float">
            <text:p>1053647,17</text:p>
          </table:table-cell>
          <table:table-cell office:value-type="float" office:value="1064853.37" calcext:value-type="float">
            <text:p>1064853,37</text:p>
          </table:table-cell>
          <table:table-cell office:value-type="float" office:value="1176766" calcext:value-type="float">
            <text:p>1176766</text:p>
          </table:table-cell>
          <table:table-cell office:value-type="float" office:value="1171800.7" calcext:value-type="float">
            <text:p>1171800,7</text:p>
          </table:table-cell>
          <table:table-cell office:value-type="float" office:value="2641748.81" calcext:value-type="float">
            <text:p>2641748,81</text:p>
          </table:table-cell>
          <table:table-cell office:value-type="float" office:value="2635444.37" calcext:value-type="float">
            <text:p>2635444,37</text:p>
          </table:table-cell>
          <table:table-cell office:value-type="float" office:value="2466321.04" calcext:value-type="float">
            <text:p>2466321,04</text:p>
          </table:table-cell>
          <table:table-cell office:value-type="float" office:value="2456787.56" calcext:value-type="float">
            <text:p>2456787,56</text:p>
          </table:table-cell>
          <table:table-cell office:value-type="float" office:value="501622.67" calcext:value-type="float">
            <text:p>501622,67</text:p>
          </table:table-cell>
          <table:table-cell office:value-type="float" office:value="499847.09" calcext:value-type="float">
            <text:p>499847,09</text:p>
          </table:table-cell>
          <table:table-cell office:value-type="float" office:value="541025.83" calcext:value-type="float">
            <text:p>541025,83</text:p>
          </table:table-cell>
          <table:table-cell office:value-type="float" office:value="540425.64" calcext:value-type="float">
            <text:p>540425,64</text:p>
          </table:table-cell>
          <table:table-cell office:value-type="float" office:value="1414162.91" calcext:value-type="float">
            <text:p>1414162,91</text:p>
          </table:table-cell>
          <table:table-cell office:value-type="float" office:value="1409895.61" calcext:value-type="float">
            <text:p>1409895,61</text:p>
          </table:table-cell>
          <table:table-cell office:value-type="float" office:value="2593913.48" calcext:value-type="float">
            <text:p>2593913,48</text:p>
          </table:table-cell>
          <table:table-cell office:value-type="float" office:value="2567385.49" calcext:value-type="float">
            <text:p>2567385,49</text:p>
          </table:table-cell>
          <table:table-cell table:number-columns-repeated="973"/>
        </table:table-row>
        <table:table-row table:style-name="ro1">
          <table:table-cell table:style-name="ce10" office:value-type="string" calcext:value-type="string">
            <text:p>2014-09-30</text:p>
          </table:table-cell>
          <table:table-cell table:number-columns-repeated="18"/>
          <table:table-cell office:value-type="float" office:value="11907.06" calcext:value-type="float">
            <text:p>11907,06</text:p>
          </table:table-cell>
          <table:table-cell office:value-type="float" office:value="40425.11" calcext:value-type="float">
            <text:p>40425,11</text:p>
          </table:table-cell>
          <table:table-cell office:value-type="float" office:value="66242.41" calcext:value-type="float">
            <text:p>66242,41</text:p>
          </table:table-cell>
          <table:table-cell office:value-type="float" office:value="51458" calcext:value-type="float">
            <text:p>51458</text:p>
          </table:table-cell>
          <table:table-cell office:value-type="float" office:value="11965.87" calcext:value-type="float">
            <text:p>11965,87</text:p>
          </table:table-cell>
          <table:table-cell office:value-type="float" office:value="27159.7" calcext:value-type="float">
            <text:p>27159,7</text:p>
          </table:table-cell>
          <table:table-cell office:value-type="float" office:value="2449978.3" calcext:value-type="float">
            <text:p>2449978,3</text:p>
          </table:table-cell>
          <table:table-cell office:value-type="float" office:value="2432105.23" calcext:value-type="float">
            <text:p>2432105,23</text:p>
          </table:table-cell>
          <table:table-cell office:value-type="float" office:value="93666.69" calcext:value-type="float">
            <text:p>93666,69</text:p>
          </table:table-cell>
          <table:table-cell office:value-type="float" office:value="92180.59" calcext:value-type="float">
            <text:p>92180,59</text:p>
          </table:table-cell>
          <table:table-cell office:value-type="float" office:value="490977.66" calcext:value-type="float">
            <text:p>490977,66</text:p>
          </table:table-cell>
          <table:table-cell office:value-type="float" office:value="488614.54" calcext:value-type="float">
            <text:p>488614,54</text:p>
          </table:table-cell>
          <table:table-cell office:value-type="float" office:value="530738.19" calcext:value-type="float">
            <text:p>530738,19</text:p>
          </table:table-cell>
          <table:table-cell office:value-type="float" office:value="517828.43" calcext:value-type="float">
            <text:p>517828,43</text:p>
          </table:table-cell>
          <table:table-cell office:value-type="float" office:value="1410252.84" calcext:value-type="float">
            <text:p>1410252,84</text:p>
          </table:table-cell>
          <table:table-cell office:value-type="float" office:value="1403324.53" calcext:value-type="float">
            <text:p>1403324,53</text:p>
          </table:table-cell>
          <table:table-cell office:value-type="float" office:value="1020632.2" calcext:value-type="float">
            <text:p>1020632,2</text:p>
          </table:table-cell>
          <table:table-cell office:value-type="float" office:value="1041834.56" calcext:value-type="float">
            <text:p>1041834,56</text:p>
          </table:table-cell>
          <table:table-cell office:value-type="float" office:value="1148847.6" calcext:value-type="float">
            <text:p>1148847,6</text:p>
          </table:table-cell>
          <table:table-cell office:value-type="float" office:value="1147253.92" calcext:value-type="float">
            <text:p>1147253,92</text:p>
          </table:table-cell>
          <table:table-cell office:value-type="float" office:value="2579482.23" calcext:value-type="float">
            <text:p>2579482,23</text:p>
          </table:table-cell>
          <table:table-cell office:value-type="float" office:value="2537524.58" calcext:value-type="float">
            <text:p>2537524,58</text:p>
          </table:table-cell>
          <table:table-cell office:value-type="float" office:value="2460569.55" calcext:value-type="float">
            <text:p>2460569,55</text:p>
          </table:table-cell>
          <table:table-cell office:value-type="float" office:value="2449927.54" calcext:value-type="float">
            <text:p>2449927,54</text:p>
          </table:table-cell>
          <table:table-cell office:value-type="float" office:value="500740" calcext:value-type="float">
            <text:p>500740</text:p>
          </table:table-cell>
          <table:table-cell office:value-type="float" office:value="496758.33" calcext:value-type="float">
            <text:p>496758,33</text:p>
          </table:table-cell>
          <table:table-cell office:value-type="float" office:value="540261.53" calcext:value-type="float">
            <text:p>540261,53</text:p>
          </table:table-cell>
          <table:table-cell office:value-type="float" office:value="538583.15" calcext:value-type="float">
            <text:p>538583,15</text:p>
          </table:table-cell>
          <table:table-cell office:value-type="float" office:value="1407138.47" calcext:value-type="float">
            <text:p>1407138,47</text:p>
          </table:table-cell>
          <table:table-cell office:value-type="float" office:value="1403086.74" calcext:value-type="float">
            <text:p>1403086,74</text:p>
          </table:table-cell>
          <table:table-cell office:value-type="float" office:value="2583545.93" calcext:value-type="float">
            <text:p>2583545,93</text:p>
          </table:table-cell>
          <table:table-cell office:value-type="float" office:value="2548811.62" calcext:value-type="float">
            <text:p>2548811,62</text:p>
          </table:table-cell>
          <table:table-cell table:number-columns-repeated="973"/>
        </table:table-row>
        <table:table-row table:style-name="ro1">
          <table:table-cell table:style-name="ce10" office:value-type="string" calcext:value-type="string">
            <text:p>2014-06-30</text:p>
          </table:table-cell>
          <table:table-cell table:number-columns-repeated="18"/>
          <table:table-cell office:value-type="float" office:value="10301.74" calcext:value-type="float">
            <text:p>10301,74</text:p>
          </table:table-cell>
          <table:table-cell office:value-type="float" office:value="39665.31" calcext:value-type="float">
            <text:p>39665,31</text:p>
          </table:table-cell>
          <table:table-cell office:value-type="float" office:value="66356.93" calcext:value-type="float">
            <text:p>66356,93</text:p>
          </table:table-cell>
          <table:table-cell office:value-type="float" office:value="52112" calcext:value-type="float">
            <text:p>52112</text:p>
          </table:table-cell>
          <table:table-cell office:value-type="float" office:value="11037.37" calcext:value-type="float">
            <text:p>11037,37</text:p>
          </table:table-cell>
          <table:table-cell office:value-type="float" office:value="26446.89" calcext:value-type="float">
            <text:p>26446,89</text:p>
          </table:table-cell>
          <table:table-cell office:value-type="float" office:value="2448991.84" calcext:value-type="float">
            <text:p>2448991,84</text:p>
          </table:table-cell>
          <table:table-cell office:value-type="float" office:value="2431748.76" calcext:value-type="float">
            <text:p>2431748,76</text:p>
          </table:table-cell>
          <table:table-cell office:value-type="float" office:value="96242.64" calcext:value-type="float">
            <text:p>96242,64</text:p>
          </table:table-cell>
          <table:table-cell office:value-type="float" office:value="94408.28" calcext:value-type="float">
            <text:p>94408,28</text:p>
          </table:table-cell>
          <table:table-cell office:value-type="float" office:value="506886.35" calcext:value-type="float">
            <text:p>506886,35</text:p>
          </table:table-cell>
          <table:table-cell office:value-type="float" office:value="499205.6" calcext:value-type="float">
            <text:p>499205,6</text:p>
          </table:table-cell>
          <table:table-cell office:value-type="float" office:value="537755.88" calcext:value-type="float">
            <text:p>537755,88</text:p>
          </table:table-cell>
          <table:table-cell office:value-type="float" office:value="535729.47" calcext:value-type="float">
            <text:p>535729,47</text:p>
          </table:table-cell>
          <table:table-cell office:value-type="float" office:value="1391626.28" calcext:value-type="float">
            <text:p>1391626,28</text:p>
          </table:table-cell>
          <table:table-cell office:value-type="float" office:value="1391318.36" calcext:value-type="float">
            <text:p>1391318,36</text:p>
          </table:table-cell>
          <table:table-cell office:value-type="float" office:value="1008954.8" calcext:value-type="float">
            <text:p>1008954,8</text:p>
          </table:table-cell>
          <table:table-cell office:value-type="float" office:value="1028929.42" calcext:value-type="float">
            <text:p>1028929,42</text:p>
          </table:table-cell>
          <table:table-cell office:value-type="float" office:value="1130922.39" calcext:value-type="float">
            <text:p>1130922,39</text:p>
          </table:table-cell>
          <table:table-cell office:value-type="float" office:value="1127326.49" calcext:value-type="float">
            <text:p>1127326,49</text:p>
          </table:table-cell>
          <table:table-cell office:value-type="float" office:value="2572427.16" calcext:value-type="float">
            <text:p>2572427,16</text:p>
          </table:table-cell>
          <table:table-cell office:value-type="float" office:value="2530145.83" calcext:value-type="float">
            <text:p>2530145,83</text:p>
          </table:table-cell>
          <table:table-cell office:value-type="float" office:value="2453173.15" calcext:value-type="float">
            <text:p>2453173,15</text:p>
          </table:table-cell>
          <table:table-cell office:value-type="float" office:value="2438804.98" calcext:value-type="float">
            <text:p>2438804,98</text:p>
          </table:table-cell>
          <table:table-cell office:value-type="float" office:value="497595.11" calcext:value-type="float">
            <text:p>497595,11</text:p>
          </table:table-cell>
          <table:table-cell office:value-type="float" office:value="491744.86" calcext:value-type="float">
            <text:p>491744,86</text:p>
          </table:table-cell>
          <table:table-cell office:value-type="float" office:value="539391.46" calcext:value-type="float">
            <text:p>539391,46</text:p>
          </table:table-cell>
          <table:table-cell office:value-type="float" office:value="535811.65" calcext:value-type="float">
            <text:p>535811,65</text:p>
          </table:table-cell>
          <table:table-cell office:value-type="float" office:value="1399523.75" calcext:value-type="float">
            <text:p>1399523,75</text:p>
          </table:table-cell>
          <table:table-cell office:value-type="float" office:value="1394795.25" calcext:value-type="float">
            <text:p>1394795,25</text:p>
          </table:table-cell>
          <table:table-cell office:value-type="float" office:value="2572101.42" calcext:value-type="float">
            <text:p>2572101,42</text:p>
          </table:table-cell>
          <table:table-cell office:value-type="float" office:value="2532759.17" calcext:value-type="float">
            <text:p>2532759,17</text:p>
          </table:table-cell>
          <table:table-cell table:number-columns-repeated="973"/>
        </table:table-row>
        <table:table-row table:style-name="ro1">
          <table:table-cell table:style-name="ce10" office:value-type="string" calcext:value-type="string">
            <text:p>2014-03-31</text:p>
          </table:table-cell>
          <table:table-cell table:number-columns-repeated="18"/>
          <table:table-cell office:value-type="float" office:value="8629.79" calcext:value-type="float">
            <text:p>8629,79</text:p>
          </table:table-cell>
          <table:table-cell office:value-type="float" office:value="36365.83" calcext:value-type="float">
            <text:p>36365,83</text:p>
          </table:table-cell>
          <table:table-cell office:value-type="float" office:value="64267.15" calcext:value-type="float">
            <text:p>64267,15</text:p>
          </table:table-cell>
          <table:table-cell office:value-type="float" office:value="49332" calcext:value-type="float">
            <text:p>49332</text:p>
          </table:table-cell>
          <table:table-cell office:value-type="float" office:value="9691.27" calcext:value-type="float">
            <text:p>9691,27</text:p>
          </table:table-cell>
          <table:table-cell office:value-type="float" office:value="23454.57" calcext:value-type="float">
            <text:p>23454,57</text:p>
          </table:table-cell>
          <table:table-cell office:value-type="float" office:value="2406285.38" calcext:value-type="float">
            <text:p>2406285,38</text:p>
          </table:table-cell>
          <table:table-cell office:value-type="float" office:value="2383305.37" calcext:value-type="float">
            <text:p>2383305,37</text:p>
          </table:table-cell>
          <table:table-cell office:value-type="float" office:value="94186.07" calcext:value-type="float">
            <text:p>94186,07</text:p>
          </table:table-cell>
          <table:table-cell office:value-type="float" office:value="92230.81" calcext:value-type="float">
            <text:p>92230,81</text:p>
          </table:table-cell>
          <table:table-cell office:value-type="float" office:value="472848.49" calcext:value-type="float">
            <text:p>472848,49</text:p>
          </table:table-cell>
          <table:table-cell office:value-type="float" office:value="468580.51" calcext:value-type="float">
            <text:p>468580,51</text:p>
          </table:table-cell>
          <table:table-cell office:value-type="float" office:value="530114.96" calcext:value-type="float">
            <text:p>530114,96</text:p>
          </table:table-cell>
          <table:table-cell office:value-type="float" office:value="515517.97" calcext:value-type="float">
            <text:p>515517,97</text:p>
          </table:table-cell>
          <table:table-cell office:value-type="float" office:value="1373050.28" calcext:value-type="float">
            <text:p>1373050,28</text:p>
          </table:table-cell>
          <table:table-cell office:value-type="float" office:value="1367922.46" calcext:value-type="float">
            <text:p>1367922,46</text:p>
          </table:table-cell>
          <table:table-cell office:value-type="float" office:value="984886.22" calcext:value-type="float">
            <text:p>984886,22</text:p>
          </table:table-cell>
          <table:table-cell office:value-type="float" office:value="1009260.61" calcext:value-type="float">
            <text:p>1009260,61</text:p>
          </table:table-cell>
          <table:table-cell office:value-type="float" office:value="1093214.48" calcext:value-type="float">
            <text:p>1093214,48</text:p>
          </table:table-cell>
          <table:table-cell office:value-type="float" office:value="1090041.73" calcext:value-type="float">
            <text:p>1090041,73</text:p>
          </table:table-cell>
          <table:table-cell office:value-type="float" office:value="2515937.73" calcext:value-type="float">
            <text:p>2515937,73</text:p>
          </table:table-cell>
          <table:table-cell office:value-type="float" office:value="2464086.49" calcext:value-type="float">
            <text:p>2464086,49</text:p>
          </table:table-cell>
          <table:table-cell office:value-type="float" office:value="2445875.52" calcext:value-type="float">
            <text:p>2445875,52</text:p>
          </table:table-cell>
          <table:table-cell office:value-type="float" office:value="2433300.87" calcext:value-type="float">
            <text:p>2433300,87</text:p>
          </table:table-cell>
          <table:table-cell office:value-type="float" office:value="501076.88" calcext:value-type="float">
            <text:p>501076,88</text:p>
          </table:table-cell>
          <table:table-cell office:value-type="float" office:value="495501.64" calcext:value-type="float">
            <text:p>495501,64</text:p>
          </table:table-cell>
          <table:table-cell office:value-type="float" office:value="538564.7" calcext:value-type="float">
            <text:p>538564,7</text:p>
          </table:table-cell>
          <table:table-cell office:value-type="float" office:value="533741.45" calcext:value-type="float">
            <text:p>533741,45</text:p>
          </table:table-cell>
          <table:table-cell office:value-type="float" office:value="1396350.39" calcext:value-type="float">
            <text:p>1396350,39</text:p>
          </table:table-cell>
          <table:table-cell office:value-type="float" office:value="1391802.01" calcext:value-type="float">
            <text:p>1391802,01</text:p>
          </table:table-cell>
          <table:table-cell office:value-type="float" office:value="2566606.68" calcext:value-type="float">
            <text:p>2566606,68</text:p>
          </table:table-cell>
          <table:table-cell office:value-type="float" office:value="2524755.9" calcext:value-type="float">
            <text:p>2524755,9</text:p>
          </table:table-cell>
          <table:table-cell table:number-columns-repeated="973"/>
        </table:table-row>
        <table:table-row table:style-name="ro1">
          <table:table-cell table:style-name="ce10" office:value-type="string" calcext:value-type="string">
            <text:p>2013-12-31</text:p>
          </table:table-cell>
          <table:table-cell office:value-type="float" office:value="41903.49" calcext:value-type="float">
            <text:p>41903,49</text:p>
          </table:table-cell>
          <table:table-cell office:value-type="float" office:value="159461.55" calcext:value-type="float">
            <text:p>159461,55</text:p>
          </table:table-cell>
          <table:table-cell office:value-type="float" office:value="258742.68" calcext:value-type="float">
            <text:p>258742,68</text:p>
          </table:table-cell>
          <table:table-cell office:value-type="float" office:value="43806.27" calcext:value-type="float">
            <text:p>43806,27</text:p>
          </table:table-cell>
          <table:table-cell office:value-type="float" office:value="102034.29" calcext:value-type="float">
            <text:p>102034,29</text:p>
          </table:table-cell>
          <table:table-cell office:value-type="float" office:value="-0.51" calcext:value-type="float">
            <text:p>-0,51</text:p>
          </table:table-cell>
          <table:table-cell office:value-type="float" office:value="0.08" calcext:value-type="float">
            <text:p>0,08</text:p>
          </table:table-cell>
          <table:table-cell office:value-type="float" office:value="-0.47" calcext:value-type="float">
            <text:p>-0,47</text:p>
          </table:table-cell>
          <table:table-cell office:value-type="float" office:value="-0.37" calcext:value-type="float">
            <text:p>-0,37</text:p>
          </table:table-cell>
          <table:table-cell office:value-type="float" office:value="-0.19" calcext:value-type="float">
            <text:p>-0,19</text:p>
          </table:table-cell>
          <table:table-cell office:value-type="float" office:value="0.3" calcext:value-type="float">
            <text:p>0,3</text:p>
          </table:table-cell>
          <table:table-cell office:value-type="float" office:value="0.04" calcext:value-type="float">
            <text:p>0,04</text:p>
          </table:table-cell>
          <table:table-cell office:value-type="float" office:value="-0.37" calcext:value-type="float">
            <text:p>-0,37</text:p>
          </table:table-cell>
          <table:table-cell office:value-type="float" office:value="0.26" calcext:value-type="float">
            <text:p>0,26</text:p>
          </table:table-cell>
          <table:table-cell office:value-type="float" office:value="9933318.71" calcext:value-type="float">
            <text:p>9933318,71</text:p>
          </table:table-cell>
          <table:table-cell office:value-type="float" office:value="392310.66" calcext:value-type="float">
            <text:p>392310,66</text:p>
          </table:table-cell>
          <table:table-cell office:value-type="float" office:value="143690.38" calcext:value-type="float">
            <text:p>143690,38</text:p>
          </table:table-cell>
          <table:table-cell office:value-type="float" office:value="441850.66" calcext:value-type="float">
            <text:p>441850,66</text:p>
          </table:table-cell>
          <table:table-cell office:value-type="float" office:value="11652.66" calcext:value-type="float">
            <text:p>11652,66</text:p>
          </table:table-cell>
          <table:table-cell office:value-type="float" office:value="41254.48" calcext:value-type="float">
            <text:p>41254,48</text:p>
          </table:table-cell>
          <table:table-cell office:value-type="float" office:value="66457" calcext:value-type="float">
            <text:p>66457</text:p>
          </table:table-cell>
          <table:table-cell office:value-type="float" office:value="53315" calcext:value-type="float">
            <text:p>53315</text:p>
          </table:table-cell>
          <table:table-cell office:value-type="float" office:value="10674.07" calcext:value-type="float">
            <text:p>10674,07</text:p>
          </table:table-cell>
          <table:table-cell office:value-type="float" office:value="27869.65" calcext:value-type="float">
            <text:p>27869,65</text:p>
          </table:table-cell>
          <table:table-cell office:value-type="float" office:value="2486551.95" calcext:value-type="float">
            <text:p>2486551,95</text:p>
          </table:table-cell>
          <table:table-cell office:value-type="float" office:value="2483969.43" calcext:value-type="float">
            <text:p>2483969,43</text:p>
          </table:table-cell>
          <table:table-cell office:value-type="float" office:value="104650.2" calcext:value-type="float">
            <text:p>104650,2</text:p>
          </table:table-cell>
          <table:table-cell office:value-type="float" office:value="103722.18" calcext:value-type="float">
            <text:p>103722,18</text:p>
          </table:table-cell>
          <table:table-cell office:value-type="float" office:value="523313.08" calcext:value-type="float">
            <text:p>523313,08</text:p>
          </table:table-cell>
          <table:table-cell office:value-type="float" office:value="516350.68" calcext:value-type="float">
            <text:p>516350,68</text:p>
          </table:table-cell>
          <table:table-cell office:value-type="float" office:value="556689.84" calcext:value-type="float">
            <text:p>556689,84</text:p>
          </table:table-cell>
          <table:table-cell office:value-type="float" office:value="570008.58" calcext:value-type="float">
            <text:p>570008,58</text:p>
          </table:table-cell>
          <table:table-cell office:value-type="float" office:value="1421555.47" calcext:value-type="float">
            <text:p>1421555,47</text:p>
          </table:table-cell>
          <table:table-cell office:value-type="float" office:value="1412364.43" calcext:value-type="float">
            <text:p>1412364,43</text:p>
          </table:table-cell>
          <table:table-cell office:value-type="float" office:value="999958.49" calcext:value-type="float">
            <text:p>999958,49</text:p>
          </table:table-cell>
          <table:table-cell office:value-type="float" office:value="1027020.34" calcext:value-type="float">
            <text:p>1027020,34</text:p>
          </table:table-cell>
          <table:table-cell office:value-type="float" office:value="1113200.33" calcext:value-type="float">
            <text:p>1113200,33</text:p>
          </table:table-cell>
          <table:table-cell office:value-type="float" office:value="1112346.4" calcext:value-type="float">
            <text:p>1112346,4</text:p>
          </table:table-cell>
          <table:table-cell office:value-type="float" office:value="2601590.56" calcext:value-type="float">
            <text:p>2601590,56</text:p>
          </table:table-cell>
          <table:table-cell office:value-type="float" office:value="2569295.49" calcext:value-type="float">
            <text:p>2569295,49</text:p>
          </table:table-cell>
          <table:table-cell office:value-type="float" office:value="2436160.14" calcext:value-type="float">
            <text:p>2436160,14</text:p>
          </table:table-cell>
          <table:table-cell office:value-type="float" office:value="2411293.87" calcext:value-type="float">
            <text:p>2411293,87</text:p>
          </table:table-cell>
          <table:table-cell office:value-type="float" office:value="498982.07" calcext:value-type="float">
            <text:p>498982,07</text:p>
          </table:table-cell>
          <table:table-cell office:value-type="float" office:value="493013.45" calcext:value-type="float">
            <text:p>493013,45</text:p>
          </table:table-cell>
          <table:table-cell office:value-type="float" office:value="536900.84" calcext:value-type="float">
            <text:p>536900,84</text:p>
          </table:table-cell>
          <table:table-cell office:value-type="float" office:value="530587.67" calcext:value-type="float">
            <text:p>530587,67</text:p>
          </table:table-cell>
          <table:table-cell office:value-type="float" office:value="1396409.71" calcext:value-type="float">
            <text:p>1396409,71</text:p>
          </table:table-cell>
          <table:table-cell office:value-type="float" office:value="1388425.66" calcext:value-type="float">
            <text:p>1388425,66</text:p>
          </table:table-cell>
          <table:table-cell office:value-type="float" office:value="2555504.84" calcext:value-type="float">
            <text:p>2555504,84</text:p>
          </table:table-cell>
          <table:table-cell office:value-type="float" office:value="2501180.29" calcext:value-type="float">
            <text:p>2501180,29</text:p>
          </table:table-cell>
          <table:table-cell table:number-columns-repeated="973"/>
        </table:table-row>
        <table:table-row table:style-name="ro1">
          <table:table-cell table:style-name="ce10" office:value-type="string" calcext:value-type="string">
            <text:p>2013-09-30</text:p>
          </table:table-cell>
          <table:table-cell table:number-columns-repeated="18"/>
          <table:table-cell office:value-type="float" office:value="11240.86" calcext:value-type="float">
            <text:p>11240,86</text:p>
          </table:table-cell>
          <table:table-cell office:value-type="float" office:value="40704.37" calcext:value-type="float">
            <text:p>40704,37</text:p>
          </table:table-cell>
          <table:table-cell office:value-type="float" office:value="64651.43" calcext:value-type="float">
            <text:p>64651,43</text:p>
          </table:table-cell>
          <table:table-cell office:value-type="float" office:value="50814" calcext:value-type="float">
            <text:p>50814</text:p>
          </table:table-cell>
          <table:table-cell office:value-type="float" office:value="12002.82" calcext:value-type="float">
            <text:p>12002,82</text:p>
          </table:table-cell>
          <table:table-cell office:value-type="float" office:value="26234.76" calcext:value-type="float">
            <text:p>26234,76</text:p>
          </table:table-cell>
          <table:table-cell office:value-type="float" office:value="2422651.52" calcext:value-type="float">
            <text:p>2422651,52</text:p>
          </table:table-cell>
          <table:table-cell office:value-type="float" office:value="2391213.69" calcext:value-type="float">
            <text:p>2391213,69</text:p>
          </table:table-cell>
          <table:table-cell office:value-type="float" office:value="91836.1" calcext:value-type="float">
            <text:p>91836,1</text:p>
          </table:table-cell>
          <table:table-cell office:value-type="float" office:value="89795.08" calcext:value-type="float">
            <text:p>89795,08</text:p>
          </table:table-cell>
          <table:table-cell office:value-type="float" office:value="485666.65" calcext:value-type="float">
            <text:p>485666,65</text:p>
          </table:table-cell>
          <table:table-cell office:value-type="float" office:value="480344.59" calcext:value-type="float">
            <text:p>480344,59</text:p>
          </table:table-cell>
          <table:table-cell office:value-type="float" office:value="526847.28" calcext:value-type="float">
            <text:p>526847,28</text:p>
          </table:table-cell>
          <table:table-cell office:value-type="float" office:value="508795.43" calcext:value-type="float">
            <text:p>508795,43</text:p>
          </table:table-cell>
          <table:table-cell office:value-type="float" office:value="1396553.75" calcext:value-type="float">
            <text:p>1396553,75</text:p>
          </table:table-cell>
          <table:table-cell office:value-type="float" office:value="1384052.25" calcext:value-type="float">
            <text:p>1384052,25</text:p>
          </table:table-cell>
          <table:table-cell office:value-type="float" office:value="972293.02" calcext:value-type="float">
            <text:p>972293,02</text:p>
          </table:table-cell>
          <table:table-cell office:value-type="float" office:value="1005015.79" calcext:value-type="float">
            <text:p>1005015,79</text:p>
          </table:table-cell>
          <table:table-cell office:value-type="float" office:value="1092414.99" calcext:value-type="float">
            <text:p>1092414,99</text:p>
          </table:table-cell>
          <table:table-cell office:value-type="float" office:value="1095644.03" calcext:value-type="float">
            <text:p>1095644,03</text:p>
          </table:table-cell>
          <table:table-cell office:value-type="float" office:value="2545049.13" calcext:value-type="float">
            <text:p>2545049,13</text:p>
          </table:table-cell>
          <table:table-cell office:value-type="float" office:value="2481841.93" calcext:value-type="float">
            <text:p>2481841,93</text:p>
          </table:table-cell>
          <table:table-cell office:value-type="float" office:value="2431844.54" calcext:value-type="float">
            <text:p>2431844,54</text:p>
          </table:table-cell>
          <table:table-cell office:value-type="float" office:value="2407562.72" calcext:value-type="float">
            <text:p>2407562,72</text:p>
          </table:table-cell>
          <table:table-cell office:value-type="float" office:value="495355.81" calcext:value-type="float">
            <text:p>495355,81</text:p>
          </table:table-cell>
          <table:table-cell office:value-type="float" office:value="488049.54" calcext:value-type="float">
            <text:p>488049,54</text:p>
          </table:table-cell>
          <table:table-cell office:value-type="float" office:value="536303.78" calcext:value-type="float">
            <text:p>536303,78</text:p>
          </table:table-cell>
          <table:table-cell office:value-type="float" office:value="529568.67" calcext:value-type="float">
            <text:p>529568,67</text:p>
          </table:table-cell>
          <table:table-cell office:value-type="float" office:value="1393017.22" calcext:value-type="float">
            <text:p>1393017,22</text:p>
          </table:table-cell>
          <table:table-cell office:value-type="float" office:value="1384149.9" calcext:value-type="float">
            <text:p>1384149,9</text:p>
          </table:table-cell>
          <table:table-cell office:value-type="float" office:value="2548870.59" calcext:value-type="float">
            <text:p>2548870,59</text:p>
          </table:table-cell>
          <table:table-cell office:value-type="float" office:value="2493261.93" calcext:value-type="float">
            <text:p>2493261,93</text:p>
          </table:table-cell>
          <table:table-cell table:number-columns-repeated="973"/>
        </table:table-row>
        <table:table-row table:style-name="ro1">
          <table:table-cell table:style-name="ce10" office:value-type="string" calcext:value-type="string">
            <text:p>2013-06-30</text:p>
          </table:table-cell>
          <table:table-cell table:number-columns-repeated="18"/>
          <table:table-cell office:value-type="float" office:value="10187.06" calcext:value-type="float">
            <text:p>10187,06</text:p>
          </table:table-cell>
          <table:table-cell office:value-type="float" office:value="40061.55" calcext:value-type="float">
            <text:p>40061,55</text:p>
          </table:table-cell>
          <table:table-cell office:value-type="float" office:value="65391.28" calcext:value-type="float">
            <text:p>65391,28</text:p>
          </table:table-cell>
          <table:table-cell office:value-type="float" office:value="51645" calcext:value-type="float">
            <text:p>51645</text:p>
          </table:table-cell>
          <table:table-cell office:value-type="float" office:value="11178.45" calcext:value-type="float">
            <text:p>11178,45</text:p>
          </table:table-cell>
          <table:table-cell office:value-type="float" office:value="25421.16" calcext:value-type="float">
            <text:p>25421,16</text:p>
          </table:table-cell>
          <table:table-cell office:value-type="float" office:value="2419336.56" calcext:value-type="float">
            <text:p>2419336,56</text:p>
          </table:table-cell>
          <table:table-cell office:value-type="float" office:value="2385758.28" calcext:value-type="float">
            <text:p>2385758,28</text:p>
          </table:table-cell>
          <table:table-cell office:value-type="float" office:value="93436.52" calcext:value-type="float">
            <text:p>93436,52</text:p>
          </table:table-cell>
          <table:table-cell office:value-type="float" office:value="91133.57" calcext:value-type="float">
            <text:p>91133,57</text:p>
          </table:table-cell>
          <table:table-cell office:value-type="float" office:value="503211.62" calcext:value-type="float">
            <text:p>503211,62</text:p>
          </table:table-cell>
          <table:table-cell office:value-type="float" office:value="492548.68" calcext:value-type="float">
            <text:p>492548,68</text:p>
          </table:table-cell>
          <table:table-cell office:value-type="float" office:value="533069.1" calcext:value-type="float">
            <text:p>533069,1</text:p>
          </table:table-cell>
          <table:table-cell office:value-type="float" office:value="525970.14" calcext:value-type="float">
            <text:p>525970,14</text:p>
          </table:table-cell>
          <table:table-cell office:value-type="float" office:value="1381553.81" calcext:value-type="float">
            <text:p>1381553,81</text:p>
          </table:table-cell>
          <table:table-cell office:value-type="float" office:value="1373531.55" calcext:value-type="float">
            <text:p>1373531,55</text:p>
          </table:table-cell>
          <table:table-cell office:value-type="float" office:value="966484.12" calcext:value-type="float">
            <text:p>966484,12</text:p>
          </table:table-cell>
          <table:table-cell office:value-type="float" office:value="999478.89" calcext:value-type="float">
            <text:p>999478,89</text:p>
          </table:table-cell>
          <table:table-cell office:value-type="float" office:value="1091471.57" calcext:value-type="float">
            <text:p>1091471,57</text:p>
          </table:table-cell>
          <table:table-cell office:value-type="float" office:value="1096758.48" calcext:value-type="float">
            <text:p>1096758,48</text:p>
          </table:table-cell>
          <table:table-cell office:value-type="float" office:value="2547010.42" calcext:value-type="float">
            <text:p>2547010,42</text:p>
          </table:table-cell>
          <table:table-cell office:value-type="float" office:value="2483037.86" calcext:value-type="float">
            <text:p>2483037,86</text:p>
          </table:table-cell>
          <table:table-cell office:value-type="float" office:value="2420079.51" calcext:value-type="float">
            <text:p>2420079,51</text:p>
          </table:table-cell>
          <table:table-cell office:value-type="float" office:value="2391017.4" calcext:value-type="float">
            <text:p>2391017,4</text:p>
          </table:table-cell>
          <table:table-cell office:value-type="float" office:value="491691.85" calcext:value-type="float">
            <text:p>491691,85</text:p>
          </table:table-cell>
          <table:table-cell office:value-type="float" office:value="483151.83" calcext:value-type="float">
            <text:p>483151,83</text:p>
          </table:table-cell>
          <table:table-cell office:value-type="float" office:value="534800.35" calcext:value-type="float">
            <text:p>534800,35</text:p>
          </table:table-cell>
          <table:table-cell office:value-type="float" office:value="526883.59" calcext:value-type="float">
            <text:p>526883,59</text:p>
          </table:table-cell>
          <table:table-cell office:value-type="float" office:value="1390750.17" calcext:value-type="float">
            <text:p>1390750,17</text:p>
          </table:table-cell>
          <table:table-cell office:value-type="float" office:value="1377809.78" calcext:value-type="float">
            <text:p>1377809,78</text:p>
          </table:table-cell>
          <table:table-cell office:value-type="float" office:value="2540705.87" calcext:value-type="float">
            <text:p>2540705,87</text:p>
          </table:table-cell>
          <table:table-cell office:value-type="float" office:value="2481684.06" calcext:value-type="float">
            <text:p>2481684,06</text:p>
          </table:table-cell>
          <table:table-cell table:number-columns-repeated="973"/>
        </table:table-row>
        <table:table-row table:style-name="ro1">
          <table:table-cell table:style-name="ce10" office:value-type="string" calcext:value-type="string">
            <text:p>2013-03-31</text:p>
          </table:table-cell>
          <table:table-cell table:number-columns-repeated="18"/>
          <table:table-cell office:value-type="float" office:value="8822.92" calcext:value-type="float">
            <text:p>8822,92</text:p>
          </table:table-cell>
          <table:table-cell office:value-type="float" office:value="37390.53" calcext:value-type="float">
            <text:p>37390,53</text:p>
          </table:table-cell>
          <table:table-cell office:value-type="float" office:value="62242.31" calcext:value-type="float">
            <text:p>62242,31</text:p>
          </table:table-cell>
          <table:table-cell office:value-type="float" office:value="48547" calcext:value-type="float">
            <text:p>48547</text:p>
          </table:table-cell>
          <table:table-cell office:value-type="float" office:value="9957.36" calcext:value-type="float">
            <text:p>9957,36</text:p>
          </table:table-cell>
          <table:table-cell office:value-type="float" office:value="22502.62" calcext:value-type="float">
            <text:p>22502,62</text:p>
          </table:table-cell>
          <table:table-cell office:value-type="float" office:value="2364313.17" calcext:value-type="float">
            <text:p>2364313,17</text:p>
          </table:table-cell>
          <table:table-cell office:value-type="float" office:value="2323176.15" calcext:value-type="float">
            <text:p>2323176,15</text:p>
          </table:table-cell>
          <table:table-cell office:value-type="float" office:value="90471.08" calcext:value-type="float">
            <text:p>90471,08</text:p>
          </table:table-cell>
          <table:table-cell office:value-type="float" office:value="88016.93" calcext:value-type="float">
            <text:p>88016,93</text:p>
          </table:table-cell>
          <table:table-cell office:value-type="float" office:value="457761.2" calcext:value-type="float">
            <text:p>457761,2</text:p>
          </table:table-cell>
          <table:table-cell office:value-type="float" office:value="450522.62" calcext:value-type="float">
            <text:p>450522,62</text:p>
          </table:table-cell>
          <table:table-cell office:value-type="float" office:value="525426.61" calcext:value-type="float">
            <text:p>525426,61</text:p>
          </table:table-cell>
          <table:table-cell office:value-type="float" office:value="507356.2" calcext:value-type="float">
            <text:p>507356,2</text:p>
          </table:table-cell>
          <table:table-cell office:value-type="float" office:value="1365421.94" calcext:value-type="float">
            <text:p>1365421,94</text:p>
          </table:table-cell>
          <table:table-cell office:value-type="float" office:value="1352096.17" calcext:value-type="float">
            <text:p>1352096,17</text:p>
          </table:table-cell>
          <table:table-cell office:value-type="float" office:value="938411.59" calcext:value-type="float">
            <text:p>938411,59</text:p>
          </table:table-cell>
          <table:table-cell office:value-type="float" office:value="980162.85" calcext:value-type="float">
            <text:p>980162,85</text:p>
          </table:table-cell>
          <table:table-cell office:value-type="float" office:value="1045725.78" calcext:value-type="float">
            <text:p>1045725,78</text:p>
          </table:table-cell>
          <table:table-cell office:value-type="float" office:value="1056130.12" calcext:value-type="float">
            <text:p>1056130,12</text:p>
          </table:table-cell>
          <table:table-cell office:value-type="float" office:value="2473834.5" calcext:value-type="float">
            <text:p>2473834,5</text:p>
          </table:table-cell>
          <table:table-cell office:value-type="float" office:value="2399143.42" calcext:value-type="float">
            <text:p>2399143,42</text:p>
          </table:table-cell>
          <table:table-cell office:value-type="float" office:value="2405750.37" calcext:value-type="float">
            <text:p>2405750,37</text:p>
          </table:table-cell>
          <table:table-cell office:value-type="float" office:value="2375380.07" calcext:value-type="float">
            <text:p>2375380,07</text:p>
          </table:table-cell>
          <table:table-cell office:value-type="float" office:value="486994.44" calcext:value-type="float">
            <text:p>486994,44</text:p>
          </table:table-cell>
          <table:table-cell office:value-type="float" office:value="478637.99" calcext:value-type="float">
            <text:p>478637,99</text:p>
          </table:table-cell>
          <table:table-cell office:value-type="float" office:value="534595.58" calcext:value-type="float">
            <text:p>534595,58</text:p>
          </table:table-cell>
          <table:table-cell office:value-type="float" office:value="525644.36" calcext:value-type="float">
            <text:p>525644,36</text:p>
          </table:table-cell>
          <table:table-cell office:value-type="float" office:value="1387862.72" calcext:value-type="float">
            <text:p>1387862,72</text:p>
          </table:table-cell>
          <table:table-cell office:value-type="float" office:value="1374575.16" calcext:value-type="float">
            <text:p>1374575,16</text:p>
          </table:table-cell>
          <table:table-cell office:value-type="float" office:value="2527134.61" calcext:value-type="float">
            <text:p>2527134,61</text:p>
          </table:table-cell>
          <table:table-cell office:value-type="float" office:value="2461794.73" calcext:value-type="float">
            <text:p>2461794,73</text:p>
          </table:table-cell>
          <table:table-cell table:number-columns-repeated="973"/>
        </table:table-row>
        <table:table-row table:style-name="ro1">
          <table:table-cell table:style-name="ce10" office:value-type="string" calcext:value-type="string">
            <text:p>2012-12-31</text:p>
          </table:table-cell>
          <table:table-cell office:value-type="float" office:value="42048.58" calcext:value-type="float">
            <text:p>42048,58</text:p>
          </table:table-cell>
          <table:table-cell office:value-type="float" office:value="162587.46" calcext:value-type="float">
            <text:p>162587,46</text:p>
          </table:table-cell>
          <table:table-cell office:value-type="float" office:value="254578" calcext:value-type="float">
            <text:p>254578</text:p>
          </table:table-cell>
          <table:table-cell office:value-type="float" office:value="44007.91" calcext:value-type="float">
            <text:p>44007,91</text:p>
          </table:table-cell>
          <table:table-cell office:value-type="float" office:value="99983.99" calcext:value-type="float">
            <text:p>99983,99</text:p>
          </table:table-cell>
          <table:table-cell office:value-type="float" office:value="-2.32" calcext:value-type="float">
            <text:p>-2,32</text:p>
          </table:table-cell>
          <table:table-cell office:value-type="float" office:value="0.09" calcext:value-type="float">
            <text:p>0,09</text:p>
          </table:table-cell>
          <table:table-cell office:value-type="float" office:value="-0.64" calcext:value-type="float">
            <text:p>-0,64</text:p>
          </table:table-cell>
          <table:table-cell office:value-type="float" office:value="-0.48" calcext:value-type="float">
            <text:p>-0,48</text:p>
          </table:table-cell>
          <table:table-cell office:value-type="float" office:value="-0.24" calcext:value-type="float">
            <text:p>-0,24</text:p>
          </table:table-cell>
          <table:table-cell office:value-type="float" office:value="-1.05" calcext:value-type="float">
            <text:p>-1,05</text:p>
          </table:table-cell>
          <table:table-cell office:value-type="float" office:value="-0.06" calcext:value-type="float">
            <text:p>-0,06</text:p>
          </table:table-cell>
          <table:table-cell office:value-type="float" office:value="-0.57" calcext:value-type="float">
            <text:p>-0,57</text:p>
          </table:table-cell>
          <table:table-cell office:value-type="float" office:value="1.45" calcext:value-type="float">
            <text:p>1,45</text:p>
          </table:table-cell>
          <table:table-cell office:value-type="float" office:value="9834616.91" calcext:value-type="float">
            <text:p>9834616,91</text:p>
          </table:table-cell>
          <table:table-cell office:value-type="float" office:value="387947.05" calcext:value-type="float">
            <text:p>387947,05</text:p>
          </table:table-cell>
          <table:table-cell office:value-type="float" office:value="132711.21" calcext:value-type="float">
            <text:p>132711,21</text:p>
          </table:table-cell>
          <table:table-cell office:value-type="float" office:value="430037.11" calcext:value-type="float">
            <text:p>430037,11</text:p>
          </table:table-cell>
          <table:table-cell office:value-type="float" office:value="11470.59" calcext:value-type="float">
            <text:p>11470,59</text:p>
          </table:table-cell>
          <table:table-cell office:value-type="float" office:value="42320.7" calcext:value-type="float">
            <text:p>42320,7</text:p>
          </table:table-cell>
          <table:table-cell office:value-type="float" office:value="65105.62" calcext:value-type="float">
            <text:p>65105,62</text:p>
          </table:table-cell>
          <table:table-cell office:value-type="float" office:value="52182" calcext:value-type="float">
            <text:p>52182</text:p>
          </table:table-cell>
          <table:table-cell office:value-type="float" office:value="10898.12" calcext:value-type="float">
            <text:p>10898,12</text:p>
          </table:table-cell>
          <table:table-cell office:value-type="float" office:value="27950" calcext:value-type="float">
            <text:p>27950</text:p>
          </table:table-cell>
          <table:table-cell office:value-type="float" office:value="2466372.53" calcext:value-type="float">
            <text:p>2466372,53</text:p>
          </table:table-cell>
          <table:table-cell office:value-type="float" office:value="2449607.3" calcext:value-type="float">
            <text:p>2449607,3</text:p>
          </table:table-cell>
          <table:table-cell office:value-type="float" office:value="100103.25" calcext:value-type="float">
            <text:p>100103,25</text:p>
          </table:table-cell>
          <table:table-cell office:value-type="float" office:value="98603.33" calcext:value-type="float">
            <text:p>98603,33</text:p>
          </table:table-cell>
          <table:table-cell office:value-type="float" office:value="521242.96" calcext:value-type="float">
            <text:p>521242,96</text:p>
          </table:table-cell>
          <table:table-cell office:value-type="float" office:value="513166.07" calcext:value-type="float">
            <text:p>513166,07</text:p>
          </table:table-cell>
          <table:table-cell office:value-type="float" office:value="553389.45" calcext:value-type="float">
            <text:p>553389,45</text:p>
          </table:table-cell>
          <table:table-cell office:value-type="float" office:value="559177.21" calcext:value-type="float">
            <text:p>559177,21</text:p>
          </table:table-cell>
          <table:table-cell office:value-type="float" office:value="1419530.22" calcext:value-type="float">
            <text:p>1419530,22</text:p>
          </table:table-cell>
          <table:table-cell office:value-type="float" office:value="1400225.08" calcext:value-type="float">
            <text:p>1400225,08</text:p>
          </table:table-cell>
          <table:table-cell office:value-type="float" office:value="963508.77" calcext:value-type="float">
            <text:p>963508,77</text:p>
          </table:table-cell>
          <table:table-cell office:value-type="float" office:value="1009788.37" calcext:value-type="float">
            <text:p>1009788,37</text:p>
          </table:table-cell>
          <table:table-cell office:value-type="float" office:value="1079737.43" calcext:value-type="float">
            <text:p>1079737,43</text:p>
          </table:table-cell>
          <table:table-cell office:value-type="float" office:value="1090723.86" calcext:value-type="float">
            <text:p>1090723,86</text:p>
          </table:table-cell>
          <table:table-cell office:value-type="float" office:value="2585669.07" calcext:value-type="float">
            <text:p>2585669,07</text:p>
          </table:table-cell>
          <table:table-cell office:value-type="float" office:value="2530542.79" calcext:value-type="float">
            <text:p>2530542,79</text:p>
          </table:table-cell>
          <table:table-cell office:value-type="float" office:value="2414261.89" calcext:value-type="float">
            <text:p>2414261,89</text:p>
          </table:table-cell>
          <table:table-cell office:value-type="float" office:value="2375050.67" calcext:value-type="float">
            <text:p>2375050,67</text:p>
          </table:table-cell>
          <table:table-cell office:value-type="float" office:value="496581.22" calcext:value-type="float">
            <text:p>496581,22</text:p>
          </table:table-cell>
          <table:table-cell office:value-type="float" office:value="488711.39" calcext:value-type="float">
            <text:p>488711,39</text:p>
          </table:table-cell>
          <table:table-cell office:value-type="float" office:value="533988.37" calcext:value-type="float">
            <text:p>533988,37</text:p>
          </table:table-cell>
          <table:table-cell office:value-type="float" office:value="519466.95" calcext:value-type="float">
            <text:p>519466,95</text:p>
          </table:table-cell>
          <table:table-cell office:value-type="float" office:value="1393672.07" calcext:value-type="float">
            <text:p>1393672,07</text:p>
          </table:table-cell>
          <table:table-cell office:value-type="float" office:value="1375047.36" calcext:value-type="float">
            <text:p>1375047,36</text:p>
          </table:table-cell>
          <table:table-cell office:value-type="float" office:value="2536840.61" calcext:value-type="float">
            <text:p>2536840,61</text:p>
          </table:table-cell>
          <table:table-cell office:value-type="float" office:value="2459489.23" calcext:value-type="float">
            <text:p>2459489,23</text:p>
          </table:table-cell>
          <table:table-cell table:number-columns-repeated="973"/>
        </table:table-row>
        <table:table-row table:style-name="ro1">
          <table:table-cell table:style-name="ce10" office:value-type="string" calcext:value-type="string">
            <text:p>2012-09-30</text:p>
          </table:table-cell>
          <table:table-cell table:number-columns-repeated="18"/>
          <table:table-cell office:value-type="float" office:value="11540.47" calcext:value-type="float">
            <text:p>11540,47</text:p>
          </table:table-cell>
          <table:table-cell office:value-type="float" office:value="41072.64" calcext:value-type="float">
            <text:p>41072,64</text:p>
          </table:table-cell>
          <table:table-cell office:value-type="float" office:value="63675.03" calcext:value-type="float">
            <text:p>63675,03</text:p>
          </table:table-cell>
          <table:table-cell office:value-type="float" office:value="49508" calcext:value-type="float">
            <text:p>49508</text:p>
          </table:table-cell>
          <table:table-cell office:value-type="float" office:value="12156.06" calcext:value-type="float">
            <text:p>12156,06</text:p>
          </table:table-cell>
          <table:table-cell office:value-type="float" office:value="26199.77" calcext:value-type="float">
            <text:p>26199,77</text:p>
          </table:table-cell>
          <table:table-cell office:value-type="float" office:value="2411918.91" calcext:value-type="float">
            <text:p>2411918,91</text:p>
          </table:table-cell>
          <table:table-cell office:value-type="float" office:value="2359319.17" calcext:value-type="float">
            <text:p>2359319,17</text:p>
          </table:table-cell>
          <table:table-cell office:value-type="float" office:value="89225.35" calcext:value-type="float">
            <text:p>89225,35</text:p>
          </table:table-cell>
          <table:table-cell office:value-type="float" office:value="86215.19" calcext:value-type="float">
            <text:p>86215,19</text:p>
          </table:table-cell>
          <table:table-cell office:value-type="float" office:value="490136.28" calcext:value-type="float">
            <text:p>490136,28</text:p>
          </table:table-cell>
          <table:table-cell office:value-type="float" office:value="482988.29" calcext:value-type="float">
            <text:p>482988,29</text:p>
          </table:table-cell>
          <table:table-cell office:value-type="float" office:value="524335.88" calcext:value-type="float">
            <text:p>524335,88</text:p>
          </table:table-cell>
          <table:table-cell office:value-type="float" office:value="500751.46" calcext:value-type="float">
            <text:p>500751,46</text:p>
          </table:table-cell>
          <table:table-cell office:value-type="float" office:value="1399561.76" calcext:value-type="float">
            <text:p>1399561,76</text:p>
          </table:table-cell>
          <table:table-cell office:value-type="float" office:value="1371051.29" calcext:value-type="float">
            <text:p>1371051,29</text:p>
          </table:table-cell>
          <table:table-cell office:value-type="float" office:value="946228.26" calcext:value-type="float">
            <text:p>946228,26</text:p>
          </table:table-cell>
          <table:table-cell office:value-type="float" office:value="995672.23" calcext:value-type="float">
            <text:p>995672,23</text:p>
          </table:table-cell>
          <table:table-cell office:value-type="float" office:value="1065887.84" calcext:value-type="float">
            <text:p>1065887,84</text:p>
          </table:table-cell>
          <table:table-cell office:value-type="float" office:value="1078843.33" calcext:value-type="float">
            <text:p>1078843,33</text:p>
          </table:table-cell>
          <table:table-cell office:value-type="float" office:value="2534658.73" calcext:value-type="float">
            <text:p>2534658,73</text:p>
          </table:table-cell>
          <table:table-cell office:value-type="float" office:value="2442490.27" calcext:value-type="float">
            <text:p>2442490,27</text:p>
          </table:table-cell>
          <table:table-cell office:value-type="float" office:value="2427447.19" calcext:value-type="float">
            <text:p>2427447,19</text:p>
          </table:table-cell>
          <table:table-cell office:value-type="float" office:value="2381526.05" calcext:value-type="float">
            <text:p>2381526,05</text:p>
          </table:table-cell>
          <table:table-cell office:value-type="float" office:value="502538.43" calcext:value-type="float">
            <text:p>502538,43</text:p>
          </table:table-cell>
          <table:table-cell office:value-type="float" office:value="493312.07" calcext:value-type="float">
            <text:p>493312,07</text:p>
          </table:table-cell>
          <table:table-cell office:value-type="float" office:value="534126.81" calcext:value-type="float">
            <text:p>534126,81</text:p>
          </table:table-cell>
          <table:table-cell office:value-type="float" office:value="521861.67" calcext:value-type="float">
            <text:p>521861,67</text:p>
          </table:table-cell>
          <table:table-cell office:value-type="float" office:value="1397658.15" calcext:value-type="float">
            <text:p>1397658,15</text:p>
          </table:table-cell>
          <table:table-cell office:value-type="float" office:value="1373046.99" calcext:value-type="float">
            <text:p>1373046,99</text:p>
          </table:table-cell>
          <table:table-cell office:value-type="float" office:value="2547321.53" calcext:value-type="float">
            <text:p>2547321,53</text:p>
          </table:table-cell>
          <table:table-cell office:value-type="float" office:value="2462051.59" calcext:value-type="float">
            <text:p>2462051,59</text:p>
          </table:table-cell>
          <table:table-cell table:number-columns-repeated="973"/>
        </table:table-row>
        <table:table-row table:style-name="ro1">
          <table:table-cell table:style-name="ce10" office:value-type="string" calcext:value-type="string">
            <text:p>2012-06-30</text:p>
          </table:table-cell>
          <table:table-cell table:number-columns-repeated="18"/>
          <table:table-cell office:value-type="float" office:value="10352.85" calcext:value-type="float">
            <text:p>10352,85</text:p>
          </table:table-cell>
          <table:table-cell office:value-type="float" office:value="40759.9" calcext:value-type="float">
            <text:p>40759,9</text:p>
          </table:table-cell>
          <table:table-cell office:value-type="float" office:value="64245.76" calcext:value-type="float">
            <text:p>64245,76</text:p>
          </table:table-cell>
          <table:table-cell office:value-type="float" office:value="50536" calcext:value-type="float">
            <text:p>50536</text:p>
          </table:table-cell>
          <table:table-cell office:value-type="float" office:value="11073.14" calcext:value-type="float">
            <text:p>11073,14</text:p>
          </table:table-cell>
          <table:table-cell office:value-type="float" office:value="24182.02" calcext:value-type="float">
            <text:p>24182,02</text:p>
          </table:table-cell>
          <table:table-cell office:value-type="float" office:value="2438743.67" calcext:value-type="float">
            <text:p>2438743,67</text:p>
          </table:table-cell>
          <table:table-cell office:value-type="float" office:value="2381640.95" calcext:value-type="float">
            <text:p>2381640,95</text:p>
          </table:table-cell>
          <table:table-cell office:value-type="float" office:value="93554.3" calcext:value-type="float">
            <text:p>93554,3</text:p>
          </table:table-cell>
          <table:table-cell office:value-type="float" office:value="90406.44" calcext:value-type="float">
            <text:p>90406,44</text:p>
          </table:table-cell>
          <table:table-cell office:value-type="float" office:value="519526" calcext:value-type="float">
            <text:p>519526</text:p>
          </table:table-cell>
          <table:table-cell office:value-type="float" office:value="507596.09" calcext:value-type="float">
            <text:p>507596,09</text:p>
          </table:table-cell>
          <table:table-cell office:value-type="float" office:value="532838.25" calcext:value-type="float">
            <text:p>532838,25</text:p>
          </table:table-cell>
          <table:table-cell office:value-type="float" office:value="520838.76" calcext:value-type="float">
            <text:p>520838,76</text:p>
          </table:table-cell>
          <table:table-cell office:value-type="float" office:value="1393532.55" calcext:value-type="float">
            <text:p>1393532,55</text:p>
          </table:table-cell>
          <table:table-cell office:value-type="float" office:value="1369101.78" calcext:value-type="float">
            <text:p>1369101,78</text:p>
          </table:table-cell>
          <table:table-cell office:value-type="float" office:value="957451.24" calcext:value-type="float">
            <text:p>957451,24</text:p>
          </table:table-cell>
          <table:table-cell office:value-type="float" office:value="1003564.7" calcext:value-type="float">
            <text:p>1003564,7</text:p>
          </table:table-cell>
          <table:table-cell office:value-type="float" office:value="1068787.09" calcext:value-type="float">
            <text:p>1068787,09</text:p>
          </table:table-cell>
          <table:table-cell office:value-type="float" office:value="1076526.09" calcext:value-type="float">
            <text:p>1076526,09</text:p>
          </table:table-cell>
          <table:table-cell office:value-type="float" office:value="2552808.43" calcext:value-type="float">
            <text:p>2552808,43</text:p>
          </table:table-cell>
          <table:table-cell office:value-type="float" office:value="2454602.34" calcext:value-type="float">
            <text:p>2454602,34</text:p>
          </table:table-cell>
          <table:table-cell office:value-type="float" office:value="2440837.8" calcext:value-type="float">
            <text:p>2440837,8</text:p>
          </table:table-cell>
          <table:table-cell office:value-type="float" office:value="2388609.56" calcext:value-type="float">
            <text:p>2388609,56</text:p>
          </table:table-cell>
          <table:table-cell office:value-type="float" office:value="508173.92" calcext:value-type="float">
            <text:p>508173,92</text:p>
          </table:table-cell>
          <table:table-cell office:value-type="float" office:value="498888.6" calcext:value-type="float">
            <text:p>498888,6</text:p>
          </table:table-cell>
          <table:table-cell office:value-type="float" office:value="534659.4" calcext:value-type="float">
            <text:p>534659,4</text:p>
          </table:table-cell>
          <table:table-cell office:value-type="float" office:value="521721.91" calcext:value-type="float">
            <text:p>521721,91</text:p>
          </table:table-cell>
          <table:table-cell office:value-type="float" office:value="1401590.96" calcext:value-type="float">
            <text:p>1401590,96</text:p>
          </table:table-cell>
          <table:table-cell office:value-type="float" office:value="1373216.64" calcext:value-type="float">
            <text:p>1373216,64</text:p>
          </table:table-cell>
          <table:table-cell office:value-type="float" office:value="2550437.65" calcext:value-type="float">
            <text:p>2550437,65</text:p>
          </table:table-cell>
          <table:table-cell office:value-type="float" office:value="2456502.86" calcext:value-type="float">
            <text:p>2456502,86</text:p>
          </table:table-cell>
          <table:table-cell table:number-columns-repeated="973"/>
        </table:table-row>
        <table:table-row table:style-name="ro1">
          <table:table-cell table:style-name="ce10" office:value-type="string" calcext:value-type="string">
            <text:p>2012-03-31</text:p>
          </table:table-cell>
          <table:table-cell table:number-columns-repeated="18"/>
          <table:table-cell office:value-type="float" office:value="8684.67" calcext:value-type="float">
            <text:p>8684,67</text:p>
          </table:table-cell>
          <table:table-cell office:value-type="float" office:value="38418.15" calcext:value-type="float">
            <text:p>38418,15</text:p>
          </table:table-cell>
          <table:table-cell office:value-type="float" office:value="61548.54" calcext:value-type="float">
            <text:p>61548,54</text:p>
          </table:table-cell>
          <table:table-cell office:value-type="float" office:value="48811" calcext:value-type="float">
            <text:p>48811</text:p>
          </table:table-cell>
          <table:table-cell office:value-type="float" office:value="9892.95" calcext:value-type="float">
            <text:p>9892,95</text:p>
          </table:table-cell>
          <table:table-cell office:value-type="float" office:value="21824.68" calcext:value-type="float">
            <text:p>21824,68</text:p>
          </table:table-cell>
          <table:table-cell office:value-type="float" office:value="2425640.83" calcext:value-type="float">
            <text:p>2425640,83</text:p>
          </table:table-cell>
          <table:table-cell office:value-type="float" office:value="2355468.41" calcext:value-type="float">
            <text:p>2355468,41</text:p>
          </table:table-cell>
          <table:table-cell office:value-type="float" office:value="89568.2" calcext:value-type="float">
            <text:p>89568,2</text:p>
          </table:table-cell>
          <table:table-cell office:value-type="float" office:value="86033.54" calcext:value-type="float">
            <text:p>86033,54</text:p>
          </table:table-cell>
          <table:table-cell office:value-type="float" office:value="486157.88" calcext:value-type="float">
            <text:p>486157,88</text:p>
          </table:table-cell>
          <table:table-cell office:value-type="float" office:value="475690.35" calcext:value-type="float">
            <text:p>475690,35</text:p>
          </table:table-cell>
          <table:table-cell office:value-type="float" office:value="526997.59" calcext:value-type="float">
            <text:p>526997,59</text:p>
          </table:table-cell>
          <table:table-cell office:value-type="float" office:value="502316.08" calcext:value-type="float">
            <text:p>502316,08</text:p>
          </table:table-cell>
          <table:table-cell office:value-type="float" office:value="1389538.54" calcext:value-type="float">
            <text:p>1389538,54</text:p>
          </table:table-cell>
          <table:table-cell office:value-type="float" office:value="1356730.56" calcext:value-type="float">
            <text:p>1356730,56</text:p>
          </table:table-cell>
          <table:table-cell office:value-type="float" office:value="958091.57" calcext:value-type="float">
            <text:p>958091,57</text:p>
          </table:table-cell>
          <table:table-cell office:value-type="float" office:value="1002845.25" calcext:value-type="float">
            <text:p>1002845,25</text:p>
          </table:table-cell>
          <table:table-cell office:value-type="float" office:value="1049103.92" calcext:value-type="float">
            <text:p>1049103,92</text:p>
          </table:table-cell>
          <table:table-cell office:value-type="float" office:value="1054358.35" calcext:value-type="float">
            <text:p>1054358,35</text:p>
          </table:table-cell>
          <table:table-cell office:value-type="float" office:value="2518422.72" calcext:value-type="float">
            <text:p>2518422,72</text:p>
          </table:table-cell>
          <table:table-cell office:value-type="float" office:value="2406981.51" calcext:value-type="float">
            <text:p>2406981,51</text:p>
          </table:table-cell>
          <table:table-cell office:value-type="float" office:value="2459187.7" calcext:value-type="float">
            <text:p>2459187,7</text:p>
          </table:table-cell>
          <table:table-cell office:value-type="float" office:value="2400027.41" calcext:value-type="float">
            <text:p>2400027,41</text:p>
          </table:table-cell>
          <table:table-cell office:value-type="float" office:value="511357.21" calcext:value-type="float">
            <text:p>511357,21</text:p>
          </table:table-cell>
          <table:table-cell office:value-type="float" office:value="500112.8" calcext:value-type="float">
            <text:p>500112,8</text:p>
          </table:table-cell>
          <table:table-cell office:value-type="float" office:value="535463.74" calcext:value-type="float">
            <text:p>535463,74</text:p>
          </table:table-cell>
          <table:table-cell office:value-type="float" office:value="520689.84" calcext:value-type="float">
            <text:p>520689,84</text:p>
          </table:table-cell>
          <table:table-cell office:value-type="float" office:value="1408114.19" calcext:value-type="float">
            <text:p>1408114,19</text:p>
          </table:table-cell>
          <table:table-cell office:value-type="float" office:value="1374670" calcext:value-type="float">
            <text:p>1374670</text:p>
          </table:table-cell>
          <table:table-cell office:value-type="float" office:value="2557493.69" calcext:value-type="float">
            <text:p>2557493,69</text:p>
          </table:table-cell>
          <table:table-cell office:value-type="float" office:value="2457041.29" calcext:value-type="float">
            <text:p>2457041,29</text:p>
          </table:table-cell>
          <table:table-cell table:number-columns-repeated="973"/>
        </table:table-row>
        <table:table-row table:style-name="ro1">
          <table:table-cell table:style-name="ce10" office:value-type="string" calcext:value-type="string">
            <text:p>2011-12-31</text:p>
          </table:table-cell>
          <table:table-cell office:value-type="float" office:value="41268.9" calcext:value-type="float">
            <text:p>41268,9</text:p>
          </table:table-cell>
          <table:table-cell office:value-type="float" office:value="165202.24" calcext:value-type="float">
            <text:p>165202,24</text:p>
          </table:table-cell>
          <table:table-cell office:value-type="float" office:value="247879.85" calcext:value-type="float">
            <text:p>247879,85</text:p>
          </table:table-cell>
          <table:table-cell office:value-type="float" office:value="44924.6" calcext:value-type="float">
            <text:p>44924,6</text:p>
          </table:table-cell>
          <table:table-cell office:value-type="float" office:value="102020.62" calcext:value-type="float">
            <text:p>102020,62</text:p>
          </table:table-cell>
          <table:table-cell office:value-type="float" office:value="0.81" calcext:value-type="float">
            <text:p>0,81</text:p>
          </table:table-cell>
          <table:table-cell office:value-type="float" office:value="0.09" calcext:value-type="float">
            <text:p>0,09</text:p>
          </table:table-cell>
          <table:table-cell office:value-type="float" office:value="0.35" calcext:value-type="float">
            <text:p>0,35</text:p>
          </table:table-cell>
          <table:table-cell office:value-type="float" office:value="-0" calcext:value-type="float">
            <text:p>0</text:p>
          </table:table-cell>
          <table:table-cell office:value-type="float" office:value="0.27" calcext:value-type="float">
            <text:p>0,27</text:p>
          </table:table-cell>
          <table:table-cell office:value-type="float" office:value="0.42" calcext:value-type="float">
            <text:p>0,42</text:p>
          </table:table-cell>
          <table:table-cell office:value-type="float" office:value="-0.02" calcext:value-type="float">
            <text:p>-0,02</text:p>
          </table:table-cell>
          <table:table-cell office:value-type="float" office:value="0.07" calcext:value-type="float">
            <text:p>0,07</text:p>
          </table:table-cell>
          <table:table-cell office:value-type="float" office:value="0.91" calcext:value-type="float">
            <text:p>0,91</text:p>
          </table:table-cell>
          <table:table-cell office:value-type="float" office:value="9795966.32" calcext:value-type="float">
            <text:p>9795966,32</text:p>
          </table:table-cell>
          <table:table-cell office:value-type="float" office:value="379859.97" calcext:value-type="float">
            <text:p>379859,97</text:p>
          </table:table-cell>
          <table:table-cell office:value-type="float" office:value="131841.64" calcext:value-type="float">
            <text:p>131841,64</text:p>
          </table:table-cell>
          <table:table-cell office:value-type="float" office:value="412844.69" calcext:value-type="float">
            <text:p>412844,69</text:p>
          </table:table-cell>
          <table:table-cell office:value-type="float" office:value="10719.77" calcext:value-type="float">
            <text:p>10719,77</text:p>
          </table:table-cell>
          <table:table-cell office:value-type="float" office:value="42108.24" calcext:value-type="float">
            <text:p>42108,24</text:p>
          </table:table-cell>
          <table:table-cell office:value-type="float" office:value="63704.68" calcext:value-type="float">
            <text:p>63704,68</text:p>
          </table:table-cell>
          <table:table-cell office:value-type="float" office:value="51997" calcext:value-type="float">
            <text:p>51997</text:p>
          </table:table-cell>
          <table:table-cell office:value-type="float" office:value="11062.65" calcext:value-type="float">
            <text:p>11062,65</text:p>
          </table:table-cell>
          <table:table-cell office:value-type="float" office:value="26133.47" calcext:value-type="float">
            <text:p>26133,47</text:p>
          </table:table-cell>
          <table:table-cell office:value-type="float" office:value="2526254.53" calcext:value-type="float">
            <text:p>2526254,53</text:p>
          </table:table-cell>
          <table:table-cell office:value-type="float" office:value="2477329.62" calcext:value-type="float">
            <text:p>2477329,62</text:p>
          </table:table-cell>
          <table:table-cell office:value-type="float" office:value="98360.77" calcext:value-type="float">
            <text:p>98360,77</text:p>
          </table:table-cell>
          <table:table-cell office:value-type="float" office:value="95849.67" calcext:value-type="float">
            <text:p>95849,67</text:p>
          </table:table-cell>
          <table:table-cell office:value-type="float" office:value="543854.29" calcext:value-type="float">
            <text:p>543854,29</text:p>
          </table:table-cell>
          <table:table-cell office:value-type="float" office:value="530270.17" calcext:value-type="float">
            <text:p>530270,17</text:p>
          </table:table-cell>
          <table:table-cell office:value-type="float" office:value="555158.89" calcext:value-type="float">
            <text:p>555158,89</text:p>
          </table:table-cell>
          <table:table-cell office:value-type="float" office:value="561158.56" calcext:value-type="float">
            <text:p>561158,56</text:p>
          </table:table-cell>
          <table:table-cell office:value-type="float" office:value="1435877.32" calcext:value-type="float">
            <text:p>1435877,32</text:p>
          </table:table-cell>
          <table:table-cell office:value-type="float" office:value="1392371.65" calcext:value-type="float">
            <text:p>1392371,65</text:p>
          </table:table-cell>
          <table:table-cell office:value-type="float" office:value="971748.76" calcext:value-type="float">
            <text:p>971748,76</text:p>
          </table:table-cell>
          <table:table-cell office:value-type="float" office:value="1000309.63" calcext:value-type="float">
            <text:p>1000309,63</text:p>
          </table:table-cell>
          <table:table-cell office:value-type="float" office:value="1057693.3" calcext:value-type="float">
            <text:p>1057693,3</text:p>
          </table:table-cell>
          <table:table-cell office:value-type="float" office:value="1049833.23" calcext:value-type="float">
            <text:p>1049833,23</text:p>
          </table:table-cell>
          <table:table-cell office:value-type="float" office:value="2614196.16" calcext:value-type="float">
            <text:p>2614196,16</text:p>
          </table:table-cell>
          <table:table-cell office:value-type="float" office:value="2526853.22" calcext:value-type="float">
            <text:p>2526853,22</text:p>
          </table:table-cell>
          <table:table-cell office:value-type="float" office:value="2473520.27" calcext:value-type="float">
            <text:p>2473520,27</text:p>
          </table:table-cell>
          <table:table-cell office:value-type="float" office:value="2402277.62" calcext:value-type="float">
            <text:p>2402277,62</text:p>
          </table:table-cell>
          <table:table-cell office:value-type="float" office:value="518612.18" calcext:value-type="float">
            <text:p>518612,18</text:p>
          </table:table-cell>
          <table:table-cell office:value-type="float" office:value="504969.03" calcext:value-type="float">
            <text:p>504969,03</text:p>
          </table:table-cell>
          <table:table-cell office:value-type="float" office:value="536060.78" calcext:value-type="float">
            <text:p>536060,78</text:p>
          </table:table-cell>
          <table:table-cell office:value-type="float" office:value="519767.58" calcext:value-type="float">
            <text:p>519767,58</text:p>
          </table:table-cell>
          <table:table-cell office:value-type="float" office:value="1409234.95" calcext:value-type="float">
            <text:p>1409234,95</text:p>
          </table:table-cell>
          <table:table-cell office:value-type="float" office:value="1367280.2" calcext:value-type="float">
            <text:p>1367280,2</text:p>
          </table:table-cell>
          <table:table-cell office:value-type="float" office:value="2563340.95" calcext:value-type="float">
            <text:p>2563340,95</text:p>
          </table:table-cell>
          <table:table-cell office:value-type="float" office:value="2453881.87" calcext:value-type="float">
            <text:p>2453881,87</text:p>
          </table:table-cell>
          <table:table-cell table:number-columns-repeated="973"/>
        </table:table-row>
        <table:table-row table:style-name="ro1">
          <table:table-cell table:style-name="ce10" office:value-type="string" calcext:value-type="string">
            <text:p>2011-09-30</text:p>
          </table:table-cell>
          <table:table-cell table:number-columns-repeated="18"/>
          <table:table-cell office:value-type="float" office:value="11356.61" calcext:value-type="float">
            <text:p>11356,61</text:p>
          </table:table-cell>
          <table:table-cell office:value-type="float" office:value="42224.83" calcext:value-type="float">
            <text:p>42224,83</text:p>
          </table:table-cell>
          <table:table-cell office:value-type="float" office:value="61273.66" calcext:value-type="float">
            <text:p>61273,66</text:p>
          </table:table-cell>
          <table:table-cell office:value-type="float" office:value="49074" calcext:value-type="float">
            <text:p>49074</text:p>
          </table:table-cell>
          <table:table-cell office:value-type="float" office:value="12263.71" calcext:value-type="float">
            <text:p>12263,71</text:p>
          </table:table-cell>
          <table:table-cell office:value-type="float" office:value="26532.58" calcext:value-type="float">
            <text:p>26532,58</text:p>
          </table:table-cell>
          <table:table-cell office:value-type="float" office:value="2480815.11" calcext:value-type="float">
            <text:p>2480815,11</text:p>
          </table:table-cell>
          <table:table-cell office:value-type="float" office:value="2388330.13" calcext:value-type="float">
            <text:p>2388330,13</text:p>
          </table:table-cell>
          <table:table-cell office:value-type="float" office:value="88191.17" calcext:value-type="float">
            <text:p>88191,17</text:p>
          </table:table-cell>
          <table:table-cell office:value-type="float" office:value="84472.65" calcext:value-type="float">
            <text:p>84472,65</text:p>
          </table:table-cell>
          <table:table-cell office:value-type="float" office:value="509929.35" calcext:value-type="float">
            <text:p>509929,35</text:p>
          </table:table-cell>
          <table:table-cell office:value-type="float" office:value="496682.79" calcext:value-type="float">
            <text:p>496682,79</text:p>
          </table:table-cell>
          <table:table-cell office:value-type="float" office:value="526328.23" calcext:value-type="float">
            <text:p>526328,23</text:p>
          </table:table-cell>
          <table:table-cell office:value-type="float" office:value="497299.66" calcext:value-type="float">
            <text:p>497299,66</text:p>
          </table:table-cell>
          <table:table-cell office:value-type="float" office:value="1418611.73" calcext:value-type="float">
            <text:p>1418611,73</text:p>
          </table:table-cell>
          <table:table-cell office:value-type="float" office:value="1365739.27" calcext:value-type="float">
            <text:p>1365739,27</text:p>
          </table:table-cell>
          <table:table-cell office:value-type="float" office:value="962727.02" calcext:value-type="float">
            <text:p>962727,02</text:p>
          </table:table-cell>
          <table:table-cell office:value-type="float" office:value="986434.47" calcext:value-type="float">
            <text:p>986434,47</text:p>
          </table:table-cell>
          <table:table-cell office:value-type="float" office:value="1044076.2" calcext:value-type="float">
            <text:p>1044076,2</text:p>
          </table:table-cell>
          <table:table-cell office:value-type="float" office:value="1033918.67" calcext:value-type="float">
            <text:p>1033918,67</text:p>
          </table:table-cell>
          <table:table-cell office:value-type="float" office:value="2563974.62" calcext:value-type="float">
            <text:p>2563974,62</text:p>
          </table:table-cell>
          <table:table-cell office:value-type="float" office:value="2435814.32" calcext:value-type="float">
            <text:p>2435814,32</text:p>
          </table:table-cell>
          <table:table-cell office:value-type="float" office:value="2495803.11" calcext:value-type="float">
            <text:p>2495803,11</text:p>
          </table:table-cell>
          <table:table-cell office:value-type="float" office:value="2412745.16" calcext:value-type="float">
            <text:p>2412745,16</text:p>
          </table:table-cell>
          <table:table-cell office:value-type="float" office:value="519951.8" calcext:value-type="float">
            <text:p>519951,8</text:p>
          </table:table-cell>
          <table:table-cell office:value-type="float" office:value="505778.55" calcext:value-type="float">
            <text:p>505778,55</text:p>
          </table:table-cell>
          <table:table-cell office:value-type="float" office:value="535741.35" calcext:value-type="float">
            <text:p>535741,35</text:p>
          </table:table-cell>
          <table:table-cell office:value-type="float" office:value="519028.08" calcext:value-type="float">
            <text:p>519028,08</text:p>
          </table:table-cell>
          <table:table-cell office:value-type="float" office:value="1415393.31" calcext:value-type="float">
            <text:p>1415393,31</text:p>
          </table:table-cell>
          <table:table-cell office:value-type="float" office:value="1366877.75" calcext:value-type="float">
            <text:p>1366877,75</text:p>
          </table:table-cell>
          <table:table-cell office:value-type="float" office:value="2573222.11" calcext:value-type="float">
            <text:p>2573222,11</text:p>
          </table:table-cell>
          <table:table-cell office:value-type="float" office:value="2455037.61" calcext:value-type="float">
            <text:p>2455037,61</text:p>
          </table:table-cell>
          <table:table-cell table:number-columns-repeated="973"/>
        </table:table-row>
        <table:table-row table:style-name="ro1">
          <table:table-cell table:style-name="ce10" office:value-type="string" calcext:value-type="string">
            <text:p>2011-06-30</text:p>
          </table:table-cell>
          <table:table-cell table:number-columns-repeated="18"/>
          <table:table-cell office:value-type="float" office:value="10353.95" calcext:value-type="float">
            <text:p>10353,95</text:p>
          </table:table-cell>
          <table:table-cell office:value-type="float" office:value="42161.82" calcext:value-type="float">
            <text:p>42161,82</text:p>
          </table:table-cell>
          <table:table-cell office:value-type="float" office:value="62574.43" calcext:value-type="float">
            <text:p>62574,43</text:p>
          </table:table-cell>
          <table:table-cell office:value-type="float" office:value="49807" calcext:value-type="float">
            <text:p>49807</text:p>
          </table:table-cell>
          <table:table-cell office:value-type="float" office:value="11448.87" calcext:value-type="float">
            <text:p>11448,87</text:p>
          </table:table-cell>
          <table:table-cell office:value-type="float" office:value="26203.28" calcext:value-type="float">
            <text:p>26203,28</text:p>
          </table:table-cell>
          <table:table-cell office:value-type="float" office:value="2505403.57" calcext:value-type="float">
            <text:p>2505403,57</text:p>
          </table:table-cell>
          <table:table-cell office:value-type="float" office:value="2413085.91" calcext:value-type="float">
            <text:p>2413085,91</text:p>
          </table:table-cell>
          <table:table-cell office:value-type="float" office:value="89799.34" calcext:value-type="float">
            <text:p>89799,34</text:p>
          </table:table-cell>
          <table:table-cell office:value-type="float" office:value="85995.87" calcext:value-type="float">
            <text:p>85995,87</text:p>
          </table:table-cell>
          <table:table-cell office:value-type="float" office:value="535296.29" calcext:value-type="float">
            <text:p>535296,29</text:p>
          </table:table-cell>
          <table:table-cell office:value-type="float" office:value="517234.48" calcext:value-type="float">
            <text:p>517234,48</text:p>
          </table:table-cell>
          <table:table-cell office:value-type="float" office:value="534362.1" calcext:value-type="float">
            <text:p>534362,1</text:p>
          </table:table-cell>
          <table:table-cell office:value-type="float" office:value="517533.99" calcext:value-type="float">
            <text:p>517533,99</text:p>
          </table:table-cell>
          <table:table-cell office:value-type="float" office:value="1410490.68" calcext:value-type="float">
            <text:p>1410490,68</text:p>
          </table:table-cell>
          <table:table-cell office:value-type="float" office:value="1362541.83" calcext:value-type="float">
            <text:p>1362541,83</text:p>
          </table:table-cell>
          <table:table-cell office:value-type="float" office:value="972891.24" calcext:value-type="float">
            <text:p>972891,24</text:p>
          </table:table-cell>
          <table:table-cell office:value-type="float" office:value="995641.13" calcext:value-type="float">
            <text:p>995641,13</text:p>
          </table:table-cell>
          <table:table-cell office:value-type="float" office:value="1047147.54" calcext:value-type="float">
            <text:p>1047147,54</text:p>
          </table:table-cell>
          <table:table-cell office:value-type="float" office:value="1035242.03" calcext:value-type="float">
            <text:p>1035242,03</text:p>
          </table:table-cell>
          <table:table-cell office:value-type="float" office:value="2581381.11" calcext:value-type="float">
            <text:p>2581381,11</text:p>
          </table:table-cell>
          <table:table-cell office:value-type="float" office:value="2452686.82" calcext:value-type="float">
            <text:p>2452686,82</text:p>
          </table:table-cell>
          <table:table-cell office:value-type="float" office:value="2499302.16" calcext:value-type="float">
            <text:p>2499302,16</text:p>
          </table:table-cell>
          <table:table-cell office:value-type="float" office:value="2410090.91" calcext:value-type="float">
            <text:p>2410090,91</text:p>
          </table:table-cell>
          <table:table-cell office:value-type="float" office:value="520556.03" calcext:value-type="float">
            <text:p>520556,03</text:p>
          </table:table-cell>
          <table:table-cell office:value-type="float" office:value="504497.62" calcext:value-type="float">
            <text:p>504497,62</text:p>
          </table:table-cell>
          <table:table-cell office:value-type="float" office:value="536159.06" calcext:value-type="float">
            <text:p>536159,06</text:p>
          </table:table-cell>
          <table:table-cell office:value-type="float" office:value="517864.68" calcext:value-type="float">
            <text:p>517864,68</text:p>
          </table:table-cell>
          <table:table-cell office:value-type="float" office:value="1414181.42" calcext:value-type="float">
            <text:p>1414181,42</text:p>
          </table:table-cell>
          <table:table-cell office:value-type="float" office:value="1361564.44" calcext:value-type="float">
            <text:p>1361564,44</text:p>
          </table:table-cell>
          <table:table-cell office:value-type="float" office:value="2570053.99" calcext:value-type="float">
            <text:p>2570053,99</text:p>
          </table:table-cell>
          <table:table-cell office:value-type="float" office:value="2443967.96" calcext:value-type="float">
            <text:p>2443967,96</text:p>
          </table:table-cell>
          <table:table-cell table:number-columns-repeated="973"/>
        </table:table-row>
        <table:table-row table:style-name="ro1">
          <table:table-cell table:style-name="ce10" office:value-type="string" calcext:value-type="string">
            <text:p>2011-03-31</text:p>
          </table:table-cell>
          <table:table-cell table:number-columns-repeated="18"/>
          <table:table-cell office:value-type="float" office:value="8838.57" calcext:value-type="float">
            <text:p>8838,57</text:p>
          </table:table-cell>
          <table:table-cell office:value-type="float" office:value="38675.45" calcext:value-type="float">
            <text:p>38675,45</text:p>
          </table:table-cell>
          <table:table-cell office:value-type="float" office:value="60327.53" calcext:value-type="float">
            <text:p>60327,53</text:p>
          </table:table-cell>
          <table:table-cell office:value-type="float" office:value="47120" calcext:value-type="float">
            <text:p>47120</text:p>
          </table:table-cell>
          <table:table-cell office:value-type="float" office:value="10145.25" calcext:value-type="float">
            <text:p>10145,25</text:p>
          </table:table-cell>
          <table:table-cell office:value-type="float" office:value="23090.65" calcext:value-type="float">
            <text:p>23090,65</text:p>
          </table:table-cell>
          <table:table-cell office:value-type="float" office:value="2466158.58" calcext:value-type="float">
            <text:p>2466158,58</text:p>
          </table:table-cell>
          <table:table-cell office:value-type="float" office:value="2356822.9" calcext:value-type="float">
            <text:p>2356822,9</text:p>
          </table:table-cell>
          <table:table-cell office:value-type="float" office:value="87418.16" calcext:value-type="float">
            <text:p>87418,16</text:p>
          </table:table-cell>
          <table:table-cell office:value-type="float" office:value="83255.88" calcext:value-type="float">
            <text:p>83255,88</text:p>
          </table:table-cell>
          <table:table-cell office:value-type="float" office:value="492945.61" calcext:value-type="float">
            <text:p>492945,61</text:p>
          </table:table-cell>
          <table:table-cell office:value-type="float" office:value="476881.85" calcext:value-type="float">
            <text:p>476881,85</text:p>
          </table:table-cell>
          <table:table-cell office:value-type="float" office:value="527562.03" calcext:value-type="float">
            <text:p>527562,03</text:p>
          </table:table-cell>
          <table:table-cell office:value-type="float" office:value="495940.33" calcext:value-type="float">
            <text:p>495940,33</text:p>
          </table:table-cell>
          <table:table-cell office:value-type="float" office:value="1395616.9" calcext:value-type="float">
            <text:p>1395616,9</text:p>
          </table:table-cell>
          <table:table-cell office:value-type="float" office:value="1335670.25" calcext:value-type="float">
            <text:p>1335670,25</text:p>
          </table:table-cell>
          <table:table-cell office:value-type="float" office:value="963426.06" calcext:value-type="float">
            <text:p>963426,06</text:p>
          </table:table-cell>
          <table:table-cell office:value-type="float" office:value="975827.73" calcext:value-type="float">
            <text:p>975827,73</text:p>
          </table:table-cell>
          <table:table-cell office:value-type="float" office:value="1018567.8" calcext:value-type="float">
            <text:p>1018567,8</text:p>
          </table:table-cell>
          <table:table-cell office:value-type="float" office:value="999616.8" calcext:value-type="float">
            <text:p>999616,8</text:p>
          </table:table-cell>
          <table:table-cell office:value-type="float" office:value="2522693.26" calcext:value-type="float">
            <text:p>2522693,26</text:p>
          </table:table-cell>
          <table:table-cell office:value-type="float" office:value="2380611.96" calcext:value-type="float">
            <text:p>2380611,96</text:p>
          </table:table-cell>
          <table:table-cell office:value-type="float" office:value="2506498.65" calcext:value-type="float">
            <text:p>2506498,65</text:p>
          </table:table-cell>
          <table:table-cell office:value-type="float" office:value="2407207.46" calcext:value-type="float">
            <text:p>2407207,46</text:p>
          </table:table-cell>
          <table:table-cell office:value-type="float" office:value="521147.31" calcext:value-type="float">
            <text:p>521147,31</text:p>
          </table:table-cell>
          <table:table-cell office:value-type="float" office:value="504135.18" calcext:value-type="float">
            <text:p>504135,18</text:p>
          </table:table-cell>
          <table:table-cell office:value-type="float" office:value="535952.81" calcext:value-type="float">
            <text:p>535952,81</text:p>
          </table:table-cell>
          <table:table-cell office:value-type="float" office:value="515747.08" calcext:value-type="float">
            <text:p>515747,08</text:p>
          </table:table-cell>
          <table:table-cell office:value-type="float" office:value="1420014.66" calcext:value-type="float">
            <text:p>1420014,66</text:p>
          </table:table-cell>
          <table:table-cell office:value-type="float" office:value="1358865.69" calcext:value-type="float">
            <text:p>1358865,69</text:p>
          </table:table-cell>
          <table:table-cell office:value-type="float" office:value="2569915.29" calcext:value-type="float">
            <text:p>2569915,29</text:p>
          </table:table-cell>
          <table:table-cell office:value-type="float" office:value="2437593.19" calcext:value-type="float">
            <text:p>2437593,19</text:p>
          </table:table-cell>
          <table:table-cell table:number-columns-repeated="973"/>
        </table:table-row>
        <table:table-row table:style-name="ro1">
          <table:table-cell table:style-name="ce10" office:value-type="string" calcext:value-type="string">
            <text:p>2010-12-31</text:p>
          </table:table-cell>
          <table:table-cell office:value-type="float" office:value="38058.14" calcext:value-type="float">
            <text:p>38058,14</text:p>
          </table:table-cell>
          <table:table-cell office:value-type="float" office:value="157920.82" calcext:value-type="float">
            <text:p>157920,82</text:p>
          </table:table-cell>
          <table:table-cell office:value-type="float" office:value="243165.39" calcext:value-type="float">
            <text:p>243165,39</text:p>
          </table:table-cell>
          <table:table-cell office:value-type="float" office:value="45195.09" calcext:value-type="float">
            <text:p>45195,09</text:p>
          </table:table-cell>
          <table:table-cell office:value-type="float" office:value="99576.27" calcext:value-type="float">
            <text:p>99576,27</text:p>
          </table:table-cell>
          <table:table-cell office:value-type="float" office:value="1.48" calcext:value-type="float">
            <text:p>1,48</text:p>
          </table:table-cell>
          <table:table-cell office:value-type="float" office:value="0.11" calcext:value-type="float">
            <text:p>0,11</text:p>
          </table:table-cell>
          <table:table-cell office:value-type="float" office:value="-0.06" calcext:value-type="float">
            <text:p>-0,06</text:p>
          </table:table-cell>
          <table:table-cell office:value-type="float" office:value="-0.47" calcext:value-type="float">
            <text:p>-0,47</text:p>
          </table:table-cell>
          <table:table-cell office:value-type="float" office:value="0.32" calcext:value-type="float">
            <text:p>0,32</text:p>
          </table:table-cell>
          <table:table-cell office:value-type="float" office:value="0.88" calcext:value-type="float">
            <text:p>0,88</text:p>
          </table:table-cell>
          <table:table-cell office:value-type="float" office:value="0.17" calcext:value-type="float">
            <text:p>0,17</text:p>
          </table:table-cell>
          <table:table-cell office:value-type="float" office:value="0.49" calcext:value-type="float">
            <text:p>0,49</text:p>
          </table:table-cell>
          <table:table-cell office:value-type="float" office:value="0.65" calcext:value-type="float">
            <text:p>0,65</text:p>
          </table:table-cell>
          <table:table-cell office:value-type="float" office:value="9531021.39" calcext:value-type="float">
            <text:p>9531021,39</text:p>
          </table:table-cell>
          <table:table-cell office:value-type="float" office:value="362190.9" calcext:value-type="float">
            <text:p>362190,9</text:p>
          </table:table-cell>
          <table:table-cell office:value-type="float" office:value="125472.32" calcext:value-type="float">
            <text:p>125472,32</text:p>
          </table:table-cell>
          <table:table-cell office:value-type="float" office:value="374695.25" calcext:value-type="float">
            <text:p>374695,25</text:p>
          </table:table-cell>
          <table:table-cell office:value-type="float" office:value="10835.26" calcext:value-type="float">
            <text:p>10835,26</text:p>
          </table:table-cell>
          <table:table-cell office:value-type="float" office:value="42021.22" calcext:value-type="float">
            <text:p>42021,22</text:p>
          </table:table-cell>
          <table:table-cell office:value-type="float" office:value="63047.78" calcext:value-type="float">
            <text:p>63047,78</text:p>
          </table:table-cell>
          <table:table-cell office:value-type="float" office:value="50696" calcext:value-type="float">
            <text:p>50696</text:p>
          </table:table-cell>
          <table:table-cell office:value-type="float" office:value="11105.54" calcext:value-type="float">
            <text:p>11105,54</text:p>
          </table:table-cell>
          <table:table-cell office:value-type="float" office:value="27547.13" calcext:value-type="float">
            <text:p>27547,13</text:p>
          </table:table-cell>
          <table:table-cell office:value-type="float" office:value="2550971.52" calcext:value-type="float">
            <text:p>2550971,52</text:p>
          </table:table-cell>
          <table:table-cell office:value-type="float" office:value="2455371.6" calcext:value-type="float">
            <text:p>2455371,6</text:p>
          </table:table-cell>
          <table:table-cell office:value-type="float" office:value="97402.21" calcext:value-type="float">
            <text:p>97402,21</text:p>
          </table:table-cell>
          <table:table-cell office:value-type="float" office:value="93856.2" calcext:value-type="float">
            <text:p>93856,2</text:p>
          </table:table-cell>
          <table:table-cell office:value-type="float" office:value="543109.3" calcext:value-type="float">
            <text:p>543109,3</text:p>
          </table:table-cell>
          <table:table-cell office:value-type="float" office:value="521360.29" calcext:value-type="float">
            <text:p>521360,29</text:p>
          </table:table-cell>
          <table:table-cell office:value-type="float" office:value="555905.68" calcext:value-type="float">
            <text:p>555905,68</text:p>
          </table:table-cell>
          <table:table-cell office:value-type="float" office:value="556437.6" calcext:value-type="float">
            <text:p>556437,6</text:p>
          </table:table-cell>
          <table:table-cell office:value-type="float" office:value="1449124.25" calcext:value-type="float">
            <text:p>1449124,25</text:p>
          </table:table-cell>
          <table:table-cell office:value-type="float" office:value="1375531.65" calcext:value-type="float">
            <text:p>1375531,65</text:p>
          </table:table-cell>
          <table:table-cell office:value-type="float" office:value="975331.29" calcext:value-type="float">
            <text:p>975331,29</text:p>
          </table:table-cell>
          <table:table-cell office:value-type="float" office:value="958268.41" calcext:value-type="float">
            <text:p>958268,41</text:p>
          </table:table-cell>
          <table:table-cell office:value-type="float" office:value="1031218.83" calcext:value-type="float">
            <text:p>1031218,83</text:p>
          </table:table-cell>
          <table:table-cell office:value-type="float" office:value="994752.21" calcext:value-type="float">
            <text:p>994752,21</text:p>
          </table:table-cell>
          <table:table-cell office:value-type="float" office:value="2608912.12" calcext:value-type="float">
            <text:p>2608912,12</text:p>
          </table:table-cell>
          <table:table-cell office:value-type="float" office:value="2491855.4" calcext:value-type="float">
            <text:p>2491855,4</text:p>
          </table:table-cell>
          <table:table-cell office:value-type="float" office:value="2487404.4" calcext:value-type="float">
            <text:p>2487404,4</text:p>
          </table:table-cell>
          <table:table-cell office:value-type="float" office:value="2373175.31" calcext:value-type="float">
            <text:p>2373175,31</text:p>
          </table:table-cell>
          <table:table-cell office:value-type="float" office:value="513775.33" calcext:value-type="float">
            <text:p>513775,33</text:p>
          </table:table-cell>
          <table:table-cell office:value-type="float" office:value="494017.91" calcext:value-type="float">
            <text:p>494017,91</text:p>
          </table:table-cell>
          <table:table-cell office:value-type="float" office:value="536938.24" calcext:value-type="float">
            <text:p>536938,24</text:p>
          </table:table-cell>
          <table:table-cell office:value-type="float" office:value="515309.93" calcext:value-type="float">
            <text:p>515309,93</text:p>
          </table:table-cell>
          <table:table-cell office:value-type="float" office:value="1420097.08" calcext:value-type="float">
            <text:p>1420097,08</text:p>
          </table:table-cell>
          <table:table-cell office:value-type="float" office:value="1348415.68" calcext:value-type="float">
            <text:p>1348415,68</text:p>
          </table:table-cell>
          <table:table-cell office:value-type="float" office:value="2548436.06" calcext:value-type="float">
            <text:p>2548436,06</text:p>
          </table:table-cell>
          <table:table-cell office:value-type="float" office:value="2411954.73" calcext:value-type="float">
            <text:p>2411954,73</text:p>
          </table:table-cell>
          <table:table-cell table:number-columns-repeated="973"/>
        </table:table-row>
        <table:table-row table:style-name="ro1">
          <table:table-cell table:style-name="ce10" office:value-type="string" calcext:value-type="string">
            <text:p>2010-09-30</text:p>
          </table:table-cell>
          <table:table-cell table:number-columns-repeated="18"/>
          <table:table-cell office:value-type="float" office:value="10342.19" calcext:value-type="float">
            <text:p>10342,19</text:p>
          </table:table-cell>
          <table:table-cell office:value-type="float" office:value="40716.46" calcext:value-type="float">
            <text:p>40716,46</text:p>
          </table:table-cell>
          <table:table-cell office:value-type="float" office:value="61176.94" calcext:value-type="float">
            <text:p>61176,94</text:p>
          </table:table-cell>
          <table:table-cell office:value-type="float" office:value="46305" calcext:value-type="float">
            <text:p>46305</text:p>
          </table:table-cell>
          <table:table-cell office:value-type="float" office:value="12420.2" calcext:value-type="float">
            <text:p>12420,2</text:p>
          </table:table-cell>
          <table:table-cell office:value-type="float" office:value="24879.72" calcext:value-type="float">
            <text:p>24879,72</text:p>
          </table:table-cell>
          <table:table-cell office:value-type="float" office:value="2461113.57" calcext:value-type="float">
            <text:p>2461113,57</text:p>
          </table:table-cell>
          <table:table-cell office:value-type="float" office:value="2328433.95" calcext:value-type="float">
            <text:p>2328433,95</text:p>
          </table:table-cell>
          <table:table-cell office:value-type="float" office:value="85795.54" calcext:value-type="float">
            <text:p>85795,54</text:p>
          </table:table-cell>
          <table:table-cell office:value-type="float" office:value="81123.23" calcext:value-type="float">
            <text:p>81123,23</text:p>
          </table:table-cell>
          <table:table-cell office:value-type="float" office:value="503821.06" calcext:value-type="float">
            <text:p>503821,06</text:p>
          </table:table-cell>
          <table:table-cell office:value-type="float" office:value="483378.76" calcext:value-type="float">
            <text:p>483378,76</text:p>
          </table:table-cell>
          <table:table-cell office:value-type="float" office:value="528282.4" calcext:value-type="float">
            <text:p>528282,4</text:p>
          </table:table-cell>
          <table:table-cell office:value-type="float" office:value="492855.19" calcext:value-type="float">
            <text:p>492855,19</text:p>
          </table:table-cell>
          <table:table-cell office:value-type="float" office:value="1415661.15" calcext:value-type="float">
            <text:p>1415661,15</text:p>
          </table:table-cell>
          <table:table-cell office:value-type="float" office:value="1334978.8" calcext:value-type="float">
            <text:p>1334978,8</text:p>
          </table:table-cell>
          <table:table-cell office:value-type="float" office:value="929345.3" calcext:value-type="float">
            <text:p>929345,3</text:p>
          </table:table-cell>
          <table:table-cell office:value-type="float" office:value="906602.08" calcext:value-type="float">
            <text:p>906602,08</text:p>
          </table:table-cell>
          <table:table-cell office:value-type="float" office:value="989511.33" calcext:value-type="float">
            <text:p>989511,33</text:p>
          </table:table-cell>
          <table:table-cell office:value-type="float" office:value="950347.68" calcext:value-type="float">
            <text:p>950347,68</text:p>
          </table:table-cell>
          <table:table-cell office:value-type="float" office:value="2523093.41" calcext:value-type="float">
            <text:p>2523093,41</text:p>
          </table:table-cell>
          <table:table-cell office:value-type="float" office:value="2372179.55" calcext:value-type="float">
            <text:p>2372179,55</text:p>
          </table:table-cell>
          <table:table-cell office:value-type="float" office:value="2476168.36" calcext:value-type="float">
            <text:p>2476168,36</text:p>
          </table:table-cell>
          <table:table-cell office:value-type="float" office:value="2353338.58" calcext:value-type="float">
            <text:p>2353338,58</text:p>
          </table:table-cell>
          <table:table-cell office:value-type="float" office:value="513852.68" calcext:value-type="float">
            <text:p>513852,68</text:p>
          </table:table-cell>
          <table:table-cell office:value-type="float" office:value="491280.78" calcext:value-type="float">
            <text:p>491280,78</text:p>
          </table:table-cell>
          <table:table-cell office:value-type="float" office:value="537376.6" calcext:value-type="float">
            <text:p>537376,6</text:p>
          </table:table-cell>
          <table:table-cell office:value-type="float" office:value="514708.24" calcext:value-type="float">
            <text:p>514708,24</text:p>
          </table:table-cell>
          <table:table-cell office:value-type="float" office:value="1414565.36" calcext:value-type="float">
            <text:p>1414565,36</text:p>
          </table:table-cell>
          <table:table-cell office:value-type="float" office:value="1336576.19" calcext:value-type="float">
            <text:p>1336576,19</text:p>
          </table:table-cell>
          <table:table-cell office:value-type="float" office:value="2532668.99" calcext:value-type="float">
            <text:p>2532668,99</text:p>
          </table:table-cell>
          <table:table-cell office:value-type="float" office:value="2391971.45" calcext:value-type="float">
            <text:p>2391971,45</text:p>
          </table:table-cell>
          <table:table-cell table:number-columns-repeated="973"/>
        </table:table-row>
        <table:table-row table:style-name="ro1">
          <table:table-cell table:style-name="ce10" office:value-type="string" calcext:value-type="string">
            <text:p>2010-06-30</text:p>
          </table:table-cell>
          <table:table-cell table:number-columns-repeated="18"/>
          <table:table-cell office:value-type="float" office:value="9207.8" calcext:value-type="float">
            <text:p>9207,8</text:p>
          </table:table-cell>
          <table:table-cell office:value-type="float" office:value="39564.22" calcext:value-type="float">
            <text:p>39564,22</text:p>
          </table:table-cell>
          <table:table-cell office:value-type="float" office:value="61092.92" calcext:value-type="float">
            <text:p>61092,92</text:p>
          </table:table-cell>
          <table:table-cell office:value-type="float" office:value="47414" calcext:value-type="float">
            <text:p>47414</text:p>
          </table:table-cell>
          <table:table-cell office:value-type="float" office:value="11361.57" calcext:value-type="float">
            <text:p>11361,57</text:p>
          </table:table-cell>
          <table:table-cell office:value-type="float" office:value="24557.53" calcext:value-type="float">
            <text:p>24557,53</text:p>
          </table:table-cell>
          <table:table-cell office:value-type="float" office:value="2479750.92" calcext:value-type="float">
            <text:p>2479750,92</text:p>
          </table:table-cell>
          <table:table-cell office:value-type="float" office:value="2344149.42" calcext:value-type="float">
            <text:p>2344149,42</text:p>
          </table:table-cell>
          <table:table-cell office:value-type="float" office:value="87123.55" calcext:value-type="float">
            <text:p>87123,55</text:p>
          </table:table-cell>
          <table:table-cell office:value-type="float" office:value="82382.37" calcext:value-type="float">
            <text:p>82382,37</text:p>
          </table:table-cell>
          <table:table-cell office:value-type="float" office:value="528088.38" calcext:value-type="float">
            <text:p>528088,38</text:p>
          </table:table-cell>
          <table:table-cell office:value-type="float" office:value="503237.07" calcext:value-type="float">
            <text:p>503237,07</text:p>
          </table:table-cell>
          <table:table-cell office:value-type="float" office:value="534046.93" calcext:value-type="float">
            <text:p>534046,93</text:p>
          </table:table-cell>
          <table:table-cell office:value-type="float" office:value="514162.78" calcext:value-type="float">
            <text:p>514162,78</text:p>
          </table:table-cell>
          <table:table-cell office:value-type="float" office:value="1403365.36" calcext:value-type="float">
            <text:p>1403365,36</text:p>
          </table:table-cell>
          <table:table-cell office:value-type="float" office:value="1323758.21" calcext:value-type="float">
            <text:p>1323758,21</text:p>
          </table:table-cell>
          <table:table-cell office:value-type="float" office:value="930488.53" calcext:value-type="float">
            <text:p>930488,53</text:p>
          </table:table-cell>
          <table:table-cell office:value-type="float" office:value="900061.78" calcext:value-type="float">
            <text:p>900061,78</text:p>
          </table:table-cell>
          <table:table-cell office:value-type="float" office:value="980830.15" calcext:value-type="float">
            <text:p>980830,15</text:p>
          </table:table-cell>
          <table:table-cell office:value-type="float" office:value="936111.15" calcext:value-type="float">
            <text:p>936111,15</text:p>
          </table:table-cell>
          <table:table-cell office:value-type="float" office:value="2531985.16" calcext:value-type="float">
            <text:p>2531985,16</text:p>
          </table:table-cell>
          <table:table-cell office:value-type="float" office:value="2380198.8" calcext:value-type="float">
            <text:p>2380198,8</text:p>
          </table:table-cell>
          <table:table-cell office:value-type="float" office:value="2474431.14" calcext:value-type="float">
            <text:p>2474431,14</text:p>
          </table:table-cell>
          <table:table-cell office:value-type="float" office:value="2339478.05" calcext:value-type="float">
            <text:p>2339478,05</text:p>
          </table:table-cell>
          <table:table-cell office:value-type="float" office:value="513914.26" calcext:value-type="float">
            <text:p>513914,26</text:p>
          </table:table-cell>
          <table:table-cell office:value-type="float" office:value="490819.17" calcext:value-type="float">
            <text:p>490819,17</text:p>
          </table:table-cell>
          <table:table-cell office:value-type="float" office:value="535303.77" calcext:value-type="float">
            <text:p>535303,77</text:p>
          </table:table-cell>
          <table:table-cell office:value-type="float" office:value="512449.25" calcext:value-type="float">
            <text:p>512449,25</text:p>
          </table:table-cell>
          <table:table-cell office:value-type="float" office:value="1411808.75" calcext:value-type="float">
            <text:p>1411808,75</text:p>
          </table:table-cell>
          <table:table-cell office:value-type="float" office:value="1327629.61" calcext:value-type="float">
            <text:p>1327629,61</text:p>
          </table:table-cell>
          <table:table-cell office:value-type="float" office:value="2521695.58" calcext:value-type="float">
            <text:p>2521695,58</text:p>
          </table:table-cell>
          <table:table-cell office:value-type="float" office:value="2370962.87" calcext:value-type="float">
            <text:p>2370962,87</text:p>
          </table:table-cell>
          <table:table-cell table:number-columns-repeated="973"/>
        </table:table-row>
        <table:table-row table:style-name="ro1">
          <table:table-cell table:style-name="ce10" office:value-type="string" calcext:value-type="string">
            <text:p>2010-03-31</text:p>
          </table:table-cell>
          <table:table-cell table:number-columns-repeated="18"/>
          <table:table-cell office:value-type="float" office:value="7672.89" calcext:value-type="float">
            <text:p>7672,89</text:p>
          </table:table-cell>
          <table:table-cell office:value-type="float" office:value="35709.68" calcext:value-type="float">
            <text:p>35709,68</text:p>
          </table:table-cell>
          <table:table-cell office:value-type="float" office:value="57847.81" calcext:value-type="float">
            <text:p>57847,81</text:p>
          </table:table-cell>
          <table:table-cell office:value-type="float" office:value="43728" calcext:value-type="float">
            <text:p>43728</text:p>
          </table:table-cell>
          <table:table-cell office:value-type="float" office:value="10318.76" calcext:value-type="float">
            <text:p>10318,76</text:p>
          </table:table-cell>
          <table:table-cell office:value-type="float" office:value="22560.45" calcext:value-type="float">
            <text:p>22560,45</text:p>
          </table:table-cell>
          <table:table-cell office:value-type="float" office:value="2407828.06" calcext:value-type="float">
            <text:p>2407828,06</text:p>
          </table:table-cell>
          <table:table-cell office:value-type="float" office:value="2255288.6" calcext:value-type="float">
            <text:p>2255288,6</text:p>
          </table:table-cell>
          <table:table-cell office:value-type="float" office:value="84478.1" calcext:value-type="float">
            <text:p>84478,1</text:p>
          </table:table-cell>
          <table:table-cell office:value-type="float" office:value="79444.48" calcext:value-type="float">
            <text:p>79444,48</text:p>
          </table:table-cell>
          <table:table-cell office:value-type="float" office:value="472431.14" calcext:value-type="float">
            <text:p>472431,14</text:p>
          </table:table-cell>
          <table:table-cell office:value-type="float" office:value="450203.13" calcext:value-type="float">
            <text:p>450203,13</text:p>
          </table:table-cell>
          <table:table-cell office:value-type="float" office:value="527621.12" calcext:value-type="float">
            <text:p>527621,12</text:p>
          </table:table-cell>
          <table:table-cell office:value-type="float" office:value="491167.54" calcext:value-type="float">
            <text:p>491167,54</text:p>
          </table:table-cell>
          <table:table-cell office:value-type="float" office:value="1386426.79" calcext:value-type="float">
            <text:p>1386426,79</text:p>
          </table:table-cell>
          <table:table-cell office:value-type="float" office:value="1297050" calcext:value-type="float">
            <text:p>1297050</text:p>
          </table:table-cell>
          <table:table-cell office:value-type="float" office:value="873996.27" calcext:value-type="float">
            <text:p>873996,27</text:p>
          </table:table-cell>
          <table:table-cell office:value-type="float" office:value="821842.23" calcext:value-type="float">
            <text:p>821842,23</text:p>
          </table:table-cell>
          <table:table-cell office:value-type="float" office:value="911261.98" calcext:value-type="float">
            <text:p>911261,98</text:p>
          </table:table-cell>
          <table:table-cell office:value-type="float" office:value="853341.27" calcext:value-type="float">
            <text:p>853341,27</text:p>
          </table:table-cell>
          <table:table-cell office:value-type="float" office:value="2446813.72" calcext:value-type="float">
            <text:p>2446813,72</text:p>
          </table:table-cell>
          <table:table-cell office:value-type="float" office:value="2286787.64" calcext:value-type="float">
            <text:p>2286787,64</text:p>
          </table:table-cell>
          <table:table-cell office:value-type="float" office:value="2454308.02" calcext:value-type="float">
            <text:p>2454308,02</text:p>
          </table:table-cell>
          <table:table-cell office:value-type="float" office:value="2310348.31" calcext:value-type="float">
            <text:p>2310348,31</text:p>
          </table:table-cell>
          <table:table-cell office:value-type="float" office:value="502622.4" calcext:value-type="float">
            <text:p>502622,4</text:p>
          </table:table-cell>
          <table:table-cell office:value-type="float" office:value="478928.42" calcext:value-type="float">
            <text:p>478928,42</text:p>
          </table:table-cell>
          <table:table-cell office:value-type="float" office:value="536484.57" calcext:value-type="float">
            <text:p>536484,57</text:p>
          </table:table-cell>
          <table:table-cell office:value-type="float" office:value="512378.24" calcext:value-type="float">
            <text:p>512378,24</text:p>
          </table:table-cell>
          <table:table-cell office:value-type="float" office:value="1407207.96" calcext:value-type="float">
            <text:p>1407207,96</text:p>
          </table:table-cell>
          <table:table-cell office:value-type="float" office:value="1317819.19" calcext:value-type="float">
            <text:p>1317819,19</text:p>
          </table:table-cell>
          <table:table-cell office:value-type="float" office:value="2497490.25" calcext:value-type="float">
            <text:p>2497490,25</text:p>
          </table:table-cell>
          <table:table-cell office:value-type="float" office:value="2346175.18" calcext:value-type="float">
            <text:p>2346175,18</text:p>
          </table:table-cell>
          <table:table-cell table:number-columns-repeated="973"/>
        </table:table-row>
        <table:table-row table:style-name="ro1">
          <table:table-cell table:style-name="ce10" office:value-type="string" calcext:value-type="string">
            <text:p>2009-12-31</text:p>
          </table:table-cell>
          <table:table-cell office:value-type="float" office:value="37417.66" calcext:value-type="float">
            <text:p>37417,66</text:p>
          </table:table-cell>
          <table:table-cell office:value-type="float" office:value="149586.53" calcext:value-type="float">
            <text:p>149586,53</text:p>
          </table:table-cell>
          <table:table-cell office:value-type="float" office:value="231278.04" calcext:value-type="float">
            <text:p>231278,04</text:p>
          </table:table-cell>
          <table:table-cell office:value-type="float" office:value="45064.79" calcext:value-type="float">
            <text:p>45064,79</text:p>
          </table:table-cell>
          <table:table-cell office:value-type="float" office:value="94382.56" calcext:value-type="float">
            <text:p>94382,56</text:p>
          </table:table-cell>
          <table:table-cell office:value-type="float" office:value="-3.97" calcext:value-type="float">
            <text:p>-3,97</text:p>
          </table:table-cell>
          <table:table-cell office:value-type="float" office:value="0.01" calcext:value-type="float">
            <text:p>0,01</text:p>
          </table:table-cell>
          <table:table-cell office:value-type="float" office:value="-2.5" calcext:value-type="float">
            <text:p>-2,5</text:p>
          </table:table-cell>
          <table:table-cell office:value-type="float" office:value="-1.21" calcext:value-type="float">
            <text:p>-1,21</text:p>
          </table:table-cell>
          <table:table-cell office:value-type="float" office:value="-1.29" calcext:value-type="float">
            <text:p>-1,29</text:p>
          </table:table-cell>
          <table:table-cell office:value-type="float" office:value="-1.33" calcext:value-type="float">
            <text:p>-1,33</text:p>
          </table:table-cell>
          <table:table-cell office:value-type="float" office:value="0.48" calcext:value-type="float">
            <text:p>0,48</text:p>
          </table:table-cell>
          <table:table-cell office:value-type="float" office:value="-0.61" calcext:value-type="float">
            <text:p>-0,61</text:p>
          </table:table-cell>
          <table:table-cell office:value-type="float" office:value="-0.53" calcext:value-type="float">
            <text:p>-0,53</text:p>
          </table:table-cell>
          <table:table-cell office:value-type="float" office:value="9270530.09" calcext:value-type="float">
            <text:p>9270530,09</text:p>
          </table:table-cell>
          <table:table-cell office:value-type="float" office:value="317040.62" calcext:value-type="float">
            <text:p>317040,62</text:p>
          </table:table-cell>
          <table:table-cell office:value-type="float" office:value="125213.9" calcext:value-type="float">
            <text:p>125213,9</text:p>
          </table:table-cell>
          <table:table-cell office:value-type="float" office:value="314637.49" calcext:value-type="float">
            <text:p>314637,49</text:p>
          </table:table-cell>
          <table:table-cell office:value-type="float" office:value="10026.79" calcext:value-type="float">
            <text:p>10026,79</text:p>
          </table:table-cell>
          <table:table-cell office:value-type="float" office:value="39737.18" calcext:value-type="float">
            <text:p>39737,18</text:p>
          </table:table-cell>
          <table:table-cell office:value-type="float" office:value="59864.76" calcext:value-type="float">
            <text:p>59864,76</text:p>
          </table:table-cell>
          <table:table-cell office:value-type="float" office:value="47497" calcext:value-type="float">
            <text:p>47497</text:p>
          </table:table-cell>
          <table:table-cell office:value-type="float" office:value="11320.71" calcext:value-type="float">
            <text:p>11320,71</text:p>
          </table:table-cell>
          <table:table-cell office:value-type="float" office:value="26865.16" calcext:value-type="float">
            <text:p>26865,16</text:p>
          </table:table-cell>
          <table:table-cell office:value-type="float" office:value="2504428.98" calcext:value-type="float">
            <text:p>2504428,98</text:p>
          </table:table-cell>
          <table:table-cell office:value-type="float" office:value="2371046.33" calcext:value-type="float">
            <text:p>2371046,33</text:p>
          </table:table-cell>
          <table:table-cell office:value-type="float" office:value="94178.37" calcext:value-type="float">
            <text:p>94178,37</text:p>
          </table:table-cell>
          <table:table-cell office:value-type="float" office:value="89416.78" calcext:value-type="float">
            <text:p>89416,78</text:p>
          </table:table-cell>
          <table:table-cell office:value-type="float" office:value="534378" calcext:value-type="float">
            <text:p>534378</text:p>
          </table:table-cell>
          <table:table-cell office:value-type="float" office:value="506530.3" calcext:value-type="float">
            <text:p>506530,3</text:p>
          </table:table-cell>
          <table:table-cell office:value-type="float" office:value="554290.79" calcext:value-type="float">
            <text:p>554290,79</text:p>
          </table:table-cell>
          <table:table-cell office:value-type="float" office:value="551483.82" calcext:value-type="float">
            <text:p>551483,82</text:p>
          </table:table-cell>
          <table:table-cell office:value-type="float" office:value="1431621.16" calcext:value-type="float">
            <text:p>1431621,16</text:p>
          </table:table-cell>
          <table:table-cell office:value-type="float" office:value="1332456.2" calcext:value-type="float">
            <text:p>1332456,2</text:p>
          </table:table-cell>
          <table:table-cell office:value-type="float" office:value="880172.42" calcext:value-type="float">
            <text:p>880172,42</text:p>
          </table:table-cell>
          <table:table-cell office:value-type="float" office:value="809830.21" calcext:value-type="float">
            <text:p>809830,21</text:p>
          </table:table-cell>
          <table:table-cell office:value-type="float" office:value="921923.27" calcext:value-type="float">
            <text:p>921923,27</text:p>
          </table:table-cell>
          <table:table-cell office:value-type="float" office:value="853289.91" calcext:value-type="float">
            <text:p>853289,91</text:p>
          </table:table-cell>
          <table:table-cell office:value-type="float" office:value="2547555.65" calcext:value-type="float">
            <text:p>2547555,65</text:p>
          </table:table-cell>
          <table:table-cell office:value-type="float" office:value="2414506.03" calcext:value-type="float">
            <text:p>2414506,03</text:p>
          </table:table-cell>
          <table:table-cell office:value-type="float" office:value="2439744" calcext:value-type="float">
            <text:p>2439744</text:p>
          </table:table-cell>
          <table:table-cell office:value-type="float" office:value="2286192.73" calcext:value-type="float">
            <text:p>2286192,73</text:p>
          </table:table-cell>
          <table:table-cell office:value-type="float" office:value="508444.46" calcext:value-type="float">
            <text:p>508444,46</text:p>
          </table:table-cell>
          <table:table-cell office:value-type="float" office:value="481238.94" calcext:value-type="float">
            <text:p>481238,94</text:p>
          </table:table-cell>
          <table:table-cell office:value-type="float" office:value="534687.68" calcext:value-type="float">
            <text:p>534687,68</text:p>
          </table:table-cell>
          <table:table-cell office:value-type="float" office:value="509334.66" calcext:value-type="float">
            <text:p>509334,66</text:p>
          </table:table-cell>
          <table:table-cell office:value-type="float" office:value="1403181.63" calcext:value-type="float">
            <text:p>1403181,63</text:p>
          </table:table-cell>
          <table:table-cell office:value-type="float" office:value="1307346.14" calcext:value-type="float">
            <text:p>1307346,14</text:p>
          </table:table-cell>
          <table:table-cell office:value-type="float" office:value="2487063.41" calcext:value-type="float">
            <text:p>2487063,41</text:p>
          </table:table-cell>
          <table:table-cell office:value-type="float" office:value="2332357.26" calcext:value-type="float">
            <text:p>2332357,26</text:p>
          </table:table-cell>
          <table:table-cell table:number-columns-repeated="973"/>
        </table:table-row>
        <table:table-row table:style-name="ro1">
          <table:table-cell table:style-name="ce10" office:value-type="string" calcext:value-type="string">
            <text:p>2009-09-30</text:p>
          </table:table-cell>
          <table:table-cell table:number-columns-repeated="18"/>
          <table:table-cell office:value-type="float" office:value="10069.79" calcext:value-type="float">
            <text:p>10069,79</text:p>
          </table:table-cell>
          <table:table-cell office:value-type="float" office:value="38837.91" calcext:value-type="float">
            <text:p>38837,91</text:p>
          </table:table-cell>
          <table:table-cell office:value-type="float" office:value="57662.13" calcext:value-type="float">
            <text:p>57662,13</text:p>
          </table:table-cell>
          <table:table-cell office:value-type="float" office:value="44919" calcext:value-type="float">
            <text:p>44919</text:p>
          </table:table-cell>
          <table:table-cell office:value-type="float" office:value="12083.45" calcext:value-type="float">
            <text:p>12083,45</text:p>
          </table:table-cell>
          <table:table-cell office:value-type="float" office:value="24338.68" calcext:value-type="float">
            <text:p>24338,68</text:p>
          </table:table-cell>
          <table:table-cell office:value-type="float" office:value="2417843.19" calcext:value-type="float">
            <text:p>2417843,19</text:p>
          </table:table-cell>
          <table:table-cell office:value-type="float" office:value="2249976" calcext:value-type="float">
            <text:p>2249976</text:p>
          </table:table-cell>
          <table:table-cell office:value-type="float" office:value="82692.93" calcext:value-type="float">
            <text:p>82692,93</text:p>
          </table:table-cell>
          <table:table-cell office:value-type="float" office:value="77689.09" calcext:value-type="float">
            <text:p>77689,09</text:p>
          </table:table-cell>
          <table:table-cell office:value-type="float" office:value="498671.09" calcext:value-type="float">
            <text:p>498671,09</text:p>
          </table:table-cell>
          <table:table-cell office:value-type="float" office:value="474209.45" calcext:value-type="float">
            <text:p>474209,45</text:p>
          </table:table-cell>
          <table:table-cell office:value-type="float" office:value="525111.29" calcext:value-type="float">
            <text:p>525111,29</text:p>
          </table:table-cell>
          <table:table-cell office:value-type="float" office:value="486892.17" calcext:value-type="float">
            <text:p>486892,17</text:p>
          </table:table-cell>
          <table:table-cell office:value-type="float" office:value="1398730.87" calcext:value-type="float">
            <text:p>1398730,87</text:p>
          </table:table-cell>
          <table:table-cell office:value-type="float" office:value="1295663.4" calcext:value-type="float">
            <text:p>1295663,4</text:p>
          </table:table-cell>
          <table:table-cell office:value-type="float" office:value="839634.6" calcext:value-type="float">
            <text:p>839634,6</text:p>
          </table:table-cell>
          <table:table-cell office:value-type="float" office:value="770616.94" calcext:value-type="float">
            <text:p>770616,94</text:p>
          </table:table-cell>
          <table:table-cell office:value-type="float" office:value="884631.27" calcext:value-type="float">
            <text:p>884631,27</text:p>
          </table:table-cell>
          <table:table-cell office:value-type="float" office:value="817764.86" calcext:value-type="float">
            <text:p>817764,86</text:p>
          </table:table-cell>
          <table:table-cell office:value-type="float" office:value="2464559.45" calcext:value-type="float">
            <text:p>2464559,45</text:p>
          </table:table-cell>
          <table:table-cell office:value-type="float" office:value="2297123.92" calcext:value-type="float">
            <text:p>2297123,92</text:p>
          </table:table-cell>
          <table:table-cell office:value-type="float" office:value="2435371.14" calcext:value-type="float">
            <text:p>2435371,14</text:p>
          </table:table-cell>
          <table:table-cell office:value-type="float" office:value="2274641.62" calcext:value-type="float">
            <text:p>2274641,62</text:p>
          </table:table-cell>
          <table:table-cell office:value-type="float" office:value="508196.17" calcext:value-type="float">
            <text:p>508196,17</text:p>
          </table:table-cell>
          <table:table-cell office:value-type="float" office:value="481016.48" calcext:value-type="float">
            <text:p>481016,48</text:p>
          </table:table-cell>
          <table:table-cell office:value-type="float" office:value="534629.26" calcext:value-type="float">
            <text:p>534629,26</text:p>
          </table:table-cell>
          <table:table-cell office:value-type="float" office:value="509319.76" calcext:value-type="float">
            <text:p>509319,76</text:p>
          </table:table-cell>
          <table:table-cell office:value-type="float" office:value="1400888.76" calcext:value-type="float">
            <text:p>1400888,76</text:p>
          </table:table-cell>
          <table:table-cell office:value-type="float" office:value="1299713.6" calcext:value-type="float">
            <text:p>1299713,6</text:p>
          </table:table-cell>
          <table:table-cell office:value-type="float" office:value="2475839.38" calcext:value-type="float">
            <text:p>2475839,38</text:p>
          </table:table-cell>
          <table:table-cell office:value-type="float" office:value="2316511.25" calcext:value-type="float">
            <text:p>2316511,25</text:p>
          </table:table-cell>
          <table:table-cell table:number-columns-repeated="973"/>
        </table:table-row>
        <table:table-row table:style-name="ro1">
          <table:table-cell table:style-name="ce10" office:value-type="string" calcext:value-type="string">
            <text:p>2009-06-30</text:p>
          </table:table-cell>
          <table:table-cell table:number-columns-repeated="18"/>
          <table:table-cell office:value-type="float" office:value="9364.96" calcext:value-type="float">
            <text:p>9364,96</text:p>
          </table:table-cell>
          <table:table-cell office:value-type="float" office:value="37196.15" calcext:value-type="float">
            <text:p>37196,15</text:p>
          </table:table-cell>
          <table:table-cell office:value-type="float" office:value="57283.99" calcext:value-type="float">
            <text:p>57283,99</text:p>
          </table:table-cell>
          <table:table-cell office:value-type="float" office:value="45597" calcext:value-type="float">
            <text:p>45597</text:p>
          </table:table-cell>
          <table:table-cell office:value-type="float" office:value="11437.29" calcext:value-type="float">
            <text:p>11437,29</text:p>
          </table:table-cell>
          <table:table-cell office:value-type="float" office:value="22940.74" calcext:value-type="float">
            <text:p>22940,74</text:p>
          </table:table-cell>
          <table:table-cell office:value-type="float" office:value="2427997.25" calcext:value-type="float">
            <text:p>2427997,25</text:p>
          </table:table-cell>
          <table:table-cell office:value-type="float" office:value="2264013.96" calcext:value-type="float">
            <text:p>2264013,96</text:p>
          </table:table-cell>
          <table:table-cell office:value-type="float" office:value="84638.84" calcext:value-type="float">
            <text:p>84638,84</text:p>
          </table:table-cell>
          <table:table-cell office:value-type="float" office:value="79425.13" calcext:value-type="float">
            <text:p>79425,13</text:p>
          </table:table-cell>
          <table:table-cell office:value-type="float" office:value="523287.73" calcext:value-type="float">
            <text:p>523287,73</text:p>
          </table:table-cell>
          <table:table-cell office:value-type="float" office:value="493231.79" calcext:value-type="float">
            <text:p>493231,79</text:p>
          </table:table-cell>
          <table:table-cell office:value-type="float" office:value="529647.86" calcext:value-type="float">
            <text:p>529647,86</text:p>
          </table:table-cell>
          <table:table-cell office:value-type="float" office:value="504679.35" calcext:value-type="float">
            <text:p>504679,35</text:p>
          </table:table-cell>
          <table:table-cell office:value-type="float" office:value="1395068.46" calcext:value-type="float">
            <text:p>1395068,46</text:p>
          </table:table-cell>
          <table:table-cell office:value-type="float" office:value="1296357.82" calcext:value-type="float">
            <text:p>1296357,82</text:p>
          </table:table-cell>
          <table:table-cell office:value-type="float" office:value="823124.55" calcext:value-type="float">
            <text:p>823124,55</text:p>
          </table:table-cell>
          <table:table-cell office:value-type="float" office:value="752964.09" calcext:value-type="float">
            <text:p>752964,09</text:p>
          </table:table-cell>
          <table:table-cell office:value-type="float" office:value="863135.34" calcext:value-type="float">
            <text:p>863135,34</text:p>
          </table:table-cell>
          <table:table-cell office:value-type="float" office:value="798220.83" calcext:value-type="float">
            <text:p>798220,83</text:p>
          </table:table-cell>
          <table:table-cell office:value-type="float" office:value="2470012.66" calcext:value-type="float">
            <text:p>2470012,66</text:p>
          </table:table-cell>
          <table:table-cell office:value-type="float" office:value="2309270.7" calcext:value-type="float">
            <text:p>2309270,7</text:p>
          </table:table-cell>
          <table:table-cell office:value-type="float" office:value="2428577.64" calcext:value-type="float">
            <text:p>2428577,64</text:p>
          </table:table-cell>
          <table:table-cell office:value-type="float" office:value="2264505.6" calcext:value-type="float">
            <text:p>2264505,6</text:p>
          </table:table-cell>
          <table:table-cell office:value-type="float" office:value="511723.42" calcext:value-type="float">
            <text:p>511723,42</text:p>
          </table:table-cell>
          <table:table-cell office:value-type="float" office:value="483288.43" calcext:value-type="float">
            <text:p>483288,43</text:p>
          </table:table-cell>
          <table:table-cell office:value-type="float" office:value="530991.09" calcext:value-type="float">
            <text:p>530991,09</text:p>
          </table:table-cell>
          <table:table-cell office:value-type="float" office:value="503582.85" calcext:value-type="float">
            <text:p>503582,85</text:p>
          </table:table-cell>
          <table:table-cell office:value-type="float" office:value="1401706.87" calcext:value-type="float">
            <text:p>1401706,87</text:p>
          </table:table-cell>
          <table:table-cell office:value-type="float" office:value="1298816.05" calcext:value-type="float">
            <text:p>1298816,05</text:p>
          </table:table-cell>
          <table:table-cell office:value-type="float" office:value="2466256.07" calcext:value-type="float">
            <text:p>2466256,07</text:p>
          </table:table-cell>
          <table:table-cell office:value-type="float" office:value="2306879.64" calcext:value-type="float">
            <text:p>2306879,64</text:p>
          </table:table-cell>
          <table:table-cell table:number-columns-repeated="973"/>
        </table:table-row>
        <table:table-row table:style-name="ro1">
          <table:table-cell table:style-name="ce10" office:value-type="string" calcext:value-type="string">
            <text:p>2009-03-31</text:p>
          </table:table-cell>
          <table:table-cell table:number-columns-repeated="18"/>
          <table:table-cell office:value-type="float" office:value="7956.13" calcext:value-type="float">
            <text:p>7956,13</text:p>
          </table:table-cell>
          <table:table-cell office:value-type="float" office:value="33974.24" calcext:value-type="float">
            <text:p>33974,24</text:p>
          </table:table-cell>
          <table:table-cell office:value-type="float" office:value="56466.83" calcext:value-type="float">
            <text:p>56466,83</text:p>
          </table:table-cell>
          <table:table-cell office:value-type="float" office:value="43734" calcext:value-type="float">
            <text:p>43734</text:p>
          </table:table-cell>
          <table:table-cell office:value-type="float" office:value="10230.58" calcext:value-type="float">
            <text:p>10230,58</text:p>
          </table:table-cell>
          <table:table-cell office:value-type="float" office:value="20470.88" calcext:value-type="float">
            <text:p>20470,88</text:p>
          </table:table-cell>
          <table:table-cell office:value-type="float" office:value="2401475.51" calcext:value-type="float">
            <text:p>2401475,51</text:p>
          </table:table-cell>
          <table:table-cell office:value-type="float" office:value="2227761.05" calcext:value-type="float">
            <text:p>2227761,05</text:p>
          </table:table-cell>
          <table:table-cell office:value-type="float" office:value="82820.98" calcext:value-type="float">
            <text:p>82820,98</text:p>
          </table:table-cell>
          <table:table-cell office:value-type="float" office:value="77108.18" calcext:value-type="float">
            <text:p>77108,18</text:p>
          </table:table-cell>
          <table:table-cell office:value-type="float" office:value="495945.1" calcext:value-type="float">
            <text:p>495945,1</text:p>
          </table:table-cell>
          <table:table-cell office:value-type="float" office:value="470421.4" calcext:value-type="float">
            <text:p>470421,4</text:p>
          </table:table-cell>
          <table:table-cell office:value-type="float" office:value="520217.28" calcext:value-type="float">
            <text:p>520217,28</text:p>
          </table:table-cell>
          <table:table-cell office:value-type="float" office:value="479014.54" calcext:value-type="float">
            <text:p>479014,54</text:p>
          </table:table-cell>
          <table:table-cell office:value-type="float" office:value="1379858.41" calcext:value-type="float">
            <text:p>1379858,41</text:p>
          </table:table-cell>
          <table:table-cell office:value-type="float" office:value="1278494.79" calcext:value-type="float">
            <text:p>1278494,79</text:p>
          </table:table-cell>
          <table:table-cell office:value-type="float" office:value="836501.19" calcext:value-type="float">
            <text:p>836501,19</text:p>
          </table:table-cell>
          <table:table-cell office:value-type="float" office:value="769681.39" calcext:value-type="float">
            <text:p>769681,39</text:p>
          </table:table-cell>
          <table:table-cell office:value-type="float" office:value="851450.24" calcext:value-type="float">
            <text:p>851450,24</text:p>
          </table:table-cell>
          <table:table-cell office:value-type="float" office:value="791549.78" calcext:value-type="float">
            <text:p>791549,78</text:p>
          </table:table-cell>
          <table:table-cell office:value-type="float" office:value="2417050.96" calcext:value-type="float">
            <text:p>2417050,96</text:p>
          </table:table-cell>
          <table:table-cell office:value-type="float" office:value="2249629.44" calcext:value-type="float">
            <text:p>2249629,44</text:p>
          </table:table-cell>
          <table:table-cell office:value-type="float" office:value="2446092.17" calcext:value-type="float">
            <text:p>2446092,17</text:p>
          </table:table-cell>
          <table:table-cell office:value-type="float" office:value="2285729.68" calcext:value-type="float">
            <text:p>2285729,68</text:p>
          </table:table-cell>
          <table:table-cell office:value-type="float" office:value="524154" calcext:value-type="float">
            <text:p>524154</text:p>
          </table:table-cell>
          <table:table-cell office:value-type="float" office:value="499084.93" calcext:value-type="float">
            <text:p>499084,93</text:p>
          </table:table-cell>
          <table:table-cell office:value-type="float" office:value="529241.59" calcext:value-type="float">
            <text:p>529241,59</text:p>
          </table:table-cell>
          <table:table-cell office:value-type="float" office:value="500093.76" calcext:value-type="float">
            <text:p>500093,76</text:p>
          </table:table-cell>
          <table:table-cell office:value-type="float" office:value="1400732.56" calcext:value-type="float">
            <text:p>1400732,56</text:p>
          </table:table-cell>
          <table:table-cell office:value-type="float" office:value="1298225.14" calcext:value-type="float">
            <text:p>1298225,14</text:p>
          </table:table-cell>
          <table:table-cell office:value-type="float" office:value="2467028.82" calcext:value-type="float">
            <text:p>2467028,82</text:p>
          </table:table-cell>
          <table:table-cell office:value-type="float" office:value="2311928.19" calcext:value-type="float">
            <text:p>2311928,19</text:p>
          </table:table-cell>
          <table:table-cell table:number-columns-repeated="973"/>
        </table:table-row>
        <table:table-row table:style-name="ro1">
          <table:table-cell table:style-name="ce10" office:value-type="string" calcext:value-type="string">
            <text:p>2008-12-31</text:p>
          </table:table-cell>
          <table:table-cell office:value-type="float" office:value="37217.68" calcext:value-type="float">
            <text:p>37217,68</text:p>
          </table:table-cell>
          <table:table-cell office:value-type="float" office:value="162064.46" calcext:value-type="float">
            <text:p>162064,46</text:p>
          </table:table-cell>
          <table:table-cell office:value-type="float" office:value="241613.45" calcext:value-type="float">
            <text:p>241613,45</text:p>
          </table:table-cell>
          <table:table-cell office:value-type="float" office:value="47980.96" calcext:value-type="float">
            <text:p>47980,96</text:p>
          </table:table-cell>
          <table:table-cell office:value-type="float" office:value="108215.84" calcext:value-type="float">
            <text:p>108215,84</text:p>
          </table:table-cell>
          <table:table-cell office:value-type="float" office:value="0.25" calcext:value-type="float">
            <text:p>0,25</text:p>
          </table:table-cell>
          <table:table-cell office:value-type="float" office:value="0.04" calcext:value-type="float">
            <text:p>0,04</text:p>
          </table:table-cell>
          <table:table-cell office:value-type="float" office:value="-0.25" calcext:value-type="float">
            <text:p>-0,25</text:p>
          </table:table-cell>
          <table:table-cell office:value-type="float" office:value="-0.34" calcext:value-type="float">
            <text:p>-0,34</text:p>
          </table:table-cell>
          <table:table-cell office:value-type="float" office:value="0.05" calcext:value-type="float">
            <text:p>0,05</text:p>
          </table:table-cell>
          <table:table-cell office:value-type="float" office:value="-0.16" calcext:value-type="float">
            <text:p>-0,16</text:p>
          </table:table-cell>
          <table:table-cell office:value-type="float" office:value="0.51" calcext:value-type="float">
            <text:p>0,51</text:p>
          </table:table-cell>
          <table:table-cell office:value-type="float" office:value="0.15" calcext:value-type="float">
            <text:p>0,15</text:p>
          </table:table-cell>
          <table:table-cell office:value-type="float" office:value="0.19" calcext:value-type="float">
            <text:p>0,19</text:p>
          </table:table-cell>
          <table:table-cell office:value-type="float" office:value="9618572.86" calcext:value-type="float">
            <text:p>9618572,86</text:p>
          </table:table-cell>
          <table:table-cell office:value-type="float" office:value="366040.55" calcext:value-type="float">
            <text:p>366040,55</text:p>
          </table:table-cell>
          <table:table-cell office:value-type="float" office:value="146590.62" calcext:value-type="float">
            <text:p>146590,62</text:p>
          </table:table-cell>
          <table:table-cell office:value-type="float" office:value="354881.13" calcext:value-type="float">
            <text:p>354881,13</text:p>
          </table:table-cell>
          <table:table-cell office:value-type="float" office:value="10340.92" calcext:value-type="float">
            <text:p>10340,92</text:p>
          </table:table-cell>
          <table:table-cell office:value-type="float" office:value="40861.23" calcext:value-type="float">
            <text:p>40861,23</text:p>
          </table:table-cell>
          <table:table-cell office:value-type="float" office:value="61432.13" calcext:value-type="float">
            <text:p>61432,13</text:p>
          </table:table-cell>
          <table:table-cell office:value-type="float" office:value="50152" calcext:value-type="float">
            <text:p>50152</text:p>
          </table:table-cell>
          <table:table-cell office:value-type="float" office:value="11792.13" calcext:value-type="float">
            <text:p>11792,13</text:p>
          </table:table-cell>
          <table:table-cell office:value-type="float" office:value="27676.54" calcext:value-type="float">
            <text:p>27676,54</text:p>
          </table:table-cell>
          <table:table-cell office:value-type="float" office:value="2572561.32" calcext:value-type="float">
            <text:p>2572561,32</text:p>
          </table:table-cell>
          <table:table-cell office:value-type="float" office:value="2432943.07" calcext:value-type="float">
            <text:p>2432943,07</text:p>
          </table:table-cell>
          <table:table-cell office:value-type="float" office:value="92859.54" calcext:value-type="float">
            <text:p>92859,54</text:p>
          </table:table-cell>
          <table:table-cell office:value-type="float" office:value="88373.31" calcext:value-type="float">
            <text:p>88373,31</text:p>
          </table:table-cell>
          <table:table-cell office:value-type="float" office:value="584124.33" calcext:value-type="float">
            <text:p>584124,33</text:p>
          </table:table-cell>
          <table:table-cell office:value-type="float" office:value="555796.11" calcext:value-type="float">
            <text:p>555796,11</text:p>
          </table:table-cell>
          <table:table-cell office:value-type="float" office:value="543820.83" calcext:value-type="float">
            <text:p>543820,83</text:p>
          </table:table-cell>
          <table:table-cell office:value-type="float" office:value="533369.7" calcext:value-type="float">
            <text:p>533369,7</text:p>
          </table:table-cell>
          <table:table-cell office:value-type="float" office:value="1435215.24" calcext:value-type="float">
            <text:p>1435215,24</text:p>
          </table:table-cell>
          <table:table-cell office:value-type="float" office:value="1340863.78" calcext:value-type="float">
            <text:p>1340863,78</text:p>
          </table:table-cell>
          <table:table-cell office:value-type="float" office:value="934910.48" calcext:value-type="float">
            <text:p>934910,48</text:p>
          </table:table-cell>
          <table:table-cell office:value-type="float" office:value="900782.66" calcext:value-type="float">
            <text:p>900782,66</text:p>
          </table:table-cell>
          <table:table-cell office:value-type="float" office:value="963967.82" calcext:value-type="float">
            <text:p>963967,82</text:p>
          </table:table-cell>
          <table:table-cell office:value-type="float" office:value="920103.45" calcext:value-type="float">
            <text:p>920103,45</text:p>
          </table:table-cell>
          <table:table-cell office:value-type="float" office:value="2601526.43" calcext:value-type="float">
            <text:p>2601526,43</text:p>
          </table:table-cell>
          <table:table-cell office:value-type="float" office:value="2452263.86" calcext:value-type="float">
            <text:p>2452263,86</text:p>
          </table:table-cell>
          <table:table-cell office:value-type="float" office:value="2509823.45" calcext:value-type="float">
            <text:p>2509823,45</text:p>
          </table:table-cell>
          <table:table-cell office:value-type="float" office:value="2350366.59" calcext:value-type="float">
            <text:p>2350366,59</text:p>
          </table:table-cell>
          <table:table-cell office:value-type="float" office:value="557090.87" calcext:value-type="float">
            <text:p>557090,87</text:p>
          </table:table-cell>
          <table:table-cell office:value-type="float" office:value="529917.52" calcext:value-type="float">
            <text:p>529917,52</text:p>
          </table:table-cell>
          <table:table-cell office:value-type="float" office:value="524110.84" calcext:value-type="float">
            <text:p>524110,84</text:p>
          </table:table-cell>
          <table:table-cell office:value-type="float" office:value="492567.72" calcext:value-type="float">
            <text:p>492567,72</text:p>
          </table:table-cell>
          <table:table-cell office:value-type="float" office:value="1408338.22" calcext:value-type="float">
            <text:p>1408338,22</text:p>
          </table:table-cell>
          <table:table-cell office:value-type="float" office:value="1317073.72" calcext:value-type="float">
            <text:p>1317073,72</text:p>
          </table:table-cell>
          <table:table-cell office:value-type="float" office:value="2546852.77" calcext:value-type="float">
            <text:p>2546852,77</text:p>
          </table:table-cell>
          <table:table-cell office:value-type="float" office:value="2376294.9" calcext:value-type="float">
            <text:p>2376294,9</text:p>
          </table:table-cell>
          <table:table-cell table:number-columns-repeated="973"/>
        </table:table-row>
        <table:table-row table:style-name="ro1">
          <table:table-cell table:style-name="ce10" office:value-type="string" calcext:value-type="string">
            <text:p>2008-09-30</text:p>
          </table:table-cell>
          <table:table-cell table:number-columns-repeated="18"/>
          <table:table-cell office:value-type="float" office:value="10402.78" calcext:value-type="float">
            <text:p>10402,78</text:p>
          </table:table-cell>
          <table:table-cell office:value-type="float" office:value="43423.19" calcext:value-type="float">
            <text:p>43423,19</text:p>
          </table:table-cell>
          <table:table-cell office:value-type="float" office:value="60906.21" calcext:value-type="float">
            <text:p>60906,21</text:p>
          </table:table-cell>
          <table:table-cell office:value-type="float" office:value="48396" calcext:value-type="float">
            <text:p>48396</text:p>
          </table:table-cell>
          <table:table-cell office:value-type="float" office:value="13138.44" calcext:value-type="float">
            <text:p>13138,44</text:p>
          </table:table-cell>
          <table:table-cell office:value-type="float" office:value="28626.11" calcext:value-type="float">
            <text:p>28626,11</text:p>
          </table:table-cell>
          <table:table-cell office:value-type="float" office:value="2516181.51" calcext:value-type="float">
            <text:p>2516181,51</text:p>
          </table:table-cell>
          <table:table-cell office:value-type="float" office:value="2359071.25" calcext:value-type="float">
            <text:p>2359071,25</text:p>
          </table:table-cell>
          <table:table-cell office:value-type="float" office:value="83516.03" calcext:value-type="float">
            <text:p>83516,03</text:p>
          </table:table-cell>
          <table:table-cell office:value-type="float" office:value="77982.96" calcext:value-type="float">
            <text:p>77982,96</text:p>
          </table:table-cell>
          <table:table-cell office:value-type="float" office:value="561073.17" calcext:value-type="float">
            <text:p>561073,17</text:p>
          </table:table-cell>
          <table:table-cell office:value-type="float" office:value="538055.78" calcext:value-type="float">
            <text:p>538055,78</text:p>
          </table:table-cell>
          <table:table-cell office:value-type="float" office:value="510747.64" calcext:value-type="float">
            <text:p>510747,64</text:p>
          </table:table-cell>
          <table:table-cell office:value-type="float" office:value="463914.88" calcext:value-type="float">
            <text:p>463914,88</text:p>
          </table:table-cell>
          <table:table-cell office:value-type="float" office:value="1411231.33" calcext:value-type="float">
            <text:p>1411231,33</text:p>
          </table:table-cell>
          <table:table-cell office:value-type="float" office:value="1324754.25" calcext:value-type="float">
            <text:p>1324754,25</text:p>
          </table:table-cell>
          <table:table-cell office:value-type="float" office:value="948120.04" calcext:value-type="float">
            <text:p>948120,04</text:p>
          </table:table-cell>
          <table:table-cell office:value-type="float" office:value="951743.51" calcext:value-type="float">
            <text:p>951743,51</text:p>
          </table:table-cell>
          <table:table-cell office:value-type="float" office:value="1006766.51" calcext:value-type="float">
            <text:p>1006766,51</text:p>
          </table:table-cell>
          <table:table-cell office:value-type="float" office:value="978068.62" calcext:value-type="float">
            <text:p>978068,62</text:p>
          </table:table-cell>
          <table:table-cell office:value-type="float" office:value="2575340.16" calcext:value-type="float">
            <text:p>2575340,16</text:p>
          </table:table-cell>
          <table:table-cell office:value-type="float" office:value="2385396.36" calcext:value-type="float">
            <text:p>2385396,36</text:p>
          </table:table-cell>
          <table:table-cell office:value-type="float" office:value="2540032.32" calcext:value-type="float">
            <text:p>2540032,32</text:p>
          </table:table-cell>
          <table:table-cell office:value-type="float" office:value="2389488.14" calcext:value-type="float">
            <text:p>2389488,14</text:p>
          </table:table-cell>
          <table:table-cell office:value-type="float" office:value="574262.54" calcext:value-type="float">
            <text:p>574262,54</text:p>
          </table:table-cell>
          <table:table-cell office:value-type="float" office:value="548313.59" calcext:value-type="float">
            <text:p>548313,59</text:p>
          </table:table-cell>
          <table:table-cell office:value-type="float" office:value="520544.25" calcext:value-type="float">
            <text:p>520544,25</text:p>
          </table:table-cell>
          <table:table-cell office:value-type="float" office:value="486514.57" calcext:value-type="float">
            <text:p>486514,57</text:p>
          </table:table-cell>
          <table:table-cell office:value-type="float" office:value="1415484.98" calcext:value-type="float">
            <text:p>1415484,98</text:p>
          </table:table-cell>
          <table:table-cell office:value-type="float" office:value="1331114.88" calcext:value-type="float">
            <text:p>1331114,88</text:p>
          </table:table-cell>
          <table:table-cell office:value-type="float" office:value="2592575.73" calcext:value-type="float">
            <text:p>2592575,73</text:p>
          </table:table-cell>
          <table:table-cell office:value-type="float" office:value="2409805.38" calcext:value-type="float">
            <text:p>2409805,38</text:p>
          </table:table-cell>
          <table:table-cell table:number-columns-repeated="973"/>
        </table:table-row>
        <table:table-row table:style-name="ro1">
          <table:table-cell table:style-name="ce10" office:value-type="string" calcext:value-type="string">
            <text:p>2008-06-30</text:p>
          </table:table-cell>
          <table:table-cell table:number-columns-repeated="18"/>
          <table:table-cell office:value-type="float" office:value="8919.86" calcext:value-type="float">
            <text:p>8919,86</text:p>
          </table:table-cell>
          <table:table-cell office:value-type="float" office:value="41188.52" calcext:value-type="float">
            <text:p>41188,52</text:p>
          </table:table-cell>
          <table:table-cell office:value-type="float" office:value="61214.2" calcext:value-type="float">
            <text:p>61214,2</text:p>
          </table:table-cell>
          <table:table-cell office:value-type="float" office:value="49424" calcext:value-type="float">
            <text:p>49424</text:p>
          </table:table-cell>
          <table:table-cell office:value-type="float" office:value="12147.12" calcext:value-type="float">
            <text:p>12147,12</text:p>
          </table:table-cell>
          <table:table-cell office:value-type="float" office:value="27583.35" calcext:value-type="float">
            <text:p>27583,35</text:p>
          </table:table-cell>
          <table:table-cell office:value-type="float" office:value="2560249.82" calcext:value-type="float">
            <text:p>2560249,82</text:p>
          </table:table-cell>
          <table:table-cell office:value-type="float" office:value="2394909.64" calcext:value-type="float">
            <text:p>2394909,64</text:p>
          </table:table-cell>
          <table:table-cell office:value-type="float" office:value="85045.03" calcext:value-type="float">
            <text:p>85045,03</text:p>
          </table:table-cell>
          <table:table-cell office:value-type="float" office:value="79392.47" calcext:value-type="float">
            <text:p>79392,47</text:p>
          </table:table-cell>
          <table:table-cell office:value-type="float" office:value="600796.01" calcext:value-type="float">
            <text:p>600796,01</text:p>
          </table:table-cell>
          <table:table-cell office:value-type="float" office:value="569703.2" calcext:value-type="float">
            <text:p>569703,2</text:p>
          </table:table-cell>
          <table:table-cell office:value-type="float" office:value="518650.95" calcext:value-type="float">
            <text:p>518650,95</text:p>
          </table:table-cell>
          <table:table-cell office:value-type="float" office:value="484554.06" calcext:value-type="float">
            <text:p>484554,06</text:p>
          </table:table-cell>
          <table:table-cell office:value-type="float" office:value="1417161.97" calcext:value-type="float">
            <text:p>1417161,97</text:p>
          </table:table-cell>
          <table:table-cell office:value-type="float" office:value="1329480.65" calcext:value-type="float">
            <text:p>1329480,65</text:p>
          </table:table-cell>
          <table:table-cell office:value-type="float" office:value="973584.77" calcext:value-type="float">
            <text:p>973584,77</text:p>
          </table:table-cell>
          <table:table-cell office:value-type="float" office:value="960560.91" calcext:value-type="float">
            <text:p>960560,91</text:p>
          </table:table-cell>
          <table:table-cell office:value-type="float" office:value="1038993.44" calcext:value-type="float">
            <text:p>1038993,44</text:p>
          </table:table-cell>
          <table:table-cell office:value-type="float" office:value="999550.23" calcext:value-type="float">
            <text:p>999550,23</text:p>
          </table:table-cell>
          <table:table-cell office:value-type="float" office:value="2626274.4" calcext:value-type="float">
            <text:p>2626274,4</text:p>
          </table:table-cell>
          <table:table-cell office:value-type="float" office:value="2433898.96" calcext:value-type="float">
            <text:p>2433898,96</text:p>
          </table:table-cell>
          <table:table-cell office:value-type="float" office:value="2548910.68" calcext:value-type="float">
            <text:p>2548910,68</text:p>
          </table:table-cell>
          <table:table-cell office:value-type="float" office:value="2385159.42" calcext:value-type="float">
            <text:p>2385159,42</text:p>
          </table:table-cell>
          <table:table-cell office:value-type="float" office:value="582531.41" calcext:value-type="float">
            <text:p>582531,41</text:p>
          </table:table-cell>
          <table:table-cell office:value-type="float" office:value="553423.69" calcext:value-type="float">
            <text:p>553423,69</text:p>
          </table:table-cell>
          <table:table-cell office:value-type="float" office:value="519764.07" calcext:value-type="float">
            <text:p>519764,07</text:p>
          </table:table-cell>
          <table:table-cell office:value-type="float" office:value="483708.8" calcext:value-type="float">
            <text:p>483708,8</text:p>
          </table:table-cell>
          <table:table-cell office:value-type="float" office:value="1420135.01" calcext:value-type="float">
            <text:p>1420135,01</text:p>
          </table:table-cell>
          <table:table-cell office:value-type="float" office:value="1327911.44" calcext:value-type="float">
            <text:p>1327911,44</text:p>
          </table:table-cell>
          <table:table-cell office:value-type="float" office:value="2606128.38" calcext:value-type="float">
            <text:p>2606128,38</text:p>
          </table:table-cell>
          <table:table-cell office:value-type="float" office:value="2416548.26" calcext:value-type="float">
            <text:p>2416548,26</text:p>
          </table:table-cell>
          <table:table-cell table:number-columns-repeated="973"/>
        </table:table-row>
        <table:table-row table:style-name="ro1">
          <table:table-cell table:style-name="ce10" office:value-type="string" calcext:value-type="string">
            <text:p>2008-03-31</text:p>
          </table:table-cell>
          <table:table-cell table:number-columns-repeated="18"/>
          <table:table-cell office:value-type="float" office:value="7554.13" calcext:value-type="float">
            <text:p>7554,13</text:p>
          </table:table-cell>
          <table:table-cell office:value-type="float" office:value="36706.58" calcext:value-type="float">
            <text:p>36706,58</text:p>
          </table:table-cell>
          <table:table-cell office:value-type="float" office:value="58062.55" calcext:value-type="float">
            <text:p>58062,55</text:p>
          </table:table-cell>
          <table:table-cell office:value-type="float" office:value="46293" calcext:value-type="float">
            <text:p>46293</text:p>
          </table:table-cell>
          <table:table-cell office:value-type="float" office:value="10911.8" calcext:value-type="float">
            <text:p>10911,8</text:p>
          </table:table-cell>
          <table:table-cell office:value-type="float" office:value="24407.75" calcext:value-type="float">
            <text:p>24407,75</text:p>
          </table:table-cell>
          <table:table-cell office:value-type="float" office:value="2511331.31" calcext:value-type="float">
            <text:p>2511331,31</text:p>
          </table:table-cell>
          <table:table-cell office:value-type="float" office:value="2316420.7" calcext:value-type="float">
            <text:p>2316420,7</text:p>
          </table:table-cell>
          <table:table-cell office:value-type="float" office:value="82115.99" calcext:value-type="float">
            <text:p>82115,99</text:p>
          </table:table-cell>
          <table:table-cell office:value-type="float" office:value="76098.61" calcext:value-type="float">
            <text:p>76098,61</text:p>
          </table:table-cell>
          <table:table-cell office:value-type="float" office:value="559890.26" calcext:value-type="float">
            <text:p>559890,26</text:p>
          </table:table-cell>
          <table:table-cell office:value-type="float" office:value="526156.95" calcext:value-type="float">
            <text:p>526156,95</text:p>
          </table:table-cell>
          <table:table-cell office:value-type="float" office:value="506767.88" calcext:value-type="float">
            <text:p>506767,88</text:p>
          </table:table-cell>
          <table:table-cell office:value-type="float" office:value="455625.2" calcext:value-type="float">
            <text:p>455625,2</text:p>
          </table:table-cell>
          <table:table-cell office:value-type="float" office:value="1404885.49" calcext:value-type="float">
            <text:p>1404885,49</text:p>
          </table:table-cell>
          <table:table-cell office:value-type="float" office:value="1301787.85" calcext:value-type="float">
            <text:p>1301787,85</text:p>
          </table:table-cell>
          <table:table-cell office:value-type="float" office:value="957379.81" calcext:value-type="float">
            <text:p>957379,81</text:p>
          </table:table-cell>
          <table:table-cell office:value-type="float" office:value="928392.8" calcext:value-type="float">
            <text:p>928392,8</text:p>
          </table:table-cell>
          <table:table-cell office:value-type="float" office:value="1008206.3" calcext:value-type="float">
            <text:p>1008206,3</text:p>
          </table:table-cell>
          <table:table-cell office:value-type="float" office:value="958985.77" calcext:value-type="float">
            <text:p>958985,77</text:p>
          </table:table-cell>
          <table:table-cell office:value-type="float" office:value="2562359.45" calcext:value-type="float">
            <text:p>2562359,45</text:p>
          </table:table-cell>
          <table:table-cell office:value-type="float" office:value="2347013.67" calcext:value-type="float">
            <text:p>2347013,67</text:p>
          </table:table-cell>
          <table:table-cell office:value-type="float" office:value="2556921.95" calcext:value-type="float">
            <text:p>2556921,95</text:p>
          </table:table-cell>
          <table:table-cell office:value-type="float" office:value="2374106.96" calcext:value-type="float">
            <text:p>2374106,96</text:p>
          </table:table-cell>
          <table:table-cell office:value-type="float" office:value="590912.13" calcext:value-type="float">
            <text:p>590912,13</text:p>
          </table:table-cell>
          <table:table-cell office:value-type="float" office:value="557068.43" calcext:value-type="float">
            <text:p>557068,43</text:p>
          </table:table-cell>
          <table:table-cell office:value-type="float" office:value="515607.8" calcext:value-type="float">
            <text:p>515607,8</text:p>
          </table:table-cell>
          <table:table-cell office:value-type="float" office:value="474702.71" calcext:value-type="float">
            <text:p>474702,71</text:p>
          </table:table-cell>
          <table:table-cell office:value-type="float" office:value="1422228.58" calcext:value-type="float">
            <text:p>1422228,58</text:p>
          </table:table-cell>
          <table:table-cell office:value-type="float" office:value="1318661.76" calcext:value-type="float">
            <text:p>1318661,76</text:p>
          </table:table-cell>
          <table:table-cell office:value-type="float" office:value="2613917.36" calcext:value-type="float">
            <text:p>2613917,36</text:p>
          </table:table-cell>
          <table:table-cell office:value-type="float" office:value="2410317.27" calcext:value-type="float">
            <text:p>2410317,27</text:p>
          </table:table-cell>
          <table:table-cell table:number-columns-repeated="973"/>
        </table:table-row>
        <table:table-row table:style-name="ro1">
          <table:table-cell table:style-name="ce10" office:value-type="string" calcext:value-type="string">
            <text:p>2007-12-31</text:p>
          </table:table-cell>
          <table:table-cell office:value-type="float" office:value="32444.47" calcext:value-type="float">
            <text:p>32444,47</text:p>
          </table:table-cell>
          <table:table-cell office:value-type="float" office:value="139002.12" calcext:value-type="float">
            <text:p>139002,12</text:p>
          </table:table-cell>
          <table:table-cell office:value-type="float" office:value="233383.26" calcext:value-type="float">
            <text:p>233383,26</text:p>
          </table:table-cell>
          <table:table-cell office:value-type="float" office:value="43919.82" calcext:value-type="float">
            <text:p>43919,82</text:p>
          </table:table-cell>
          <table:table-cell office:value-type="float" office:value="102253.31" calcext:value-type="float">
            <text:p>102253,31</text:p>
          </table:table-cell>
          <table:table-cell office:value-type="float" office:value="2.89" calcext:value-type="float">
            <text:p>2,89</text:p>
          </table:table-cell>
          <table:table-cell office:value-type="float" office:value="0.25" calcext:value-type="float">
            <text:p>0,25</text:p>
          </table:table-cell>
          <table:table-cell office:value-type="float" office:value="1.15" calcext:value-type="float">
            <text:p>1,15</text:p>
          </table:table-cell>
          <table:table-cell office:value-type="float" office:value="0.35" calcext:value-type="float">
            <text:p>0,35</text:p>
          </table:table-cell>
          <table:table-cell office:value-type="float" office:value="0.54" calcext:value-type="float">
            <text:p>0,54</text:p>
          </table:table-cell>
          <table:table-cell office:value-type="float" office:value="0.29" calcext:value-type="float">
            <text:p>0,29</text:p>
          </table:table-cell>
          <table:table-cell office:value-type="float" office:value="0.44" calcext:value-type="float">
            <text:p>0,44</text:p>
          </table:table-cell>
          <table:table-cell office:value-type="float" office:value="1" calcext:value-type="float">
            <text:p>1</text:p>
          </table:table-cell>
          <table:table-cell office:value-type="float" office:value="0.11" calcext:value-type="float">
            <text:p>0,11</text:p>
          </table:table-cell>
          <table:table-cell office:value-type="float" office:value="9386391.37" calcext:value-type="float">
            <text:p>9386391,37</text:p>
          </table:table-cell>
          <table:table-cell office:value-type="float" office:value="313848.35" calcext:value-type="float">
            <text:p>313848,35</text:p>
          </table:table-cell>
          <table:table-cell office:value-type="float" office:value="127632.03" calcext:value-type="float">
            <text:p>127632,03</text:p>
          </table:table-cell>
          <table:table-cell office:value-type="float" office:value="358945.09" calcext:value-type="float">
            <text:p>358945,09</text:p>
          </table:table-cell>
          <table:table-cell office:value-type="float" office:value="9253.95" calcext:value-type="float">
            <text:p>9253,95</text:p>
          </table:table-cell>
          <table:table-cell office:value-type="float" office:value="38306.01" calcext:value-type="float">
            <text:p>38306,01</text:p>
          </table:table-cell>
          <table:table-cell office:value-type="float" office:value="61466.53" calcext:value-type="float">
            <text:p>61466,53</text:p>
          </table:table-cell>
          <table:table-cell office:value-type="float" office:value="50214" calcext:value-type="float">
            <text:p>50214</text:p>
          </table:table-cell>
          <table:table-cell office:value-type="float" office:value="11001.39" calcext:value-type="float">
            <text:p>11001,39</text:p>
          </table:table-cell>
          <table:table-cell office:value-type="float" office:value="27827.89" calcext:value-type="float">
            <text:p>27827,89</text:p>
          </table:table-cell>
          <table:table-cell office:value-type="float" office:value="2625552.75" calcext:value-type="float">
            <text:p>2625552,75</text:p>
          </table:table-cell>
          <table:table-cell office:value-type="float" office:value="2444320.79" calcext:value-type="float">
            <text:p>2444320,79</text:p>
          </table:table-cell>
          <table:table-cell office:value-type="float" office:value="101632.54" calcext:value-type="float">
            <text:p>101632,54</text:p>
          </table:table-cell>
          <table:table-cell office:value-type="float" office:value="95026.22" calcext:value-type="float">
            <text:p>95026,22</text:p>
          </table:table-cell>
          <table:table-cell office:value-type="float" office:value="621505.34" calcext:value-type="float">
            <text:p>621505,34</text:p>
          </table:table-cell>
          <table:table-cell office:value-type="float" office:value="581808.32" calcext:value-type="float">
            <text:p>581808,32</text:p>
          </table:table-cell>
          <table:table-cell office:value-type="float" office:value="530827.05" calcext:value-type="float">
            <text:p>530827,05</text:p>
          </table:table-cell>
          <table:table-cell office:value-type="float" office:value="511061.31" calcext:value-type="float">
            <text:p>511061,31</text:p>
          </table:table-cell>
          <table:table-cell office:value-type="float" office:value="1452076.47" calcext:value-type="float">
            <text:p>1452076,47</text:p>
          </table:table-cell>
          <table:table-cell office:value-type="float" office:value="1334188.45" calcext:value-type="float">
            <text:p>1334188,45</text:p>
          </table:table-cell>
          <table:table-cell office:value-type="float" office:value="990215.14" calcext:value-type="float">
            <text:p>990215,14</text:p>
          </table:table-cell>
          <table:table-cell office:value-type="float" office:value="945804.57" calcext:value-type="float">
            <text:p>945804,57</text:p>
          </table:table-cell>
          <table:table-cell office:value-type="float" office:value="1024989.3" calcext:value-type="float">
            <text:p>1024989,3</text:p>
          </table:table-cell>
          <table:table-cell office:value-type="float" office:value="965154.85" calcext:value-type="float">
            <text:p>965154,85</text:p>
          </table:table-cell>
          <table:table-cell office:value-type="float" office:value="2659962.16" calcext:value-type="float">
            <text:p>2659962,16</text:p>
          </table:table-cell>
          <table:table-cell office:value-type="float" office:value="2463671.07" calcext:value-type="float">
            <text:p>2463671,07</text:p>
          </table:table-cell>
          <table:table-cell office:value-type="float" office:value="2558830.52" calcext:value-type="float">
            <text:p>2558830,52</text:p>
          </table:table-cell>
          <table:table-cell office:value-type="float" office:value="2362658.73" calcext:value-type="float">
            <text:p>2362658,73</text:p>
          </table:table-cell>
          <table:table-cell office:value-type="float" office:value="593320.41" calcext:value-type="float">
            <text:p>593320,41</text:p>
          </table:table-cell>
          <table:table-cell office:value-type="float" office:value="556581.88" calcext:value-type="float">
            <text:p>556581,88</text:p>
          </table:table-cell>
          <table:table-cell office:value-type="float" office:value="511253.27" calcext:value-type="float">
            <text:p>511253,27</text:p>
          </table:table-cell>
          <table:table-cell office:value-type="float" office:value="471627.15" calcext:value-type="float">
            <text:p>471627,15</text:p>
          </table:table-cell>
          <table:table-cell office:value-type="float" office:value="1423595.72" calcext:value-type="float">
            <text:p>1423595,72</text:p>
          </table:table-cell>
          <table:table-cell office:value-type="float" office:value="1309347.24" calcext:value-type="float">
            <text:p>1309347,24</text:p>
          </table:table-cell>
          <table:table-cell office:value-type="float" office:value="2602944.59" calcext:value-type="float">
            <text:p>2602944,59</text:p>
          </table:table-cell>
          <table:table-cell office:value-type="float" office:value="2390133.81" calcext:value-type="float">
            <text:p>2390133,81</text:p>
          </table:table-cell>
          <table:table-cell table:number-columns-repeated="973"/>
        </table:table-row>
        <table:table-row table:style-name="ro1">
          <table:table-cell table:style-name="ce10" office:value-type="string" calcext:value-type="string">
            <text:p>2007-09-30</text:p>
          </table:table-cell>
          <table:table-cell table:number-columns-repeated="18"/>
          <table:table-cell office:value-type="float" office:value="8969.69" calcext:value-type="float">
            <text:p>8969,69</text:p>
          </table:table-cell>
          <table:table-cell office:value-type="float" office:value="35188.54" calcext:value-type="float">
            <text:p>35188,54</text:p>
          </table:table-cell>
          <table:table-cell office:value-type="float" office:value="58121.18" calcext:value-type="float">
            <text:p>58121,18</text:p>
          </table:table-cell>
          <table:table-cell office:value-type="float" office:value="46233" calcext:value-type="float">
            <text:p>46233</text:p>
          </table:table-cell>
          <table:table-cell office:value-type="float" office:value="11919.76" calcext:value-type="float">
            <text:p>11919,76</text:p>
          </table:table-cell>
          <table:table-cell office:value-type="float" office:value="25951.47" calcext:value-type="float">
            <text:p>25951,47</text:p>
          </table:table-cell>
          <table:table-cell office:value-type="float" office:value="2505642.87" calcext:value-type="float">
            <text:p>2505642,87</text:p>
          </table:table-cell>
          <table:table-cell office:value-type="float" office:value="2278690.75" calcext:value-type="float">
            <text:p>2278690,75</text:p>
          </table:table-cell>
          <table:table-cell office:value-type="float" office:value="79490.91" calcext:value-type="float">
            <text:p>79490,91</text:p>
          </table:table-cell>
          <table:table-cell office:value-type="float" office:value="73257.99" calcext:value-type="float">
            <text:p>73257,99</text:p>
          </table:table-cell>
          <table:table-cell office:value-type="float" office:value="566646.55" calcext:value-type="float">
            <text:p>566646,55</text:p>
          </table:table-cell>
          <table:table-cell office:value-type="float" office:value="528312.72" calcext:value-type="float">
            <text:p>528312,72</text:p>
          </table:table-cell>
          <table:table-cell office:value-type="float" office:value="497622.11" calcext:value-type="float">
            <text:p>497622,11</text:p>
          </table:table-cell>
          <table:table-cell office:value-type="float" office:value="439331.91" calcext:value-type="float">
            <text:p>439331,91</text:p>
          </table:table-cell>
          <table:table-cell office:value-type="float" office:value="1411065.04" calcext:value-type="float">
            <text:p>1411065,04</text:p>
          </table:table-cell>
          <table:table-cell office:value-type="float" office:value="1282540.12" calcext:value-type="float">
            <text:p>1282540,12</text:p>
          </table:table-cell>
          <table:table-cell office:value-type="float" office:value="938671.6" calcext:value-type="float">
            <text:p>938671,6</text:p>
          </table:table-cell>
          <table:table-cell office:value-type="float" office:value="887716" calcext:value-type="float">
            <text:p>887716</text:p>
          </table:table-cell>
          <table:table-cell office:value-type="float" office:value="993014.04" calcext:value-type="float">
            <text:p>993014,04</text:p>
          </table:table-cell>
          <table:table-cell office:value-type="float" office:value="931182.38" calcext:value-type="float">
            <text:p>931182,38</text:p>
          </table:table-cell>
          <table:table-cell office:value-type="float" office:value="2560489.54" calcext:value-type="float">
            <text:p>2560489,54</text:p>
          </table:table-cell>
          <table:table-cell office:value-type="float" office:value="2322157.13" calcext:value-type="float">
            <text:p>2322157,13</text:p>
          </table:table-cell>
          <table:table-cell office:value-type="float" office:value="2539811.54" calcext:value-type="float">
            <text:p>2539811,54</text:p>
          </table:table-cell>
          <table:table-cell office:value-type="float" office:value="2319110.01" calcext:value-type="float">
            <text:p>2319110,01</text:p>
          </table:table-cell>
          <table:table-cell office:value-type="float" office:value="583242.84" calcext:value-type="float">
            <text:p>583242,84</text:p>
          </table:table-cell>
          <table:table-cell office:value-type="float" office:value="542526.41" calcext:value-type="float">
            <text:p>542526,41</text:p>
          </table:table-cell>
          <table:table-cell office:value-type="float" office:value="508019.56" calcext:value-type="float">
            <text:p>508019,56</text:p>
          </table:table-cell>
          <table:table-cell office:value-type="float" office:value="461469.27" calcext:value-type="float">
            <text:p>461469,27</text:p>
          </table:table-cell>
          <table:table-cell office:value-type="float" office:value="1418615.63" calcext:value-type="float">
            <text:p>1418615,63</text:p>
          </table:table-cell>
          <table:table-cell office:value-type="float" office:value="1291404.6" calcext:value-type="float">
            <text:p>1291404,6</text:p>
          </table:table-cell>
          <table:table-cell office:value-type="float" office:value="2588413.14" calcext:value-type="float">
            <text:p>2588413,14</text:p>
          </table:table-cell>
          <table:table-cell office:value-type="float" office:value="2357643.29" calcext:value-type="float">
            <text:p>2357643,29</text:p>
          </table:table-cell>
          <table:table-cell table:number-columns-repeated="973"/>
        </table:table-row>
        <table:table-row table:style-name="ro1">
          <table:table-cell table:style-name="ce10" office:value-type="string" calcext:value-type="string">
            <text:p>2007-06-30</text:p>
          </table:table-cell>
          <table:table-cell table:number-columns-repeated="18"/>
          <table:table-cell office:value-type="float" office:value="7550.73" calcext:value-type="float">
            <text:p>7550,73</text:p>
          </table:table-cell>
          <table:table-cell office:value-type="float" office:value="33846.17" calcext:value-type="float">
            <text:p>33846,17</text:p>
          </table:table-cell>
          <table:table-cell office:value-type="float" office:value="57961.3" calcext:value-type="float">
            <text:p>57961,3</text:p>
          </table:table-cell>
          <table:table-cell office:value-type="float" office:value="46844" calcext:value-type="float">
            <text:p>46844</text:p>
          </table:table-cell>
          <table:table-cell office:value-type="float" office:value="11024.71" calcext:value-type="float">
            <text:p>11024,71</text:p>
          </table:table-cell>
          <table:table-cell office:value-type="float" office:value="25541.39" calcext:value-type="float">
            <text:p>25541,39</text:p>
          </table:table-cell>
          <table:table-cell office:value-type="float" office:value="2529021.9" calcext:value-type="float">
            <text:p>2529021,9</text:p>
          </table:table-cell>
          <table:table-cell office:value-type="float" office:value="2293804.19" calcext:value-type="float">
            <text:p>2293804,19</text:p>
          </table:table-cell>
          <table:table-cell office:value-type="float" office:value="80085.45" calcext:value-type="float">
            <text:p>80085,45</text:p>
          </table:table-cell>
          <table:table-cell office:value-type="float" office:value="73456.3" calcext:value-type="float">
            <text:p>73456,3</text:p>
          </table:table-cell>
          <table:table-cell office:value-type="float" office:value="592906.98" calcext:value-type="float">
            <text:p>592906,98</text:p>
          </table:table-cell>
          <table:table-cell office:value-type="float" office:value="548614.22" calcext:value-type="float">
            <text:p>548614,22</text:p>
          </table:table-cell>
          <table:table-cell office:value-type="float" office:value="504352.7" calcext:value-type="float">
            <text:p>504352,7</text:p>
          </table:table-cell>
          <table:table-cell office:value-type="float" office:value="456769.36" calcext:value-type="float">
            <text:p>456769,36</text:p>
          </table:table-cell>
          <table:table-cell office:value-type="float" office:value="1407101.51" calcext:value-type="float">
            <text:p>1407101,51</text:p>
          </table:table-cell>
          <table:table-cell office:value-type="float" office:value="1276396.09" calcext:value-type="float">
            <text:p>1276396,09</text:p>
          </table:table-cell>
          <table:table-cell office:value-type="float" office:value="942142.63" calcext:value-type="float">
            <text:p>942142,63</text:p>
          </table:table-cell>
          <table:table-cell office:value-type="float" office:value="886017.55" calcext:value-type="float">
            <text:p>886017,55</text:p>
          </table:table-cell>
          <table:table-cell office:value-type="float" office:value="997465.87" calcext:value-type="float">
            <text:p>997465,87</text:p>
          </table:table-cell>
          <table:table-cell office:value-type="float" office:value="932906.03" calcext:value-type="float">
            <text:p>932906,03</text:p>
          </table:table-cell>
          <table:table-cell office:value-type="float" office:value="2584938.49" calcext:value-type="float">
            <text:p>2584938,49</text:p>
          </table:table-cell>
          <table:table-cell office:value-type="float" office:value="2340692.67" calcext:value-type="float">
            <text:p>2340692,67</text:p>
          </table:table-cell>
          <table:table-cell office:value-type="float" office:value="2525731.05" calcext:value-type="float">
            <text:p>2525731,05</text:p>
          </table:table-cell>
          <table:table-cell office:value-type="float" office:value="2291703.11" calcext:value-type="float">
            <text:p>2291703,11</text:p>
          </table:table-cell>
          <table:table-cell office:value-type="float" office:value="580518.15" calcext:value-type="float">
            <text:p>580518,15</text:p>
          </table:table-cell>
          <table:table-cell office:value-type="float" office:value="537668.88" calcext:value-type="float">
            <text:p>537668,88</text:p>
          </table:table-cell>
          <table:table-cell office:value-type="float" office:value="505607.44" calcext:value-type="float">
            <text:p>505607,44</text:p>
          </table:table-cell>
          <table:table-cell office:value-type="float" office:value="456665.38" calcext:value-type="float">
            <text:p>456665,38</text:p>
          </table:table-cell>
          <table:table-cell office:value-type="float" office:value="1412486.31" calcext:value-type="float">
            <text:p>1412486,31</text:p>
          </table:table-cell>
          <table:table-cell office:value-type="float" office:value="1277835.79" calcext:value-type="float">
            <text:p>1277835,79</text:p>
          </table:table-cell>
          <table:table-cell office:value-type="float" office:value="2577252.29" calcext:value-type="float">
            <text:p>2577252,29</text:p>
          </table:table-cell>
          <table:table-cell office:value-type="float" office:value="2334960.82" calcext:value-type="float">
            <text:p>2334960,82</text:p>
          </table:table-cell>
          <table:table-cell table:number-columns-repeated="973"/>
        </table:table-row>
        <table:table-row table:style-name="ro1">
          <table:table-cell table:style-name="ce10" office:value-type="string" calcext:value-type="string">
            <text:p>2007-03-31</text:p>
          </table:table-cell>
          <table:table-cell table:number-columns-repeated="18"/>
          <table:table-cell office:value-type="float" office:value="6670.1" calcext:value-type="float">
            <text:p>6670,1</text:p>
          </table:table-cell>
          <table:table-cell office:value-type="float" office:value="31809.18" calcext:value-type="float">
            <text:p>31809,18</text:p>
          </table:table-cell>
          <table:table-cell office:value-type="float" office:value="55830.15" calcext:value-type="float">
            <text:p>55830,15</text:p>
          </table:table-cell>
          <table:table-cell office:value-type="float" office:value="43781" calcext:value-type="float">
            <text:p>43781</text:p>
          </table:table-cell>
          <table:table-cell office:value-type="float" office:value="9980.48" calcext:value-type="float">
            <text:p>9980,48</text:p>
          </table:table-cell>
          <table:table-cell office:value-type="float" office:value="22937.25" calcext:value-type="float">
            <text:p>22937,25</text:p>
          </table:table-cell>
          <table:table-cell office:value-type="float" office:value="2477227.87" calcext:value-type="float">
            <text:p>2477227,87</text:p>
          </table:table-cell>
          <table:table-cell office:value-type="float" office:value="2223940.85" calcext:value-type="float">
            <text:p>2223940,85</text:p>
          </table:table-cell>
          <table:table-cell office:value-type="float" office:value="78688.58" calcext:value-type="float">
            <text:p>78688,58</text:p>
          </table:table-cell>
          <table:table-cell office:value-type="float" office:value="71591.73" calcext:value-type="float">
            <text:p>71591,73</text:p>
          </table:table-cell>
          <table:table-cell office:value-type="float" office:value="550993.66" calcext:value-type="float">
            <text:p>550993,66</text:p>
          </table:table-cell>
          <table:table-cell office:value-type="float" office:value="507099.43" calcext:value-type="float">
            <text:p>507099,43</text:p>
          </table:table-cell>
          <table:table-cell office:value-type="float" office:value="494673.6" calcext:value-type="float">
            <text:p>494673,6</text:p>
          </table:table-cell>
          <table:table-cell office:value-type="float" office:value="434865.53" calcext:value-type="float">
            <text:p>434865,53</text:p>
          </table:table-cell>
          <table:table-cell office:value-type="float" office:value="1384065.35" calcext:value-type="float">
            <text:p>1384065,35</text:p>
          </table:table-cell>
          <table:table-cell office:value-type="float" office:value="1243112.91" calcext:value-type="float">
            <text:p>1243112,91</text:p>
          </table:table-cell>
          <table:table-cell office:value-type="float" office:value="927393.65" calcext:value-type="float">
            <text:p>927393,65</text:p>
          </table:table-cell>
          <table:table-cell office:value-type="float" office:value="860913.05" calcext:value-type="float">
            <text:p>860913,05</text:p>
          </table:table-cell>
          <table:table-cell office:value-type="float" office:value="967901.62" calcext:value-type="float">
            <text:p>967901,62</text:p>
          </table:table-cell>
          <table:table-cell office:value-type="float" office:value="896842.7" calcext:value-type="float">
            <text:p>896842,7</text:p>
          </table:table-cell>
          <table:table-cell office:value-type="float" office:value="2517760.01" calcext:value-type="float">
            <text:p>2517760,01</text:p>
          </table:table-cell>
          <table:table-cell office:value-type="float" office:value="2259870.51" calcext:value-type="float">
            <text:p>2259870,51</text:p>
          </table:table-cell>
          <table:table-cell office:value-type="float" office:value="2514398.98" calcext:value-type="float">
            <text:p>2514398,98</text:p>
          </table:table-cell>
          <table:table-cell office:value-type="float" office:value="2268630.18" calcext:value-type="float">
            <text:p>2268630,18</text:p>
          </table:table-cell>
          <table:table-cell office:value-type="float" office:value="577581.88" calcext:value-type="float">
            <text:p>577581,88</text:p>
          </table:table-cell>
          <table:table-cell office:value-type="float" office:value="531566.87" calcext:value-type="float">
            <text:p>531566,87</text:p>
          </table:table-cell>
          <table:table-cell office:value-type="float" office:value="502780.34" calcext:value-type="float">
            <text:p>502780,34</text:p>
          </table:table-cell>
          <table:table-cell office:value-type="float" office:value="452426.61" calcext:value-type="float">
            <text:p>452426,61</text:p>
          </table:table-cell>
          <table:table-cell office:value-type="float" office:value="1400522.96" calcext:value-type="float">
            <text:p>1400522,96</text:p>
          </table:table-cell>
          <table:table-cell office:value-type="float" office:value="1258498.1" calcext:value-type="float">
            <text:p>1258498,1</text:p>
          </table:table-cell>
          <table:table-cell office:value-type="float" office:value="2559245.27" calcext:value-type="float">
            <text:p>2559245,27</text:p>
          </table:table-cell>
          <table:table-cell office:value-type="float" office:value="2307882.65" calcext:value-type="float">
            <text:p>2307882,65</text:p>
          </table:table-cell>
          <table:table-cell table:number-columns-repeated="973"/>
        </table:table-row>
        <table:table-row table:style-name="ro1">
          <table:table-cell table:style-name="ce10" office:value-type="string" calcext:value-type="string">
            <text:p>2006-12-31</text:p>
          </table:table-cell>
          <table:table-cell office:value-type="float" office:value="27409.98" calcext:value-type="float">
            <text:p>27409,98</text:p>
          </table:table-cell>
          <table:table-cell office:value-type="float" office:value="124581.22" calcext:value-type="float">
            <text:p>124581,22</text:p>
          </table:table-cell>
          <table:table-cell office:value-type="float" office:value="225531.26" calcext:value-type="float">
            <text:p>225531,26</text:p>
          </table:table-cell>
          <table:table-cell office:value-type="float" office:value="40187.24" calcext:value-type="float">
            <text:p>40187,24</text:p>
          </table:table-cell>
          <table:table-cell office:value-type="float" office:value="92016.57" calcext:value-type="float">
            <text:p>92016,57</text:p>
          </table:table-cell>
          <table:table-cell office:value-type="float" office:value="3.03" calcext:value-type="float">
            <text:p>3,03</text:p>
          </table:table-cell>
          <table:table-cell office:value-type="float" office:value="0.14" calcext:value-type="float">
            <text:p>0,14</text:p>
          </table:table-cell>
          <table:table-cell office:value-type="float" office:value="1.18" calcext:value-type="float">
            <text:p>1,18</text:p>
          </table:table-cell>
          <table:table-cell office:value-type="float" office:value="0.55" calcext:value-type="float">
            <text:p>0,55</text:p>
          </table:table-cell>
          <table:table-cell office:value-type="float" office:value="0.5" calcext:value-type="float">
            <text:p>0,5</text:p>
          </table:table-cell>
          <table:table-cell office:value-type="float" office:value="0.3" calcext:value-type="float">
            <text:p>0,3</text:p>
          </table:table-cell>
          <table:table-cell office:value-type="float" office:value="0.41" calcext:value-type="float">
            <text:p>0,41</text:p>
          </table:table-cell>
          <table:table-cell office:value-type="float" office:value="1.13" calcext:value-type="float">
            <text:p>1,13</text:p>
          </table:table-cell>
          <table:table-cell office:value-type="float" office:value="0.19" calcext:value-type="float">
            <text:p>0,19</text:p>
          </table:table-cell>
          <table:table-cell office:value-type="float" office:value="8892768.53" calcext:value-type="float">
            <text:p>8892768,53</text:p>
          </table:table-cell>
          <table:table-cell office:value-type="float" office:value="274501.66" calcext:value-type="float">
            <text:p>274501,66</text:p>
          </table:table-cell>
          <table:table-cell office:value-type="float" office:value="97215.55" calcext:value-type="float">
            <text:p>97215,55</text:p>
          </table:table-cell>
          <table:table-cell office:value-type="float" office:value="337317.17" calcext:value-type="float">
            <text:p>337317,17</text:p>
          </table:table-cell>
          <table:table-cell office:value-type="float" office:value="7772.62" calcext:value-type="float">
            <text:p>7772,62</text:p>
          </table:table-cell>
          <table:table-cell office:value-type="float" office:value="33790.08" calcext:value-type="float">
            <text:p>33790,08</text:p>
          </table:table-cell>
          <table:table-cell office:value-type="float" office:value="58171.32" calcext:value-type="float">
            <text:p>58171,32</text:p>
          </table:table-cell>
          <table:table-cell office:value-type="float" office:value="46203" calcext:value-type="float">
            <text:p>46203</text:p>
          </table:table-cell>
          <table:table-cell office:value-type="float" office:value="10014.69" calcext:value-type="float">
            <text:p>10014,69</text:p>
          </table:table-cell>
          <table:table-cell office:value-type="float" office:value="25519.98" calcext:value-type="float">
            <text:p>25519,98</text:p>
          </table:table-cell>
          <table:table-cell office:value-type="float" office:value="2556148.56" calcext:value-type="float">
            <text:p>2556148,56</text:p>
          </table:table-cell>
          <table:table-cell office:value-type="float" office:value="2311126.63" calcext:value-type="float">
            <text:p>2311126,63</text:p>
          </table:table-cell>
          <table:table-cell office:value-type="float" office:value="86494.6" calcext:value-type="float">
            <text:p>86494,6</text:p>
          </table:table-cell>
          <table:table-cell office:value-type="float" office:value="79378.99" calcext:value-type="float">
            <text:p>79378,99</text:p>
          </table:table-cell>
          <table:table-cell office:value-type="float" office:value="595411.08" calcext:value-type="float">
            <text:p>595411,08</text:p>
          </table:table-cell>
          <table:table-cell office:value-type="float" office:value="544445.81" calcext:value-type="float">
            <text:p>544445,81</text:p>
          </table:table-cell>
          <table:table-cell office:value-type="float" office:value="519593.77" calcext:value-type="float">
            <text:p>519593,77</text:p>
          </table:table-cell>
          <table:table-cell office:value-type="float" office:value="487756.38" calcext:value-type="float">
            <text:p>487756,38</text:p>
          </table:table-cell>
          <table:table-cell office:value-type="float" office:value="1430056.67" calcext:value-type="float">
            <text:p>1430056,67</text:p>
          </table:table-cell>
          <table:table-cell office:value-type="float" office:value="1274810.84" calcext:value-type="float">
            <text:p>1274810,84</text:p>
          </table:table-cell>
          <table:table-cell office:value-type="float" office:value="933524.05" calcext:value-type="float">
            <text:p>933524,05</text:p>
          </table:table-cell>
          <table:table-cell office:value-type="float" office:value="868960.14" calcext:value-type="float">
            <text:p>868960,14</text:p>
          </table:table-cell>
          <table:table-cell office:value-type="float" office:value="974690.46" calcext:value-type="float">
            <text:p>974690,46</text:p>
          </table:table-cell>
          <table:table-cell office:value-type="float" office:value="901897.61" calcext:value-type="float">
            <text:p>901897,61</text:p>
          </table:table-cell>
          <table:table-cell office:value-type="float" office:value="2597770.39" calcext:value-type="float">
            <text:p>2597770,39</text:p>
          </table:table-cell>
          <table:table-cell office:value-type="float" office:value="2344064.11" calcext:value-type="float">
            <text:p>2344064,11</text:p>
          </table:table-cell>
          <table:table-cell office:value-type="float" office:value="2493662.07" calcext:value-type="float">
            <text:p>2493662,07</text:p>
          </table:table-cell>
          <table:table-cell office:value-type="float" office:value="2235219.99" calcext:value-type="float">
            <text:p>2235219,99</text:p>
          </table:table-cell>
          <table:table-cell office:value-type="float" office:value="570124.19" calcext:value-type="float">
            <text:p>570124,19</text:p>
          </table:table-cell>
          <table:table-cell office:value-type="float" office:value="521725.32" calcext:value-type="float">
            <text:p>521725,32</text:p>
          </table:table-cell>
          <table:table-cell office:value-type="float" office:value="500127.73" calcext:value-type="float">
            <text:p>500127,73</text:p>
          </table:table-cell>
          <table:table-cell office:value-type="float" office:value="448390.96" calcext:value-type="float">
            <text:p>448390,96</text:p>
          </table:table-cell>
          <table:table-cell office:value-type="float" office:value="1402909.03" calcext:value-type="float">
            <text:p>1402909,03</text:p>
          </table:table-cell>
          <table:table-cell office:value-type="float" office:value="1252206.65" calcext:value-type="float">
            <text:p>1252206,65</text:p>
          </table:table-cell>
          <table:table-cell office:value-type="float" office:value="2542901.26" calcext:value-type="float">
            <text:p>2542901,26</text:p>
          </table:table-cell>
          <table:table-cell office:value-type="float" office:value="2274495.89" calcext:value-type="float">
            <text:p>2274495,89</text:p>
          </table:table-cell>
          <table:table-cell table:number-columns-repeated="973"/>
        </table:table-row>
        <table:table-row table:style-name="ro1">
          <table:table-cell table:style-name="ce10" office:value-type="string" calcext:value-type="string">
            <text:p>2006-09-30</text:p>
          </table:table-cell>
          <table:table-cell table:number-columns-repeated="18"/>
          <table:table-cell office:value-type="float" office:value="7686.72" calcext:value-type="float">
            <text:p>7686,72</text:p>
          </table:table-cell>
          <table:table-cell office:value-type="float" office:value="31774.71" calcext:value-type="float">
            <text:p>31774,71</text:p>
          </table:table-cell>
          <table:table-cell office:value-type="float" office:value="56494.85" calcext:value-type="float">
            <text:p>56494,85</text:p>
          </table:table-cell>
          <table:table-cell office:value-type="float" office:value="42851" calcext:value-type="float">
            <text:p>42851</text:p>
          </table:table-cell>
          <table:table-cell office:value-type="float" office:value="10919.93" calcext:value-type="float">
            <text:p>10919,93</text:p>
          </table:table-cell>
          <table:table-cell office:value-type="float" office:value="22824.85" calcext:value-type="float">
            <text:p>22824,85</text:p>
          </table:table-cell>
          <table:table-cell office:value-type="float" office:value="2431592.2" calcext:value-type="float">
            <text:p>2431592,2</text:p>
          </table:table-cell>
          <table:table-cell office:value-type="float" office:value="2165050.62" calcext:value-type="float">
            <text:p>2165050,62</text:p>
          </table:table-cell>
          <table:table-cell office:value-type="float" office:value="76225.74" calcext:value-type="float">
            <text:p>76225,74</text:p>
          </table:table-cell>
          <table:table-cell office:value-type="float" office:value="68872.83" calcext:value-type="float">
            <text:p>68872,83</text:p>
          </table:table-cell>
          <table:table-cell office:value-type="float" office:value="541521.34" calcext:value-type="float">
            <text:p>541521,34</text:p>
          </table:table-cell>
          <table:table-cell office:value-type="float" office:value="492627.41" calcext:value-type="float">
            <text:p>492627,41</text:p>
          </table:table-cell>
          <table:table-cell office:value-type="float" office:value="485152.6" calcext:value-type="float">
            <text:p>485152,6</text:p>
          </table:table-cell>
          <table:table-cell office:value-type="float" office:value="422594.36" calcext:value-type="float">
            <text:p>422594,36</text:p>
          </table:table-cell>
          <table:table-cell office:value-type="float" office:value="1383026.62" calcext:value-type="float">
            <text:p>1383026,62</text:p>
          </table:table-cell>
          <table:table-cell office:value-type="float" office:value="1228801.68" calcext:value-type="float">
            <text:p>1228801,68</text:p>
          </table:table-cell>
          <table:table-cell office:value-type="float" office:value="870849.88" calcext:value-type="float">
            <text:p>870849,88</text:p>
          </table:table-cell>
          <table:table-cell office:value-type="float" office:value="815665.82" calcext:value-type="float">
            <text:p>815665,82</text:p>
          </table:table-cell>
          <table:table-cell office:value-type="float" office:value="922332.75" calcext:value-type="float">
            <text:p>922332,75</text:p>
          </table:table-cell>
          <table:table-cell office:value-type="float" office:value="850285.93" calcext:value-type="float">
            <text:p>850285,93</text:p>
          </table:table-cell>
          <table:table-cell office:value-type="float" office:value="2483913.64" calcext:value-type="float">
            <text:p>2483913,64</text:p>
          </table:table-cell>
          <table:table-cell office:value-type="float" office:value="2199670.73" calcext:value-type="float">
            <text:p>2199670,73</text:p>
          </table:table-cell>
          <table:table-cell office:value-type="float" office:value="2467075.63" calcext:value-type="float">
            <text:p>2467075,63</text:p>
          </table:table-cell>
          <table:table-cell office:value-type="float" office:value="2206246.02" calcext:value-type="float">
            <text:p>2206246,02</text:p>
          </table:table-cell>
          <table:table-cell office:value-type="float" office:value="557287.25" calcext:value-type="float">
            <text:p>557287,25</text:p>
          </table:table-cell>
          <table:table-cell office:value-type="float" office:value="506391.87" calcext:value-type="float">
            <text:p>506391,87</text:p>
          </table:table-cell>
          <table:table-cell office:value-type="float" office:value="496208.88" calcext:value-type="float">
            <text:p>496208,88</text:p>
          </table:table-cell>
          <table:table-cell office:value-type="float" office:value="444535.16" calcext:value-type="float">
            <text:p>444535,16</text:p>
          </table:table-cell>
          <table:table-cell office:value-type="float" office:value="1389347.94" calcext:value-type="float">
            <text:p>1389347,94</text:p>
          </table:table-cell>
          <table:table-cell office:value-type="float" office:value="1236190.91" calcext:value-type="float">
            <text:p>1236190,91</text:p>
          </table:table-cell>
          <table:table-cell office:value-type="float" office:value="2513489.24" calcext:value-type="float">
            <text:p>2513489,24</text:p>
          </table:table-cell>
          <table:table-cell office:value-type="float" office:value="2236058.77" calcext:value-type="float">
            <text:p>2236058,77</text:p>
          </table:table-cell>
          <table:table-cell table:number-columns-repeated="973"/>
        </table:table-row>
        <table:table-row table:style-name="ro1">
          <table:table-cell table:style-name="ce10" office:value-type="string" calcext:value-type="string">
            <text:p>2006-06-30</text:p>
          </table:table-cell>
          <table:table-cell table:number-columns-repeated="18"/>
          <table:table-cell office:value-type="float" office:value="6445.02" calcext:value-type="float">
            <text:p>6445,02</text:p>
          </table:table-cell>
          <table:table-cell office:value-type="float" office:value="30872.05" calcext:value-type="float">
            <text:p>30872,05</text:p>
          </table:table-cell>
          <table:table-cell office:value-type="float" office:value="57318.11" calcext:value-type="float">
            <text:p>57318,11</text:p>
          </table:table-cell>
          <table:table-cell office:value-type="float" office:value="43081" calcext:value-type="float">
            <text:p>43081</text:p>
          </table:table-cell>
          <table:table-cell office:value-type="float" office:value="10137.16" calcext:value-type="float">
            <text:p>10137,16</text:p>
          </table:table-cell>
          <table:table-cell office:value-type="float" office:value="22781.52" calcext:value-type="float">
            <text:p>22781,52</text:p>
          </table:table-cell>
          <table:table-cell office:value-type="float" office:value="2460355.78" calcext:value-type="float">
            <text:p>2460355,78</text:p>
          </table:table-cell>
          <table:table-cell office:value-type="float" office:value="2186183.01" calcext:value-type="float">
            <text:p>2186183,01</text:p>
          </table:table-cell>
          <table:table-cell office:value-type="float" office:value="76787.64" calcext:value-type="float">
            <text:p>76787,64</text:p>
          </table:table-cell>
          <table:table-cell office:value-type="float" office:value="69081.48" calcext:value-type="float">
            <text:p>69081,48</text:p>
          </table:table-cell>
          <table:table-cell office:value-type="float" office:value="564943.79" calcext:value-type="float">
            <text:p>564943,79</text:p>
          </table:table-cell>
          <table:table-cell office:value-type="float" office:value="508296.15" calcext:value-type="float">
            <text:p>508296,15</text:p>
          </table:table-cell>
          <table:table-cell office:value-type="float" office:value="493252.76" calcext:value-type="float">
            <text:p>493252,76</text:p>
          </table:table-cell>
          <table:table-cell office:value-type="float" office:value="440987.4" calcext:value-type="float">
            <text:p>440987,4</text:p>
          </table:table-cell>
          <table:table-cell office:value-type="float" office:value="1381798.25" calcext:value-type="float">
            <text:p>1381798,25</text:p>
          </table:table-cell>
          <table:table-cell office:value-type="float" office:value="1226478.1" calcext:value-type="float">
            <text:p>1226478,1</text:p>
          </table:table-cell>
          <table:table-cell office:value-type="float" office:value="885896.68" calcext:value-type="float">
            <text:p>885896,68</text:p>
          </table:table-cell>
          <table:table-cell office:value-type="float" office:value="824106.18" calcext:value-type="float">
            <text:p>824106,18</text:p>
          </table:table-cell>
          <table:table-cell office:value-type="float" office:value="931186.61" calcext:value-type="float">
            <text:p>931186,61</text:p>
          </table:table-cell>
          <table:table-cell office:value-type="float" office:value="855639.4" calcext:value-type="float">
            <text:p>855639,4</text:p>
          </table:table-cell>
          <table:table-cell office:value-type="float" office:value="2506267.75" calcext:value-type="float">
            <text:p>2506267,75</text:p>
          </table:table-cell>
          <table:table-cell office:value-type="float" office:value="2217716.22" calcext:value-type="float">
            <text:p>2217716,22</text:p>
          </table:table-cell>
          <table:table-cell office:value-type="float" office:value="2457088.16" calcext:value-type="float">
            <text:p>2457088,16</text:p>
          </table:table-cell>
          <table:table-cell office:value-type="float" office:value="2183927" calcext:value-type="float">
            <text:p>2183927</text:p>
          </table:table-cell>
          <table:table-cell office:value-type="float" office:value="553207.82" calcext:value-type="float">
            <text:p>553207,82</text:p>
          </table:table-cell>
          <table:table-cell office:value-type="float" office:value="498648.69" calcext:value-type="float">
            <text:p>498648,69</text:p>
          </table:table-cell>
          <table:table-cell office:value-type="float" office:value="494206.71" calcext:value-type="float">
            <text:p>494206,71</text:p>
          </table:table-cell>
          <table:table-cell office:value-type="float" office:value="440917.11" calcext:value-type="float">
            <text:p>440917,11</text:p>
          </table:table-cell>
          <table:table-cell office:value-type="float" office:value="1385323.86" calcext:value-type="float">
            <text:p>1385323,86</text:p>
          </table:table-cell>
          <table:table-cell office:value-type="float" office:value="1226566.45" calcext:value-type="float">
            <text:p>1226566,45</text:p>
          </table:table-cell>
          <table:table-cell office:value-type="float" office:value="2498975.18" calcext:value-type="float">
            <text:p>2498975,18</text:p>
          </table:table-cell>
          <table:table-cell office:value-type="float" office:value="2211195.35" calcext:value-type="float">
            <text:p>2211195,35</text:p>
          </table:table-cell>
          <table:table-cell table:number-columns-repeated="973"/>
        </table:table-row>
        <table:table-row table:style-name="ro1">
          <table:table-cell table:style-name="ce10" office:value-type="string" calcext:value-type="string">
            <text:p>2006-03-31</text:p>
          </table:table-cell>
          <table:table-cell table:number-columns-repeated="18"/>
          <table:table-cell office:value-type="float" office:value="5505.63" calcext:value-type="float">
            <text:p>5505,63</text:p>
          </table:table-cell>
          <table:table-cell office:value-type="float" office:value="28210.25" calcext:value-type="float">
            <text:p>28210,25</text:p>
          </table:table-cell>
          <table:table-cell office:value-type="float" office:value="53549.79" calcext:value-type="float">
            <text:p>53549,79</text:p>
          </table:table-cell>
          <table:table-cell office:value-type="float" office:value="40762" calcext:value-type="float">
            <text:p>40762</text:p>
          </table:table-cell>
          <table:table-cell office:value-type="float" office:value="9121.49" calcext:value-type="float">
            <text:p>9121,49</text:p>
          </table:table-cell>
          <table:table-cell office:value-type="float" office:value="20858.51" calcext:value-type="float">
            <text:p>20858,51</text:p>
          </table:table-cell>
          <table:table-cell office:value-type="float" office:value="2401519.06" calcext:value-type="float">
            <text:p>2401519,06</text:p>
          </table:table-cell>
          <table:table-cell office:value-type="float" office:value="2112427.95" calcext:value-type="float">
            <text:p>2112427,95</text:p>
          </table:table-cell>
          <table:table-cell office:value-type="float" office:value="74979.74" calcext:value-type="float">
            <text:p>74979,74</text:p>
          </table:table-cell>
          <table:table-cell office:value-type="float" office:value="66956.24" calcext:value-type="float">
            <text:p>66956,24</text:p>
          </table:table-cell>
          <table:table-cell office:value-type="float" office:value="517156.4" calcext:value-type="float">
            <text:p>517156,4</text:p>
          </table:table-cell>
          <table:table-cell office:value-type="float" office:value="462755.56" calcext:value-type="float">
            <text:p>462755,56</text:p>
          </table:table-cell>
          <table:table-cell office:value-type="float" office:value="485168.37" calcext:value-type="float">
            <text:p>485168,37</text:p>
          </table:table-cell>
          <table:table-cell office:value-type="float" office:value="419366.53" calcext:value-type="float">
            <text:p>419366,53</text:p>
          </table:table-cell>
          <table:table-cell office:value-type="float" office:value="1359215.4" calcext:value-type="float">
            <text:p>1359215,4</text:p>
          </table:table-cell>
          <table:table-cell office:value-type="float" office:value="1194845.65" calcext:value-type="float">
            <text:p>1194845,65</text:p>
          </table:table-cell>
          <table:table-cell office:value-type="float" office:value="864290.65" calcext:value-type="float">
            <text:p>864290,65</text:p>
          </table:table-cell>
          <table:table-cell office:value-type="float" office:value="799926.21" calcext:value-type="float">
            <text:p>799926,21</text:p>
          </table:table-cell>
          <table:table-cell office:value-type="float" office:value="898195.84" calcext:value-type="float">
            <text:p>898195,84</text:p>
          </table:table-cell>
          <table:table-cell office:value-type="float" office:value="818815.73" calcext:value-type="float">
            <text:p>818815,73</text:p>
          </table:table-cell>
          <table:table-cell office:value-type="float" office:value="2435684.15" calcext:value-type="float">
            <text:p>2435684,15</text:p>
          </table:table-cell>
          <table:table-cell office:value-type="float" office:value="2131317.47" calcext:value-type="float">
            <text:p>2131317,47</text:p>
          </table:table-cell>
          <table:table-cell office:value-type="float" office:value="2434831.59" calcext:value-type="float">
            <text:p>2434831,59</text:p>
          </table:table-cell>
          <table:table-cell office:value-type="float" office:value="2152210.37" calcext:value-type="float">
            <text:p>2152210,37</text:p>
          </table:table-cell>
          <table:table-cell office:value-type="float" office:value="540375.18" calcext:value-type="float">
            <text:p>540375,18</text:p>
          </table:table-cell>
          <table:table-cell office:value-type="float" office:value="483224.94" calcext:value-type="float">
            <text:p>483224,94</text:p>
          </table:table-cell>
          <table:table-cell office:value-type="float" office:value="492729.41" calcext:value-type="float">
            <text:p>492729,41</text:p>
          </table:table-cell>
          <table:table-cell office:value-type="float" office:value="436947.79" calcext:value-type="float">
            <text:p>436947,79</text:p>
          </table:table-cell>
          <table:table-cell office:value-type="float" office:value="1377734.98" calcext:value-type="float">
            <text:p>1377734,98</text:p>
          </table:table-cell>
          <table:table-cell office:value-type="float" office:value="1211078.75" calcext:value-type="float">
            <text:p>1211078,75</text:p>
          </table:table-cell>
          <table:table-cell office:value-type="float" office:value="2472141.01" calcext:value-type="float">
            <text:p>2472141,01</text:p>
          </table:table-cell>
          <table:table-cell office:value-type="float" office:value="2174430.93" calcext:value-type="float">
            <text:p>2174430,93</text:p>
          </table:table-cell>
          <table:table-cell table:number-columns-repeated="973"/>
        </table:table-row>
        <table:table-row table:style-name="ro1">
          <table:table-cell table:style-name="ce10" office:value-type="string" calcext:value-type="string">
            <text:p>2005-12-31</text:p>
          </table:table-cell>
          <table:table-cell office:value-type="float" office:value="24039.9" calcext:value-type="float">
            <text:p>24039,9</text:p>
          </table:table-cell>
          <table:table-cell office:value-type="float" office:value="110321.7" calcext:value-type="float">
            <text:p>110321,7</text:p>
          </table:table-cell>
          <table:table-cell office:value-type="float" office:value="212832.36" calcext:value-type="float">
            <text:p>212832,36</text:p>
          </table:table-cell>
          <table:table-cell office:value-type="float" office:value="36476.73" calcext:value-type="float">
            <text:p>36476,73</text:p>
          </table:table-cell>
          <table:table-cell office:value-type="float" office:value="90905.14" calcext:value-type="float">
            <text:p>90905,14</text:p>
          </table:table-cell>
          <table:table-cell office:value-type="float" office:value="1.83" calcext:value-type="float">
            <text:p>1,83</text:p>
          </table:table-cell>
          <table:table-cell office:value-type="float" office:value="0.08" calcext:value-type="float">
            <text:p>0,08</text:p>
          </table:table-cell>
          <table:table-cell office:value-type="float" office:value="0.61" calcext:value-type="float">
            <text:p>0,61</text:p>
          </table:table-cell>
          <table:table-cell office:value-type="float" office:value="0.21" calcext:value-type="float">
            <text:p>0,21</text:p>
          </table:table-cell>
          <table:table-cell office:value-type="float" office:value="0.31" calcext:value-type="float">
            <text:p>0,31</text:p>
          </table:table-cell>
          <table:table-cell office:value-type="float" office:value="-0.17" calcext:value-type="float">
            <text:p>-0,17</text:p>
          </table:table-cell>
          <table:table-cell office:value-type="float" office:value="0.31" calcext:value-type="float">
            <text:p>0,31</text:p>
          </table:table-cell>
          <table:table-cell office:value-type="float" office:value="1.09" calcext:value-type="float">
            <text:p>1,09</text:p>
          </table:table-cell>
          <table:table-cell office:value-type="float" office:value="-0.17" calcext:value-type="float">
            <text:p>-0,17</text:p>
          </table:table-cell>
          <table:table-cell office:value-type="float" office:value="8444155.61" calcext:value-type="float">
            <text:p>8444155,61</text:p>
          </table:table-cell>
          <table:table-cell office:value-type="float" office:value="246216.75" calcext:value-type="float">
            <text:p>246216,75</text:p>
          </table:table-cell>
          <table:table-cell office:value-type="float" office:value="79223.92" calcext:value-type="float">
            <text:p>79223,92</text:p>
          </table:table-cell>
          <table:table-cell office:value-type="float" office:value="315774.82" calcext:value-type="float">
            <text:p>315774,82</text:p>
          </table:table-cell>
          <table:table-cell office:value-type="float" office:value="6749.26" calcext:value-type="float">
            <text:p>6749,26</text:p>
          </table:table-cell>
          <table:table-cell office:value-type="float" office:value="29950.35" calcext:value-type="float">
            <text:p>29950,35</text:p>
          </table:table-cell>
          <table:table-cell office:value-type="float" office:value="55836.74" calcext:value-type="float">
            <text:p>55836,74</text:p>
          </table:table-cell>
          <table:table-cell office:value-type="float" office:value="43662" calcext:value-type="float">
            <text:p>43662</text:p>
          </table:table-cell>
          <table:table-cell office:value-type="float" office:value="9175.46" calcext:value-type="float">
            <text:p>9175,46</text:p>
          </table:table-cell>
          <table:table-cell office:value-type="float" office:value="24771.9" calcext:value-type="float">
            <text:p>24771,9</text:p>
          </table:table-cell>
          <table:table-cell office:value-type="float" office:value="2478136.95" calcext:value-type="float">
            <text:p>2478136,95</text:p>
          </table:table-cell>
          <table:table-cell office:value-type="float" office:value="2196001.76" calcext:value-type="float">
            <text:p>2196001,76</text:p>
          </table:table-cell>
          <table:table-cell office:value-type="float" office:value="81293.81" calcext:value-type="float">
            <text:p>81293,81</text:p>
          </table:table-cell>
          <table:table-cell office:value-type="float" office:value="73102.72" calcext:value-type="float">
            <text:p>73102,72</text:p>
          </table:table-cell>
          <table:table-cell office:value-type="float" office:value="559031.38" calcext:value-type="float">
            <text:p>559031,38</text:p>
          </table:table-cell>
          <table:table-cell office:value-type="float" office:value="496159.68" calcext:value-type="float">
            <text:p>496159,68</text:p>
          </table:table-cell>
          <table:table-cell office:value-type="float" office:value="504673.15" calcext:value-type="float">
            <text:p>504673,15</text:p>
          </table:table-cell>
          <table:table-cell office:value-type="float" office:value="468168.26" calcext:value-type="float">
            <text:p>468168,26</text:p>
          </table:table-cell>
          <table:table-cell office:value-type="float" office:value="1401340.45" calcext:value-type="float">
            <text:p>1401340,45</text:p>
          </table:table-cell>
          <table:table-cell office:value-type="float" office:value="1222164.83" calcext:value-type="float">
            <text:p>1222164,83</text:p>
          </table:table-cell>
          <table:table-cell office:value-type="float" office:value="865709.64" calcext:value-type="float">
            <text:p>865709,64</text:p>
          </table:table-cell>
          <table:table-cell office:value-type="float" office:value="791406.33" calcext:value-type="float">
            <text:p>791406,33</text:p>
          </table:table-cell>
          <table:table-cell office:value-type="float" office:value="895951.61" calcext:value-type="float">
            <text:p>895951,61</text:p>
          </table:table-cell>
          <table:table-cell office:value-type="float" office:value="812991.74" calcext:value-type="float">
            <text:p>812991,74</text:p>
          </table:table-cell>
          <table:table-cell office:value-type="float" office:value="2508688.75" calcext:value-type="float">
            <text:p>2508688,75</text:p>
          </table:table-cell>
          <table:table-cell office:value-type="float" office:value="2217587.16" calcext:value-type="float">
            <text:p>2217587,16</text:p>
          </table:table-cell>
          <table:table-cell office:value-type="float" office:value="2414176.91" calcext:value-type="float">
            <text:p>2414176,91</text:p>
          </table:table-cell>
          <table:table-cell office:value-type="float" office:value="2121780.7" calcext:value-type="float">
            <text:p>2121780,7</text:p>
          </table:table-cell>
          <table:table-cell office:value-type="float" office:value="533780.02" calcext:value-type="float">
            <text:p>533780,02</text:p>
          </table:table-cell>
          <table:table-cell office:value-type="float" office:value="473821.33" calcext:value-type="float">
            <text:p>473821,33</text:p>
          </table:table-cell>
          <table:table-cell office:value-type="float" office:value="487519.12" calcext:value-type="float">
            <text:p>487519,12</text:p>
          </table:table-cell>
          <table:table-cell office:value-type="float" office:value="432322.43" calcext:value-type="float">
            <text:p>432322,43</text:p>
          </table:table-cell>
          <table:table-cell office:value-type="float" office:value="1370496.34" calcext:value-type="float">
            <text:p>1370496,34</text:p>
          </table:table-cell>
          <table:table-cell office:value-type="float" office:value="1196867.33" calcext:value-type="float">
            <text:p>1196867,33</text:p>
          </table:table-cell>
          <table:table-cell office:value-type="float" office:value="2449847.93" calcext:value-type="float">
            <text:p>2449847,93</text:p>
          </table:table-cell>
          <table:table-cell office:value-type="float" office:value="2149027.52" calcext:value-type="float">
            <text:p>2149027,52</text:p>
          </table:table-cell>
          <table:table-cell table:number-columns-repeated="973"/>
        </table:table-row>
        <table:table-row table:style-name="ro1">
          <table:table-cell table:style-name="ce10" office:value-type="string" calcext:value-type="string">
            <text:p>2005-09-30</text:p>
          </table:table-cell>
          <table:table-cell table:number-columns-repeated="18"/>
          <table:table-cell office:value-type="float" office:value="6652.78" calcext:value-type="float">
            <text:p>6652,78</text:p>
          </table:table-cell>
          <table:table-cell office:value-type="float" office:value="27921.92" calcext:value-type="float">
            <text:p>27921,92</text:p>
          </table:table-cell>
          <table:table-cell office:value-type="float" office:value="53065.1" calcext:value-type="float">
            <text:p>53065,1</text:p>
          </table:table-cell>
          <table:table-cell office:value-type="float" office:value="40768" calcext:value-type="float">
            <text:p>40768</text:p>
          </table:table-cell>
          <table:table-cell office:value-type="float" office:value="9996.73" calcext:value-type="float">
            <text:p>9996,73</text:p>
          </table:table-cell>
          <table:table-cell office:value-type="float" office:value="23572.93" calcext:value-type="float">
            <text:p>23572,93</text:p>
          </table:table-cell>
          <table:table-cell office:value-type="float" office:value="2364270.49" calcext:value-type="float">
            <text:p>2364270,49</text:p>
          </table:table-cell>
          <table:table-cell office:value-type="float" office:value="2052844.02" calcext:value-type="float">
            <text:p>2052844,02</text:p>
          </table:table-cell>
          <table:table-cell office:value-type="float" office:value="73361.02" calcext:value-type="float">
            <text:p>73361,02</text:p>
          </table:table-cell>
          <table:table-cell office:value-type="float" office:value="65085.04" calcext:value-type="float">
            <text:p>65085,04</text:p>
          </table:table-cell>
          <table:table-cell office:value-type="float" office:value="518273.91" calcext:value-type="float">
            <text:p>518273,91</text:p>
          </table:table-cell>
          <table:table-cell office:value-type="float" office:value="457002.28" calcext:value-type="float">
            <text:p>457002,28</text:p>
          </table:table-cell>
          <table:table-cell office:value-type="float" office:value="476292.8" calcext:value-type="float">
            <text:p>476292,8</text:p>
          </table:table-cell>
          <table:table-cell office:value-type="float" office:value="404953.94" calcext:value-type="float">
            <text:p>404953,94</text:p>
          </table:table-cell>
          <table:table-cell office:value-type="float" office:value="1358455.16" calcext:value-type="float">
            <text:p>1358455,16</text:p>
          </table:table-cell>
          <table:table-cell office:value-type="float" office:value="1180411.96" calcext:value-type="float">
            <text:p>1180411,96</text:p>
          </table:table-cell>
          <table:table-cell office:value-type="float" office:value="811206.54" calcext:value-type="float">
            <text:p>811206,54</text:p>
          </table:table-cell>
          <table:table-cell office:value-type="float" office:value="735687.45" calcext:value-type="float">
            <text:p>735687,45</text:p>
          </table:table-cell>
          <table:table-cell office:value-type="float" office:value="858464.76" calcext:value-type="float">
            <text:p>858464,76</text:p>
          </table:table-cell>
          <table:table-cell office:value-type="float" office:value="773794.58" calcext:value-type="float">
            <text:p>773794,58</text:p>
          </table:table-cell>
          <table:table-cell office:value-type="float" office:value="2412204.6" calcext:value-type="float">
            <text:p>2412204,6</text:p>
          </table:table-cell>
          <table:table-cell office:value-type="float" office:value="2090951.16" calcext:value-type="float">
            <text:p>2090951,16</text:p>
          </table:table-cell>
          <table:table-cell office:value-type="float" office:value="2394779.99" calcext:value-type="float">
            <text:p>2394779,99</text:p>
          </table:table-cell>
          <table:table-cell office:value-type="float" office:value="2087555.32" calcext:value-type="float">
            <text:p>2087555,32</text:p>
          </table:table-cell>
          <table:table-cell office:value-type="float" office:value="529856.87" calcext:value-type="float">
            <text:p>529856,87</text:p>
          </table:table-cell>
          <table:table-cell office:value-type="float" office:value="467046.71" calcext:value-type="float">
            <text:p>467046,71</text:p>
          </table:table-cell>
          <table:table-cell office:value-type="float" office:value="486826.81" calcext:value-type="float">
            <text:p>486826,81</text:p>
          </table:table-cell>
          <table:table-cell office:value-type="float" office:value="425651.66" calcext:value-type="float">
            <text:p>425651,66</text:p>
          </table:table-cell>
          <table:table-cell office:value-type="float" office:value="1364333.81" calcext:value-type="float">
            <text:p>1364333,81</text:p>
          </table:table-cell>
          <table:table-cell office:value-type="float" office:value="1186429.7" calcext:value-type="float">
            <text:p>1186429,7</text:p>
          </table:table-cell>
          <table:table-cell office:value-type="float" office:value="2435030.98" calcext:value-type="float">
            <text:p>2435030,98</text:p>
          </table:table-cell>
          <table:table-cell office:value-type="float" office:value="2119770.91" calcext:value-type="float">
            <text:p>2119770,91</text:p>
          </table:table-cell>
          <table:table-cell table:number-columns-repeated="973"/>
        </table:table-row>
        <table:table-row table:style-name="ro1">
          <table:table-cell table:style-name="ce10" office:value-type="string" calcext:value-type="string">
            <text:p>2005-06-30</text:p>
          </table:table-cell>
          <table:table-cell table:number-columns-repeated="18"/>
          <table:table-cell office:value-type="float" office:value="5691.87" calcext:value-type="float">
            <text:p>5691,87</text:p>
          </table:table-cell>
          <table:table-cell office:value-type="float" office:value="27304.39" calcext:value-type="float">
            <text:p>27304,39</text:p>
          </table:table-cell>
          <table:table-cell office:value-type="float" office:value="53859.5" calcext:value-type="float">
            <text:p>53859,5</text:p>
          </table:table-cell>
          <table:table-cell office:value-type="float" office:value="41339" calcext:value-type="float">
            <text:p>41339</text:p>
          </table:table-cell>
          <table:table-cell office:value-type="float" office:value="9250.43" calcext:value-type="float">
            <text:p>9250,43</text:p>
          </table:table-cell>
          <table:table-cell office:value-type="float" office:value="22601.31" calcext:value-type="float">
            <text:p>22601,31</text:p>
          </table:table-cell>
          <table:table-cell office:value-type="float" office:value="2398978.92" calcext:value-type="float">
            <text:p>2398978,92</text:p>
          </table:table-cell>
          <table:table-cell office:value-type="float" office:value="2072084.42" calcext:value-type="float">
            <text:p>2072084,42</text:p>
          </table:table-cell>
          <table:table-cell office:value-type="float" office:value="73971.46" calcext:value-type="float">
            <text:p>73971,46</text:p>
          </table:table-cell>
          <table:table-cell office:value-type="float" office:value="65445.52" calcext:value-type="float">
            <text:p>65445,52</text:p>
          </table:table-cell>
          <table:table-cell office:value-type="float" office:value="541278.86" calcext:value-type="float">
            <text:p>541278,86</text:p>
          </table:table-cell>
          <table:table-cell office:value-type="float" office:value="473509.12" calcext:value-type="float">
            <text:p>473509,12</text:p>
          </table:table-cell>
          <table:table-cell office:value-type="float" office:value="485397.09" calcext:value-type="float">
            <text:p>485397,09</text:p>
          </table:table-cell>
          <table:table-cell office:value-type="float" office:value="419775.97" calcext:value-type="float">
            <text:p>419775,97</text:p>
          </table:table-cell>
          <table:table-cell office:value-type="float" office:value="1356865.04" calcext:value-type="float">
            <text:p>1356865,04</text:p>
          </table:table-cell>
          <table:table-cell office:value-type="float" office:value="1174096.08" calcext:value-type="float">
            <text:p>1174096,08</text:p>
          </table:table-cell>
          <table:table-cell office:value-type="float" office:value="824102.87" calcext:value-type="float">
            <text:p>824102,87</text:p>
          </table:table-cell>
          <table:table-cell office:value-type="float" office:value="733010.3" calcext:value-type="float">
            <text:p>733010,3</text:p>
          </table:table-cell>
          <table:table-cell office:value-type="float" office:value="864291.48" calcext:value-type="float">
            <text:p>864291,48</text:p>
          </table:table-cell>
          <table:table-cell office:value-type="float" office:value="775062.32" calcext:value-type="float">
            <text:p>775062,32</text:p>
          </table:table-cell>
          <table:table-cell office:value-type="float" office:value="2439632.21" calcext:value-type="float">
            <text:p>2439632,21</text:p>
          </table:table-cell>
          <table:table-cell office:value-type="float" office:value="2114136.43" calcext:value-type="float">
            <text:p>2114136,43</text:p>
          </table:table-cell>
          <table:table-cell office:value-type="float" office:value="2382165.95" calcext:value-type="float">
            <text:p>2382165,95</text:p>
          </table:table-cell>
          <table:table-cell office:value-type="float" office:value="2060732.8" calcext:value-type="float">
            <text:p>2060732,8</text:p>
          </table:table-cell>
          <table:table-cell office:value-type="float" office:value="523936.87" calcext:value-type="float">
            <text:p>523936,87</text:p>
          </table:table-cell>
          <table:table-cell office:value-type="float" office:value="459155.63" calcext:value-type="float">
            <text:p>459155,63</text:p>
          </table:table-cell>
          <table:table-cell office:value-type="float" office:value="485812.62" calcext:value-type="float">
            <text:p>485812,62</text:p>
          </table:table-cell>
          <table:table-cell office:value-type="float" office:value="421576.98" calcext:value-type="float">
            <text:p>421576,98</text:p>
          </table:table-cell>
          <table:table-cell office:value-type="float" office:value="1357276.4" calcext:value-type="float">
            <text:p>1357276,4</text:p>
          </table:table-cell>
          <table:table-cell office:value-type="float" office:value="1171312.77" calcext:value-type="float">
            <text:p>1171312,77</text:p>
          </table:table-cell>
          <table:table-cell office:value-type="float" office:value="2416714.15" calcext:value-type="float">
            <text:p>2416714,15</text:p>
          </table:table-cell>
          <table:table-cell office:value-type="float" office:value="2095687.31" calcext:value-type="float">
            <text:p>2095687,31</text:p>
          </table:table-cell>
          <table:table-cell table:number-columns-repeated="973"/>
        </table:table-row>
        <table:table-row table:style-name="ro1">
          <table:table-cell table:style-name="ce10" office:value-type="string" calcext:value-type="string">
            <text:p>2005-03-31</text:p>
          </table:table-cell>
          <table:table-cell table:number-columns-repeated="18"/>
          <table:table-cell office:value-type="float" office:value="4945.74" calcext:value-type="float">
            <text:p>4945,74</text:p>
          </table:table-cell>
          <table:table-cell office:value-type="float" office:value="25201.12" calcext:value-type="float">
            <text:p>25201,12</text:p>
          </table:table-cell>
          <table:table-cell office:value-type="float" office:value="50067.08" calcext:value-type="float">
            <text:p>50067,08</text:p>
          </table:table-cell>
          <table:table-cell office:value-type="float" office:value="38918" calcext:value-type="float">
            <text:p>38918</text:p>
          </table:table-cell>
          <table:table-cell office:value-type="float" office:value="8067.54" calcext:value-type="float">
            <text:p>8067,54</text:p>
          </table:table-cell>
          <table:table-cell office:value-type="float" office:value="19905.24" calcext:value-type="float">
            <text:p>19905,24</text:p>
          </table:table-cell>
          <table:table-cell office:value-type="float" office:value="2314410.79" calcext:value-type="float">
            <text:p>2314410,79</text:p>
          </table:table-cell>
          <table:table-cell office:value-type="float" office:value="1983295.43" calcext:value-type="float">
            <text:p>1983295,43</text:p>
          </table:table-cell>
          <table:table-cell office:value-type="float" office:value="72082.76" calcext:value-type="float">
            <text:p>72082,76</text:p>
          </table:table-cell>
          <table:table-cell office:value-type="float" office:value="63351.44" calcext:value-type="float">
            <text:p>63351,44</text:p>
          </table:table-cell>
          <table:table-cell office:value-type="float" office:value="486653.43" calcext:value-type="float">
            <text:p>486653,43</text:p>
          </table:table-cell>
          <table:table-cell office:value-type="float" office:value="424260.76" calcext:value-type="float">
            <text:p>424260,76</text:p>
          </table:table-cell>
          <table:table-cell office:value-type="float" office:value="476915.94" calcext:value-type="float">
            <text:p>476915,94</text:p>
          </table:table-cell>
          <table:table-cell office:value-type="float" office:value="403346.99" calcext:value-type="float">
            <text:p>403346,99</text:p>
          </table:table-cell>
          <table:table-cell office:value-type="float" office:value="1327171.33" calcext:value-type="float">
            <text:p>1327171,33</text:p>
          </table:table-cell>
          <table:table-cell office:value-type="float" office:value="1139548.04" calcext:value-type="float">
            <text:p>1139548,04</text:p>
          </table:table-cell>
          <table:table-cell office:value-type="float" office:value="774294.55" calcext:value-type="float">
            <text:p>774294,55</text:p>
          </table:table-cell>
          <table:table-cell office:value-type="float" office:value="682176.04" calcext:value-type="float">
            <text:p>682176,04</text:p>
          </table:table-cell>
          <table:table-cell office:value-type="float" office:value="810487.8" calcext:value-type="float">
            <text:p>810487,8</text:p>
          </table:table-cell>
          <table:table-cell office:value-type="float" office:value="720361.46" calcext:value-type="float">
            <text:p>720361,46</text:p>
          </table:table-cell>
          <table:table-cell office:value-type="float" office:value="2350733.8" calcext:value-type="float">
            <text:p>2350733,8</text:p>
          </table:table-cell>
          <table:table-cell office:value-type="float" office:value="2021480.85" calcext:value-type="float">
            <text:p>2021480,85</text:p>
          </table:table-cell>
          <table:table-cell office:value-type="float" office:value="2360193.75" calcext:value-type="float">
            <text:p>2360193,75</text:p>
          </table:table-cell>
          <table:table-cell office:value-type="float" office:value="2030291.6" calcext:value-type="float">
            <text:p>2030291,6</text:p>
          </table:table-cell>
          <table:table-cell office:value-type="float" office:value="515007.87" calcext:value-type="float">
            <text:p>515007,87</text:p>
          </table:table-cell>
          <table:table-cell office:value-type="float" office:value="448662.64" calcext:value-type="float">
            <text:p>448662,64</text:p>
          </table:table-cell>
          <table:table-cell office:value-type="float" office:value="482806.64" calcext:value-type="float">
            <text:p>482806,64</text:p>
          </table:table-cell>
          <table:table-cell office:value-type="float" office:value="416413.18" calcext:value-type="float">
            <text:p>416413,18</text:p>
          </table:table-cell>
          <table:table-cell office:value-type="float" office:value="1348684.2" calcext:value-type="float">
            <text:p>1348684,2</text:p>
          </table:table-cell>
          <table:table-cell office:value-type="float" office:value="1159007.67" calcext:value-type="float">
            <text:p>1159007,67</text:p>
          </table:table-cell>
          <table:table-cell office:value-type="float" office:value="2403300.15" calcext:value-type="float">
            <text:p>2403300,15</text:p>
          </table:table-cell>
          <table:table-cell office:value-type="float" office:value="2074117.21" calcext:value-type="float">
            <text:p>2074117,21</text:p>
          </table:table-cell>
          <table:table-cell table:number-columns-repeated="973"/>
        </table:table-row>
        <table:table-row table:style-name="ro1">
          <table:table-cell table:style-name="ce10" office:value-type="string" calcext:value-type="string">
            <text:p>2004-12-31</text:p>
          </table:table-cell>
          <table:table-cell office:value-type="float" office:value="21093.18" calcext:value-type="float">
            <text:p>21093,18</text:p>
          </table:table-cell>
          <table:table-cell office:value-type="float" office:value="96554.11" calcext:value-type="float">
            <text:p>96554,11</text:p>
          </table:table-cell>
          <table:table-cell office:value-type="float" office:value="202422.18" calcext:value-type="float">
            <text:p>202422,18</text:p>
          </table:table-cell>
          <table:table-cell office:value-type="float" office:value="33475.12" calcext:value-type="float">
            <text:p>33475,12</text:p>
          </table:table-cell>
          <table:table-cell office:value-type="float" office:value="83753.7" calcext:value-type="float">
            <text:p>83753,7</text:p>
          </table:table-cell>
          <table:table-cell office:value-type="float" office:value="1.76" calcext:value-type="float">
            <text:p>1,76</text:p>
          </table:table-cell>
          <table:table-cell office:value-type="float" office:value="0.07" calcext:value-type="float">
            <text:p>0,07</text:p>
          </table:table-cell>
          <table:table-cell office:value-type="float" office:value="0.51" calcext:value-type="float">
            <text:p>0,51</text:p>
          </table:table-cell>
          <table:table-cell office:value-type="float" office:value="0.21" calcext:value-type="float">
            <text:p>0,21</text:p>
          </table:table-cell>
          <table:table-cell office:value-type="float" office:value="0.22" calcext:value-type="float">
            <text:p>0,22</text:p>
          </table:table-cell>
          <table:table-cell office:value-type="float" office:value="0.03" calcext:value-type="float">
            <text:p>0,03</text:p>
          </table:table-cell>
          <table:table-cell office:value-type="float" office:value="0.27" calcext:value-type="float">
            <text:p>0,27</text:p>
          </table:table-cell>
          <table:table-cell office:value-type="float" office:value="0.96" calcext:value-type="float">
            <text:p>0,96</text:p>
          </table:table-cell>
          <table:table-cell office:value-type="float" office:value="0.52" calcext:value-type="float">
            <text:p>0,52</text:p>
          </table:table-cell>
          <table:table-cell office:value-type="float" office:value="8153105.04" calcext:value-type="float">
            <text:p>8153105,04</text:p>
          </table:table-cell>
          <table:table-cell office:value-type="float" office:value="206125.96" calcext:value-type="float">
            <text:p>206125,96</text:p>
          </table:table-cell>
          <table:table-cell office:value-type="float" office:value="60401.95" calcext:value-type="float">
            <text:p>60401,95</text:p>
          </table:table-cell>
          <table:table-cell office:value-type="float" office:value="310182.04" calcext:value-type="float">
            <text:p>310182,04</text:p>
          </table:table-cell>
          <table:table-cell office:value-type="float" office:value="5803.93" calcext:value-type="float">
            <text:p>5803,93</text:p>
          </table:table-cell>
          <table:table-cell office:value-type="float" office:value="26833.73" calcext:value-type="float">
            <text:p>26833,73</text:p>
          </table:table-cell>
          <table:table-cell office:value-type="float" office:value="53397.36" calcext:value-type="float">
            <text:p>53397,36</text:p>
          </table:table-cell>
          <table:table-cell office:value-type="float" office:value="42804" calcext:value-type="float">
            <text:p>42804</text:p>
          </table:table-cell>
          <table:table-cell office:value-type="float" office:value="8264.97" calcext:value-type="float">
            <text:p>8264,97</text:p>
          </table:table-cell>
          <table:table-cell office:value-type="float" office:value="22935.12" calcext:value-type="float">
            <text:p>22935,12</text:p>
          </table:table-cell>
          <table:table-cell office:value-type="float" office:value="2430715.09" calcext:value-type="float">
            <text:p>2430715,09</text:p>
          </table:table-cell>
          <table:table-cell office:value-type="float" office:value="2099606.4" calcext:value-type="float">
            <text:p>2099606,4</text:p>
          </table:table-cell>
          <table:table-cell office:value-type="float" office:value="78939.12" calcext:value-type="float">
            <text:p>78939,12</text:p>
          </table:table-cell>
          <table:table-cell office:value-type="float" office:value="69771.08" calcext:value-type="float">
            <text:p>69771,08</text:p>
          </table:table-cell>
          <table:table-cell office:value-type="float" office:value="540981.12" calcext:value-type="float">
            <text:p>540981,12</text:p>
          </table:table-cell>
          <table:table-cell office:value-type="float" office:value="469570.7" calcext:value-type="float">
            <text:p>469570,7</text:p>
          </table:table-cell>
          <table:table-cell office:value-type="float" office:value="497070.35" calcext:value-type="float">
            <text:p>497070,35</text:p>
          </table:table-cell>
          <table:table-cell office:value-type="float" office:value="444698.6" calcext:value-type="float">
            <text:p>444698,6</text:p>
          </table:table-cell>
          <table:table-cell office:value-type="float" office:value="1377347.33" calcext:value-type="float">
            <text:p>1377347,33</text:p>
          </table:table-cell>
          <table:table-cell office:value-type="float" office:value="1176798.8" calcext:value-type="float">
            <text:p>1176798,8</text:p>
          </table:table-cell>
          <table:table-cell office:value-type="float" office:value="811556.95" calcext:value-type="float">
            <text:p>811556,95</text:p>
          </table:table-cell>
          <table:table-cell office:value-type="float" office:value="715185.57" calcext:value-type="float">
            <text:p>715185,57</text:p>
          </table:table-cell>
          <table:table-cell office:value-type="float" office:value="845223.81" calcext:value-type="float">
            <text:p>845223,81</text:p>
          </table:table-cell>
          <table:table-cell office:value-type="float" office:value="749807.75" calcext:value-type="float">
            <text:p>749807,75</text:p>
          </table:table-cell>
          <table:table-cell office:value-type="float" office:value="2464329.88" calcext:value-type="float">
            <text:p>2464329,88</text:p>
          </table:table-cell>
          <table:table-cell office:value-type="float" office:value="2134228.58" calcext:value-type="float">
            <text:p>2134228,58</text:p>
          </table:table-cell>
          <table:table-cell office:value-type="float" office:value="2359653.91" calcext:value-type="float">
            <text:p>2359653,91</text:p>
          </table:table-cell>
          <table:table-cell office:value-type="float" office:value="2021870.84" calcext:value-type="float">
            <text:p>2021870,84</text:p>
          </table:table-cell>
          <table:table-cell office:value-type="float" office:value="512812.92" calcext:value-type="float">
            <text:p>512812,92</text:p>
          </table:table-cell>
          <table:table-cell office:value-type="float" office:value="445489.13" calcext:value-type="float">
            <text:p>445489,13</text:p>
          </table:table-cell>
          <table:table-cell office:value-type="float" office:value="480847.28" calcext:value-type="float">
            <text:p>480847,28</text:p>
          </table:table-cell>
          <table:table-cell office:value-type="float" office:value="412009.85" calcext:value-type="float">
            <text:p>412009,85</text:p>
          </table:table-cell>
          <table:table-cell office:value-type="float" office:value="1344139.52" calcext:value-type="float">
            <text:p>1344139,52</text:p>
          </table:table-cell>
          <table:table-cell office:value-type="float" office:value="1150271.04" calcext:value-type="float">
            <text:p>1150271,04</text:p>
          </table:table-cell>
          <table:table-cell office:value-type="float" office:value="2397364.32" calcext:value-type="float">
            <text:p>2397364,32</text:p>
          </table:table-cell>
          <table:table-cell office:value-type="float" office:value="2060710.48" calcext:value-type="float">
            <text:p>2060710,48</text:p>
          </table:table-cell>
          <table:table-cell table:number-columns-repeated="973"/>
        </table:table-row>
        <table:table-row table:style-name="ro1">
          <table:table-cell table:style-name="ce10" office:value-type="string" calcext:value-type="string">
            <text:p>2004-09-30</text:p>
          </table:table-cell>
          <table:table-cell table:number-columns-repeated="18"/>
          <table:table-cell office:value-type="float" office:value="5896.28" calcext:value-type="float">
            <text:p>5896,28</text:p>
          </table:table-cell>
          <table:table-cell office:value-type="float" office:value="24742" calcext:value-type="float">
            <text:p>24742</text:p>
          </table:table-cell>
          <table:table-cell office:value-type="float" office:value="50179.78" calcext:value-type="float">
            <text:p>50179,78</text:p>
          </table:table-cell>
          <table:table-cell office:value-type="float" office:value="39474" calcext:value-type="float">
            <text:p>39474</text:p>
          </table:table-cell>
          <table:table-cell office:value-type="float" office:value="9192.38" calcext:value-type="float">
            <text:p>9192,38</text:p>
          </table:table-cell>
          <table:table-cell office:value-type="float" office:value="21454.26" calcext:value-type="float">
            <text:p>21454,26</text:p>
          </table:table-cell>
          <table:table-cell office:value-type="float" office:value="2321421.47" calcext:value-type="float">
            <text:p>2321421,47</text:p>
          </table:table-cell>
          <table:table-cell office:value-type="float" office:value="1973933.58" calcext:value-type="float">
            <text:p>1973933,58</text:p>
          </table:table-cell>
          <table:table-cell office:value-type="float" office:value="71317.27" calcext:value-type="float">
            <text:p>71317,27</text:p>
          </table:table-cell>
          <table:table-cell office:value-type="float" office:value="62315.36" calcext:value-type="float">
            <text:p>62315,36</text:p>
          </table:table-cell>
          <table:table-cell office:value-type="float" office:value="501584" calcext:value-type="float">
            <text:p>501584</text:p>
          </table:table-cell>
          <table:table-cell office:value-type="float" office:value="432784.52" calcext:value-type="float">
            <text:p>432784,52</text:p>
          </table:table-cell>
          <table:table-cell office:value-type="float" office:value="470753.67" calcext:value-type="float">
            <text:p>470753,67</text:p>
          </table:table-cell>
          <table:table-cell office:value-type="float" office:value="391490.7" calcext:value-type="float">
            <text:p>391490,7</text:p>
          </table:table-cell>
          <table:table-cell office:value-type="float" office:value="1326165.71" calcext:value-type="float">
            <text:p>1326165,71</text:p>
          </table:table-cell>
          <table:table-cell office:value-type="float" office:value="1129759.45" calcext:value-type="float">
            <text:p>1129759,45</text:p>
          </table:table-cell>
          <table:table-cell office:value-type="float" office:value="763884.5" calcext:value-type="float">
            <text:p>763884,5</text:p>
          </table:table-cell>
          <table:table-cell office:value-type="float" office:value="669130.94" calcext:value-type="float">
            <text:p>669130,94</text:p>
          </table:table-cell>
          <table:table-cell office:value-type="float" office:value="810790.86" calcext:value-type="float">
            <text:p>810790,86</text:p>
          </table:table-cell>
          <table:table-cell office:value-type="float" office:value="715372.87" calcext:value-type="float">
            <text:p>715372,87</text:p>
          </table:table-cell>
          <table:table-cell office:value-type="float" office:value="2368674.81" calcext:value-type="float">
            <text:p>2368674,81</text:p>
          </table:table-cell>
          <table:table-cell office:value-type="float" office:value="2020175.51" calcext:value-type="float">
            <text:p>2020175,51</text:p>
          </table:table-cell>
          <table:table-cell office:value-type="float" office:value="2349496.73" calcext:value-type="float">
            <text:p>2349496,73</text:p>
          </table:table-cell>
          <table:table-cell office:value-type="float" office:value="2002768.09" calcext:value-type="float">
            <text:p>2002768,09</text:p>
          </table:table-cell>
          <table:table-cell office:value-type="float" office:value="511450.54" calcext:value-type="float">
            <text:p>511450,54</text:p>
          </table:table-cell>
          <table:table-cell office:value-type="float" office:value="440954.55" calcext:value-type="float">
            <text:p>440954,55</text:p>
          </table:table-cell>
          <table:table-cell office:value-type="float" office:value="480205.75" calcext:value-type="float">
            <text:p>480205,75</text:p>
          </table:table-cell>
          <table:table-cell office:value-type="float" office:value="408963.16" calcext:value-type="float">
            <text:p>408963,16</text:p>
          </table:table-cell>
          <table:table-cell office:value-type="float" office:value="1332261.78" calcext:value-type="float">
            <text:p>1332261,78</text:p>
          </table:table-cell>
          <table:table-cell office:value-type="float" office:value="1135229.33" calcext:value-type="float">
            <text:p>1135229,33</text:p>
          </table:table-cell>
          <table:table-cell office:value-type="float" office:value="2388872.91" calcext:value-type="float">
            <text:p>2388872,91</text:p>
          </table:table-cell>
          <table:table-cell office:value-type="float" office:value="2042434.32" calcext:value-type="float">
            <text:p>2042434,32</text:p>
          </table:table-cell>
          <table:table-cell table:number-columns-repeated="973"/>
        </table:table-row>
        <table:table-row table:style-name="ro1">
          <table:table-cell table:style-name="ce10" office:value-type="string" calcext:value-type="string">
            <text:p>2004-06-30</text:p>
          </table:table-cell>
          <table:table-cell table:number-columns-repeated="18"/>
          <table:table-cell office:value-type="float" office:value="4971.33" calcext:value-type="float">
            <text:p>4971,33</text:p>
          </table:table-cell>
          <table:table-cell office:value-type="float" office:value="23775.94" calcext:value-type="float">
            <text:p>23775,94</text:p>
          </table:table-cell>
          <table:table-cell office:value-type="float" office:value="50447.64" calcext:value-type="float">
            <text:p>50447,64</text:p>
          </table:table-cell>
          <table:table-cell office:value-type="float" office:value="39657" calcext:value-type="float">
            <text:p>39657</text:p>
          </table:table-cell>
          <table:table-cell office:value-type="float" office:value="8452.89" calcext:value-type="float">
            <text:p>8452,89</text:p>
          </table:table-cell>
          <table:table-cell office:value-type="float" office:value="21210.54" calcext:value-type="float">
            <text:p>21210,54</text:p>
          </table:table-cell>
          <table:table-cell office:value-type="float" office:value="2341361.78" calcext:value-type="float">
            <text:p>2341361,78</text:p>
          </table:table-cell>
          <table:table-cell office:value-type="float" office:value="1982820.2" calcext:value-type="float">
            <text:p>1982820,2</text:p>
          </table:table-cell>
          <table:table-cell office:value-type="float" office:value="72021.93" calcext:value-type="float">
            <text:p>72021,93</text:p>
          </table:table-cell>
          <table:table-cell office:value-type="float" office:value="62551.38" calcext:value-type="float">
            <text:p>62551,38</text:p>
          </table:table-cell>
          <table:table-cell office:value-type="float" office:value="522538.77" calcext:value-type="float">
            <text:p>522538,77</text:p>
          </table:table-cell>
          <table:table-cell office:value-type="float" office:value="447020.55" calcext:value-type="float">
            <text:p>447020,55</text:p>
          </table:table-cell>
          <table:table-cell office:value-type="float" office:value="476991.61" calcext:value-type="float">
            <text:p>476991,61</text:p>
          </table:table-cell>
          <table:table-cell office:value-type="float" office:value="403921.65" calcext:value-type="float">
            <text:p>403921,65</text:p>
          </table:table-cell>
          <table:table-cell office:value-type="float" office:value="1325874.26" calcext:value-type="float">
            <text:p>1325874,26</text:p>
          </table:table-cell>
          <table:table-cell office:value-type="float" office:value="1127129.65" calcext:value-type="float">
            <text:p>1127129,65</text:p>
          </table:table-cell>
          <table:table-cell office:value-type="float" office:value="773114.25" calcext:value-type="float">
            <text:p>773114,25</text:p>
          </table:table-cell>
          <table:table-cell office:value-type="float" office:value="669627.8" calcext:value-type="float">
            <text:p>669627,8</text:p>
          </table:table-cell>
          <table:table-cell office:value-type="float" office:value="823551.95" calcext:value-type="float">
            <text:p>823551,95</text:p>
          </table:table-cell>
          <table:table-cell office:value-type="float" office:value="723868.16" calcext:value-type="float">
            <text:p>723868,16</text:p>
          </table:table-cell>
          <table:table-cell office:value-type="float" office:value="2392328.22" calcext:value-type="float">
            <text:p>2392328,22</text:p>
          </table:table-cell>
          <table:table-cell office:value-type="float" office:value="2037060.56" calcext:value-type="float">
            <text:p>2037060,56</text:p>
          </table:table-cell>
          <table:table-cell office:value-type="float" office:value="2334285.78" calcext:value-type="float">
            <text:p>2334285,78</text:p>
          </table:table-cell>
          <table:table-cell office:value-type="float" office:value="1980900.38" calcext:value-type="float">
            <text:p>1980900,38</text:p>
          </table:table-cell>
          <table:table-cell office:value-type="float" office:value="510475.1" calcext:value-type="float">
            <text:p>510475,1</text:p>
          </table:table-cell>
          <table:table-cell office:value-type="float" office:value="437239.26" calcext:value-type="float">
            <text:p>437239,26</text:p>
          </table:table-cell>
          <table:table-cell office:value-type="float" office:value="477695.87" calcext:value-type="float">
            <text:p>477695,87</text:p>
          </table:table-cell>
          <table:table-cell office:value-type="float" office:value="407013.01" calcext:value-type="float">
            <text:p>407013,01</text:p>
          </table:table-cell>
          <table:table-cell office:value-type="float" office:value="1330417.79" calcext:value-type="float">
            <text:p>1330417,79</text:p>
          </table:table-cell>
          <table:table-cell office:value-type="float" office:value="1128385.85" calcext:value-type="float">
            <text:p>1128385,85</text:p>
          </table:table-cell>
          <table:table-cell office:value-type="float" office:value="2382879.93" calcext:value-type="float">
            <text:p>2382879,93</text:p>
          </table:table-cell>
          <table:table-cell office:value-type="float" office:value="2030880.16" calcext:value-type="float">
            <text:p>2030880,16</text:p>
          </table:table-cell>
          <table:table-cell table:number-columns-repeated="973"/>
        </table:table-row>
        <table:table-row table:style-name="ro1">
          <table:table-cell table:style-name="ce10" office:value-type="string" calcext:value-type="string">
            <text:p>2004-03-31</text:p>
          </table:table-cell>
          <table:table-cell table:number-columns-repeated="18"/>
          <table:table-cell office:value-type="float" office:value="4419.86" calcext:value-type="float">
            <text:p>4419,86</text:p>
          </table:table-cell>
          <table:table-cell office:value-type="float" office:value="21332.32" calcext:value-type="float">
            <text:p>21332,32</text:p>
          </table:table-cell>
          <table:table-cell office:value-type="float" office:value="48400.81" calcext:value-type="float">
            <text:p>48400,81</text:p>
          </table:table-cell>
          <table:table-cell office:value-type="float" office:value="36823" calcext:value-type="float">
            <text:p>36823</text:p>
          </table:table-cell>
          <table:table-cell office:value-type="float" office:value="7588.51" calcext:value-type="float">
            <text:p>7588,51</text:p>
          </table:table-cell>
          <table:table-cell office:value-type="float" office:value="18271.25" calcext:value-type="float">
            <text:p>18271,25</text:p>
          </table:table-cell>
          <table:table-cell office:value-type="float" office:value="2285862.38" calcext:value-type="float">
            <text:p>2285862,38</text:p>
          </table:table-cell>
          <table:table-cell office:value-type="float" office:value="1914749.91" calcext:value-type="float">
            <text:p>1914749,91</text:p>
          </table:table-cell>
          <table:table-cell office:value-type="float" office:value="70847.36" calcext:value-type="float">
            <text:p>70847,36</text:p>
          </table:table-cell>
          <table:table-cell office:value-type="float" office:value="61141.35" calcext:value-type="float">
            <text:p>61141,35</text:p>
          </table:table-cell>
          <table:table-cell office:value-type="float" office:value="481879.88" calcext:value-type="float">
            <text:p>481879,88</text:p>
          </table:table-cell>
          <table:table-cell office:value-type="float" office:value="408752.32" calcext:value-type="float">
            <text:p>408752,32</text:p>
          </table:table-cell>
          <table:table-cell office:value-type="float" office:value="468959.88" calcext:value-type="float">
            <text:p>468959,88</text:p>
          </table:table-cell>
          <table:table-cell office:value-type="float" office:value="389111.59" calcext:value-type="float">
            <text:p>389111,59</text:p>
          </table:table-cell>
          <table:table-cell office:value-type="float" office:value="1309709.19" calcext:value-type="float">
            <text:p>1309709,19</text:p>
          </table:table-cell>
          <table:table-cell office:value-type="float" office:value="1102458.34" calcext:value-type="float">
            <text:p>1102458,34</text:p>
          </table:table-cell>
          <table:table-cell office:value-type="float" office:value="738084.77" calcext:value-type="float">
            <text:p>738084,77</text:p>
          </table:table-cell>
          <table:table-cell office:value-type="float" office:value="628899.27" calcext:value-type="float">
            <text:p>628899,27</text:p>
          </table:table-cell>
          <table:table-cell office:value-type="float" office:value="779263.66" calcext:value-type="float">
            <text:p>779263,66</text:p>
          </table:table-cell>
          <table:table-cell office:value-type="float" office:value="675789.75" calcext:value-type="float">
            <text:p>675789,75</text:p>
          </table:table-cell>
          <table:table-cell office:value-type="float" office:value="2326912.12" calcext:value-type="float">
            <text:p>2326912,12</text:p>
          </table:table-cell>
          <table:table-cell office:value-type="float" office:value="1961640.4" calcext:value-type="float">
            <text:p>1961640,4</text:p>
          </table:table-cell>
          <table:table-cell office:value-type="float" office:value="2324829.01" calcext:value-type="float">
            <text:p>2324829,01</text:p>
          </table:table-cell>
          <table:table-cell office:value-type="float" office:value="1956149.96" calcext:value-type="float">
            <text:p>1956149,96</text:p>
          </table:table-cell>
          <table:table-cell office:value-type="float" office:value="506664.16" calcext:value-type="float">
            <text:p>506664,16</text:p>
          </table:table-cell>
          <table:table-cell office:value-type="float" office:value="429693.12" calcext:value-type="float">
            <text:p>429693,12</text:p>
          </table:table-cell>
          <table:table-cell office:value-type="float" office:value="474558.17" calcext:value-type="float">
            <text:p>474558,17</text:p>
          </table:table-cell>
          <table:table-cell office:value-type="float" office:value="400832.65" calcext:value-type="float">
            <text:p>400832,65</text:p>
          </table:table-cell>
          <table:table-cell office:value-type="float" office:value="1327257.14" calcext:value-type="float">
            <text:p>1327257,14</text:p>
          </table:table-cell>
          <table:table-cell office:value-type="float" office:value="1118011.85" calcext:value-type="float">
            <text:p>1118011,85</text:p>
          </table:table-cell>
          <table:table-cell office:value-type="float" office:value="2368247.85" calcext:value-type="float">
            <text:p>2368247,85</text:p>
          </table:table-cell>
          <table:table-cell office:value-type="float" office:value="2006311.87" calcext:value-type="float">
            <text:p>2006311,87</text:p>
          </table:table-cell>
          <table:table-cell table:number-columns-repeated="973"/>
        </table:table-row>
        <table:table-row table:style-name="ro1">
          <table:table-cell table:style-name="ce10" office:value-type="string" calcext:value-type="string">
            <text:p>2003-12-31</text:p>
          </table:table-cell>
          <table:table-cell office:value-type="float" office:value="18798.31" calcext:value-type="float">
            <text:p>18798,31</text:p>
          </table:table-cell>
          <table:table-cell office:value-type="float" office:value="88659.55" calcext:value-type="float">
            <text:p>88659,55</text:p>
          </table:table-cell>
          <table:table-cell office:value-type="float" office:value="193353.42" calcext:value-type="float">
            <text:p>193353,42</text:p>
          </table:table-cell>
          <table:table-cell office:value-type="float" office:value="30724.52" calcext:value-type="float">
            <text:p>30724,52</text:p>
          </table:table-cell>
          <table:table-cell office:value-type="float" office:value="75442.83" calcext:value-type="float">
            <text:p>75442,83</text:p>
          </table:table-cell>
          <table:table-cell office:value-type="float" office:value="1.27" calcext:value-type="float">
            <text:p>1,27</text:p>
          </table:table-cell>
          <table:table-cell office:value-type="float" office:value="0.02" calcext:value-type="float">
            <text:p>0,02</text:p>
          </table:table-cell>
          <table:table-cell office:value-type="float" office:value="0.23" calcext:value-type="float">
            <text:p>0,23</text:p>
          </table:table-cell>
          <table:table-cell office:value-type="float" office:value="0.21" calcext:value-type="float">
            <text:p>0,21</text:p>
          </table:table-cell>
          <table:table-cell office:value-type="float" office:value="0" calcext:value-type="float">
            <text:p>0</text:p>
          </table:table-cell>
          <table:table-cell office:value-type="float" office:value="0.03" calcext:value-type="float">
            <text:p>0,03</text:p>
          </table:table-cell>
          <table:table-cell office:value-type="float" office:value="0.36" calcext:value-type="float">
            <text:p>0,36</text:p>
          </table:table-cell>
          <table:table-cell office:value-type="float" office:value="0.65" calcext:value-type="float">
            <text:p>0,65</text:p>
          </table:table-cell>
          <table:table-cell office:value-type="float" office:value="-0.63" calcext:value-type="float">
            <text:p>-0,63</text:p>
          </table:table-cell>
          <table:table-cell office:value-type="float" office:value="7820234.61" calcext:value-type="float">
            <text:p>7820234,61</text:p>
          </table:table-cell>
          <table:table-cell office:value-type="float" office:value="192552.05" calcext:value-type="float">
            <text:p>192552,05</text:p>
          </table:table-cell>
          <table:table-cell office:value-type="float" office:value="51108.52" calcext:value-type="float">
            <text:p>51108,52</text:p>
          </table:table-cell>
          <table:table-cell office:value-type="float" office:value="296305.54" calcext:value-type="float">
            <text:p>296305,54</text:p>
          </table:table-cell>
          <table:table-cell office:value-type="float" office:value="5260.44" calcext:value-type="float">
            <text:p>5260,44</text:p>
          </table:table-cell>
          <table:table-cell office:value-type="float" office:value="23120.67" calcext:value-type="float">
            <text:p>23120,67</text:p>
          </table:table-cell>
          <table:table-cell office:value-type="float" office:value="50841.37" calcext:value-type="float">
            <text:p>50841,37</text:p>
          </table:table-cell>
          <table:table-cell office:value-type="float" office:value="40982" calcext:value-type="float">
            <text:p>40982</text:p>
          </table:table-cell>
          <table:table-cell office:value-type="float" office:value="7522.01" calcext:value-type="float">
            <text:p>7522,01</text:p>
          </table:table-cell>
          <table:table-cell office:value-type="float" office:value="20702.44" calcext:value-type="float">
            <text:p>20702,44</text:p>
          </table:table-cell>
          <table:table-cell office:value-type="float" office:value="2385956.79" calcext:value-type="float">
            <text:p>2385956,79</text:p>
          </table:table-cell>
          <table:table-cell office:value-type="float" office:value="2011897.68" calcext:value-type="float">
            <text:p>2011897,68</text:p>
          </table:table-cell>
          <table:table-cell office:value-type="float" office:value="77342.21" calcext:value-type="float">
            <text:p>77342,21</text:p>
          </table:table-cell>
          <table:table-cell office:value-type="float" office:value="67397.34" calcext:value-type="float">
            <text:p>67397,34</text:p>
          </table:table-cell>
          <table:table-cell office:value-type="float" office:value="531071.9" calcext:value-type="float">
            <text:p>531071,9</text:p>
          </table:table-cell>
          <table:table-cell office:value-type="float" office:value="447458.93" calcext:value-type="float">
            <text:p>447458,93</text:p>
          </table:table-cell>
          <table:table-cell office:value-type="float" office:value="492963.72" calcext:value-type="float">
            <text:p>492963,72</text:p>
          </table:table-cell>
          <table:table-cell office:value-type="float" office:value="431210.42" calcext:value-type="float">
            <text:p>431210,42</text:p>
          </table:table-cell>
          <table:table-cell office:value-type="float" office:value="1351324.41" calcext:value-type="float">
            <text:p>1351324,41</text:p>
          </table:table-cell>
          <table:table-cell office:value-type="float" office:value="1130665" calcext:value-type="float">
            <text:p>1130665</text:p>
          </table:table-cell>
          <table:table-cell office:value-type="float" office:value="755356.82" calcext:value-type="float">
            <text:p>755356,82</text:p>
          </table:table-cell>
          <table:table-cell office:value-type="float" office:value="643796.77" calcext:value-type="float">
            <text:p>643796,77</text:p>
          </table:table-cell>
          <table:table-cell office:value-type="float" office:value="786587.89" calcext:value-type="float">
            <text:p>786587,89</text:p>
          </table:table-cell>
          <table:table-cell office:value-type="float" office:value="684194.64" calcext:value-type="float">
            <text:p>684194,64</text:p>
          </table:table-cell>
          <table:table-cell office:value-type="float" office:value="2416154.57" calcext:value-type="float">
            <text:p>2416154,57</text:p>
          </table:table-cell>
          <table:table-cell office:value-type="float" office:value="2052295.54" calcext:value-type="float">
            <text:p>2052295,54</text:p>
          </table:table-cell>
          <table:table-cell office:value-type="float" office:value="2321611.75" calcext:value-type="float">
            <text:p>2321611,75</text:p>
          </table:table-cell>
          <table:table-cell office:value-type="float" office:value="1940786.51" calcext:value-type="float">
            <text:p>1940786,51</text:p>
          </table:table-cell>
          <table:table-cell office:value-type="float" office:value="506201.58" calcext:value-type="float">
            <text:p>506201,58</text:p>
          </table:table-cell>
          <table:table-cell office:value-type="float" office:value="426903.38" calcext:value-type="float">
            <text:p>426903,38</text:p>
          </table:table-cell>
          <table:table-cell office:value-type="float" office:value="476289.85" calcext:value-type="float">
            <text:p>476289,85</text:p>
          </table:table-cell>
          <table:table-cell office:value-type="float" office:value="398180.57" calcext:value-type="float">
            <text:p>398180,57</text:p>
          </table:table-cell>
          <table:table-cell office:value-type="float" office:value="1319648.2" calcext:value-type="float">
            <text:p>1319648,2</text:p>
          </table:table-cell>
          <table:table-cell office:value-type="float" office:value="1105815.93" calcext:value-type="float">
            <text:p>1105815,93</text:p>
          </table:table-cell>
          <table:table-cell office:value-type="float" office:value="2356443.94" calcext:value-type="float">
            <text:p>2356443,94</text:p>
          </table:table-cell>
          <table:table-cell office:value-type="float" office:value="1985214.51" calcext:value-type="float">
            <text:p>1985214,51</text:p>
          </table:table-cell>
          <table:table-cell table:number-columns-repeated="973"/>
        </table:table-row>
        <table:table-row table:style-name="ro1">
          <table:table-cell table:style-name="ce10" office:value-type="string" calcext:value-type="string">
            <text:p>2003-09-30</text:p>
          </table:table-cell>
          <table:table-cell table:number-columns-repeated="18"/>
          <table:table-cell office:value-type="float" office:value="5236.64" calcext:value-type="float">
            <text:p>5236,64</text:p>
          </table:table-cell>
          <table:table-cell office:value-type="float" office:value="22438.79" calcext:value-type="float">
            <text:p>22438,79</text:p>
          </table:table-cell>
          <table:table-cell office:value-type="float" office:value="47724.14" calcext:value-type="float">
            <text:p>47724,14</text:p>
          </table:table-cell>
          <table:table-cell office:value-type="float" office:value="37814" calcext:value-type="float">
            <text:p>37814</text:p>
          </table:table-cell>
          <table:table-cell office:value-type="float" office:value="8452.43" calcext:value-type="float">
            <text:p>8452,43</text:p>
          </table:table-cell>
          <table:table-cell office:value-type="float" office:value="18771.93" calcext:value-type="float">
            <text:p>18771,93</text:p>
          </table:table-cell>
          <table:table-cell office:value-type="float" office:value="2276212.33" calcext:value-type="float">
            <text:p>2276212,33</text:p>
          </table:table-cell>
          <table:table-cell office:value-type="float" office:value="1895519.1" calcext:value-type="float">
            <text:p>1895519,1</text:p>
          </table:table-cell>
          <table:table-cell office:value-type="float" office:value="69568.67" calcext:value-type="float">
            <text:p>69568,67</text:p>
          </table:table-cell>
          <table:table-cell office:value-type="float" office:value="60017.11" calcext:value-type="float">
            <text:p>60017,11</text:p>
          </table:table-cell>
          <table:table-cell office:value-type="float" office:value="492733.87" calcext:value-type="float">
            <text:p>492733,87</text:p>
          </table:table-cell>
          <table:table-cell office:value-type="float" office:value="414079.72" calcext:value-type="float">
            <text:p>414079,72</text:p>
          </table:table-cell>
          <table:table-cell office:value-type="float" office:value="464519.4" calcext:value-type="float">
            <text:p>464519,4</text:p>
          </table:table-cell>
          <table:table-cell office:value-type="float" office:value="382122.69" calcext:value-type="float">
            <text:p>382122,69</text:p>
          </table:table-cell>
          <table:table-cell office:value-type="float" office:value="1309723.95" calcext:value-type="float">
            <text:p>1309723,95</text:p>
          </table:table-cell>
          <table:table-cell office:value-type="float" office:value="1092104.79" calcext:value-type="float">
            <text:p>1092104,79</text:p>
          </table:table-cell>
          <table:table-cell office:value-type="float" office:value="707795.18" calcext:value-type="float">
            <text:p>707795,18</text:p>
          </table:table-cell>
          <table:table-cell office:value-type="float" office:value="602785.84" calcext:value-type="float">
            <text:p>602785,84</text:p>
          </table:table-cell>
          <table:table-cell office:value-type="float" office:value="749746.91" calcext:value-type="float">
            <text:p>749746,91</text:p>
          </table:table-cell>
          <table:table-cell office:value-type="float" office:value="652482.46" calcext:value-type="float">
            <text:p>652482,46</text:p>
          </table:table-cell>
          <table:table-cell office:value-type="float" office:value="2317911.91" calcext:value-type="float">
            <text:p>2317911,91</text:p>
          </table:table-cell>
          <table:table-cell office:value-type="float" office:value="1945215.72" calcext:value-type="float">
            <text:p>1945215,72</text:p>
          </table:table-cell>
          <table:table-cell office:value-type="float" office:value="2303605.81" calcext:value-type="float">
            <text:p>2303605,81</text:p>
          </table:table-cell>
          <table:table-cell office:value-type="float" office:value="1922937.51" calcext:value-type="float">
            <text:p>1922937,51</text:p>
          </table:table-cell>
          <table:table-cell office:value-type="float" office:value="501169.17" calcext:value-type="float">
            <text:p>501169,17</text:p>
          </table:table-cell>
          <table:table-cell office:value-type="float" office:value="421096.05" calcext:value-type="float">
            <text:p>421096,05</text:p>
          </table:table-cell>
          <table:table-cell office:value-type="float" office:value="473781.52" calcext:value-type="float">
            <text:p>473781,52</text:p>
          </table:table-cell>
          <table:table-cell office:value-type="float" office:value="399001.04" calcext:value-type="float">
            <text:p>399001,04</text:p>
          </table:table-cell>
          <table:table-cell office:value-type="float" office:value="1316235.04" calcext:value-type="float">
            <text:p>1316235,04</text:p>
          </table:table-cell>
          <table:table-cell office:value-type="float" office:value="1097860.17" calcext:value-type="float">
            <text:p>1097860,17</text:p>
          </table:table-cell>
          <table:table-cell office:value-type="float" office:value="2339490.93" calcext:value-type="float">
            <text:p>2339490,93</text:p>
          </table:table-cell>
          <table:table-cell office:value-type="float" office:value="1967630.84" calcext:value-type="float">
            <text:p>1967630,84</text:p>
          </table:table-cell>
          <table:table-cell table:number-columns-repeated="973"/>
        </table:table-row>
        <table:table-row table:style-name="ro1">
          <table:table-cell table:style-name="ce10" office:value-type="string" calcext:value-type="string">
            <text:p>2003-06-30</text:p>
          </table:table-cell>
          <table:table-cell table:number-columns-repeated="18"/>
          <table:table-cell office:value-type="float" office:value="4394.45" calcext:value-type="float">
            <text:p>4394,45</text:p>
          </table:table-cell>
          <table:table-cell office:value-type="float" office:value="22573.63" calcext:value-type="float">
            <text:p>22573,63</text:p>
          </table:table-cell>
          <table:table-cell office:value-type="float" office:value="48049.13" calcext:value-type="float">
            <text:p>48049,13</text:p>
          </table:table-cell>
          <table:table-cell office:value-type="float" office:value="37723" calcext:value-type="float">
            <text:p>37723</text:p>
          </table:table-cell>
          <table:table-cell office:value-type="float" office:value="7737.81" calcext:value-type="float">
            <text:p>7737,81</text:p>
          </table:table-cell>
          <table:table-cell office:value-type="float" office:value="18753.11" calcext:value-type="float">
            <text:p>18753,11</text:p>
          </table:table-cell>
          <table:table-cell office:value-type="float" office:value="2298603.04" calcext:value-type="float">
            <text:p>2298603,04</text:p>
          </table:table-cell>
          <table:table-cell office:value-type="float" office:value="1900891.86" calcext:value-type="float">
            <text:p>1900891,86</text:p>
          </table:table-cell>
          <table:table-cell office:value-type="float" office:value="70028.48" calcext:value-type="float">
            <text:p>70028,48</text:p>
          </table:table-cell>
          <table:table-cell office:value-type="float" office:value="60250.18" calcext:value-type="float">
            <text:p>60250,18</text:p>
          </table:table-cell>
          <table:table-cell office:value-type="float" office:value="505783.41" calcext:value-type="float">
            <text:p>505783,41</text:p>
          </table:table-cell>
          <table:table-cell office:value-type="float" office:value="423032.16" calcext:value-type="float">
            <text:p>423032,16</text:p>
          </table:table-cell>
          <table:table-cell office:value-type="float" office:value="469595.86" calcext:value-type="float">
            <text:p>469595,86</text:p>
          </table:table-cell>
          <table:table-cell office:value-type="float" office:value="386086.61" calcext:value-type="float">
            <text:p>386086,61</text:p>
          </table:table-cell>
          <table:table-cell office:value-type="float" office:value="1304072.25" calcext:value-type="float">
            <text:p>1304072,25</text:p>
          </table:table-cell>
          <table:table-cell office:value-type="float" office:value="1085158.38" calcext:value-type="float">
            <text:p>1085158,38</text:p>
          </table:table-cell>
          <table:table-cell office:value-type="float" office:value="716443.51" calcext:value-type="float">
            <text:p>716443,51</text:p>
          </table:table-cell>
          <table:table-cell office:value-type="float" office:value="611155.23" calcext:value-type="float">
            <text:p>611155,23</text:p>
          </table:table-cell>
          <table:table-cell office:value-type="float" office:value="747330.93" calcext:value-type="float">
            <text:p>747330,93</text:p>
          </table:table-cell>
          <table:table-cell office:value-type="float" office:value="651059.91" calcext:value-type="float">
            <text:p>651059,91</text:p>
          </table:table-cell>
          <table:table-cell office:value-type="float" office:value="2328416.86" calcext:value-type="float">
            <text:p>2328416,86</text:p>
          </table:table-cell>
          <table:table-cell office:value-type="float" office:value="1940796.54" calcext:value-type="float">
            <text:p>1940796,54</text:p>
          </table:table-cell>
          <table:table-cell office:value-type="float" office:value="2298822.2" calcext:value-type="float">
            <text:p>2298822,2</text:p>
          </table:table-cell>
          <table:table-cell office:value-type="float" office:value="1906069.73" calcext:value-type="float">
            <text:p>1906069,73</text:p>
          </table:table-cell>
          <table:table-cell office:value-type="float" office:value="497638.62" calcext:value-type="float">
            <text:p>497638,62</text:p>
          </table:table-cell>
          <table:table-cell office:value-type="float" office:value="416555.19" calcext:value-type="float">
            <text:p>416555,19</text:p>
          </table:table-cell>
          <table:table-cell office:value-type="float" office:value="470548.86" calcext:value-type="float">
            <text:p>470548,86</text:p>
          </table:table-cell>
          <table:table-cell office:value-type="float" office:value="389676.25" calcext:value-type="float">
            <text:p>389676,25</text:p>
          </table:table-cell>
          <table:table-cell office:value-type="float" office:value="1308463.51" calcext:value-type="float">
            <text:p>1308463,51</text:p>
          </table:table-cell>
          <table:table-cell office:value-type="float" office:value="1086456.63" calcext:value-type="float">
            <text:p>1086456,63</text:p>
          </table:table-cell>
          <table:table-cell office:value-type="float" office:value="2326273.26" calcext:value-type="float">
            <text:p>2326273,26</text:p>
          </table:table-cell>
          <table:table-cell office:value-type="float" office:value="1943169.7" calcext:value-type="float">
            <text:p>1943169,7</text:p>
          </table:table-cell>
          <table:table-cell table:number-columns-repeated="973"/>
        </table:table-row>
        <table:table-row table:style-name="ro1">
          <table:table-cell table:style-name="ce10" office:value-type="string" calcext:value-type="string">
            <text:p>2003-03-31</text:p>
          </table:table-cell>
          <table:table-cell table:number-columns-repeated="18"/>
          <table:table-cell office:value-type="float" office:value="3908.32" calcext:value-type="float">
            <text:p>3908,32</text:p>
          </table:table-cell>
          <table:table-cell office:value-type="float" office:value="20527.7" calcext:value-type="float">
            <text:p>20527,7</text:p>
          </table:table-cell>
          <table:table-cell office:value-type="float" office:value="46738.66" calcext:value-type="float">
            <text:p>46738,66</text:p>
          </table:table-cell>
          <table:table-cell office:value-type="float" office:value="35230" calcext:value-type="float">
            <text:p>35230</text:p>
          </table:table-cell>
          <table:table-cell office:value-type="float" office:value="7021.28" calcext:value-type="float">
            <text:p>7021,28</text:p>
          </table:table-cell>
          <table:table-cell office:value-type="float" office:value="17135.31" calcext:value-type="float">
            <text:p>17135,31</text:p>
          </table:table-cell>
          <table:table-cell office:value-type="float" office:value="2252727.57" calcext:value-type="float">
            <text:p>2252727,57</text:p>
          </table:table-cell>
          <table:table-cell office:value-type="float" office:value="1853298.52" calcext:value-type="float">
            <text:p>1853298,52</text:p>
          </table:table-cell>
          <table:table-cell office:value-type="float" office:value="69457.73" calcext:value-type="float">
            <text:p>69457,73</text:p>
          </table:table-cell>
          <table:table-cell office:value-type="float" office:value="59727.08" calcext:value-type="float">
            <text:p>59727,08</text:p>
          </table:table-cell>
          <table:table-cell office:value-type="float" office:value="470119.9" calcext:value-type="float">
            <text:p>470119,9</text:p>
          </table:table-cell>
          <table:table-cell office:value-type="float" office:value="393723.64" calcext:value-type="float">
            <text:p>393723,64</text:p>
          </table:table-cell>
          <table:table-cell office:value-type="float" office:value="461817.11" calcext:value-type="float">
            <text:p>461817,11</text:p>
          </table:table-cell>
          <table:table-cell office:value-type="float" office:value="373618.2" calcext:value-type="float">
            <text:p>373618,2</text:p>
          </table:table-cell>
          <table:table-cell office:value-type="float" office:value="1284175.57" calcext:value-type="float">
            <text:p>1284175,57</text:p>
          </table:table-cell>
          <table:table-cell office:value-type="float" office:value="1063529.88" calcext:value-type="float">
            <text:p>1063529,88</text:p>
          </table:table-cell>
          <table:table-cell office:value-type="float" office:value="705129.53" calcext:value-type="float">
            <text:p>705129,53</text:p>
          </table:table-cell>
          <table:table-cell office:value-type="float" office:value="611635.02" calcext:value-type="float">
            <text:p>611635,02</text:p>
          </table:table-cell>
          <table:table-cell office:value-type="float" office:value="730980.67" calcext:value-type="float">
            <text:p>730980,67</text:p>
          </table:table-cell>
          <table:table-cell office:value-type="float" office:value="640263.32" calcext:value-type="float">
            <text:p>640263,32</text:p>
          </table:table-cell>
          <table:table-cell office:value-type="float" office:value="2277239.49" calcext:value-type="float">
            <text:p>2277239,49</text:p>
          </table:table-cell>
          <table:table-cell office:value-type="float" office:value="1881926.82" calcext:value-type="float">
            <text:p>1881926,82</text:p>
          </table:table-cell>
          <table:table-cell office:value-type="float" office:value="2295310" calcext:value-type="float">
            <text:p>2295310</text:p>
          </table:table-cell>
          <table:table-cell office:value-type="float" office:value="1896685.57" calcext:value-type="float">
            <text:p>1896685,57</text:p>
          </table:table-cell>
          <table:table-cell office:value-type="float" office:value="496587.55" calcext:value-type="float">
            <text:p>496587,55</text:p>
          </table:table-cell>
          <table:table-cell office:value-type="float" office:value="415314.1" calcext:value-type="float">
            <text:p>415314,1</text:p>
          </table:table-cell>
          <table:table-cell office:value-type="float" office:value="468092.13" calcext:value-type="float">
            <text:p>468092,13</text:p>
          </table:table-cell>
          <table:table-cell office:value-type="float" office:value="386023.16" calcext:value-type="float">
            <text:p>386023,16</text:p>
          </table:table-cell>
          <table:table-cell office:value-type="float" office:value="1305948.07" calcext:value-type="float">
            <text:p>1305948,07</text:p>
          </table:table-cell>
          <table:table-cell office:value-type="float" office:value="1082145.47" calcext:value-type="float">
            <text:p>1082145,47</text:p>
          </table:table-cell>
          <table:table-cell office:value-type="float" office:value="2324051.57" calcext:value-type="float">
            <text:p>2324051,57</text:p>
          </table:table-cell>
          <table:table-cell office:value-type="float" office:value="1929577.23" calcext:value-type="float">
            <text:p>1929577,23</text:p>
          </table:table-cell>
          <table:table-cell table:number-columns-repeated="973"/>
        </table:table-row>
        <table:table-row table:style-name="ro1">
          <table:table-cell table:style-name="ce10" office:value-type="string" calcext:value-type="string">
            <text:p>2002-12-31</text:p>
          </table:table-cell>
          <table:table-cell office:value-type="float" office:value="17478.3" calcext:value-type="float">
            <text:p>17478,3</text:p>
          </table:table-cell>
          <table:table-cell office:value-type="float" office:value="87358.2" calcext:value-type="float">
            <text:p>87358,2</text:p>
          </table:table-cell>
          <table:table-cell office:value-type="float" office:value="189794.9" calcext:value-type="float">
            <text:p>189794,9</text:p>
          </table:table-cell>
          <table:table-cell office:value-type="float" office:value="28473.09" calcext:value-type="float">
            <text:p>28473,09</text:p>
          </table:table-cell>
          <table:table-cell office:value-type="float" office:value="71756.09" calcext:value-type="float">
            <text:p>71756,09</text:p>
          </table:table-cell>
          <table:table-cell office:value-type="float" office:value="0.3" calcext:value-type="float">
            <text:p>0,3</text:p>
          </table:table-cell>
          <table:table-cell office:value-type="float" office:value="0.05" calcext:value-type="float">
            <text:p>0,05</text:p>
          </table:table-cell>
          <table:table-cell office:value-type="float" office:value="-0.31" calcext:value-type="float">
            <text:p>-0,31</text:p>
          </table:table-cell>
          <table:table-cell office:value-type="float" office:value="-0.06" calcext:value-type="float">
            <text:p>-0,06</text:p>
          </table:table-cell>
          <table:table-cell office:value-type="float" office:value="-0.29" calcext:value-type="float">
            <text:p>-0,29</text:p>
          </table:table-cell>
          <table:table-cell office:value-type="float" office:value="-0.2" calcext:value-type="float">
            <text:p>-0,2</text:p>
          </table:table-cell>
          <table:table-cell office:value-type="float" office:value="0.4" calcext:value-type="float">
            <text:p>0,4</text:p>
          </table:table-cell>
          <table:table-cell office:value-type="float" office:value="0.41" calcext:value-type="float">
            <text:p>0,41</text:p>
          </table:table-cell>
          <table:table-cell office:value-type="float" office:value="0.61" calcext:value-type="float">
            <text:p>0,61</text:p>
          </table:table-cell>
          <table:table-cell office:value-type="float" office:value="7600775.41" calcext:value-type="float">
            <text:p>7600775,41</text:p>
          </table:table-cell>
          <table:table-cell office:value-type="float" office:value="210559.96" calcext:value-type="float">
            <text:p>210559,96</text:p>
          </table:table-cell>
          <table:table-cell office:value-type="float" office:value="48695.71" calcext:value-type="float">
            <text:p>48695,71</text:p>
          </table:table-cell>
          <table:table-cell office:value-type="float" office:value="283627.08" calcext:value-type="float">
            <text:p>283627,08</text:p>
          </table:table-cell>
          <table:table-cell office:value-type="float" office:value="4856.95" calcext:value-type="float">
            <text:p>4856,95</text:p>
          </table:table-cell>
          <table:table-cell office:value-type="float" office:value="22801.7" calcext:value-type="float">
            <text:p>22801,7</text:p>
          </table:table-cell>
          <table:table-cell office:value-type="float" office:value="49462.47" calcext:value-type="float">
            <text:p>49462,47</text:p>
          </table:table-cell>
          <table:table-cell office:value-type="float" office:value="39151" calcext:value-type="float">
            <text:p>39151</text:p>
          </table:table-cell>
          <table:table-cell office:value-type="float" office:value="7040.96" calcext:value-type="float">
            <text:p>7040,96</text:p>
          </table:table-cell>
          <table:table-cell office:value-type="float" office:value="19817.82" calcext:value-type="float">
            <text:p>19817,82</text:p>
          </table:table-cell>
          <table:table-cell office:value-type="float" office:value="2348053.38" calcext:value-type="float">
            <text:p>2348053,38</text:p>
          </table:table-cell>
          <table:table-cell office:value-type="float" office:value="1944419.09" calcext:value-type="float">
            <text:p>1944419,09</text:p>
          </table:table-cell>
          <table:table-cell office:value-type="float" office:value="76052.99" calcext:value-type="float">
            <text:p>76052,99</text:p>
          </table:table-cell>
          <table:table-cell office:value-type="float" office:value="65935.35" calcext:value-type="float">
            <text:p>65935,35</text:p>
          </table:table-cell>
          <table:table-cell office:value-type="float" office:value="520010.29" calcext:value-type="float">
            <text:p>520010,29</text:p>
          </table:table-cell>
          <table:table-cell office:value-type="float" office:value="433560.08" calcext:value-type="float">
            <text:p>433560,08</text:p>
          </table:table-cell>
          <table:table-cell office:value-type="float" office:value="484979.41" calcext:value-type="float">
            <text:p>484979,41</text:p>
          </table:table-cell>
          <table:table-cell office:value-type="float" office:value="416593.99" calcext:value-type="float">
            <text:p>416593,99</text:p>
          </table:table-cell>
          <table:table-cell office:value-type="float" office:value="1339720.92" calcext:value-type="float">
            <text:p>1339720,92</text:p>
          </table:table-cell>
          <table:table-cell office:value-type="float" office:value="1097988.26" calcext:value-type="float">
            <text:p>1097988,26</text:p>
          </table:table-cell>
          <table:table-cell office:value-type="float" office:value="726200.94" calcext:value-type="float">
            <text:p>726200,94</text:p>
          </table:table-cell>
          <table:table-cell office:value-type="float" office:value="630816.34" calcext:value-type="float">
            <text:p>630816,34</text:p>
          </table:table-cell>
          <table:table-cell office:value-type="float" office:value="768433.5" calcext:value-type="float">
            <text:p>768433,5</text:p>
          </table:table-cell>
          <table:table-cell office:value-type="float" office:value="673703.39" calcext:value-type="float">
            <text:p>673703,39</text:p>
          </table:table-cell>
          <table:table-cell office:value-type="float" office:value="2389661.61" calcext:value-type="float">
            <text:p>2389661,61</text:p>
          </table:table-cell>
          <table:table-cell office:value-type="float" office:value="1987306.14" calcext:value-type="float">
            <text:p>1987306,14</text:p>
          </table:table-cell>
          <table:table-cell office:value-type="float" office:value="2286995.22" calcext:value-type="float">
            <text:p>2286995,22</text:p>
          </table:table-cell>
          <table:table-cell office:value-type="float" office:value="1877437.24" calcext:value-type="float">
            <text:p>1877437,24</text:p>
          </table:table-cell>
          <table:table-cell office:value-type="float" office:value="496673.23" calcext:value-type="float">
            <text:p>496673,23</text:p>
          </table:table-cell>
          <table:table-cell office:value-type="float" office:value="414056.9" calcext:value-type="float">
            <text:p>414056,9</text:p>
          </table:table-cell>
          <table:table-cell office:value-type="float" office:value="466953.31" calcext:value-type="float">
            <text:p>466953,31</text:p>
          </table:table-cell>
          <table:table-cell office:value-type="float" office:value="383539.54" calcext:value-type="float">
            <text:p>383539,54</text:p>
          </table:table-cell>
          <table:table-cell office:value-type="float" office:value="1307699.55" calcext:value-type="float">
            <text:p>1307699,55</text:p>
          </table:table-cell>
          <table:table-cell office:value-type="float" office:value="1073261.23" calcext:value-type="float">
            <text:p>1073261,23</text:p>
          </table:table-cell>
          <table:table-cell office:value-type="float" office:value="2331776.63" calcext:value-type="float">
            <text:p>2331776,63</text:p>
          </table:table-cell>
          <table:table-cell office:value-type="float" office:value="1923431.93" calcext:value-type="float">
            <text:p>1923431,93</text:p>
          </table:table-cell>
          <table:table-cell table:number-columns-repeated="973"/>
        </table:table-row>
        <table:table-row table:style-name="ro1">
          <table:table-cell table:style-name="ce10" office:value-type="string" calcext:value-type="string">
            <text:p>2002-09-30</text:p>
          </table:table-cell>
          <table:table-cell table:number-columns-repeated="18"/>
          <table:table-cell office:value-type="float" office:value="4865.96" calcext:value-type="float">
            <text:p>4865,96</text:p>
          </table:table-cell>
          <table:table-cell office:value-type="float" office:value="22762.59" calcext:value-type="float">
            <text:p>22762,59</text:p>
          </table:table-cell>
          <table:table-cell office:value-type="float" office:value="47122.66" calcext:value-type="float">
            <text:p>47122,66</text:p>
          </table:table-cell>
          <table:table-cell office:value-type="float" office:value="36700" calcext:value-type="float">
            <text:p>36700</text:p>
          </table:table-cell>
          <table:table-cell office:value-type="float" office:value="7812.44" calcext:value-type="float">
            <text:p>7812,44</text:p>
          </table:table-cell>
          <table:table-cell office:value-type="float" office:value="18112.38" calcext:value-type="float">
            <text:p>18112,38</text:p>
          </table:table-cell>
          <table:table-cell office:value-type="float" office:value="2249553.97" calcext:value-type="float">
            <text:p>2249553,97</text:p>
          </table:table-cell>
          <table:table-cell office:value-type="float" office:value="1833961.36" calcext:value-type="float">
            <text:p>1833961,36</text:p>
          </table:table-cell>
          <table:table-cell office:value-type="float" office:value="68976.98" calcext:value-type="float">
            <text:p>68976,98</text:p>
          </table:table-cell>
          <table:table-cell office:value-type="float" office:value="59249.1" calcext:value-type="float">
            <text:p>59249,1</text:p>
          </table:table-cell>
          <table:table-cell office:value-type="float" office:value="484545.52" calcext:value-type="float">
            <text:p>484545,52</text:p>
          </table:table-cell>
          <table:table-cell office:value-type="float" office:value="401706.75" calcext:value-type="float">
            <text:p>401706,75</text:p>
          </table:table-cell>
          <table:table-cell office:value-type="float" office:value="455657.32" calcext:value-type="float">
            <text:p>455657,32</text:p>
          </table:table-cell>
          <table:table-cell office:value-type="float" office:value="362923.44" calcext:value-type="float">
            <text:p>362923,44</text:p>
          </table:table-cell>
          <table:table-cell office:value-type="float" office:value="1294046.08" calcext:value-type="float">
            <text:p>1294046,08</text:p>
          </table:table-cell>
          <table:table-cell office:value-type="float" office:value="1055621.76" calcext:value-type="float">
            <text:p>1055621,76</text:p>
          </table:table-cell>
          <table:table-cell office:value-type="float" office:value="687931.09" calcext:value-type="float">
            <text:p>687931,09</text:p>
          </table:table-cell>
          <table:table-cell office:value-type="float" office:value="595956.04" calcext:value-type="float">
            <text:p>595956,04</text:p>
          </table:table-cell>
          <table:table-cell office:value-type="float" office:value="744240.67" calcext:value-type="float">
            <text:p>744240,67</text:p>
          </table:table-cell>
          <table:table-cell office:value-type="float" office:value="653905.11" calcext:value-type="float">
            <text:p>653905,11</text:p>
          </table:table-cell>
          <table:table-cell office:value-type="float" office:value="2306970.5" calcext:value-type="float">
            <text:p>2306970,5</text:p>
          </table:table-cell>
          <table:table-cell office:value-type="float" office:value="1891910.43" calcext:value-type="float">
            <text:p>1891910,43</text:p>
          </table:table-cell>
          <table:table-cell office:value-type="float" office:value="2278281.84" calcext:value-type="float">
            <text:p>2278281,84</text:p>
          </table:table-cell>
          <table:table-cell office:value-type="float" office:value="1860864.11" calcext:value-type="float">
            <text:p>1860864,11</text:p>
          </table:table-cell>
          <table:table-cell office:value-type="float" office:value="494194.38" calcext:value-type="float">
            <text:p>494194,38</text:p>
          </table:table-cell>
          <table:table-cell office:value-type="float" office:value="409925.7" calcext:value-type="float">
            <text:p>409925,7</text:p>
          </table:table-cell>
          <table:table-cell office:value-type="float" office:value="465561.24" calcext:value-type="float">
            <text:p>465561,24</text:p>
          </table:table-cell>
          <table:table-cell office:value-type="float" office:value="379843.13" calcext:value-type="float">
            <text:p>379843,13</text:p>
          </table:table-cell>
          <table:table-cell office:value-type="float" office:value="1299173.2" calcext:value-type="float">
            <text:p>1299173,2</text:p>
          </table:table-cell>
          <table:table-cell office:value-type="float" office:value="1060800.48" calcext:value-type="float">
            <text:p>1060800,48</text:p>
          </table:table-cell>
          <table:table-cell office:value-type="float" office:value="2328166.95" calcext:value-type="float">
            <text:p>2328166,95</text:p>
          </table:table-cell>
          <table:table-cell office:value-type="float" office:value="1913156.85" calcext:value-type="float">
            <text:p>1913156,85</text:p>
          </table:table-cell>
          <table:table-cell table:number-columns-repeated="973"/>
        </table:table-row>
        <table:table-row table:style-name="ro1">
          <table:table-cell table:style-name="ce10" office:value-type="string" calcext:value-type="string">
            <text:p>2002-06-30</text:p>
          </table:table-cell>
          <table:table-cell table:number-columns-repeated="18"/>
          <table:table-cell office:value-type="float" office:value="4083.37" calcext:value-type="float">
            <text:p>4083,37</text:p>
          </table:table-cell>
          <table:table-cell office:value-type="float" office:value="22385.86" calcext:value-type="float">
            <text:p>22385,86</text:p>
          </table:table-cell>
          <table:table-cell office:value-type="float" office:value="47753.39" calcext:value-type="float">
            <text:p>47753,39</text:p>
          </table:table-cell>
          <table:table-cell office:value-type="float" office:value="37641" calcext:value-type="float">
            <text:p>37641</text:p>
          </table:table-cell>
          <table:table-cell office:value-type="float" office:value="7118.46" calcext:value-type="float">
            <text:p>7118,46</text:p>
          </table:table-cell>
          <table:table-cell office:value-type="float" office:value="17710.7" calcext:value-type="float">
            <text:p>17710,7</text:p>
          </table:table-cell>
          <table:table-cell office:value-type="float" office:value="2275562.83" calcext:value-type="float">
            <text:p>2275562,83</text:p>
          </table:table-cell>
          <table:table-cell office:value-type="float" office:value="1844368.32" calcext:value-type="float">
            <text:p>1844368,32</text:p>
          </table:table-cell>
          <table:table-cell office:value-type="float" office:value="70140.66" calcext:value-type="float">
            <text:p>70140,66</text:p>
          </table:table-cell>
          <table:table-cell office:value-type="float" office:value="60095.5" calcext:value-type="float">
            <text:p>60095,5</text:p>
          </table:table-cell>
          <table:table-cell office:value-type="float" office:value="502245.85" calcext:value-type="float">
            <text:p>502245,85</text:p>
          </table:table-cell>
          <table:table-cell office:value-type="float" office:value="416088.3" calcext:value-type="float">
            <text:p>416088,3</text:p>
          </table:table-cell>
          <table:table-cell office:value-type="float" office:value="461583.77" calcext:value-type="float">
            <text:p>461583,77</text:p>
          </table:table-cell>
          <table:table-cell office:value-type="float" office:value="371779.81" calcext:value-type="float">
            <text:p>371779,81</text:p>
          </table:table-cell>
          <table:table-cell office:value-type="float" office:value="1285732.84" calcext:value-type="float">
            <text:p>1285732,84</text:p>
          </table:table-cell>
          <table:table-cell office:value-type="float" office:value="1048555.97" calcext:value-type="float">
            <text:p>1048555,97</text:p>
          </table:table-cell>
          <table:table-cell office:value-type="float" office:value="705431.9" calcext:value-type="float">
            <text:p>705431,9</text:p>
          </table:table-cell>
          <table:table-cell office:value-type="float" office:value="615847.49" calcext:value-type="float">
            <text:p>615847,49</text:p>
          </table:table-cell>
          <table:table-cell office:value-type="float" office:value="755606.61" calcext:value-type="float">
            <text:p>755606,61</text:p>
          </table:table-cell>
          <table:table-cell office:value-type="float" office:value="666169.67" calcext:value-type="float">
            <text:p>666169,67</text:p>
          </table:table-cell>
          <table:table-cell office:value-type="float" office:value="2326103.48" calcext:value-type="float">
            <text:p>2326103,48</text:p>
          </table:table-cell>
          <table:table-cell office:value-type="float" office:value="1894690.5" calcext:value-type="float">
            <text:p>1894690,5</text:p>
          </table:table-cell>
          <table:table-cell office:value-type="float" office:value="2270253.22" calcext:value-type="float">
            <text:p>2270253,22</text:p>
          </table:table-cell>
          <table:table-cell office:value-type="float" office:value="1844327.76" calcext:value-type="float">
            <text:p>1844327,76</text:p>
          </table:table-cell>
          <table:table-cell office:value-type="float" office:value="491925.1" calcext:value-type="float">
            <text:p>491925,1</text:p>
          </table:table-cell>
          <table:table-cell office:value-type="float" office:value="407907.35" calcext:value-type="float">
            <text:p>407907,35</text:p>
          </table:table-cell>
          <table:table-cell office:value-type="float" office:value="462604.56" calcext:value-type="float">
            <text:p>462604,56</text:p>
          </table:table-cell>
          <table:table-cell office:value-type="float" office:value="374302.26" calcext:value-type="float">
            <text:p>374302,26</text:p>
          </table:table-cell>
          <table:table-cell office:value-type="float" office:value="1291697.64" calcext:value-type="float">
            <text:p>1291697,64</text:p>
          </table:table-cell>
          <table:table-cell office:value-type="float" office:value="1050775.84" calcext:value-type="float">
            <text:p>1050775,84</text:p>
          </table:table-cell>
          <table:table-cell office:value-type="float" office:value="2318193.82" calcext:value-type="float">
            <text:p>2318193,82</text:p>
          </table:table-cell>
          <table:table-cell office:value-type="float" office:value="1891080.18" calcext:value-type="float">
            <text:p>1891080,18</text:p>
          </table:table-cell>
          <table:table-cell table:number-columns-repeated="973"/>
        </table:table-row>
        <table:table-row table:style-name="ro1">
          <table:table-cell table:style-name="ce10" office:value-type="string" calcext:value-type="string">
            <text:p>2002-03-31</text:p>
          </table:table-cell>
          <table:table-cell table:number-columns-repeated="18"/>
          <table:table-cell office:value-type="float" office:value="3672.43" calcext:value-type="float">
            <text:p>3672,43</text:p>
          </table:table-cell>
          <table:table-cell office:value-type="float" office:value="19476.33" calcext:value-type="float">
            <text:p>19476,33</text:p>
          </table:table-cell>
          <table:table-cell office:value-type="float" office:value="45455.82" calcext:value-type="float">
            <text:p>45455,82</text:p>
          </table:table-cell>
          <table:table-cell office:value-type="float" office:value="34994" calcext:value-type="float">
            <text:p>34994</text:p>
          </table:table-cell>
          <table:table-cell office:value-type="float" office:value="6508.15" calcext:value-type="float">
            <text:p>6508,15</text:p>
          </table:table-cell>
          <table:table-cell office:value-type="float" office:value="16151.35" calcext:value-type="float">
            <text:p>16151,35</text:p>
          </table:table-cell>
          <table:table-cell office:value-type="float" office:value="2221246.83" calcext:value-type="float">
            <text:p>2221246,83</text:p>
          </table:table-cell>
          <table:table-cell office:value-type="float" office:value="1786973.74" calcext:value-type="float">
            <text:p>1786973,74</text:p>
          </table:table-cell>
          <table:table-cell office:value-type="float" office:value="69410.96" calcext:value-type="float">
            <text:p>69410,96</text:p>
          </table:table-cell>
          <table:table-cell office:value-type="float" office:value="59141.72" calcext:value-type="float">
            <text:p>59141,72</text:p>
          </table:table-cell>
          <table:table-cell office:value-type="float" office:value="471485.3" calcext:value-type="float">
            <text:p>471485,3</text:p>
          </table:table-cell>
          <table:table-cell office:value-type="float" office:value="388685.84" calcext:value-type="float">
            <text:p>388685,84</text:p>
          </table:table-cell>
          <table:table-cell office:value-type="float" office:value="452599.51" calcext:value-type="float">
            <text:p>452599,51</text:p>
          </table:table-cell>
          <table:table-cell office:value-type="float" office:value="356239.57" calcext:value-type="float">
            <text:p>356239,57</text:p>
          </table:table-cell>
          <table:table-cell office:value-type="float" office:value="1269669.95" calcext:value-type="float">
            <text:p>1269669,95</text:p>
          </table:table-cell>
          <table:table-cell office:value-type="float" office:value="1027696.96" calcext:value-type="float">
            <text:p>1027696,96</text:p>
          </table:table-cell>
          <table:table-cell office:value-type="float" office:value="680000.92" calcext:value-type="float">
            <text:p>680000,92</text:p>
          </table:table-cell>
          <table:table-cell office:value-type="float" office:value="590217.63" calcext:value-type="float">
            <text:p>590217,63</text:p>
          </table:table-cell>
          <table:table-cell office:value-type="float" office:value="716986.03" calcext:value-type="float">
            <text:p>716986,03</text:p>
          </table:table-cell>
          <table:table-cell office:value-type="float" office:value="630112.22" calcext:value-type="float">
            <text:p>630112,22</text:p>
          </table:table-cell>
          <table:table-cell office:value-type="float" office:value="2257354.47" calcext:value-type="float">
            <text:p>2257354,47</text:p>
          </table:table-cell>
          <table:table-cell office:value-type="float" office:value="1826868.34" calcext:value-type="float">
            <text:p>1826868,34</text:p>
          </table:table-cell>
          <table:table-cell office:value-type="float" office:value="2262939.8" calcext:value-type="float">
            <text:p>2262939,8</text:p>
          </table:table-cell>
          <table:table-cell office:value-type="float" office:value="1830438.54" calcext:value-type="float">
            <text:p>1830438,54</text:p>
          </table:table-cell>
          <table:table-cell office:value-type="float" office:value="497777.37" calcext:value-type="float">
            <text:p>497777,37</text:p>
          </table:table-cell>
          <table:table-cell office:value-type="float" office:value="410060.45" calcext:value-type="float">
            <text:p>410060,45</text:p>
          </table:table-cell>
          <table:table-cell office:value-type="float" office:value="459394.17" calcext:value-type="float">
            <text:p>459394,17</text:p>
          </table:table-cell>
          <table:table-cell office:value-type="float" office:value="369600.37" calcext:value-type="float">
            <text:p>369600,37</text:p>
          </table:table-cell>
          <table:table-cell office:value-type="float" office:value="1291658.08" calcext:value-type="float">
            <text:p>1291658,08</text:p>
          </table:table-cell>
          <table:table-cell office:value-type="float" office:value="1045886.38" calcext:value-type="float">
            <text:p>1045886,38</text:p>
          </table:table-cell>
          <table:table-cell office:value-type="float" office:value="2305648.05" calcext:value-type="float">
            <text:p>2305648,05</text:p>
          </table:table-cell>
          <table:table-cell office:value-type="float" office:value="1876034.39" calcext:value-type="float">
            <text:p>1876034,39</text:p>
          </table:table-cell>
          <table:table-cell table:number-columns-repeated="973"/>
        </table:table-row>
        <table:table-row table:style-name="ro1">
          <table:table-cell table:style-name="ce10" office:value-type="string" calcext:value-type="string">
            <text:p>2001-12-31</text:p>
          </table:table-cell>
          <table:table-cell office:value-type="float" office:value="15905.29" calcext:value-type="float">
            <text:p>15905,29</text:p>
          </table:table-cell>
          <table:table-cell office:value-type="float" office:value="75705.24" calcext:value-type="float">
            <text:p>75705,24</text:p>
          </table:table-cell>
          <table:table-cell office:value-type="float" office:value="184045.6" calcext:value-type="float">
            <text:p>184045,6</text:p>
          </table:table-cell>
          <table:table-cell office:value-type="float" office:value="25703.34" calcext:value-type="float">
            <text:p>25703,34</text:p>
          </table:table-cell>
          <table:table-cell office:value-type="float" office:value="60012.86" calcext:value-type="float">
            <text:p>60012,86</text:p>
          </table:table-cell>
          <table:table-cell office:value-type="float" office:value="1.64" calcext:value-type="float">
            <text:p>1,64</text:p>
          </table:table-cell>
          <table:table-cell office:value-type="float" office:value="0.2" calcext:value-type="float">
            <text:p>0,2</text:p>
          </table:table-cell>
          <table:table-cell office:value-type="float" office:value="0.23" calcext:value-type="float">
            <text:p>0,23</text:p>
          </table:table-cell>
          <table:table-cell office:value-type="float" office:value="0.08" calcext:value-type="float">
            <text:p>0,08</text:p>
          </table:table-cell>
          <table:table-cell office:value-type="float" office:value="-0.05" calcext:value-type="float">
            <text:p>-0,05</text:p>
          </table:table-cell>
          <table:table-cell office:value-type="float" office:value="-0.08" calcext:value-type="float">
            <text:p>-0,08</text:p>
          </table:table-cell>
          <table:table-cell office:value-type="float" office:value="0.46" calcext:value-type="float">
            <text:p>0,46</text:p>
          </table:table-cell>
          <table:table-cell office:value-type="float" office:value="1.03" calcext:value-type="float">
            <text:p>1,03</text:p>
          </table:table-cell>
          <table:table-cell office:value-type="float" office:value="0.54" calcext:value-type="float">
            <text:p>0,54</text:p>
          </table:table-cell>
          <table:table-cell office:value-type="float" office:value="7351600.59" calcext:value-type="float">
            <text:p>7351600,59</text:p>
          </table:table-cell>
          <table:table-cell office:value-type="float" office:value="212834.07" calcext:value-type="float">
            <text:p>212834,07</text:p>
          </table:table-cell>
          <table:table-cell office:value-type="float" office:value="45143.59" calcext:value-type="float">
            <text:p>45143,59</text:p>
          </table:table-cell>
          <table:table-cell office:value-type="float" office:value="270524.47" calcext:value-type="float">
            <text:p>270524,47</text:p>
          </table:table-cell>
          <table:table-cell office:value-type="float" office:value="4463.75" calcext:value-type="float">
            <text:p>4463,75</text:p>
          </table:table-cell>
          <table:table-cell office:value-type="float" office:value="20815" calcext:value-type="float">
            <text:p>20815</text:p>
          </table:table-cell>
          <table:table-cell office:value-type="float" office:value="48309.08" calcext:value-type="float">
            <text:p>48309,08</text:p>
          </table:table-cell>
          <table:table-cell office:value-type="float" office:value="37892" calcext:value-type="float">
            <text:p>37892</text:p>
          </table:table-cell>
          <table:table-cell office:value-type="float" office:value="6381.23" calcext:value-type="float">
            <text:p>6381,23</text:p>
          </table:table-cell>
          <table:table-cell office:value-type="float" office:value="16439.88" calcext:value-type="float">
            <text:p>16439,88</text:p>
          </table:table-cell>
          <table:table-cell office:value-type="float" office:value="2329030.18" calcext:value-type="float">
            <text:p>2329030,18</text:p>
          </table:table-cell>
          <table:table-cell office:value-type="float" office:value="1891357.08" calcext:value-type="float">
            <text:p>1891357,08</text:p>
          </table:table-cell>
          <table:table-cell office:value-type="float" office:value="75720.04" calcext:value-type="float">
            <text:p>75720,04</text:p>
          </table:table-cell>
          <table:table-cell office:value-type="float" office:value="64801.1" calcext:value-type="float">
            <text:p>64801,1</text:p>
          </table:table-cell>
          <table:table-cell office:value-type="float" office:value="522152.47" calcext:value-type="float">
            <text:p>522152,47</text:p>
          </table:table-cell>
          <table:table-cell office:value-type="float" office:value="428332.36" calcext:value-type="float">
            <text:p>428332,36</text:p>
          </table:table-cell>
          <table:table-cell office:value-type="float" office:value="477542.52" calcext:value-type="float">
            <text:p>477542,52</text:p>
          </table:table-cell>
          <table:table-cell office:value-type="float" office:value="400097.34" calcext:value-type="float">
            <text:p>400097,34</text:p>
          </table:table-cell>
          <table:table-cell office:value-type="float" office:value="1325829.37" calcext:value-type="float">
            <text:p>1325829,37</text:p>
          </table:table-cell>
          <table:table-cell office:value-type="float" office:value="1065974.27" calcext:value-type="float">
            <text:p>1065974,27</text:p>
          </table:table-cell>
          <table:table-cell office:value-type="float" office:value="701759.8" calcext:value-type="float">
            <text:p>701759,8</text:p>
          </table:table-cell>
          <table:table-cell office:value-type="float" office:value="614527.18" calcext:value-type="float">
            <text:p>614527,18</text:p>
          </table:table-cell>
          <table:table-cell office:value-type="float" office:value="738240.03" calcext:value-type="float">
            <text:p>738240,03</text:p>
          </table:table-cell>
          <table:table-cell office:value-type="float" office:value="649703.8" calcext:value-type="float">
            <text:p>649703,8</text:p>
          </table:table-cell>
          <table:table-cell office:value-type="float" office:value="2364522.8" calcext:value-type="float">
            <text:p>2364522,8</text:p>
          </table:table-cell>
          <table:table-cell office:value-type="float" office:value="1926533.7" calcext:value-type="float">
            <text:p>1926533,7</text:p>
          </table:table-cell>
          <table:table-cell office:value-type="float" office:value="2265145.71" calcext:value-type="float">
            <text:p>2265145,71</text:p>
          </table:table-cell>
          <table:table-cell office:value-type="float" office:value="1823281.89" calcext:value-type="float">
            <text:p>1823281,89</text:p>
          </table:table-cell>
          <table:table-cell office:value-type="float" office:value="498764.81" calcext:value-type="float">
            <text:p>498764,81</text:p>
          </table:table-cell>
          <table:table-cell office:value-type="float" office:value="408998.83" calcext:value-type="float">
            <text:p>408998,83</text:p>
          </table:table-cell>
          <table:table-cell office:value-type="float" office:value="458384.89" calcext:value-type="float">
            <text:p>458384,89</text:p>
          </table:table-cell>
          <table:table-cell office:value-type="float" office:value="367030.66" calcext:value-type="float">
            <text:p>367030,66</text:p>
          </table:table-cell>
          <table:table-cell office:value-type="float" office:value="1292563.59" calcext:value-type="float">
            <text:p>1292563,59</text:p>
          </table:table-cell>
          <table:table-cell office:value-type="float" office:value="1040695.14" calcext:value-type="float">
            <text:p>1040695,14</text:p>
          </table:table-cell>
          <table:table-cell office:value-type="float" office:value="2304422.86" calcext:value-type="float">
            <text:p>2304422,86</text:p>
          </table:table-cell>
          <table:table-cell office:value-type="float" office:value="1861909.35" calcext:value-type="float">
            <text:p>1861909,35</text:p>
          </table:table-cell>
          <table:table-cell table:number-columns-repeated="973"/>
        </table:table-row>
        <table:table-row table:style-name="ro1">
          <table:table-cell table:style-name="ce10" office:value-type="string" calcext:value-type="string">
            <text:p>2001-09-30</text:p>
          </table:table-cell>
          <table:table-cell table:number-columns-repeated="18"/>
          <table:table-cell office:value-type="float" office:value="4438.59" calcext:value-type="float">
            <text:p>4438,59</text:p>
          </table:table-cell>
          <table:table-cell office:value-type="float" office:value="19427.12" calcext:value-type="float">
            <text:p>19427,12</text:p>
          </table:table-cell>
          <table:table-cell office:value-type="float" office:value="45738.55" calcext:value-type="float">
            <text:p>45738,55</text:p>
          </table:table-cell>
          <table:table-cell office:value-type="float" office:value="35933" calcext:value-type="float">
            <text:p>35933</text:p>
          </table:table-cell>
          <table:table-cell office:value-type="float" office:value="6968.24" calcext:value-type="float">
            <text:p>6968,24</text:p>
          </table:table-cell>
          <table:table-cell office:value-type="float" office:value="15778.51" calcext:value-type="float">
            <text:p>15778,51</text:p>
          </table:table-cell>
          <table:table-cell office:value-type="float" office:value="2231983.29" calcext:value-type="float">
            <text:p>2231983,29</text:p>
          </table:table-cell>
          <table:table-cell office:value-type="float" office:value="1786252.33" calcext:value-type="float">
            <text:p>1786252,33</text:p>
          </table:table-cell>
          <table:table-cell office:value-type="float" office:value="68156.97" calcext:value-type="float">
            <text:p>68156,97</text:p>
          </table:table-cell>
          <table:table-cell office:value-type="float" office:value="57612.67" calcext:value-type="float">
            <text:p>57612,67</text:p>
          </table:table-cell>
          <table:table-cell office:value-type="float" office:value="488266.58" calcext:value-type="float">
            <text:p>488266,58</text:p>
          </table:table-cell>
          <table:table-cell office:value-type="float" office:value="399567.66" calcext:value-type="float">
            <text:p>399567,66</text:p>
          </table:table-cell>
          <table:table-cell office:value-type="float" office:value="443554.52" calcext:value-type="float">
            <text:p>443554,52</text:p>
          </table:table-cell>
          <table:table-cell office:value-type="float" office:value="341899" calcext:value-type="float">
            <text:p>341899</text:p>
          </table:table-cell>
          <table:table-cell office:value-type="float" office:value="1281238.43" calcext:value-type="float">
            <text:p>1281238,43</text:p>
          </table:table-cell>
          <table:table-cell office:value-type="float" office:value="1027325.48" calcext:value-type="float">
            <text:p>1027325,48</text:p>
          </table:table-cell>
          <table:table-cell office:value-type="float" office:value="674159.25" calcext:value-type="float">
            <text:p>674159,25</text:p>
          </table:table-cell>
          <table:table-cell office:value-type="float" office:value="600399.84" calcext:value-type="float">
            <text:p>600399,84</text:p>
          </table:table-cell>
          <table:table-cell office:value-type="float" office:value="714800.83" calcext:value-type="float">
            <text:p>714800,83</text:p>
          </table:table-cell>
          <table:table-cell office:value-type="float" office:value="632210.17" calcext:value-type="float">
            <text:p>632210,17</text:p>
          </table:table-cell>
          <table:table-cell office:value-type="float" office:value="2272366.94" calcext:value-type="float">
            <text:p>2272366,94</text:p>
          </table:table-cell>
          <table:table-cell office:value-type="float" office:value="1818062.66" calcext:value-type="float">
            <text:p>1818062,66</text:p>
          </table:table-cell>
          <table:table-cell office:value-type="float" office:value="2268499.32" calcext:value-type="float">
            <text:p>2268499,32</text:p>
          </table:table-cell>
          <table:table-cell office:value-type="float" office:value="1818423.9" calcext:value-type="float">
            <text:p>1818423,9</text:p>
          </table:table-cell>
          <table:table-cell office:value-type="float" office:value="500434.29" calcext:value-type="float">
            <text:p>500434,29</text:p>
          </table:table-cell>
          <table:table-cell office:value-type="float" office:value="409793.75" calcext:value-type="float">
            <text:p>409793,75</text:p>
          </table:table-cell>
          <table:table-cell office:value-type="float" office:value="454126.99" calcext:value-type="float">
            <text:p>454126,99</text:p>
          </table:table-cell>
          <table:table-cell office:value-type="float" office:value="358764" calcext:value-type="float">
            <text:p>358764</text:p>
          </table:table-cell>
          <table:table-cell office:value-type="float" office:value="1289045.19" calcext:value-type="float">
            <text:p>1289045,19</text:p>
          </table:table-cell>
          <table:table-cell office:value-type="float" office:value="1035063.62" calcext:value-type="float">
            <text:p>1035063,62</text:p>
          </table:table-cell>
          <table:table-cell office:value-type="float" office:value="2301314.86" calcext:value-type="float">
            <text:p>2301314,86</text:p>
          </table:table-cell>
          <table:table-cell office:value-type="float" office:value="1845088.98" calcext:value-type="float">
            <text:p>1845088,98</text:p>
          </table:table-cell>
          <table:table-cell table:number-columns-repeated="973"/>
        </table:table-row>
        <table:table-row table:style-name="ro1">
          <table:table-cell table:style-name="ce10" office:value-type="string" calcext:value-type="string">
            <text:p>2001-06-30</text:p>
          </table:table-cell>
          <table:table-cell table:number-columns-repeated="18"/>
          <table:table-cell office:value-type="float" office:value="3697.41" calcext:value-type="float">
            <text:p>3697,41</text:p>
          </table:table-cell>
          <table:table-cell office:value-type="float" office:value="18762.6" calcext:value-type="float">
            <text:p>18762,6</text:p>
          </table:table-cell>
          <table:table-cell office:value-type="float" office:value="45860.78" calcext:value-type="float">
            <text:p>45860,78</text:p>
          </table:table-cell>
          <table:table-cell office:value-type="float" office:value="36331" calcext:value-type="float">
            <text:p>36331</text:p>
          </table:table-cell>
          <table:table-cell office:value-type="float" office:value="6588.17" calcext:value-type="float">
            <text:p>6588,17</text:p>
          </table:table-cell>
          <table:table-cell office:value-type="float" office:value="15134.83" calcext:value-type="float">
            <text:p>15134,83</text:p>
          </table:table-cell>
          <table:table-cell office:value-type="float" office:value="2272418.39" calcext:value-type="float">
            <text:p>2272418,39</text:p>
          </table:table-cell>
          <table:table-cell office:value-type="float" office:value="1805264.69" calcext:value-type="float">
            <text:p>1805264,69</text:p>
          </table:table-cell>
          <table:table-cell office:value-type="float" office:value="69066.06" calcext:value-type="float">
            <text:p>69066,06</text:p>
          </table:table-cell>
          <table:table-cell office:value-type="float" office:value="58085.85" calcext:value-type="float">
            <text:p>58085,85</text:p>
          </table:table-cell>
          <table:table-cell office:value-type="float" office:value="512569.87" calcext:value-type="float">
            <text:p>512569,87</text:p>
          </table:table-cell>
          <table:table-cell office:value-type="float" office:value="417333.37" calcext:value-type="float">
            <text:p>417333,37</text:p>
          </table:table-cell>
          <table:table-cell office:value-type="float" office:value="451115.75" calcext:value-type="float">
            <text:p>451115,75</text:p>
          </table:table-cell>
          <table:table-cell office:value-type="float" office:value="351402.88" calcext:value-type="float">
            <text:p>351402,88</text:p>
          </table:table-cell>
          <table:table-cell office:value-type="float" office:value="1279958.14" calcext:value-type="float">
            <text:p>1279958,14</text:p>
          </table:table-cell>
          <table:table-cell office:value-type="float" office:value="1025126.37" calcext:value-type="float">
            <text:p>1025126,37</text:p>
          </table:table-cell>
          <table:table-cell office:value-type="float" office:value="706874.96" calcext:value-type="float">
            <text:p>706874,96</text:p>
          </table:table-cell>
          <table:table-cell office:value-type="float" office:value="631540.48" calcext:value-type="float">
            <text:p>631540,48</text:p>
          </table:table-cell>
          <table:table-cell office:value-type="float" office:value="737458.89" calcext:value-type="float">
            <text:p>737458,89</text:p>
          </table:table-cell>
          <table:table-cell office:value-type="float" office:value="655518.14" calcext:value-type="float">
            <text:p>655518,14</text:p>
          </table:table-cell>
          <table:table-cell office:value-type="float" office:value="2301168.3" calcext:value-type="float">
            <text:p>2301168,3</text:p>
          </table:table-cell>
          <table:table-cell office:value-type="float" office:value="1829242.35" calcext:value-type="float">
            <text:p>1829242,35</text:p>
          </table:table-cell>
          <table:table-cell office:value-type="float" office:value="2271172.72" calcext:value-type="float">
            <text:p>2271172,72</text:p>
          </table:table-cell>
          <table:table-cell office:value-type="float" office:value="1809270.22" calcext:value-type="float">
            <text:p>1809270,22</text:p>
          </table:table-cell>
          <table:table-cell office:value-type="float" office:value="503864.73" calcext:value-type="float">
            <text:p>503864,73</text:p>
          </table:table-cell>
          <table:table-cell office:value-type="float" office:value="410674.95" calcext:value-type="float">
            <text:p>410674,95</text:p>
          </table:table-cell>
          <table:table-cell office:value-type="float" office:value="452751.09" calcext:value-type="float">
            <text:p>452751,09</text:p>
          </table:table-cell>
          <table:table-cell office:value-type="float" office:value="354739.25" calcext:value-type="float">
            <text:p>354739,25</text:p>
          </table:table-cell>
          <table:table-cell office:value-type="float" office:value="1286338.25" calcext:value-type="float">
            <text:p>1286338,25</text:p>
          </table:table-cell>
          <table:table-cell office:value-type="float" office:value="1028232.21" calcext:value-type="float">
            <text:p>1028232,21</text:p>
          </table:table-cell>
          <table:table-cell office:value-type="float" office:value="2298182.61" calcext:value-type="float">
            <text:p>2298182,61</text:p>
          </table:table-cell>
          <table:table-cell office:value-type="float" office:value="1829859.46" calcext:value-type="float">
            <text:p>1829859,46</text:p>
          </table:table-cell>
          <table:table-cell table:number-columns-repeated="973"/>
        </table:table-row>
        <table:table-row table:style-name="ro1">
          <table:table-cell table:style-name="ce10" office:value-type="string" calcext:value-type="string">
            <text:p>2001-03-31</text:p>
          </table:table-cell>
          <table:table-cell table:number-columns-repeated="18"/>
          <table:table-cell office:value-type="float" office:value="3307.47" calcext:value-type="float">
            <text:p>3307,47</text:p>
          </table:table-cell>
          <table:table-cell office:value-type="float" office:value="16799.52" calcext:value-type="float">
            <text:p>16799,52</text:p>
          </table:table-cell>
          <table:table-cell office:value-type="float" office:value="44142.65" calcext:value-type="float">
            <text:p>44142,65</text:p>
          </table:table-cell>
          <table:table-cell office:value-type="float" office:value="34472" calcext:value-type="float">
            <text:p>34472</text:p>
          </table:table-cell>
          <table:table-cell office:value-type="float" office:value="5791.25" calcext:value-type="float">
            <text:p>5791,25</text:p>
          </table:table-cell>
          <table:table-cell office:value-type="float" office:value="12778.91" calcext:value-type="float">
            <text:p>12778,91</text:p>
          </table:table-cell>
          <table:table-cell office:value-type="float" office:value="2232930.6" calcext:value-type="float">
            <text:p>2232930,6</text:p>
          </table:table-cell>
          <table:table-cell office:value-type="float" office:value="1757558.67" calcext:value-type="float">
            <text:p>1757558,67</text:p>
          </table:table-cell>
          <table:table-cell office:value-type="float" office:value="67598.1" calcext:value-type="float">
            <text:p>67598,1</text:p>
          </table:table-cell>
          <table:table-cell office:value-type="float" office:value="56588.37" calcext:value-type="float">
            <text:p>56588,37</text:p>
          </table:table-cell>
          <table:table-cell office:value-type="float" office:value="482636.02" calcext:value-type="float">
            <text:p>482636,02</text:p>
          </table:table-cell>
          <table:table-cell office:value-type="float" office:value="392191.07" calcext:value-type="float">
            <text:p>392191,07</text:p>
          </table:table-cell>
          <table:table-cell office:value-type="float" office:value="445161.26" calcext:value-type="float">
            <text:p>445161,26</text:p>
          </table:table-cell>
          <table:table-cell office:value-type="float" office:value="338189.43" calcext:value-type="float">
            <text:p>338189,43</text:p>
          </table:table-cell>
          <table:table-cell office:value-type="float" office:value="1264567.44" calcext:value-type="float">
            <text:p>1264567,44</text:p>
          </table:table-cell>
          <table:table-cell office:value-type="float" office:value="1002060.02" calcext:value-type="float">
            <text:p>1002060,02</text:p>
          </table:table-cell>
          <table:table-cell office:value-type="float" office:value="702579.61" calcext:value-type="float">
            <text:p>702579,61</text:p>
          </table:table-cell>
          <table:table-cell office:value-type="float" office:value="624006.57" calcext:value-type="float">
            <text:p>624006,57</text:p>
          </table:table-cell>
          <table:table-cell office:value-type="float" office:value="730286.2" calcext:value-type="float">
            <text:p>730286,2</text:p>
          </table:table-cell>
          <table:table-cell office:value-type="float" office:value="644209.78" calcext:value-type="float">
            <text:p>644209,78</text:p>
          </table:table-cell>
          <table:table-cell office:value-type="float" office:value="2258454.14" calcext:value-type="float">
            <text:p>2258454,14</text:p>
          </table:table-cell>
          <table:table-cell office:value-type="float" office:value="1777761.88" calcext:value-type="float">
            <text:p>1777761,88</text:p>
          </table:table-cell>
          <table:table-cell office:value-type="float" office:value="2264597.44" calcext:value-type="float">
            <text:p>2264597,44</text:p>
          </table:table-cell>
          <table:table-cell office:value-type="float" office:value="1792028.82" calcext:value-type="float">
            <text:p>1792028,82</text:p>
          </table:table-cell>
          <table:table-cell office:value-type="float" office:value="505063.83" calcext:value-type="float">
            <text:p>505063,83</text:p>
          </table:table-cell>
          <table:table-cell office:value-type="float" office:value="410040.54" calcext:value-type="float">
            <text:p>410040,54</text:p>
          </table:table-cell>
          <table:table-cell office:value-type="float" office:value="451769.92" calcext:value-type="float">
            <text:p>451769,92</text:p>
          </table:table-cell>
          <table:table-cell office:value-type="float" office:value="350781.95" calcext:value-type="float">
            <text:p>350781,95</text:p>
          </table:table-cell>
          <table:table-cell office:value-type="float" office:value="1284236.58" calcext:value-type="float">
            <text:p>1284236,58</text:p>
          </table:table-cell>
          <table:table-cell office:value-type="float" office:value="1016984.08" calcext:value-type="float">
            <text:p>1016984,08</text:p>
          </table:table-cell>
          <table:table-cell office:value-type="float" office:value="2296179.05" calcext:value-type="float">
            <text:p>2296179,05</text:p>
          </table:table-cell>
          <table:table-cell office:value-type="float" office:value="1817559.36" calcext:value-type="float">
            <text:p>1817559,36</text:p>
          </table:table-cell>
          <table:table-cell table:number-columns-repeated="973"/>
        </table:table-row>
        <table:table-row table:style-name="ro1">
          <table:table-cell table:style-name="ce10" office:value-type="string" calcext:value-type="string">
            <text:p>2000-12-31</text:p>
          </table:table-cell>
          <table:table-cell office:value-type="float" office:value="14406.76" calcext:value-type="float">
            <text:p>14406,76</text:p>
          </table:table-cell>
          <table:table-cell office:value-type="float" office:value="67032.47" calcext:value-type="float">
            <text:p>67032,47</text:p>
          </table:table-cell>
          <table:table-cell office:value-type="float" office:value="178018.13" calcext:value-type="float">
            <text:p>178018,13</text:p>
          </table:table-cell>
          <table:table-cell office:value-type="float" office:value="23429.71" calcext:value-type="float">
            <text:p>23429,71</text:p>
          </table:table-cell>
          <table:table-cell office:value-type="float" office:value="51238.47" calcext:value-type="float">
            <text:p>51238,47</text:p>
          </table:table-cell>
          <table:table-cell office:value-type="float" office:value="3.34" calcext:value-type="float">
            <text:p>3,34</text:p>
          </table:table-cell>
          <table:table-cell office:value-type="float" office:value="0.1" calcext:value-type="float">
            <text:p>0,1</text:p>
          </table:table-cell>
          <table:table-cell office:value-type="float" office:value="1.04" calcext:value-type="float">
            <text:p>1,04</text:p>
          </table:table-cell>
          <table:table-cell office:value-type="float" office:value="0.34" calcext:value-type="float">
            <text:p>0,34</text:p>
          </table:table-cell>
          <table:table-cell office:value-type="float" office:value="0.6" calcext:value-type="float">
            <text:p>0,6</text:p>
          </table:table-cell>
          <table:table-cell office:value-type="float" office:value="0.18" calcext:value-type="float">
            <text:p>0,18</text:p>
          </table:table-cell>
          <table:table-cell office:value-type="float" office:value="0.47" calcext:value-type="float">
            <text:p>0,47</text:p>
          </table:table-cell>
          <table:table-cell office:value-type="float" office:value="1.65" calcext:value-type="float">
            <text:p>1,65</text:p>
          </table:table-cell>
          <table:table-cell office:value-type="float" office:value="0.51" calcext:value-type="float">
            <text:p>0,51</text:p>
          </table:table-cell>
          <table:table-cell office:value-type="float" office:value="7022521.6" calcext:value-type="float">
            <text:p>7022521,6</text:p>
          </table:table-cell>
          <table:table-cell office:value-type="float" office:value="186737.94" calcext:value-type="float">
            <text:p>186737,94</text:p>
          </table:table-cell>
          <table:table-cell office:value-type="float" office:value="40594.87" calcext:value-type="float">
            <text:p>40594,87</text:p>
          </table:table-cell>
          <table:table-cell office:value-type="float" office:value="285150.26" calcext:value-type="float">
            <text:p>285150,26</text:p>
          </table:table-cell>
          <table:table-cell office:value-type="float" office:value="4131.25" calcext:value-type="float">
            <text:p>4131,25</text:p>
          </table:table-cell>
          <table:table-cell office:value-type="float" office:value="18176.01" calcext:value-type="float">
            <text:p>18176,01</text:p>
          </table:table-cell>
          <table:table-cell office:value-type="float" office:value="47248.61" calcext:value-type="float">
            <text:p>47248,61</text:p>
          </table:table-cell>
          <table:table-cell office:value-type="float" office:value="36783" calcext:value-type="float">
            <text:p>36783</text:p>
          </table:table-cell>
          <table:table-cell office:value-type="float" office:value="5854.93" calcext:value-type="float">
            <text:p>5854,93</text:p>
          </table:table-cell>
          <table:table-cell office:value-type="float" office:value="13975.48" calcext:value-type="float">
            <text:p>13975,48</text:p>
          </table:table-cell>
          <table:table-cell office:value-type="float" office:value="2312751.41" calcext:value-type="float">
            <text:p>2312751,41</text:p>
          </table:table-cell>
          <table:table-cell office:value-type="float" office:value="1839711.27" calcext:value-type="float">
            <text:p>1839711,27</text:p>
          </table:table-cell>
          <table:table-cell office:value-type="float" office:value="71781.79" calcext:value-type="float">
            <text:p>71781,79</text:p>
          </table:table-cell>
          <table:table-cell office:value-type="float" office:value="60330.49" calcext:value-type="float">
            <text:p>60330,49</text:p>
          </table:table-cell>
          <table:table-cell office:value-type="float" office:value="523900.79" calcext:value-type="float">
            <text:p>523900,79</text:p>
          </table:table-cell>
          <table:table-cell office:value-type="float" office:value="425756.95" calcext:value-type="float">
            <text:p>425756,95</text:p>
          </table:table-cell>
          <table:table-cell office:value-type="float" office:value="463516.63" calcext:value-type="float">
            <text:p>463516,63</text:p>
          </table:table-cell>
          <table:table-cell office:value-type="float" office:value="376241.57" calcext:value-type="float">
            <text:p>376241,57</text:p>
          </table:table-cell>
          <table:table-cell office:value-type="float" office:value="1301713.71" calcext:value-type="float">
            <text:p>1301713,71</text:p>
          </table:table-cell>
          <table:table-cell office:value-type="float" office:value="1025678.85" calcext:value-type="float">
            <text:p>1025678,85</text:p>
          </table:table-cell>
          <table:table-cell office:value-type="float" office:value="725460.26" calcext:value-type="float">
            <text:p>725460,26</text:p>
          </table:table-cell>
          <table:table-cell office:value-type="float" office:value="658715.05" calcext:value-type="float">
            <text:p>658715,05</text:p>
          </table:table-cell>
          <table:table-cell office:value-type="float" office:value="745449.8" calcext:value-type="float">
            <text:p>745449,8</text:p>
          </table:table-cell>
          <table:table-cell office:value-type="float" office:value="665539.45" calcext:value-type="float">
            <text:p>665539,45</text:p>
          </table:table-cell>
          <table:table-cell office:value-type="float" office:value="2330206.47" calcext:value-type="float">
            <text:p>2330206,47</text:p>
          </table:table-cell>
          <table:table-cell office:value-type="float" office:value="1846535.67" calcext:value-type="float">
            <text:p>1846535,67</text:p>
          </table:table-cell>
          <table:table-cell office:value-type="float" office:value="2254150.24" calcext:value-type="float">
            <text:p>2254150,24</text:p>
          </table:table-cell>
          <table:table-cell office:value-type="float" office:value="1777026.27" calcext:value-type="float">
            <text:p>1777026,27</text:p>
          </table:table-cell>
          <table:table-cell office:value-type="float" office:value="500997.17" calcext:value-type="float">
            <text:p>500997,17</text:p>
          </table:table-cell>
          <table:table-cell office:value-type="float" office:value="406434.49" calcext:value-type="float">
            <text:p>406434,49</text:p>
          </table:table-cell>
          <table:table-cell office:value-type="float" office:value="446813.16" calcext:value-type="float">
            <text:p>446813,16</text:p>
          </table:table-cell>
          <table:table-cell office:value-type="float" office:value="345633.94" calcext:value-type="float">
            <text:p>345633,94</text:p>
          </table:table-cell>
          <table:table-cell office:value-type="float" office:value="1270935.19" calcext:value-type="float">
            <text:p>1270935,19</text:p>
          </table:table-cell>
          <table:table-cell office:value-type="float" office:value="1002857.94" calcext:value-type="float">
            <text:p>1002857,94</text:p>
          </table:table-cell>
          <table:table-cell office:value-type="float" office:value="2273450.83" calcext:value-type="float">
            <text:p>2273450,83</text:p>
          </table:table-cell>
          <table:table-cell office:value-type="float" office:value="1786495.69" calcext:value-type="float">
            <text:p>1786495,69</text:p>
          </table:table-cell>
          <table:table-cell table:number-columns-repeated="973"/>
        </table:table-row>
        <table:table-row table:style-name="ro1">
          <table:table-cell table:style-name="ce10" office:value-type="string" calcext:value-type="string">
            <text:p>2000-09-30</text:p>
          </table:table-cell>
          <table:table-cell table:number-columns-repeated="18"/>
          <table:table-cell office:value-type="float" office:value="4043.81" calcext:value-type="float">
            <text:p>4043,81</text:p>
          </table:table-cell>
          <table:table-cell office:value-type="float" office:value="17284.05" calcext:value-type="float">
            <text:p>17284,05</text:p>
          </table:table-cell>
          <table:table-cell office:value-type="float" office:value="43892.19" calcext:value-type="float">
            <text:p>43892,19</text:p>
          </table:table-cell>
          <table:table-cell office:value-type="float" office:value="34062" calcext:value-type="float">
            <text:p>34062</text:p>
          </table:table-cell>
          <table:table-cell office:value-type="float" office:value="6403.8" calcext:value-type="float">
            <text:p>6403,8</text:p>
          </table:table-cell>
          <table:table-cell office:value-type="float" office:value="13181.06" calcext:value-type="float">
            <text:p>13181,06</text:p>
          </table:table-cell>
          <table:table-cell office:value-type="float" office:value="2205985.87" calcext:value-type="float">
            <text:p>2205985,87</text:p>
          </table:table-cell>
          <table:table-cell office:value-type="float" office:value="1723696.53" calcext:value-type="float">
            <text:p>1723696,53</text:p>
          </table:table-cell>
          <table:table-cell office:value-type="float" office:value="63659.1" calcext:value-type="float">
            <text:p>63659,1</text:p>
          </table:table-cell>
          <table:table-cell office:value-type="float" office:value="52896.6" calcext:value-type="float">
            <text:p>52896,6</text:p>
          </table:table-cell>
          <table:table-cell office:value-type="float" office:value="489003.68" calcext:value-type="float">
            <text:p>489003,68</text:p>
          </table:table-cell>
          <table:table-cell office:value-type="float" office:value="393710.64" calcext:value-type="float">
            <text:p>393710,64</text:p>
          </table:table-cell>
          <table:table-cell office:value-type="float" office:value="435524.63" calcext:value-type="float">
            <text:p>435524,63</text:p>
          </table:table-cell>
          <table:table-cell office:value-type="float" office:value="326860.25" calcext:value-type="float">
            <text:p>326860,25</text:p>
          </table:table-cell>
          <table:table-cell office:value-type="float" office:value="1261089.79" calcext:value-type="float">
            <text:p>1261089,79</text:p>
          </table:table-cell>
          <table:table-cell office:value-type="float" office:value="986707.56" calcext:value-type="float">
            <text:p>986707,56</text:p>
          </table:table-cell>
          <table:table-cell office:value-type="float" office:value="668238.39" calcext:value-type="float">
            <text:p>668238,39</text:p>
          </table:table-cell>
          <table:table-cell office:value-type="float" office:value="596674.73" calcext:value-type="float">
            <text:p>596674,73</text:p>
          </table:table-cell>
          <table:table-cell office:value-type="float" office:value="694828.92" calcext:value-type="float">
            <text:p>694828,92</text:p>
          </table:table-cell>
          <table:table-cell office:value-type="float" office:value="613069.55" calcext:value-type="float">
            <text:p>613069,55</text:p>
          </table:table-cell>
          <table:table-cell office:value-type="float" office:value="2230357.29" calcext:value-type="float">
            <text:p>2230357,29</text:p>
          </table:table-cell>
          <table:table-cell office:value-type="float" office:value="1740091.35" calcext:value-type="float">
            <text:p>1740091,35</text:p>
          </table:table-cell>
          <table:table-cell office:value-type="float" office:value="2241012.14" calcext:value-type="float">
            <text:p>2241012,14</text:p>
          </table:table-cell>
          <table:table-cell office:value-type="float" office:value="1755323.94" calcext:value-type="float">
            <text:p>1755323,94</text:p>
          </table:table-cell>
          <table:table-cell office:value-type="float" office:value="499933.82" calcext:value-type="float">
            <text:p>499933,82</text:p>
          </table:table-cell>
          <table:table-cell office:value-type="float" office:value="402623.22" calcext:value-type="float">
            <text:p>402623,22</text:p>
          </table:table-cell>
          <table:table-cell office:value-type="float" office:value="444812.11" calcext:value-type="float">
            <text:p>444812,11</text:p>
          </table:table-cell>
          <table:table-cell office:value-type="float" office:value="341789.74" calcext:value-type="float">
            <text:p>341789,74</text:p>
          </table:table-cell>
          <table:table-cell office:value-type="float" office:value="1268024.54" calcext:value-type="float">
            <text:p>1268024,54</text:p>
          </table:table-cell>
          <table:table-cell office:value-type="float" office:value="993208.51" calcext:value-type="float">
            <text:p>993208,51</text:p>
          </table:table-cell>
          <table:table-cell office:value-type="float" office:value="2258067.53" calcext:value-type="float">
            <text:p>2258067,53</text:p>
          </table:table-cell>
          <table:table-cell office:value-type="float" office:value="1765457.26" calcext:value-type="float">
            <text:p>1765457,26</text:p>
          </table:table-cell>
          <table:table-cell table:number-columns-repeated="973"/>
        </table:table-row>
        <table:table-row table:style-name="ro1">
          <table:table-cell table:style-name="ce10" office:value-type="string" calcext:value-type="string">
            <text:p>2000-06-30</text:p>
          </table:table-cell>
          <table:table-cell table:number-columns-repeated="18"/>
          <table:table-cell office:value-type="float" office:value="3275.27" calcext:value-type="float">
            <text:p>3275,27</text:p>
          </table:table-cell>
          <table:table-cell office:value-type="float" office:value="16493.01" calcext:value-type="float">
            <text:p>16493,01</text:p>
          </table:table-cell>
          <table:table-cell office:value-type="float" office:value="44307.21" calcext:value-type="float">
            <text:p>44307,21</text:p>
          </table:table-cell>
          <table:table-cell office:value-type="float" office:value="33827" calcext:value-type="float">
            <text:p>33827</text:p>
          </table:table-cell>
          <table:table-cell office:value-type="float" office:value="5844.81" calcext:value-type="float">
            <text:p>5844,81</text:p>
          </table:table-cell>
          <table:table-cell office:value-type="float" office:value="12593.4" calcext:value-type="float">
            <text:p>12593,4</text:p>
          </table:table-cell>
          <table:table-cell office:value-type="float" office:value="2227496.03" calcext:value-type="float">
            <text:p>2227496,03</text:p>
          </table:table-cell>
          <table:table-cell office:value-type="float" office:value="1727098" calcext:value-type="float">
            <text:p>1727098</text:p>
          </table:table-cell>
          <table:table-cell office:value-type="float" office:value="64378.41" calcext:value-type="float">
            <text:p>64378,41</text:p>
          </table:table-cell>
          <table:table-cell office:value-type="float" office:value="53006.83" calcext:value-type="float">
            <text:p>53006,83</text:p>
          </table:table-cell>
          <table:table-cell office:value-type="float" office:value="503141.46" calcext:value-type="float">
            <text:p>503141,46</text:p>
          </table:table-cell>
          <table:table-cell office:value-type="float" office:value="402327.81" calcext:value-type="float">
            <text:p>402327,81</text:p>
          </table:table-cell>
          <table:table-cell office:value-type="float" office:value="440456.28" calcext:value-type="float">
            <text:p>440456,28</text:p>
          </table:table-cell>
          <table:table-cell office:value-type="float" office:value="334019.68" calcext:value-type="float">
            <text:p>334019,68</text:p>
          </table:table-cell>
          <table:table-cell office:value-type="float" office:value="1258759.46" calcext:value-type="float">
            <text:p>1258759,46</text:p>
          </table:table-cell>
          <table:table-cell office:value-type="float" office:value="980202.08" calcext:value-type="float">
            <text:p>980202,08</text:p>
          </table:table-cell>
          <table:table-cell office:value-type="float" office:value="676686.42" calcext:value-type="float">
            <text:p>676686,42</text:p>
          </table:table-cell>
          <table:table-cell office:value-type="float" office:value="592513.48" calcext:value-type="float">
            <text:p>592513,48</text:p>
          </table:table-cell>
          <table:table-cell office:value-type="float" office:value="700440.75" calcext:value-type="float">
            <text:p>700440,75</text:p>
          </table:table-cell>
          <table:table-cell office:value-type="float" office:value="611404.64" calcext:value-type="float">
            <text:p>611404,64</text:p>
          </table:table-cell>
          <table:table-cell office:value-type="float" office:value="2248759.55" calcext:value-type="float">
            <text:p>2248759,55</text:p>
          </table:table-cell>
          <table:table-cell office:value-type="float" office:value="1745989.16" calcext:value-type="float">
            <text:p>1745989,16</text:p>
          </table:table-cell>
          <table:table-cell office:value-type="float" office:value="2225984.64" calcext:value-type="float">
            <text:p>2225984,64</text:p>
          </table:table-cell>
          <table:table-cell office:value-type="float" office:value="1731473.02" calcext:value-type="float">
            <text:p>1731473,02</text:p>
          </table:table-cell>
          <table:table-cell office:value-type="float" office:value="494509.01" calcext:value-type="float">
            <text:p>494509,01</text:p>
          </table:table-cell>
          <table:table-cell office:value-type="float" office:value="396215.03" calcext:value-type="float">
            <text:p>396215,03</text:p>
          </table:table-cell>
          <table:table-cell office:value-type="float" office:value="442236.26" calcext:value-type="float">
            <text:p>442236,26</text:p>
          </table:table-cell>
          <table:table-cell office:value-type="float" office:value="337844.01" calcext:value-type="float">
            <text:p>337844,01</text:p>
          </table:table-cell>
          <table:table-cell office:value-type="float" office:value="1264215.06" calcext:value-type="float">
            <text:p>1264215,06</text:p>
          </table:table-cell>
          <table:table-cell office:value-type="float" office:value="982541.29" calcext:value-type="float">
            <text:p>982541,29</text:p>
          </table:table-cell>
          <table:table-cell office:value-type="float" office:value="2245607.48" calcext:value-type="float">
            <text:p>2245607,48</text:p>
          </table:table-cell>
          <table:table-cell office:value-type="float" office:value="1746864.54" calcext:value-type="float">
            <text:p>1746864,54</text:p>
          </table:table-cell>
          <table:table-cell table:number-columns-repeated="973"/>
        </table:table-row>
        <table:table-row table:style-name="ro1">
          <table:table-cell table:style-name="ce10" office:value-type="string" calcext:value-type="string">
            <text:p>2000-03-31</text:p>
          </table:table-cell>
          <table:table-cell table:number-columns-repeated="18"/>
          <table:table-cell office:value-type="float" office:value="2960.42" calcext:value-type="float">
            <text:p>2960,42</text:p>
          </table:table-cell>
          <table:table-cell office:value-type="float" office:value="15116.58" calcext:value-type="float">
            <text:p>15116,58</text:p>
          </table:table-cell>
          <table:table-cell office:value-type="float" office:value="42567.37" calcext:value-type="float">
            <text:p>42567,37</text:p>
          </table:table-cell>
          <table:table-cell office:value-type="float" office:value="31770" calcext:value-type="float">
            <text:p>31770</text:p>
          </table:table-cell>
          <table:table-cell office:value-type="float" office:value="5339.24" calcext:value-type="float">
            <text:p>5339,24</text:p>
          </table:table-cell>
          <table:table-cell office:value-type="float" office:value="11442.91" calcext:value-type="float">
            <text:p>11442,91</text:p>
          </table:table-cell>
          <table:table-cell office:value-type="float" office:value="2174023.14" calcext:value-type="float">
            <text:p>2174023,14</text:p>
          </table:table-cell>
          <table:table-cell office:value-type="float" office:value="1675635.58" calcext:value-type="float">
            <text:p>1675635,58</text:p>
          </table:table-cell>
          <table:table-cell office:value-type="float" office:value="63875.4" calcext:value-type="float">
            <text:p>63875,4</text:p>
          </table:table-cell>
          <table:table-cell office:value-type="float" office:value="52065.93" calcext:value-type="float">
            <text:p>52065,93</text:p>
          </table:table-cell>
          <table:table-cell office:value-type="float" office:value="469510.97" calcext:value-type="float">
            <text:p>469510,97</text:p>
          </table:table-cell>
          <table:table-cell office:value-type="float" office:value="373558.52" calcext:value-type="float">
            <text:p>373558,52</text:p>
          </table:table-cell>
          <table:table-cell office:value-type="float" office:value="435805.43" calcext:value-type="float">
            <text:p>435805,43</text:p>
          </table:table-cell>
          <table:table-cell office:value-type="float" office:value="324349.92" calcext:value-type="float">
            <text:p>324349,92</text:p>
          </table:table-cell>
          <table:table-cell office:value-type="float" office:value="1237327.11" calcext:value-type="float">
            <text:p>1237327,11</text:p>
          </table:table-cell>
          <table:table-cell office:value-type="float" office:value="956604.46" calcext:value-type="float">
            <text:p>956604,46</text:p>
          </table:table-cell>
          <table:table-cell office:value-type="float" office:value="648058.04" calcext:value-type="float">
            <text:p>648058,04</text:p>
          </table:table-cell>
          <table:table-cell office:value-type="float" office:value="560423.9" calcext:value-type="float">
            <text:p>560423,9</text:p>
          </table:table-cell>
          <table:table-cell office:value-type="float" office:value="668948.44" calcext:value-type="float">
            <text:p>668948,44</text:p>
          </table:table-cell>
          <table:table-cell office:value-type="float" office:value="574693.74" calcext:value-type="float">
            <text:p>574693,74</text:p>
          </table:table-cell>
          <table:table-cell office:value-type="float" office:value="2192000.12" calcext:value-type="float">
            <text:p>2192000,12</text:p>
          </table:table-cell>
          <table:table-cell office:value-type="float" office:value="1689905.42" calcext:value-type="float">
            <text:p>1689905,42</text:p>
          </table:table-cell>
          <table:table-cell office:value-type="float" office:value="2204570.23" calcext:value-type="float">
            <text:p>2204570,23</text:p>
          </table:table-cell>
          <table:table-cell office:value-type="float" office:value="1706740.91" calcext:value-type="float">
            <text:p>1706740,91</text:p>
          </table:table-cell>
          <table:table-cell office:value-type="float" office:value="490417" calcext:value-type="float">
            <text:p>490417</text:p>
          </table:table-cell>
          <table:table-cell office:value-type="float" office:value="390386.84" calcext:value-type="float">
            <text:p>390386,84</text:p>
          </table:table-cell>
          <table:table-cell office:value-type="float" office:value="441129.66" calcext:value-type="float">
            <text:p>441129,66</text:p>
          </table:table-cell>
          <table:table-cell office:value-type="float" office:value="335963.19" calcext:value-type="float">
            <text:p>335963,19</text:p>
          </table:table-cell>
          <table:table-cell office:value-type="float" office:value="1254809.25" calcext:value-type="float">
            <text:p>1254809,25</text:p>
          </table:table-cell>
          <table:table-cell office:value-type="float" office:value="969908.94" calcext:value-type="float">
            <text:p>969908,94</text:p>
          </table:table-cell>
          <table:table-cell office:value-type="float" office:value="2225917.33" calcext:value-type="float">
            <text:p>2225917,33</text:p>
          </table:table-cell>
          <table:table-cell office:value-type="float" office:value="1725033.87" calcext:value-type="float">
            <text:p>1725033,87</text:p>
          </table:table-cell>
          <table:table-cell table:number-columns-repeated="973"/>
        </table:table-row>
        <table:table-row table:style-name="ro1">
          <table:table-cell table:style-name="ce10" office:value-type="string" calcext:value-type="string">
            <text:p>1999-12-31</text:p>
          </table:table-cell>
          <table:table-cell office:value-type="float" office:value="12804.44" calcext:value-type="float">
            <text:p>12804,44</text:p>
          </table:table-cell>
          <table:table-cell office:value-type="float" office:value="61082.94" calcext:value-type="float">
            <text:p>61082,94</text:p>
          </table:table-cell>
          <table:table-cell office:value-type="float" office:value="166972.06" calcext:value-type="float">
            <text:p>166972,06</text:p>
          </table:table-cell>
          <table:table-cell office:value-type="float" office:value="22021.47" calcext:value-type="float">
            <text:p>22021,47</text:p>
          </table:table-cell>
          <table:table-cell office:value-type="float" office:value="46040.06" calcext:value-type="float">
            <text:p>46040,06</text:p>
          </table:table-cell>
          <table:table-cell office:value-type="float" office:value="3.43" calcext:value-type="float">
            <text:p>3,43</text:p>
          </table:table-cell>
          <table:table-cell office:value-type="float" office:value="0.22" calcext:value-type="float">
            <text:p>0,22</text:p>
          </table:table-cell>
          <table:table-cell office:value-type="float" office:value="1.28" calcext:value-type="float">
            <text:p>1,28</text:p>
          </table:table-cell>
          <table:table-cell office:value-type="float" office:value="0.45" calcext:value-type="float">
            <text:p>0,45</text:p>
          </table:table-cell>
          <table:table-cell office:value-type="float" office:value="0.61" calcext:value-type="float">
            <text:p>0,61</text:p>
          </table:table-cell>
          <table:table-cell office:value-type="float" office:value="-0.08" calcext:value-type="float">
            <text:p>-0,08</text:p>
          </table:table-cell>
          <table:table-cell office:value-type="float" office:value="0.34" calcext:value-type="float">
            <text:p>0,34</text:p>
          </table:table-cell>
          <table:table-cell office:value-type="float" office:value="1.88" calcext:value-type="float">
            <text:p>1,88</text:p>
          </table:table-cell>
          <table:table-cell office:value-type="float" office:value="-0.51" calcext:value-type="float">
            <text:p>-0,51</text:p>
          </table:table-cell>
          <table:table-cell office:value-type="float" office:value="6671644.73" calcext:value-type="float">
            <text:p>6671644,73</text:p>
          </table:table-cell>
          <table:table-cell office:value-type="float" office:value="159561.43" calcext:value-type="float">
            <text:p>159561,43</text:p>
          </table:table-cell>
          <table:table-cell office:value-type="float" office:value="33726.77" calcext:value-type="float">
            <text:p>33726,77</text:p>
          </table:table-cell>
          <table:table-cell office:value-type="float" office:value="257109.74" calcext:value-type="float">
            <text:p>257109,74</text:p>
          </table:table-cell>
          <table:table-cell office:value-type="float" office:value="3726.74" calcext:value-type="float">
            <text:p>3726,74</text:p>
          </table:table-cell>
          <table:table-cell office:value-type="float" office:value="16578.53" calcext:value-type="float">
            <text:p>16578,53</text:p>
          </table:table-cell>
          <table:table-cell office:value-type="float" office:value="44184.96" calcext:value-type="float">
            <text:p>44184,96</text:p>
          </table:table-cell>
          <table:table-cell office:value-type="float" office:value="34016" calcext:value-type="float">
            <text:p>34016</text:p>
          </table:table-cell>
          <table:table-cell office:value-type="float" office:value="5365.57" calcext:value-type="float">
            <text:p>5365,57</text:p>
          </table:table-cell>
          <table:table-cell office:value-type="float" office:value="12746.58" calcext:value-type="float">
            <text:p>12746,58</text:p>
          </table:table-cell>
          <table:table-cell office:value-type="float" office:value="2254108.13" calcext:value-type="float">
            <text:p>2254108,13</text:p>
          </table:table-cell>
          <table:table-cell office:value-type="float" office:value="1746806.38" calcext:value-type="float">
            <text:p>1746806,38</text:p>
          </table:table-cell>
          <table:table-cell office:value-type="float" office:value="69268.09" calcext:value-type="float">
            <text:p>69268,09</text:p>
          </table:table-cell>
          <table:table-cell office:value-type="float" office:value="56678.56" calcext:value-type="float">
            <text:p>56678,56</text:p>
          </table:table-cell>
          <table:table-cell office:value-type="float" office:value="506166.64" calcext:value-type="float">
            <text:p>506166,64</text:p>
          </table:table-cell>
          <table:table-cell office:value-type="float" office:value="398968.15" calcext:value-type="float">
            <text:p>398968,15</text:p>
          </table:table-cell>
          <table:table-cell office:value-type="float" office:value="450845.11" calcext:value-type="float">
            <text:p>450845,11</text:p>
          </table:table-cell>
          <table:table-cell office:value-type="float" office:value="359451.88" calcext:value-type="float">
            <text:p>359451,88</text:p>
          </table:table-cell>
          <table:table-cell office:value-type="float" office:value="1279235.08" calcext:value-type="float">
            <text:p>1279235,08</text:p>
          </table:table-cell>
          <table:table-cell office:value-type="float" office:value="979643.75" calcext:value-type="float">
            <text:p>979643,75</text:p>
          </table:table-cell>
          <table:table-cell office:value-type="float" office:value="646788.55" calcext:value-type="float">
            <text:p>646788,55</text:p>
          </table:table-cell>
          <table:table-cell office:value-type="float" office:value="546596.69" calcext:value-type="float">
            <text:p>546596,69</text:p>
          </table:table-cell>
          <table:table-cell office:value-type="float" office:value="662986.34" calcext:value-type="float">
            <text:p>662986,34</text:p>
          </table:table-cell>
          <table:table-cell office:value-type="float" office:value="565526.89" calcext:value-type="float">
            <text:p>565526,89</text:p>
          </table:table-cell>
          <table:table-cell office:value-type="float" office:value="2266257.05" calcext:value-type="float">
            <text:p>2266257,05</text:p>
          </table:table-cell>
          <table:table-cell office:value-type="float" office:value="1765736.58" calcext:value-type="float">
            <text:p>1765736,58</text:p>
          </table:table-cell>
          <table:table-cell office:value-type="float" office:value="2185913.06" calcext:value-type="float">
            <text:p>2185913,06</text:p>
          </table:table-cell>
          <table:table-cell office:value-type="float" office:value="1678219.12" calcext:value-type="float">
            <text:p>1678219,12</text:p>
          </table:table-cell>
          <table:table-cell office:value-type="float" office:value="482045.13" calcext:value-type="float">
            <text:p>482045,13</text:p>
          </table:table-cell>
          <table:table-cell office:value-type="float" office:value="379369.92" calcext:value-type="float">
            <text:p>379369,92</text:p>
          </table:table-cell>
          <table:table-cell office:value-type="float" office:value="435503.91" calcext:value-type="float">
            <text:p>435503,91</text:p>
          </table:table-cell>
          <table:table-cell office:value-type="float" office:value="330216.49" calcext:value-type="float">
            <text:p>330216,49</text:p>
          </table:table-cell>
          <table:table-cell office:value-type="float" office:value="1243793.31" calcext:value-type="float">
            <text:p>1243793,31</text:p>
          </table:table-cell>
          <table:table-cell office:value-type="float" office:value="954369.12" calcext:value-type="float">
            <text:p>954369,12</text:p>
          </table:table-cell>
          <table:table-cell office:value-type="float" office:value="2199311.35" calcext:value-type="float">
            <text:p>2199311,35</text:p>
          </table:table-cell>
          <table:table-cell office:value-type="float" office:value="1698865.77" calcext:value-type="float">
            <text:p>1698865,77</text:p>
          </table:table-cell>
          <table:table-cell table:number-columns-repeated="973"/>
        </table:table-row>
        <table:table-row table:style-name="ro1">
          <table:table-cell table:style-name="ce10" office:value-type="string" calcext:value-type="string">
            <text:p>1999-09-30</text:p>
          </table:table-cell>
          <table:table-cell table:number-columns-repeated="18"/>
          <table:table-cell office:value-type="float" office:value="3653.22" calcext:value-type="float">
            <text:p>3653,22</text:p>
          </table:table-cell>
          <table:table-cell office:value-type="float" office:value="15852.82" calcext:value-type="float">
            <text:p>15852,82</text:p>
          </table:table-cell>
          <table:table-cell office:value-type="float" office:value="41233.68" calcext:value-type="float">
            <text:p>41233,68</text:p>
          </table:table-cell>
          <table:table-cell office:value-type="float" office:value="31557" calcext:value-type="float">
            <text:p>31557</text:p>
          </table:table-cell>
          <table:table-cell office:value-type="float" office:value="5823.52" calcext:value-type="float">
            <text:p>5823,52</text:p>
          </table:table-cell>
          <table:table-cell office:value-type="float" office:value="11704.82" calcext:value-type="float">
            <text:p>11704,82</text:p>
          </table:table-cell>
          <table:table-cell office:value-type="float" office:value="2136394.68" calcext:value-type="float">
            <text:p>2136394,68</text:p>
          </table:table-cell>
          <table:table-cell office:value-type="float" office:value="1629814.45" calcext:value-type="float">
            <text:p>1629814,45</text:p>
          </table:table-cell>
          <table:table-cell office:value-type="float" office:value="62190.18" calcext:value-type="float">
            <text:p>62190,18</text:p>
          </table:table-cell>
          <table:table-cell office:value-type="float" office:value="50204.41" calcext:value-type="float">
            <text:p>50204,41</text:p>
          </table:table-cell>
          <table:table-cell office:value-type="float" office:value="471667.19" calcext:value-type="float">
            <text:p>471667,19</text:p>
          </table:table-cell>
          <table:table-cell office:value-type="float" office:value="369966.16" calcext:value-type="float">
            <text:p>369966,16</text:p>
          </table:table-cell>
          <table:table-cell office:value-type="float" office:value="424678.56" calcext:value-type="float">
            <text:p>424678,56</text:p>
          </table:table-cell>
          <table:table-cell office:value-type="float" office:value="313082.22" calcext:value-type="float">
            <text:p>313082,22</text:p>
          </table:table-cell>
          <table:table-cell office:value-type="float" office:value="1228470.63" calcext:value-type="float">
            <text:p>1228470,63</text:p>
          </table:table-cell>
          <table:table-cell office:value-type="float" office:value="938060.14" calcext:value-type="float">
            <text:p>938060,14</text:p>
          </table:table-cell>
          <table:table-cell office:value-type="float" office:value="597653.53" calcext:value-type="float">
            <text:p>597653,53</text:p>
          </table:table-cell>
          <table:table-cell office:value-type="float" office:value="497379.22" calcext:value-type="float">
            <text:p>497379,22</text:p>
          </table:table-cell>
          <table:table-cell office:value-type="float" office:value="620035.84" calcext:value-type="float">
            <text:p>620035,84</text:p>
          </table:table-cell>
          <table:table-cell office:value-type="float" office:value="523835.27" calcext:value-type="float">
            <text:p>523835,27</text:p>
          </table:table-cell>
          <table:table-cell office:value-type="float" office:value="2155389.24" calcext:value-type="float">
            <text:p>2155389,24</text:p>
          </table:table-cell>
          <table:table-cell office:value-type="float" office:value="1656270.5" calcext:value-type="float">
            <text:p>1656270,5</text:p>
          </table:table-cell>
          <table:table-cell office:value-type="float" office:value="2162828.48" calcext:value-type="float">
            <text:p>2162828,48</text:p>
          </table:table-cell>
          <table:table-cell office:value-type="float" office:value="1653033.78" calcext:value-type="float">
            <text:p>1653033,78</text:p>
          </table:table-cell>
          <table:table-cell office:value-type="float" office:value="477546.89" calcext:value-type="float">
            <text:p>477546,89</text:p>
          </table:table-cell>
          <table:table-cell office:value-type="float" office:value="374706.27" calcext:value-type="float">
            <text:p>374706,27</text:p>
          </table:table-cell>
          <table:table-cell office:value-type="float" office:value="433719.29" calcext:value-type="float">
            <text:p>433719,29</text:p>
          </table:table-cell>
          <table:table-cell office:value-type="float" office:value="327188.04" calcext:value-type="float">
            <text:p>327188,04</text:p>
          </table:table-cell>
          <table:table-cell office:value-type="float" office:value="1233439.86" calcext:value-type="float">
            <text:p>1233439,86</text:p>
          </table:table-cell>
          <table:table-cell office:value-type="float" office:value="942123.28" calcext:value-type="float">
            <text:p>942123,28</text:p>
          </table:table-cell>
          <table:table-cell office:value-type="float" office:value="2174048.05" calcext:value-type="float">
            <text:p>2174048,05</text:p>
          </table:table-cell>
          <table:table-cell office:value-type="float" office:value="1674208.78" calcext:value-type="float">
            <text:p>1674208,78</text:p>
          </table:table-cell>
          <table:table-cell table:number-columns-repeated="973"/>
        </table:table-row>
        <table:table-row table:style-name="ro1">
          <table:table-cell table:style-name="ce10" office:value-type="string" calcext:value-type="string">
            <text:p>1999-06-30</text:p>
          </table:table-cell>
          <table:table-cell table:number-columns-repeated="18"/>
          <table:table-cell office:value-type="float" office:value="2829.98" calcext:value-type="float">
            <text:p>2829,98</text:p>
          </table:table-cell>
          <table:table-cell office:value-type="float" office:value="15081.07" calcext:value-type="float">
            <text:p>15081,07</text:p>
          </table:table-cell>
          <table:table-cell office:value-type="float" office:value="41711.61" calcext:value-type="float">
            <text:p>41711,61</text:p>
          </table:table-cell>
          <table:table-cell office:value-type="float" office:value="31639" calcext:value-type="float">
            <text:p>31639</text:p>
          </table:table-cell>
          <table:table-cell office:value-type="float" office:value="5591.53" calcext:value-type="float">
            <text:p>5591,53</text:p>
          </table:table-cell>
          <table:table-cell office:value-type="float" office:value="11388.62" calcext:value-type="float">
            <text:p>11388,62</text:p>
          </table:table-cell>
          <table:table-cell office:value-type="float" office:value="2147203.89" calcext:value-type="float">
            <text:p>2147203,89</text:p>
          </table:table-cell>
          <table:table-cell office:value-type="float" office:value="1629155.59" calcext:value-type="float">
            <text:p>1629155,59</text:p>
          </table:table-cell>
          <table:table-cell office:value-type="float" office:value="62536.4" calcext:value-type="float">
            <text:p>62536,4</text:p>
          </table:table-cell>
          <table:table-cell office:value-type="float" office:value="50157.21" calcext:value-type="float">
            <text:p>50157,21</text:p>
          </table:table-cell>
          <table:table-cell office:value-type="float" office:value="481456.49" calcext:value-type="float">
            <text:p>481456,49</text:p>
          </table:table-cell>
          <table:table-cell office:value-type="float" office:value="375798.86" calcext:value-type="float">
            <text:p>375798,86</text:p>
          </table:table-cell>
          <table:table-cell office:value-type="float" office:value="431432.84" calcext:value-type="float">
            <text:p>431432,84</text:p>
          </table:table-cell>
          <table:table-cell office:value-type="float" office:value="320519.4" calcext:value-type="float">
            <text:p>320519,4</text:p>
          </table:table-cell>
          <table:table-cell office:value-type="float" office:value="1214768.38" calcext:value-type="float">
            <text:p>1214768,38</text:p>
          </table:table-cell>
          <table:table-cell office:value-type="float" office:value="926633.14" calcext:value-type="float">
            <text:p>926633,14</text:p>
          </table:table-cell>
          <table:table-cell office:value-type="float" office:value="605334.83" calcext:value-type="float">
            <text:p>605334,83</text:p>
          </table:table-cell>
          <table:table-cell office:value-type="float" office:value="493070.02" calcext:value-type="float">
            <text:p>493070,02</text:p>
          </table:table-cell>
          <table:table-cell office:value-type="float" office:value="619326" calcext:value-type="float">
            <text:p>619326</text:p>
          </table:table-cell>
          <table:table-cell office:value-type="float" office:value="518732.67" calcext:value-type="float">
            <text:p>518732,67</text:p>
          </table:table-cell>
          <table:table-cell office:value-type="float" office:value="2156940.64" calcext:value-type="float">
            <text:p>2156940,64</text:p>
          </table:table-cell>
          <table:table-cell office:value-type="float" office:value="1654818.24" calcext:value-type="float">
            <text:p>1654818,24</text:p>
          </table:table-cell>
          <table:table-cell office:value-type="float" office:value="2140461.11" calcext:value-type="float">
            <text:p>2140461,11</text:p>
          </table:table-cell>
          <table:table-cell office:value-type="float" office:value="1628851.88" calcext:value-type="float">
            <text:p>1628851,88</text:p>
          </table:table-cell>
          <table:table-cell office:value-type="float" office:value="469961.33" calcext:value-type="float">
            <text:p>469961,33</text:p>
          </table:table-cell>
          <table:table-cell office:value-type="float" office:value="367176.47" calcext:value-type="float">
            <text:p>367176,47</text:p>
          </table:table-cell>
          <table:table-cell office:value-type="float" office:value="431736.04" calcext:value-type="float">
            <text:p>431736,04</text:p>
          </table:table-cell>
          <table:table-cell office:value-type="float" office:value="323482.12" calcext:value-type="float">
            <text:p>323482,12</text:p>
          </table:table-cell>
          <table:table-cell office:value-type="float" office:value="1223216.14" calcext:value-type="float">
            <text:p>1223216,14</text:p>
          </table:table-cell>
          <table:table-cell office:value-type="float" office:value="930895.8" calcext:value-type="float">
            <text:p>930895,8</text:p>
          </table:table-cell>
          <table:table-cell office:value-type="float" office:value="2148956.19" calcext:value-type="float">
            <text:p>2148956,19</text:p>
          </table:table-cell>
          <table:table-cell office:value-type="float" office:value="1651639.22" calcext:value-type="float">
            <text:p>1651639,22</text:p>
          </table:table-cell>
          <table:table-cell table:number-columns-repeated="973"/>
        </table:table-row>
        <table:table-row table:style-name="ro1">
          <table:table-cell table:style-name="ce10" office:value-type="string" calcext:value-type="string">
            <text:p>1999-03-31</text:p>
          </table:table-cell>
          <table:table-cell table:number-columns-repeated="18"/>
          <table:table-cell office:value-type="float" office:value="2594.5" calcext:value-type="float">
            <text:p>2594,5</text:p>
          </table:table-cell>
          <table:table-cell office:value-type="float" office:value="13608.38" calcext:value-type="float">
            <text:p>13608,38</text:p>
          </table:table-cell>
          <table:table-cell office:value-type="float" office:value="39841.61" calcext:value-type="float">
            <text:p>39841,61</text:p>
          </table:table-cell>
          <table:table-cell office:value-type="float" office:value="29704" calcext:value-type="float">
            <text:p>29704</text:p>
          </table:table-cell>
          <table:table-cell office:value-type="float" office:value="5239.58" calcext:value-type="float">
            <text:p>5239,58</text:p>
          </table:table-cell>
          <table:table-cell office:value-type="float" office:value="10181.39" calcext:value-type="float">
            <text:p>10181,39</text:p>
          </table:table-cell>
          <table:table-cell office:value-type="float" office:value="2091849.96" calcext:value-type="float">
            <text:p>2091849,96</text:p>
          </table:table-cell>
          <table:table-cell office:value-type="float" office:value="1577384.83" calcext:value-type="float">
            <text:p>1577384,83</text:p>
          </table:table-cell>
          <table:table-cell office:value-type="float" office:value="61172.99" calcext:value-type="float">
            <text:p>61172,99</text:p>
          </table:table-cell>
          <table:table-cell office:value-type="float" office:value="48693.63" calcext:value-type="float">
            <text:p>48693,63</text:p>
          </table:table-cell>
          <table:table-cell office:value-type="float" office:value="438249.83" calcext:value-type="float">
            <text:p>438249,83</text:p>
          </table:table-cell>
          <table:table-cell office:value-type="float" office:value="341867.24" calcext:value-type="float">
            <text:p>341867,24</text:p>
          </table:table-cell>
          <table:table-cell office:value-type="float" office:value="426612.42" calcext:value-type="float">
            <text:p>426612,42</text:p>
          </table:table-cell>
          <table:table-cell office:value-type="float" office:value="309782.76" calcext:value-type="float">
            <text:p>309782,76</text:p>
          </table:table-cell>
          <table:table-cell office:value-type="float" office:value="1193472.39" calcext:value-type="float">
            <text:p>1193472,39</text:p>
          </table:table-cell>
          <table:table-cell office:value-type="float" office:value="904914.89" calcext:value-type="float">
            <text:p>904914,89</text:p>
          </table:table-cell>
          <table:table-cell office:value-type="float" office:value="575374.91" calcext:value-type="float">
            <text:p>575374,91</text:p>
          </table:table-cell>
          <table:table-cell office:value-type="float" office:value="464831.09" calcext:value-type="float">
            <text:p>464831,09</text:p>
          </table:table-cell>
          <table:table-cell office:value-type="float" office:value="580221.98" calcext:value-type="float">
            <text:p>580221,98</text:p>
          </table:table-cell>
          <table:table-cell office:value-type="float" office:value="482265.67" calcext:value-type="float">
            <text:p>482265,67</text:p>
          </table:table-cell>
          <table:table-cell office:value-type="float" office:value="2091254.19" calcext:value-type="float">
            <text:p>2091254,19</text:p>
          </table:table-cell>
          <table:table-cell office:value-type="float" office:value="1594819.41" calcext:value-type="float">
            <text:p>1594819,41</text:p>
          </table:table-cell>
          <table:table-cell office:value-type="float" office:value="2131624.75" calcext:value-type="float">
            <text:p>2131624,75</text:p>
          </table:table-cell>
          <table:table-cell office:value-type="float" office:value="1616449.39" calcext:value-type="float">
            <text:p>1616449,39</text:p>
          </table:table-cell>
          <table:table-cell office:value-type="float" office:value="463056.09" calcext:value-type="float">
            <text:p>463056,09</text:p>
          </table:table-cell>
          <table:table-cell office:value-type="float" office:value="361550.37" calcext:value-type="float">
            <text:p>361550,37</text:p>
          </table:table-cell>
          <table:table-cell office:value-type="float" office:value="431799.4" calcext:value-type="float">
            <text:p>431799,4</text:p>
          </table:table-cell>
          <table:table-cell office:value-type="float" office:value="321339.2" calcext:value-type="float">
            <text:p>321339,2</text:p>
          </table:table-cell>
          <table:table-cell office:value-type="float" office:value="1212871.38" calcext:value-type="float">
            <text:p>1212871,38</text:p>
          </table:table-cell>
          <table:table-cell office:value-type="float" office:value="919907.6" calcext:value-type="float">
            <text:p>919907,6</text:p>
          </table:table-cell>
          <table:table-cell office:value-type="float" office:value="2136682.35" calcext:value-type="float">
            <text:p>2136682,35</text:p>
          </table:table-cell>
          <table:table-cell office:value-type="float" office:value="1638606.25" calcext:value-type="float">
            <text:p>1638606,25</text:p>
          </table:table-cell>
          <table:table-cell table:number-columns-repeated="973"/>
        </table:table-row>
        <table:table-row table:style-name="ro1">
          <table:table-cell table:style-name="ce10" office:value-type="string" calcext:value-type="string">
            <text:p>1998-12-31</text:p>
          </table:table-cell>
          <table:table-cell office:value-type="float" office:value="13437.63" calcext:value-type="float">
            <text:p>13437,63</text:p>
          </table:table-cell>
          <table:table-cell office:value-type="float" office:value="59824.79" calcext:value-type="float">
            <text:p>59824,79</text:p>
          </table:table-cell>
          <table:table-cell office:value-type="float" office:value="158146.43" calcext:value-type="float">
            <text:p>158146,43</text:p>
          </table:table-cell>
          <table:table-cell office:value-type="float" office:value="22780.72" calcext:value-type="float">
            <text:p>22780,72</text:p>
          </table:table-cell>
          <table:table-cell office:value-type="float" office:value="43408.65" calcext:value-type="float">
            <text:p>43408,65</text:p>
          </table:table-cell>
          <table:table-cell office:value-type="float" office:value="3.67" calcext:value-type="float">
            <text:p>3,67</text:p>
          </table:table-cell>
          <table:table-cell office:value-type="float" office:value="0.2" calcext:value-type="float">
            <text:p>0,2</text:p>
          </table:table-cell>
          <table:table-cell office:value-type="float" office:value="1.28" calcext:value-type="float">
            <text:p>1,28</text:p>
          </table:table-cell>
          <table:table-cell office:value-type="float" office:value="0.3" calcext:value-type="float">
            <text:p>0,3</text:p>
          </table:table-cell>
          <table:table-cell office:value-type="float" office:value="0.78" calcext:value-type="float">
            <text:p>0,78</text:p>
          </table:table-cell>
          <table:table-cell office:value-type="float" office:value="0.22" calcext:value-type="float">
            <text:p>0,22</text:p>
          </table:table-cell>
          <table:table-cell office:value-type="float" office:value="0.37" calcext:value-type="float">
            <text:p>0,37</text:p>
          </table:table-cell>
          <table:table-cell office:value-type="float" office:value="1.8" calcext:value-type="float">
            <text:p>1,8</text:p>
          </table:table-cell>
          <table:table-cell office:value-type="float" office:value="-0.66" calcext:value-type="float">
            <text:p>-0,66</text:p>
          </table:table-cell>
          <table:table-cell office:value-type="float" office:value="6379549.39" calcext:value-type="float">
            <text:p>6379549,39</text:p>
          </table:table-cell>
          <table:table-cell office:value-type="float" office:value="155011.62" calcext:value-type="float">
            <text:p>155011,62</text:p>
          </table:table-cell>
          <table:table-cell office:value-type="float" office:value="37063.29" calcext:value-type="float">
            <text:p>37063,29</text:p>
          </table:table-cell>
          <table:table-cell office:value-type="float" office:value="241468.05" calcext:value-type="float">
            <text:p>241468,05</text:p>
          </table:table-cell>
          <table:table-cell office:value-type="float" office:value="3886.52" calcext:value-type="float">
            <text:p>3886,52</text:p>
          </table:table-cell>
          <table:table-cell office:value-type="float" office:value="16193.26" calcext:value-type="float">
            <text:p>16193,26</text:p>
          </table:table-cell>
          <table:table-cell office:value-type="float" office:value="41582.1" calcext:value-type="float">
            <text:p>41582,1</text:p>
          </table:table-cell>
          <table:table-cell office:value-type="float" office:value="30637.25" calcext:value-type="float">
            <text:p>30637,25</text:p>
          </table:table-cell>
          <table:table-cell office:value-type="float" office:value="5509.07" calcext:value-type="float">
            <text:p>5509,07</text:p>
          </table:table-cell>
          <table:table-cell office:value-type="float" office:value="11300.06" calcext:value-type="float">
            <text:p>11300,06</text:p>
          </table:table-cell>
          <table:table-cell office:value-type="float" office:value="2170180.22" calcext:value-type="float">
            <text:p>2170180,22</text:p>
          </table:table-cell>
          <table:table-cell office:value-type="float" office:value="1658696.1" calcext:value-type="float">
            <text:p>1658696,1</text:p>
          </table:table-cell>
          <table:table-cell office:value-type="float" office:value="64696.84" calcext:value-type="float">
            <text:p>64696,84</text:p>
          </table:table-cell>
          <table:table-cell office:value-type="float" office:value="51838.23" calcext:value-type="float">
            <text:p>51838,23</text:p>
          </table:table-cell>
          <table:table-cell office:value-type="float" office:value="476054.86" calcext:value-type="float">
            <text:p>476054,86</text:p>
          </table:table-cell>
          <table:table-cell office:value-type="float" office:value="371043.63" calcext:value-type="float">
            <text:p>371043,63</text:p>
          </table:table-cell>
          <table:table-cell office:value-type="float" office:value="441983.03" calcext:value-type="float">
            <text:p>441983,03</text:p>
          </table:table-cell>
          <table:table-cell office:value-type="float" office:value="343560.39" calcext:value-type="float">
            <text:p>343560,39</text:p>
          </table:table-cell>
          <table:table-cell office:value-type="float" office:value="1239304.62" calcext:value-type="float">
            <text:p>1239304,62</text:p>
          </table:table-cell>
          <table:table-cell office:value-type="float" office:value="936201.72" calcext:value-type="float">
            <text:p>936201,72</text:p>
          </table:table-cell>
          <table:table-cell office:value-type="float" office:value="589293.78" calcext:value-type="float">
            <text:p>589293,78</text:p>
          </table:table-cell>
          <table:table-cell office:value-type="float" office:value="479827.26" calcext:value-type="float">
            <text:p>479827,26</text:p>
          </table:table-cell>
          <table:table-cell office:value-type="float" office:value="601125.29" calcext:value-type="float">
            <text:p>601125,29</text:p>
          </table:table-cell>
          <table:table-cell office:value-type="float" office:value="502584.65" calcext:value-type="float">
            <text:p>502584,65</text:p>
          </table:table-cell>
          <table:table-cell office:value-type="float" office:value="2176569.49" calcext:value-type="float">
            <text:p>2176569,49</text:p>
          </table:table-cell>
          <table:table-cell office:value-type="float" office:value="1681453.49" calcext:value-type="float">
            <text:p>1681453,49</text:p>
          </table:table-cell>
          <table:table-cell office:value-type="float" office:value="2106911.4" calcext:value-type="float">
            <text:p>2106911,4</text:p>
          </table:table-cell>
          <table:table-cell office:value-type="float" office:value="1594331.45" calcext:value-type="float">
            <text:p>1594331,45</text:p>
          </table:table-cell>
          <table:table-cell office:value-type="float" office:value="454099.78" calcext:value-type="float">
            <text:p>454099,78</text:p>
          </table:table-cell>
          <table:table-cell office:value-type="float" office:value="353607.29" calcext:value-type="float">
            <text:p>353607,29</text:p>
          </table:table-cell>
          <table:table-cell office:value-type="float" office:value="427599.69" calcext:value-type="float">
            <text:p>427599,69</text:p>
          </table:table-cell>
          <table:table-cell office:value-type="float" office:value="315633.22" calcext:value-type="float">
            <text:p>315633,22</text:p>
          </table:table-cell>
          <table:table-cell office:value-type="float" office:value="1206142.82" calcext:value-type="float">
            <text:p>1206142,82</text:p>
          </table:table-cell>
          <table:table-cell office:value-type="float" office:value="912706.33" calcext:value-type="float">
            <text:p>912706,33</text:p>
          </table:table-cell>
          <table:table-cell office:value-type="float" office:value="2114770.06" calcext:value-type="float">
            <text:p>2114770,06</text:p>
          </table:table-cell>
          <table:table-cell office:value-type="float" office:value="1618888.21" calcext:value-type="float">
            <text:p>1618888,21</text:p>
          </table:table-cell>
          <table:table-cell table:number-columns-repeated="973"/>
        </table:table-row>
        <table:table-row table:style-name="ro1">
          <table:table-cell table:style-name="ce10" office:value-type="string" calcext:value-type="string">
            <text:p>1998-09-30</text:p>
          </table:table-cell>
          <table:table-cell table:number-columns-repeated="18"/>
          <table:table-cell office:value-type="float" office:value="3738.97" calcext:value-type="float">
            <text:p>3738,97</text:p>
          </table:table-cell>
          <table:table-cell office:value-type="float" office:value="15888.57" calcext:value-type="float">
            <text:p>15888,57</text:p>
          </table:table-cell>
          <table:table-cell office:value-type="float" office:value="39170.2" calcext:value-type="float">
            <text:p>39170,2</text:p>
          </table:table-cell>
          <table:table-cell office:value-type="float" office:value="29846.51" calcext:value-type="float">
            <text:p>29846,51</text:p>
          </table:table-cell>
          <table:table-cell office:value-type="float" office:value="6055.22" calcext:value-type="float">
            <text:p>6055,22</text:p>
          </table:table-cell>
          <table:table-cell office:value-type="float" office:value="10746.91" calcext:value-type="float">
            <text:p>10746,91</text:p>
          </table:table-cell>
          <table:table-cell office:value-type="float" office:value="2066954.82" calcext:value-type="float">
            <text:p>2066954,82</text:p>
          </table:table-cell>
          <table:table-cell office:value-type="float" office:value="1548812.43" calcext:value-type="float">
            <text:p>1548812,43</text:p>
          </table:table-cell>
          <table:table-cell office:value-type="float" office:value="57653.99" calcext:value-type="float">
            <text:p>57653,99</text:p>
          </table:table-cell>
          <table:table-cell office:value-type="float" office:value="45639.76" calcext:value-type="float">
            <text:p>45639,76</text:p>
          </table:table-cell>
          <table:table-cell office:value-type="float" office:value="445756.55" calcext:value-type="float">
            <text:p>445756,55</text:p>
          </table:table-cell>
          <table:table-cell office:value-type="float" office:value="344543.25" calcext:value-type="float">
            <text:p>344543,25</text:p>
          </table:table-cell>
          <table:table-cell office:value-type="float" office:value="418586.31" calcext:value-type="float">
            <text:p>418586,31</text:p>
          </table:table-cell>
          <table:table-cell office:value-type="float" office:value="298868.55" calcext:value-type="float">
            <text:p>298868,55</text:p>
          </table:table-cell>
          <table:table-cell office:value-type="float" office:value="1188343.52" calcext:value-type="float">
            <text:p>1188343,52</text:p>
          </table:table-cell>
          <table:table-cell office:value-type="float" office:value="893639.5" calcext:value-type="float">
            <text:p>893639,5</text:p>
          </table:table-cell>
          <table:table-cell office:value-type="float" office:value="553453.56" calcext:value-type="float">
            <text:p>553453,56</text:p>
          </table:table-cell>
          <table:table-cell office:value-type="float" office:value="455310.02" calcext:value-type="float">
            <text:p>455310,02</text:p>
          </table:table-cell>
          <table:table-cell office:value-type="float" office:value="584509.38" calcext:value-type="float">
            <text:p>584509,38</text:p>
          </table:table-cell>
          <table:table-cell office:value-type="float" office:value="491288.93" calcext:value-type="float">
            <text:p>491288,93</text:p>
          </table:table-cell>
          <table:table-cell office:value-type="float" office:value="2095466.68" calcext:value-type="float">
            <text:p>2095466,68</text:p>
          </table:table-cell>
          <table:table-cell office:value-type="float" office:value="1584791.33" calcext:value-type="float">
            <text:p>1584791,33</text:p>
          </table:table-cell>
          <table:table-cell office:value-type="float" office:value="2092129.99" calcext:value-type="float">
            <text:p>2092129,99</text:p>
          </table:table-cell>
          <table:table-cell office:value-type="float" office:value="1571075.14" calcext:value-type="float">
            <text:p>1571075,14</text:p>
          </table:table-cell>
          <table:table-cell office:value-type="float" office:value="450658.46" calcext:value-type="float">
            <text:p>450658,46</text:p>
          </table:table-cell>
          <table:table-cell office:value-type="float" office:value="348614.03" calcext:value-type="float">
            <text:p>348614,03</text:p>
          </table:table-cell>
          <table:table-cell office:value-type="float" office:value="426682.88" calcext:value-type="float">
            <text:p>426682,88</text:p>
          </table:table-cell>
          <table:table-cell office:value-type="float" office:value="311734.45" calcext:value-type="float">
            <text:p>311734,45</text:p>
          </table:table-cell>
          <table:table-cell office:value-type="float" office:value="1194143.61" calcext:value-type="float">
            <text:p>1194143,61</text:p>
          </table:table-cell>
          <table:table-cell office:value-type="float" office:value="898247.06" calcext:value-type="float">
            <text:p>898247,06</text:p>
          </table:table-cell>
          <table:table-cell office:value-type="float" office:value="2112728.32" calcext:value-type="float">
            <text:p>2112728,32</text:p>
          </table:table-cell>
          <table:table-cell office:value-type="float" office:value="1601959.41" calcext:value-type="float">
            <text:p>1601959,41</text:p>
          </table:table-cell>
          <table:table-cell table:number-columns-repeated="973"/>
        </table:table-row>
        <table:table-row table:style-name="ro1">
          <table:table-cell table:style-name="ce10" office:value-type="string" calcext:value-type="string">
            <text:p>1998-06-30</text:p>
          </table:table-cell>
          <table:table-cell table:number-columns-repeated="18"/>
          <table:table-cell office:value-type="float" office:value="2993.85" calcext:value-type="float">
            <text:p>2993,85</text:p>
          </table:table-cell>
          <table:table-cell office:value-type="float" office:value="14961.39" calcext:value-type="float">
            <text:p>14961,39</text:p>
          </table:table-cell>
          <table:table-cell office:value-type="float" office:value="39126.45" calcext:value-type="float">
            <text:p>39126,45</text:p>
          </table:table-cell>
          <table:table-cell office:value-type="float" office:value="30604.29" calcext:value-type="float">
            <text:p>30604,29</text:p>
          </table:table-cell>
          <table:table-cell office:value-type="float" office:value="5801.01" calcext:value-type="float">
            <text:p>5801,01</text:p>
          </table:table-cell>
          <table:table-cell office:value-type="float" office:value="10957.37" calcext:value-type="float">
            <text:p>10957,37</text:p>
          </table:table-cell>
          <table:table-cell office:value-type="float" office:value="2074864.39" calcext:value-type="float">
            <text:p>2074864,39</text:p>
          </table:table-cell>
          <table:table-cell office:value-type="float" office:value="1548762.2" calcext:value-type="float">
            <text:p>1548762,2</text:p>
          </table:table-cell>
          <table:table-cell office:value-type="float" office:value="57644.62" calcext:value-type="float">
            <text:p>57644,62</text:p>
          </table:table-cell>
          <table:table-cell office:value-type="float" office:value="45271.19" calcext:value-type="float">
            <text:p>45271,19</text:p>
          </table:table-cell>
          <table:table-cell office:value-type="float" office:value="451851.14" calcext:value-type="float">
            <text:p>451851,14</text:p>
          </table:table-cell>
          <table:table-cell office:value-type="float" office:value="348685.61" calcext:value-type="float">
            <text:p>348685,61</text:p>
          </table:table-cell>
          <table:table-cell office:value-type="float" office:value="425190.72" calcext:value-type="float">
            <text:p>425190,72</text:p>
          </table:table-cell>
          <table:table-cell office:value-type="float" office:value="306654.6" calcext:value-type="float">
            <text:p>306654,6</text:p>
          </table:table-cell>
          <table:table-cell office:value-type="float" office:value="1175347.11" calcext:value-type="float">
            <text:p>1175347,11</text:p>
          </table:table-cell>
          <table:table-cell office:value-type="float" office:value="881773.83" calcext:value-type="float">
            <text:p>881773,83</text:p>
          </table:table-cell>
          <table:table-cell office:value-type="float" office:value="562891.83" calcext:value-type="float">
            <text:p>562891,83</text:p>
          </table:table-cell>
          <table:table-cell office:value-type="float" office:value="465885.01" calcext:value-type="float">
            <text:p>465885,01</text:p>
          </table:table-cell>
          <table:table-cell office:value-type="float" office:value="594233.03" calcext:value-type="float">
            <text:p>594233,03</text:p>
          </table:table-cell>
          <table:table-cell office:value-type="float" office:value="502210.83" calcext:value-type="float">
            <text:p>502210,83</text:p>
          </table:table-cell>
          <table:table-cell office:value-type="float" office:value="2103705.51" calcext:value-type="float">
            <text:p>2103705,51</text:p>
          </table:table-cell>
          <table:table-cell office:value-type="float" office:value="1585088.02" calcext:value-type="float">
            <text:p>1585088,02</text:p>
          </table:table-cell>
          <table:table-cell office:value-type="float" office:value="2072549.38" calcext:value-type="float">
            <text:p>2072549,38</text:p>
          </table:table-cell>
          <table:table-cell office:value-type="float" office:value="1552192.88" calcext:value-type="float">
            <text:p>1552192,88</text:p>
          </table:table-cell>
          <table:table-cell office:value-type="float" office:value="442942.25" calcext:value-type="float">
            <text:p>442942,25</text:p>
          </table:table-cell>
          <table:table-cell office:value-type="float" office:value="341740.14" calcext:value-type="float">
            <text:p>341740,14</text:p>
          </table:table-cell>
          <table:table-cell office:value-type="float" office:value="425199.51" calcext:value-type="float">
            <text:p>425199,51</text:p>
          </table:table-cell>
          <table:table-cell office:value-type="float" office:value="309496.06" calcext:value-type="float">
            <text:p>309496,06</text:p>
          </table:table-cell>
          <table:table-cell office:value-type="float" office:value="1181949.28" calcext:value-type="float">
            <text:p>1181949,28</text:p>
          </table:table-cell>
          <table:table-cell office:value-type="float" office:value="885178.64" calcext:value-type="float">
            <text:p>885178,64</text:p>
          </table:table-cell>
          <table:table-cell office:value-type="float" office:value="2100742.11" calcext:value-type="float">
            <text:p>2100742,11</text:p>
          </table:table-cell>
          <table:table-cell office:value-type="float" office:value="1585938.46" calcext:value-type="float">
            <text:p>1585938,46</text:p>
          </table:table-cell>
          <table:table-cell table:number-columns-repeated="973"/>
        </table:table-row>
        <table:table-row table:style-name="ro1">
          <table:table-cell table:style-name="ce10" office:value-type="string" calcext:value-type="string">
            <text:p>1998-03-31</text:p>
          </table:table-cell>
          <table:table-cell table:number-columns-repeated="18"/>
          <table:table-cell office:value-type="float" office:value="2823.35" calcext:value-type="float">
            <text:p>2823,35</text:p>
          </table:table-cell>
          <table:table-cell office:value-type="float" office:value="12892.46" calcext:value-type="float">
            <text:p>12892,46</text:p>
          </table:table-cell>
          <table:table-cell office:value-type="float" office:value="38274.91" calcext:value-type="float">
            <text:p>38274,91</text:p>
          </table:table-cell>
          <table:table-cell office:value-type="float" office:value="28643.13" calcext:value-type="float">
            <text:p>28643,13</text:p>
          </table:table-cell>
          <table:table-cell office:value-type="float" office:value="5418.19" calcext:value-type="float">
            <text:p>5418,19</text:p>
          </table:table-cell>
          <table:table-cell office:value-type="float" office:value="10400.55" calcext:value-type="float">
            <text:p>10400,55</text:p>
          </table:table-cell>
          <table:table-cell office:value-type="float" office:value="2025931.46" calcext:value-type="float">
            <text:p>2025931,46</text:p>
          </table:table-cell>
          <table:table-cell office:value-type="float" office:value="1502660.71" calcext:value-type="float">
            <text:p>1502660,71</text:p>
          </table:table-cell>
          <table:table-cell office:value-type="float" office:value="57458.51" calcext:value-type="float">
            <text:p>57458,51</text:p>
          </table:table-cell>
          <table:table-cell office:value-type="float" office:value="44892.82" calcext:value-type="float">
            <text:p>44892,82</text:p>
          </table:table-cell>
          <table:table-cell office:value-type="float" office:value="417788.55" calcext:value-type="float">
            <text:p>417788,55</text:p>
          </table:table-cell>
          <table:table-cell office:value-type="float" office:value="321350.71" calcext:value-type="float">
            <text:p>321350,71</text:p>
          </table:table-cell>
          <table:table-cell office:value-type="float" office:value="417675.56" calcext:value-type="float">
            <text:p>417675,56</text:p>
          </table:table-cell>
          <table:table-cell office:value-type="float" office:value="294985.46" calcext:value-type="float">
            <text:p>294985,46</text:p>
          </table:table-cell>
          <table:table-cell office:value-type="float" office:value="1153689.15" calcext:value-type="float">
            <text:p>1153689,15</text:p>
          </table:table-cell>
          <table:table-cell office:value-type="float" office:value="861531.22" calcext:value-type="float">
            <text:p>861531,22</text:p>
          </table:table-cell>
          <table:table-cell office:value-type="float" office:value="543700.12" calcext:value-type="float">
            <text:p>543700,12</text:p>
          </table:table-cell>
          <table:table-cell office:value-type="float" office:value="455891.4" calcext:value-type="float">
            <text:p>455891,4</text:p>
          </table:table-cell>
          <table:table-cell office:value-type="float" office:value="568292.4" calcext:value-type="float">
            <text:p>568292,4</text:p>
          </table:table-cell>
          <table:table-cell office:value-type="float" office:value="481447.24" calcext:value-type="float">
            <text:p>481447,24</text:p>
          </table:table-cell>
          <table:table-cell office:value-type="float" office:value="2047245.74" calcext:value-type="float">
            <text:p>2047245,74</text:p>
          </table:table-cell>
          <table:table-cell office:value-type="float" office:value="1528216.55" calcext:value-type="float">
            <text:p>1528216,55</text:p>
          </table:table-cell>
          <table:table-cell office:value-type="float" office:value="2064099.18" calcext:value-type="float">
            <text:p>2064099,18</text:p>
          </table:table-cell>
          <table:table-cell office:value-type="float" office:value="1539655.13" calcext:value-type="float">
            <text:p>1539655,13</text:p>
          </table:table-cell>
          <table:table-cell office:value-type="float" office:value="441392.18" calcext:value-type="float">
            <text:p>441392,18</text:p>
          </table:table-cell>
          <table:table-cell office:value-type="float" office:value="339858.18" calcext:value-type="float">
            <text:p>339858,18</text:p>
          </table:table-cell>
          <table:table-cell office:value-type="float" office:value="423370.59" calcext:value-type="float">
            <text:p>423370,59</text:p>
          </table:table-cell>
          <table:table-cell office:value-type="float" office:value="306779.07" calcext:value-type="float">
            <text:p>306779,07</text:p>
          </table:table-cell>
          <table:table-cell office:value-type="float" office:value="1173601.95" calcext:value-type="float">
            <text:p>1173601,95</text:p>
          </table:table-cell>
          <table:table-cell office:value-type="float" office:value="876425.65" calcext:value-type="float">
            <text:p>876425,65</text:p>
          </table:table-cell>
          <table:table-cell office:value-type="float" office:value="2091582.04" calcext:value-type="float">
            <text:p>2091582,04</text:p>
          </table:table-cell>
          <table:table-cell office:value-type="float" office:value="1570341.31" calcext:value-type="float">
            <text:p>1570341,31</text:p>
          </table:table-cell>
          <table:table-cell table:number-columns-repeated="973"/>
        </table:table-row>
        <table:table-row table:style-name="ro1">
          <table:table-cell table:style-name="ce10" office:value-type="string" calcext:value-type="string">
            <text:p>1997-12-31</text:p>
          </table:table-cell>
          <table:table-cell office:value-type="float" office:value="10064.7" calcext:value-type="float">
            <text:p>10064,7</text:p>
          </table:table-cell>
          <table:table-cell office:value-type="float" office:value="54857.33" calcext:value-type="float">
            <text:p>54857,33</text:p>
          </table:table-cell>
          <table:table-cell office:value-type="float" office:value="153152.14" calcext:value-type="float">
            <text:p>153152,14</text:p>
          </table:table-cell>
          <table:table-cell office:value-type="float" office:value="21135.61" calcext:value-type="float">
            <text:p>21135,61</text:p>
          </table:table-cell>
          <table:table-cell office:value-type="float" office:value="41741.37" calcext:value-type="float">
            <text:p>41741,37</text:p>
          </table:table-cell>
          <table:table-cell office:value-type="float" office:value="2.06" calcext:value-type="float">
            <text:p>2,06</text:p>
          </table:table-cell>
          <table:table-cell office:value-type="float" office:value="0.1" calcext:value-type="float">
            <text:p>0,1</text:p>
          </table:table-cell>
          <table:table-cell office:value-type="float" office:value="0.55" calcext:value-type="float">
            <text:p>0,55</text:p>
          </table:table-cell>
          <table:table-cell office:value-type="float" office:value="0.03" calcext:value-type="float">
            <text:p>0,03</text:p>
          </table:table-cell>
          <table:table-cell office:value-type="float" office:value="0.42" calcext:value-type="float">
            <text:p>0,42</text:p>
          </table:table-cell>
          <table:table-cell office:value-type="float" office:value="0.23" calcext:value-type="float">
            <text:p>0,23</text:p>
          </table:table-cell>
          <table:table-cell office:value-type="float" office:value="0.25" calcext:value-type="float">
            <text:p>0,25</text:p>
          </table:table-cell>
          <table:table-cell office:value-type="float" office:value="1.04" calcext:value-type="float">
            <text:p>1,04</text:p>
          </table:table-cell>
          <table:table-cell office:value-type="float" office:value="0.55" calcext:value-type="float">
            <text:p>0,55</text:p>
          </table:table-cell>
          <table:table-cell office:value-type="float" office:value="6129462.58" calcext:value-type="float">
            <text:p>6129462,58</text:p>
          </table:table-cell>
          <table:table-cell office:value-type="float" office:value="140649.17" calcext:value-type="float">
            <text:p>140649,17</text:p>
          </table:table-cell>
          <table:table-cell office:value-type="float" office:value="31450.54" calcext:value-type="float">
            <text:p>31450,54</text:p>
          </table:table-cell>
          <table:table-cell office:value-type="float" office:value="236645.67" calcext:value-type="float">
            <text:p>236645,67</text:p>
          </table:table-cell>
          <table:table-cell office:value-type="float" office:value="3231.65" calcext:value-type="float">
            <text:p>3231,65</text:p>
          </table:table-cell>
          <table:table-cell office:value-type="float" office:value="14045.69" calcext:value-type="float">
            <text:p>14045,69</text:p>
          </table:table-cell>
          <table:table-cell office:value-type="float" office:value="39762.64" calcext:value-type="float">
            <text:p>39762,64</text:p>
          </table:table-cell>
          <table:table-cell office:value-type="float" office:value="30810.19" calcext:value-type="float">
            <text:p>30810,19</text:p>
          </table:table-cell>
          <table:table-cell office:value-type="float" office:value="5397.89" calcext:value-type="float">
            <text:p>5397,89</text:p>
          </table:table-cell>
          <table:table-cell office:value-type="float" office:value="11085.86" calcext:value-type="float">
            <text:p>11085,86</text:p>
          </table:table-cell>
          <table:table-cell office:value-type="float" office:value="2098620.33" calcext:value-type="float">
            <text:p>2098620,33</text:p>
          </table:table-cell>
          <table:table-cell office:value-type="float" office:value="1584313.16" calcext:value-type="float">
            <text:p>1584313,16</text:p>
          </table:table-cell>
          <table:table-cell office:value-type="float" office:value="59550.4" calcext:value-type="float">
            <text:p>59550,4</text:p>
          </table:table-cell>
          <table:table-cell office:value-type="float" office:value="47053.69" calcext:value-type="float">
            <text:p>47053,69</text:p>
          </table:table-cell>
          <table:table-cell office:value-type="float" office:value="449975.83" calcext:value-type="float">
            <text:p>449975,83</text:p>
          </table:table-cell>
          <table:table-cell office:value-type="float" office:value="349006.55" calcext:value-type="float">
            <text:p>349006,55</text:p>
          </table:table-cell>
          <table:table-cell office:value-type="float" office:value="430695.3" calcext:value-type="float">
            <text:p>430695,3</text:p>
          </table:table-cell>
          <table:table-cell office:value-type="float" office:value="330492.03" calcext:value-type="float">
            <text:p>330492,03</text:p>
          </table:table-cell>
          <table:table-cell office:value-type="float" office:value="1199968.95" calcext:value-type="float">
            <text:p>1199968,95</text:p>
          </table:table-cell>
          <table:table-cell office:value-type="float" office:value="898240.12" calcext:value-type="float">
            <text:p>898240,12</text:p>
          </table:table-cell>
          <table:table-cell office:value-type="float" office:value="541719.07" calcext:value-type="float">
            <text:p>541719,07</text:p>
          </table:table-cell>
          <table:table-cell office:value-type="float" office:value="460135.78" calcext:value-type="float">
            <text:p>460135,78</text:p>
          </table:table-cell>
          <table:table-cell office:value-type="float" office:value="578685.48" calcext:value-type="float">
            <text:p>578685,48</text:p>
          </table:table-cell>
          <table:table-cell office:value-type="float" office:value="494038.26" calcext:value-type="float">
            <text:p>494038,26</text:p>
          </table:table-cell>
          <table:table-cell office:value-type="float" office:value="2133682.11" calcext:value-type="float">
            <text:p>2133682,11</text:p>
          </table:table-cell>
          <table:table-cell office:value-type="float" office:value="1618215.63" calcext:value-type="float">
            <text:p>1618215,63</text:p>
          </table:table-cell>
          <table:table-cell office:value-type="float" office:value="2042344.38" calcext:value-type="float">
            <text:p>2042344,38</text:p>
          </table:table-cell>
          <table:table-cell office:value-type="float" office:value="1526674.76" calcext:value-type="float">
            <text:p>1526674,76</text:p>
          </table:table-cell>
          <table:table-cell office:value-type="float" office:value="432714.87" calcext:value-type="float">
            <text:p>432714,87</text:p>
          </table:table-cell>
          <table:table-cell office:value-type="float" office:value="334829.62" calcext:value-type="float">
            <text:p>334829,62</text:p>
          </table:table-cell>
          <table:table-cell office:value-type="float" office:value="417614.4" calcext:value-type="float">
            <text:p>417614,4</text:p>
          </table:table-cell>
          <table:table-cell office:value-type="float" office:value="303733.27" calcext:value-type="float">
            <text:p>303733,27</text:p>
          </table:table-cell>
          <table:table-cell office:value-type="float" office:value="1167987.65" calcext:value-type="float">
            <text:p>1167987,65</text:p>
          </table:table-cell>
          <table:table-cell office:value-type="float" office:value="876354.87" calcext:value-type="float">
            <text:p>876354,87</text:p>
          </table:table-cell>
          <table:table-cell office:value-type="float" office:value="2077891.09" calcext:value-type="float">
            <text:p>2077891,09</text:p>
          </table:table-cell>
          <table:table-cell office:value-type="float" office:value="1562478.43" calcext:value-type="float">
            <text:p>1562478,43</text:p>
          </table:table-cell>
          <table:table-cell table:number-columns-repeated="973"/>
        </table:table-row>
        <table:table-row table:style-name="ro1">
          <table:table-cell table:style-name="ce10" office:value-type="string" calcext:value-type="string">
            <text:p>1997-09-30</text:p>
          </table:table-cell>
          <table:table-cell table:number-columns-repeated="18"/>
          <table:table-cell office:value-type="float" office:value="3320.92" calcext:value-type="float">
            <text:p>3320,92</text:p>
          </table:table-cell>
          <table:table-cell office:value-type="float" office:value="13756.44" calcext:value-type="float">
            <text:p>13756,44</text:p>
          </table:table-cell>
          <table:table-cell office:value-type="float" office:value="37490.59" calcext:value-type="float">
            <text:p>37490,59</text:p>
          </table:table-cell>
          <table:table-cell office:value-type="float" office:value="28046.84" calcext:value-type="float">
            <text:p>28046,84</text:p>
          </table:table-cell>
          <table:table-cell office:value-type="float" office:value="5624.38" calcext:value-type="float">
            <text:p>5624,38</text:p>
          </table:table-cell>
          <table:table-cell office:value-type="float" office:value="10416.73" calcext:value-type="float">
            <text:p>10416,73</text:p>
          </table:table-cell>
          <table:table-cell office:value-type="float" office:value="1989674.99" calcext:value-type="float">
            <text:p>1989674,99</text:p>
          </table:table-cell>
          <table:table-cell office:value-type="float" office:value="1481223.03" calcext:value-type="float">
            <text:p>1481223,03</text:p>
          </table:table-cell>
          <table:table-cell office:value-type="float" office:value="53507.63" calcext:value-type="float">
            <text:p>53507,63</text:p>
          </table:table-cell>
          <table:table-cell office:value-type="float" office:value="41860.5" calcext:value-type="float">
            <text:p>41860,5</text:p>
          </table:table-cell>
          <table:table-cell office:value-type="float" office:value="419169.69" calcext:value-type="float">
            <text:p>419169,69</text:p>
          </table:table-cell>
          <table:table-cell office:value-type="float" office:value="322462.86" calcext:value-type="float">
            <text:p>322462,86</text:p>
          </table:table-cell>
          <table:table-cell office:value-type="float" office:value="411821.13" calcext:value-type="float">
            <text:p>411821,13</text:p>
          </table:table-cell>
          <table:table-cell office:value-type="float" office:value="291725.18" calcext:value-type="float">
            <text:p>291725,18</text:p>
          </table:table-cell>
          <table:table-cell office:value-type="float" office:value="1148015.62" calcext:value-type="float">
            <text:p>1148015,62</text:p>
          </table:table-cell>
          <table:table-cell office:value-type="float" office:value="857431.72" calcext:value-type="float">
            <text:p>857431,72</text:p>
          </table:table-cell>
          <table:table-cell office:value-type="float" office:value="506998.04" calcext:value-type="float">
            <text:p>506998,04</text:p>
          </table:table-cell>
          <table:table-cell office:value-type="float" office:value="430997.92" calcext:value-type="float">
            <text:p>430997,92</text:p>
          </table:table-cell>
          <table:table-cell office:value-type="float" office:value="553026.47" calcext:value-type="float">
            <text:p>553026,47</text:p>
          </table:table-cell>
          <table:table-cell office:value-type="float" office:value="470444.14" calcext:value-type="float">
            <text:p>470444,14</text:p>
          </table:table-cell>
          <table:table-cell office:value-type="float" office:value="2035331.8" calcext:value-type="float">
            <text:p>2035331,8</text:p>
          </table:table-cell>
          <table:table-cell office:value-type="float" office:value="1520669.24" calcext:value-type="float">
            <text:p>1520669,24</text:p>
          </table:table-cell>
          <table:table-cell office:value-type="float" office:value="2014669.54" calcext:value-type="float">
            <text:p>2014669,54</text:p>
          </table:table-cell>
          <table:table-cell office:value-type="float" office:value="1502873.04" calcext:value-type="float">
            <text:p>1502873,04</text:p>
          </table:table-cell>
          <table:table-cell office:value-type="float" office:value="423660.82" calcext:value-type="float">
            <text:p>423660,82</text:p>
          </table:table-cell>
          <table:table-cell office:value-type="float" office:value="326493.75" calcext:value-type="float">
            <text:p>326493,75</text:p>
          </table:table-cell>
          <table:table-cell office:value-type="float" office:value="419167.37" calcext:value-type="float">
            <text:p>419167,37</text:p>
          </table:table-cell>
          <table:table-cell office:value-type="float" office:value="303402.48" calcext:value-type="float">
            <text:p>303402,48</text:p>
          </table:table-cell>
          <table:table-cell office:value-type="float" office:value="1153368.93" calcext:value-type="float">
            <text:p>1153368,93</text:p>
          </table:table-cell>
          <table:table-cell office:value-type="float" office:value="862010.1" calcext:value-type="float">
            <text:p>862010,1</text:p>
          </table:table-cell>
          <table:table-cell office:value-type="float" office:value="2054174.86" calcext:value-type="float">
            <text:p>2054174,86</text:p>
          </table:table-cell>
          <table:table-cell office:value-type="float" office:value="1538263.84" calcext:value-type="float">
            <text:p>1538263,84</text:p>
          </table:table-cell>
          <table:table-cell table:number-columns-repeated="973"/>
        </table:table-row>
        <table:table-row table:style-name="ro1">
          <table:table-cell table:style-name="ce10" office:value-type="string" calcext:value-type="string">
            <text:p>1997-06-30</text:p>
          </table:table-cell>
          <table:table-cell table:number-columns-repeated="18"/>
          <table:table-cell office:value-type="float" office:value="2194.05" calcext:value-type="float">
            <text:p>2194,05</text:p>
          </table:table-cell>
          <table:table-cell office:value-type="float" office:value="13804.04" calcext:value-type="float">
            <text:p>13804,04</text:p>
          </table:table-cell>
          <table:table-cell office:value-type="float" office:value="39092.16" calcext:value-type="float">
            <text:p>39092,16</text:p>
          </table:table-cell>
          <table:table-cell office:value-type="float" office:value="27624.44" calcext:value-type="float">
            <text:p>27624,44</text:p>
          </table:table-cell>
          <table:table-cell office:value-type="float" office:value="5308.7" calcext:value-type="float">
            <text:p>5308,7</text:p>
          </table:table-cell>
          <table:table-cell office:value-type="float" office:value="10440.49" calcext:value-type="float">
            <text:p>10440,49</text:p>
          </table:table-cell>
          <table:table-cell office:value-type="float" office:value="2013618.69" calcext:value-type="float">
            <text:p>2013618,69</text:p>
          </table:table-cell>
          <table:table-cell office:value-type="float" office:value="1494288.16" calcext:value-type="float">
            <text:p>1494288,16</text:p>
          </table:table-cell>
          <table:table-cell office:value-type="float" office:value="54319.49" calcext:value-type="float">
            <text:p>54319,49</text:p>
          </table:table-cell>
          <table:table-cell office:value-type="float" office:value="42424.8" calcext:value-type="float">
            <text:p>42424,8</text:p>
          </table:table-cell>
          <table:table-cell office:value-type="float" office:value="434802.89" calcext:value-type="float">
            <text:p>434802,89</text:p>
          </table:table-cell>
          <table:table-cell office:value-type="float" office:value="335304.32" calcext:value-type="float">
            <text:p>335304,32</text:p>
          </table:table-cell>
          <table:table-cell office:value-type="float" office:value="419368.96" calcext:value-type="float">
            <text:p>419368,96</text:p>
          </table:table-cell>
          <table:table-cell office:value-type="float" office:value="301291.92" calcext:value-type="float">
            <text:p>301291,92</text:p>
          </table:table-cell>
          <table:table-cell office:value-type="float" office:value="1143300.77" calcext:value-type="float">
            <text:p>1143300,77</text:p>
          </table:table-cell>
          <table:table-cell office:value-type="float" office:value="853753.27" calcext:value-type="float">
            <text:p>853753,27</text:p>
          </table:table-cell>
          <table:table-cell office:value-type="float" office:value="512805.78" calcext:value-type="float">
            <text:p>512805,78</text:p>
          </table:table-cell>
          <table:table-cell office:value-type="float" office:value="432328.88" calcext:value-type="float">
            <text:p>432328,88</text:p>
          </table:table-cell>
          <table:table-cell office:value-type="float" office:value="550438.45" calcext:value-type="float">
            <text:p>550438,45</text:p>
          </table:table-cell>
          <table:table-cell office:value-type="float" office:value="468186.19" calcext:value-type="float">
            <text:p>468186,19</text:p>
          </table:table-cell>
          <table:table-cell office:value-type="float" office:value="2049662.57" calcext:value-type="float">
            <text:p>2049662,57</text:p>
          </table:table-cell>
          <table:table-cell office:value-type="float" office:value="1530145.47" calcext:value-type="float">
            <text:p>1530145,47</text:p>
          </table:table-cell>
          <table:table-cell office:value-type="float" office:value="2003187.93" calcext:value-type="float">
            <text:p>2003187,93</text:p>
          </table:table-cell>
          <table:table-cell office:value-type="float" office:value="1490942.09" calcext:value-type="float">
            <text:p>1490942,09</text:p>
          </table:table-cell>
          <table:table-cell office:value-type="float" office:value="421412.03" calcext:value-type="float">
            <text:p>421412,03</text:p>
          </table:table-cell>
          <table:table-cell office:value-type="float" office:value="325052.51" calcext:value-type="float">
            <text:p>325052,51</text:p>
          </table:table-cell>
          <table:table-cell office:value-type="float" office:value="418618.17" calcext:value-type="float">
            <text:p>418618,17</text:p>
          </table:table-cell>
          <table:table-cell office:value-type="float" office:value="303697.3" calcext:value-type="float">
            <text:p>303697,3</text:p>
          </table:table-cell>
          <table:table-cell office:value-type="float" office:value="1148491.43" calcext:value-type="float">
            <text:p>1148491,43</text:p>
          </table:table-cell>
          <table:table-cell office:value-type="float" office:value="855457.63" calcext:value-type="float">
            <text:p>855457,63</text:p>
          </table:table-cell>
          <table:table-cell office:value-type="float" office:value="2038277.03" calcext:value-type="float">
            <text:p>2038277,03</text:p>
          </table:table-cell>
          <table:table-cell office:value-type="float" office:value="1523390.33" calcext:value-type="float">
            <text:p>1523390,33</text:p>
          </table:table-cell>
          <table:table-cell table:number-columns-repeated="973"/>
        </table:table-row>
        <table:table-row table:style-name="ro1">
          <table:table-cell table:style-name="ce10" office:value-type="string" calcext:value-type="string">
            <text:p>1997-03-31</text:p>
          </table:table-cell>
          <table:table-cell table:number-columns-repeated="18"/>
          <table:table-cell office:value-type="float" office:value="1188.43" calcext:value-type="float">
            <text:p>1188,43</text:p>
          </table:table-cell>
          <table:table-cell office:value-type="float" office:value="13244.19" calcext:value-type="float">
            <text:p>13244,19</text:p>
          </table:table-cell>
          <table:table-cell office:value-type="float" office:value="36814.75" calcext:value-type="float">
            <text:p>36814,75</text:p>
          </table:table-cell>
          <table:table-cell office:value-type="float" office:value="25510.65" calcext:value-type="float">
            <text:p>25510,65</text:p>
          </table:table-cell>
          <table:table-cell office:value-type="float" office:value="4801.04" calcext:value-type="float">
            <text:p>4801,04</text:p>
          </table:table-cell>
          <table:table-cell office:value-type="float" office:value="9764.35" calcext:value-type="float">
            <text:p>9764,35</text:p>
          </table:table-cell>
          <table:table-cell office:value-type="float" office:value="1935940.1" calcext:value-type="float">
            <text:p>1935940,1</text:p>
          </table:table-cell>
          <table:table-cell office:value-type="float" office:value="1437443.23" calcext:value-type="float">
            <text:p>1437443,23</text:p>
          </table:table-cell>
          <table:table-cell office:value-type="float" office:value="54222.45" calcext:value-type="float">
            <text:p>54222,45</text:p>
          </table:table-cell>
          <table:table-cell office:value-type="float" office:value="42235.67" calcext:value-type="float">
            <text:p>42235,67</text:p>
          </table:table-cell>
          <table:table-cell office:value-type="float" office:value="386597.43" calcext:value-type="float">
            <text:p>386597,43</text:p>
          </table:table-cell>
          <table:table-cell office:value-type="float" office:value="298217.74" calcext:value-type="float">
            <text:p>298217,74</text:p>
          </table:table-cell>
          <table:table-cell office:value-type="float" office:value="410516.31" calcext:value-type="float">
            <text:p>410516,31</text:p>
          </table:table-cell>
          <table:table-cell office:value-type="float" office:value="290906.1" calcext:value-type="float">
            <text:p>290906,1</text:p>
          </table:table-cell>
          <table:table-cell office:value-type="float" office:value="1117652.17" calcext:value-type="float">
            <text:p>1117652,17</text:p>
          </table:table-cell>
          <table:table-cell office:value-type="float" office:value="835591.2" calcext:value-type="float">
            <text:p>835591,2</text:p>
          </table:table-cell>
          <table:table-cell office:value-type="float" office:value="479835.54" calcext:value-type="float">
            <text:p>479835,54</text:p>
          </table:table-cell>
          <table:table-cell office:value-type="float" office:value="406511.56" calcext:value-type="float">
            <text:p>406511,56</text:p>
          </table:table-cell>
          <table:table-cell office:value-type="float" office:value="506969.65" calcext:value-type="float">
            <text:p>506969,65</text:p>
          </table:table-cell>
          <table:table-cell office:value-type="float" office:value="429500.57" calcext:value-type="float">
            <text:p>429500,57</text:p>
          </table:table-cell>
          <table:table-cell office:value-type="float" office:value="1960221.16" calcext:value-type="float">
            <text:p>1960221,16</text:p>
          </table:table-cell>
          <table:table-cell office:value-type="float" office:value="1460432.24" calcext:value-type="float">
            <text:p>1460432,24</text:p>
          </table:table-cell>
          <table:table-cell office:value-type="float" office:value="1983590.02" calcext:value-type="float">
            <text:p>1983590,02</text:p>
          </table:table-cell>
          <table:table-cell office:value-type="float" office:value="1481167.18" calcext:value-type="float">
            <text:p>1481167,18</text:p>
          </table:table-cell>
          <table:table-cell office:value-type="float" office:value="413844.61" calcext:value-type="float">
            <text:p>413844,61</text:p>
          </table:table-cell>
          <table:table-cell office:value-type="float" office:value="319470.51" calcext:value-type="float">
            <text:p>319470,51</text:p>
          </table:table-cell>
          <table:table-cell office:value-type="float" office:value="416450.62" calcext:value-type="float">
            <text:p>416450,62</text:p>
          </table:table-cell>
          <table:table-cell office:value-type="float" office:value="303180.31" calcext:value-type="float">
            <text:p>303180,31</text:p>
          </table:table-cell>
          <table:table-cell office:value-type="float" office:value="1139426.19" calcext:value-type="float">
            <text:p>1139426,19</text:p>
          </table:table-cell>
          <table:table-cell office:value-type="float" office:value="851480.05" calcext:value-type="float">
            <text:p>851480,05</text:p>
          </table:table-cell>
          <table:table-cell office:value-type="float" office:value="2013295.08" calcext:value-type="float">
            <text:p>2013295,08</text:p>
          </table:table-cell>
          <table:table-cell office:value-type="float" office:value="1508846.38" calcext:value-type="float">
            <text:p>1508846,38</text:p>
          </table:table-cell>
          <table:table-cell table:number-columns-repeated="973"/>
        </table:table-row>
        <table:table-row table:style-name="ro1">
          <table:table-cell table:style-name="ce10" office:value-type="string" calcext:value-type="string">
            <text:p>1996-12-31</text:p>
          </table:table-cell>
          <table:table-cell office:value-type="float" office:value="9829.85" calcext:value-type="float">
            <text:p>9829,85</text:p>
          </table:table-cell>
          <table:table-cell office:value-type="float" office:value="53088.05" calcext:value-type="float">
            <text:p>53088,05</text:p>
          </table:table-cell>
          <table:table-cell office:value-type="float" office:value="147843.37" calcext:value-type="float">
            <text:p>147843,37</text:p>
          </table:table-cell>
          <table:table-cell office:value-type="float" office:value="19047.74" calcext:value-type="float">
            <text:p>19047,74</text:p>
          </table:table-cell>
          <table:table-cell office:value-type="float" office:value="36758.39" calcext:value-type="float">
            <text:p>36758,39</text:p>
          </table:table-cell>
          <table:table-cell table:number-columns-repeated="9"/>
          <table:table-cell office:value-type="float" office:value="5985479.07" calcext:value-type="float">
            <text:p>5985479,07</text:p>
          </table:table-cell>
          <table:table-cell office:value-type="float" office:value="126200.8" calcext:value-type="float">
            <text:p>126200,8</text:p>
          </table:table-cell>
          <table:table-cell office:value-type="float" office:value="29035.44" calcext:value-type="float">
            <text:p>29035,44</text:p>
          </table:table-cell>
          <table:table-cell office:value-type="float" office:value="229771.34" calcext:value-type="float">
            <text:p>229771,34</text:p>
          </table:table-cell>
          <table:table-cell office:value-type="float" office:value="2244.42" calcext:value-type="float">
            <text:p>2244,42</text:p>
          </table:table-cell>
          <table:table-cell office:value-type="float" office:value="14333.6" calcext:value-type="float">
            <text:p>14333,6</text:p>
          </table:table-cell>
          <table:table-cell office:value-type="float" office:value="38157.35" calcext:value-type="float">
            <text:p>38157,35</text:p>
          </table:table-cell>
          <table:table-cell office:value-type="float" office:value="28261.25" calcext:value-type="float">
            <text:p>28261,25</text:p>
          </table:table-cell>
          <table:table-cell office:value-type="float" office:value="4865.78" calcext:value-type="float">
            <text:p>4865,78</text:p>
          </table:table-cell>
          <table:table-cell office:value-type="float" office:value="9824.11" calcext:value-type="float">
            <text:p>9824,11</text:p>
          </table:table-cell>
          <table:table-cell office:value-type="float" office:value="2031857.94" calcext:value-type="float">
            <text:p>2031857,94</text:p>
          </table:table-cell>
          <table:table-cell office:value-type="float" office:value="1536742.29" calcext:value-type="float">
            <text:p>1536742,29</text:p>
          </table:table-cell>
          <table:table-cell office:value-type="float" office:value="57516.62" calcext:value-type="float">
            <text:p>57516,62</text:p>
          </table:table-cell>
          <table:table-cell office:value-type="float" office:value="45486.81" calcext:value-type="float">
            <text:p>45486,81</text:p>
          </table:table-cell>
          <table:table-cell office:value-type="float" office:value="432446.82" calcext:value-type="float">
            <text:p>432446,82</text:p>
          </table:table-cell>
          <table:table-cell office:value-type="float" office:value="336444.15" calcext:value-type="float">
            <text:p>336444,15</text:p>
          </table:table-cell>
          <table:table-cell office:value-type="float" office:value="429167.09" calcext:value-type="float">
            <text:p>429167,09</text:p>
          </table:table-cell>
          <table:table-cell office:value-type="float" office:value="330418.53" calcext:value-type="float">
            <text:p>330418,53</text:p>
          </table:table-cell>
          <table:table-cell office:value-type="float" office:value="1167611.44" calcext:value-type="float">
            <text:p>1167611,44</text:p>
          </table:table-cell>
          <table:table-cell office:value-type="float" office:value="872867.76" calcext:value-type="float">
            <text:p>872867,76</text:p>
          </table:table-cell>
          <table:table-cell office:value-type="float" office:value="485724.79" calcext:value-type="float">
            <text:p>485724,79</text:p>
          </table:table-cell>
          <table:table-cell office:value-type="float" office:value="412183.39" calcext:value-type="float">
            <text:p>412183,39</text:p>
          </table:table-cell>
          <table:table-cell office:value-type="float" office:value="516656" calcext:value-type="float">
            <text:p>516656</text:p>
          </table:table-cell>
          <table:table-cell office:value-type="float" office:value="438988.12" calcext:value-type="float">
            <text:p>438988,12</text:p>
          </table:table-cell>
          <table:table-cell office:value-type="float" office:value="2060032.95" calcext:value-type="float">
            <text:p>2060032,95</text:p>
          </table:table-cell>
          <table:table-cell office:value-type="float" office:value="1563547.03" calcext:value-type="float">
            <text:p>1563547,03</text:p>
          </table:table-cell>
          <table:table-cell office:value-type="float" office:value="1980051.53" calcext:value-type="float">
            <text:p>1980051,53</text:p>
          </table:table-cell>
          <table:table-cell office:value-type="float" office:value="1482426.51" calcext:value-type="float">
            <text:p>1482426,51</text:p>
          </table:table-cell>
          <table:table-cell office:value-type="float" office:value="417487.85" calcext:value-type="float">
            <text:p>417487,85</text:p>
          </table:table-cell>
          <table:table-cell office:value-type="float" office:value="323782.13" calcext:value-type="float">
            <text:p>323782,13</text:p>
          </table:table-cell>
          <table:table-cell office:value-type="float" office:value="415770.47" calcext:value-type="float">
            <text:p>415770,47</text:p>
          </table:table-cell>
          <table:table-cell office:value-type="float" office:value="303198.7" calcext:value-type="float">
            <text:p>303198,7</text:p>
          </table:table-cell>
          <table:table-cell office:value-type="float" office:value="1135544.27" calcext:value-type="float">
            <text:p>1135544,27</text:p>
          </table:table-cell>
          <table:table-cell office:value-type="float" office:value="851356.44" calcext:value-type="float">
            <text:p>851356,44</text:p>
          </table:table-cell>
          <table:table-cell office:value-type="float" office:value="2008751.85" calcext:value-type="float">
            <text:p>2008751,85</text:p>
          </table:table-cell>
          <table:table-cell office:value-type="float" office:value="1510687.39" calcext:value-type="float">
            <text:p>1510687,39</text:p>
          </table:table-cell>
          <table:table-cell table:number-columns-repeated="973"/>
        </table:table-row>
        <table:table-row table:style-name="ro1">
          <table:table-cell table:style-name="ce10" office:value-type="string" calcext:value-type="string">
            <text:p>1996-09-30</text:p>
          </table:table-cell>
          <table:table-cell table:number-columns-repeated="18"/>
          <table:table-cell office:value-type="float" office:value="2299.83" calcext:value-type="float">
            <text:p>2299,83</text:p>
          </table:table-cell>
          <table:table-cell office:value-type="float" office:value="13876.66" calcext:value-type="float">
            <text:p>13876,66</text:p>
          </table:table-cell>
          <table:table-cell office:value-type="float" office:value="36628.76" calcext:value-type="float">
            <text:p>36628,76</text:p>
          </table:table-cell>
          <table:table-cell office:value-type="float" office:value="25971.98" calcext:value-type="float">
            <text:p>25971,98</text:p>
          </table:table-cell>
          <table:table-cell office:value-type="float" office:value="5133.42" calcext:value-type="float">
            <text:p>5133,42</text:p>
          </table:table-cell>
          <table:table-cell office:value-type="float" office:value="9007.23" calcext:value-type="float">
            <text:p>9007,23</text:p>
          </table:table-cell>
          <table:table-cell office:value-type="float" office:value="1951473.57" calcext:value-type="float">
            <text:p>1951473,57</text:p>
          </table:table-cell>
          <table:table-cell office:value-type="float" office:value="1459036.74" calcext:value-type="float">
            <text:p>1459036,74</text:p>
          </table:table-cell>
          <table:table-cell office:value-type="float" office:value="51737.98" calcext:value-type="float">
            <text:p>51737,98</text:p>
          </table:table-cell>
          <table:table-cell office:value-type="float" office:value="40806.97" calcext:value-type="float">
            <text:p>40806,97</text:p>
          </table:table-cell>
          <table:table-cell office:value-type="float" office:value="413694.88" calcext:value-type="float">
            <text:p>413694,88</text:p>
          </table:table-cell>
          <table:table-cell office:value-type="float" office:value="321221.42" calcext:value-type="float">
            <text:p>321221,42</text:p>
          </table:table-cell>
          <table:table-cell office:value-type="float" office:value="407692.11" calcext:value-type="float">
            <text:p>407692,11</text:p>
          </table:table-cell>
          <table:table-cell office:value-type="float" office:value="290072.1" calcext:value-type="float">
            <text:p>290072,1</text:p>
          </table:table-cell>
          <table:table-cell office:value-type="float" office:value="1129695.25" calcext:value-type="float">
            <text:p>1129695,25</text:p>
          </table:table-cell>
          <table:table-cell office:value-type="float" office:value="847400.16" calcext:value-type="float">
            <text:p>847400,16</text:p>
          </table:table-cell>
          <table:table-cell office:value-type="float" office:value="453665.48" calcext:value-type="float">
            <text:p>453665,48</text:p>
          </table:table-cell>
          <table:table-cell office:value-type="float" office:value="382523.76" calcext:value-type="float">
            <text:p>382523,76</text:p>
          </table:table-cell>
          <table:table-cell office:value-type="float" office:value="485036.79" calcext:value-type="float">
            <text:p>485036,79</text:p>
          </table:table-cell>
          <table:table-cell office:value-type="float" office:value="413083.32" calcext:value-type="float">
            <text:p>413083,32</text:p>
          </table:table-cell>
          <table:table-cell office:value-type="float" office:value="1980372.7" calcext:value-type="float">
            <text:p>1980372,7</text:p>
          </table:table-cell>
          <table:table-cell office:value-type="float" office:value="1489596.3" calcext:value-type="float">
            <text:p>1489596,3</text:p>
          </table:table-cell>
          <table:table-cell office:value-type="float" office:value="1973911.47" calcext:value-type="float">
            <text:p>1973911,47</text:p>
          </table:table-cell>
          <table:table-cell office:value-type="float" office:value="1479776.75" calcext:value-type="float">
            <text:p>1479776,75</text:p>
          </table:table-cell>
          <table:table-cell office:value-type="float" office:value="417160.4" calcext:value-type="float">
            <text:p>417160,4</text:p>
          </table:table-cell>
          <table:table-cell office:value-type="float" office:value="325358.59" calcext:value-type="float">
            <text:p>325358,59</text:p>
          </table:table-cell>
          <table:table-cell office:value-type="float" office:value="415211.01" calcext:value-type="float">
            <text:p>415211,01</text:p>
          </table:table-cell>
          <table:table-cell office:value-type="float" office:value="302573.27" calcext:value-type="float">
            <text:p>302573,27</text:p>
          </table:table-cell>
          <table:table-cell office:value-type="float" office:value="1134505.15" calcext:value-type="float">
            <text:p>1134505,15</text:p>
          </table:table-cell>
          <table:table-cell office:value-type="float" office:value="851270.56" calcext:value-type="float">
            <text:p>851270,56</text:p>
          </table:table-cell>
          <table:table-cell office:value-type="float" office:value="1999546.68" calcext:value-type="float">
            <text:p>1999546,68</text:p>
          </table:table-cell>
          <table:table-cell office:value-type="float" office:value="1507901.8" calcext:value-type="float">
            <text:p>1507901,8</text:p>
          </table:table-cell>
          <table:table-cell table:number-columns-repeated="973"/>
        </table:table-row>
        <table:table-row table:style-name="ro1">
          <table:table-cell table:style-name="ce10" office:value-type="string" calcext:value-type="string">
            <text:p>1996-06-30</text:p>
          </table:table-cell>
          <table:table-cell table:number-columns-repeated="18"/>
          <table:table-cell office:value-type="float" office:value="2562.12" calcext:value-type="float">
            <text:p>2562,12</text:p>
          </table:table-cell>
          <table:table-cell office:value-type="float" office:value="13161.49" calcext:value-type="float">
            <text:p>13161,49</text:p>
          </table:table-cell>
          <table:table-cell office:value-type="float" office:value="37349.02" calcext:value-type="float">
            <text:p>37349,02</text:p>
          </table:table-cell>
          <table:table-cell office:value-type="float" office:value="25447.77" calcext:value-type="float">
            <text:p>25447,77</text:p>
          </table:table-cell>
          <table:table-cell office:value-type="float" office:value="4741.03" calcext:value-type="float">
            <text:p>4741,03</text:p>
          </table:table-cell>
          <table:table-cell office:value-type="float" office:value="9223.48" calcext:value-type="float">
            <text:p>9223,48</text:p>
          </table:table-cell>
          <table:table-cell office:value-type="float" office:value="1966284.29" calcext:value-type="float">
            <text:p>1966284,29</text:p>
          </table:table-cell>
          <table:table-cell office:value-type="float" office:value="1464605.07" calcext:value-type="float">
            <text:p>1464605,07</text:p>
          </table:table-cell>
          <table:table-cell office:value-type="float" office:value="52240.59" calcext:value-type="float">
            <text:p>52240,59</text:p>
          </table:table-cell>
          <table:table-cell office:value-type="float" office:value="40933.28" calcext:value-type="float">
            <text:p>40933,28</text:p>
          </table:table-cell>
          <table:table-cell office:value-type="float" office:value="424241.26" calcext:value-type="float">
            <text:p>424241,26</text:p>
          </table:table-cell>
          <table:table-cell office:value-type="float" office:value="329101.93" calcext:value-type="float">
            <text:p>329101,93</text:p>
          </table:table-cell>
          <table:table-cell office:value-type="float" office:value="411689.64" calcext:value-type="float">
            <text:p>411689,64</text:p>
          </table:table-cell>
          <table:table-cell office:value-type="float" office:value="296648.53" calcext:value-type="float">
            <text:p>296648,53</text:p>
          </table:table-cell>
          <table:table-cell office:value-type="float" office:value="1120959.24" calcext:value-type="float">
            <text:p>1120959,24</text:p>
          </table:table-cell>
          <table:table-cell office:value-type="float" office:value="839803.11" calcext:value-type="float">
            <text:p>839803,11</text:p>
          </table:table-cell>
          <table:table-cell office:value-type="float" office:value="462628.9" calcext:value-type="float">
            <text:p>462628,9</text:p>
          </table:table-cell>
          <table:table-cell office:value-type="float" office:value="391172.74" calcext:value-type="float">
            <text:p>391172,74</text:p>
          </table:table-cell>
          <table:table-cell office:value-type="float" office:value="488852.36" calcext:value-type="float">
            <text:p>488852,36</text:p>
          </table:table-cell>
          <table:table-cell office:value-type="float" office:value="418100.14" calcext:value-type="float">
            <text:p>418100,14</text:p>
          </table:table-cell>
          <table:table-cell office:value-type="float" office:value="1989209.39" calcext:value-type="float">
            <text:p>1989209,39</text:p>
          </table:table-cell>
          <table:table-cell office:value-type="float" office:value="1491532.47" calcext:value-type="float">
            <text:p>1491532,47</text:p>
          </table:table-cell>
          <table:table-cell office:value-type="float" office:value="1966743.52" calcext:value-type="float">
            <text:p>1966743,52</text:p>
          </table:table-cell>
          <table:table-cell office:value-type="float" office:value="1469188.35" calcext:value-type="float">
            <text:p>1469188,35</text:p>
          </table:table-cell>
          <table:table-cell office:value-type="float" office:value="414563.56" calcext:value-type="float">
            <text:p>414563,56</text:p>
          </table:table-cell>
          <table:table-cell office:value-type="float" office:value="321762.05" calcext:value-type="float">
            <text:p>321762,05</text:p>
          </table:table-cell>
          <table:table-cell office:value-type="float" office:value="411760.5" calcext:value-type="float">
            <text:p>411760,5</text:p>
          </table:table-cell>
          <table:table-cell office:value-type="float" office:value="299600.11" calcext:value-type="float">
            <text:p>299600,11</text:p>
          </table:table-cell>
          <table:table-cell office:value-type="float" office:value="1128964.98" calcext:value-type="float">
            <text:p>1128964,98</text:p>
          </table:table-cell>
          <table:table-cell office:value-type="float" office:value="843968.57" calcext:value-type="float">
            <text:p>843968,57</text:p>
          </table:table-cell>
          <table:table-cell office:value-type="float" office:value="1989097.52" calcext:value-type="float">
            <text:p>1989097,52</text:p>
          </table:table-cell>
          <table:table-cell office:value-type="float" office:value="1493591.07" calcext:value-type="float">
            <text:p>1493591,07</text:p>
          </table:table-cell>
          <table:table-cell table:number-columns-repeated="973"/>
        </table:table-row>
        <table:table-row table:style-name="ro1">
          <table:table-cell table:style-name="ce10" office:value-type="string" calcext:value-type="string">
            <text:p>1996-03-31</text:p>
          </table:table-cell>
          <table:table-cell table:number-columns-repeated="18"/>
          <table:table-cell office:value-type="float" office:value="3757.22" calcext:value-type="float">
            <text:p>3757,22</text:p>
          </table:table-cell>
          <table:table-cell office:value-type="float" office:value="11743.19" calcext:value-type="float">
            <text:p>11743,19</text:p>
          </table:table-cell>
          <table:table-cell office:value-type="float" office:value="35688.3" calcext:value-type="float">
            <text:p>35688,3</text:p>
          </table:table-cell>
          <table:table-cell office:value-type="float" office:value="24458.01" calcext:value-type="float">
            <text:p>24458,01</text:p>
          </table:table-cell>
          <table:table-cell office:value-type="float" office:value="4311.79" calcext:value-type="float">
            <text:p>4311,79</text:p>
          </table:table-cell>
          <table:table-cell office:value-type="float" office:value="8670.9" calcext:value-type="float">
            <text:p>8670,9</text:p>
          </table:table-cell>
          <table:table-cell office:value-type="float" office:value="1921438.91" calcext:value-type="float">
            <text:p>1921438,91</text:p>
          </table:table-cell>
          <table:table-cell office:value-type="float" office:value="1419900.96" calcext:value-type="float">
            <text:p>1419900,96</text:p>
          </table:table-cell>
          <table:table-cell office:value-type="float" office:value="52608.72" calcext:value-type="float">
            <text:p>52608,72</text:p>
          </table:table-cell>
          <table:table-cell office:value-type="float" office:value="40993.22" calcext:value-type="float">
            <text:p>40993,22</text:p>
          </table:table-cell>
          <table:table-cell office:value-type="float" office:value="377651.77" calcext:value-type="float">
            <text:p>377651,77</text:p>
          </table:table-cell>
          <table:table-cell office:value-type="float" office:value="293471.66" calcext:value-type="float">
            <text:p>293471,66</text:p>
          </table:table-cell>
          <table:table-cell office:value-type="float" office:value="403727.73" calcext:value-type="float">
            <text:p>403727,73</text:p>
          </table:table-cell>
          <table:table-cell office:value-type="float" office:value="283988" calcext:value-type="float">
            <text:p>283988</text:p>
          </table:table-cell>
          <table:table-cell office:value-type="float" office:value="1106828.85" calcext:value-type="float">
            <text:p>1106828,85</text:p>
          </table:table-cell>
          <table:table-cell office:value-type="float" office:value="822589.66" calcext:value-type="float">
            <text:p>822589,66</text:p>
          </table:table-cell>
          <table:table-cell office:value-type="float" office:value="458010.57" calcext:value-type="float">
            <text:p>458010,57</text:p>
          </table:table-cell>
          <table:table-cell office:value-type="float" office:value="389226.01" calcext:value-type="float">
            <text:p>389226,01</text:p>
          </table:table-cell>
          <table:table-cell office:value-type="float" office:value="480191.34" calcext:value-type="float">
            <text:p>480191,34</text:p>
          </table:table-cell>
          <table:table-cell office:value-type="float" office:value="410128.32" calcext:value-type="float">
            <text:p>410128,32</text:p>
          </table:table-cell>
          <table:table-cell office:value-type="float" office:value="1939896.23" calcext:value-type="float">
            <text:p>1939896,23</text:p>
          </table:table-cell>
          <table:table-cell office:value-type="float" office:value="1440803.27" calcext:value-type="float">
            <text:p>1440803,27</text:p>
          </table:table-cell>
          <table:table-cell office:value-type="float" office:value="1953520.87" calcext:value-type="float">
            <text:p>1953520,87</text:p>
          </table:table-cell>
          <table:table-cell office:value-type="float" office:value="1451069.85" calcext:value-type="float">
            <text:p>1451069,85</text:p>
          </table:table-cell>
          <table:table-cell office:value-type="float" office:value="399630.7" calcext:value-type="float">
            <text:p>399630,7</text:p>
          </table:table-cell>
          <table:table-cell office:value-type="float" office:value="309990.18" calcext:value-type="float">
            <text:p>309990,18</text:p>
          </table:table-cell>
          <table:table-cell office:value-type="float" office:value="409133.8" calcext:value-type="float">
            <text:p>409133,8</text:p>
          </table:table-cell>
          <table:table-cell office:value-type="float" office:value="295465.97" calcext:value-type="float">
            <text:p>295465,97</text:p>
          </table:table-cell>
          <table:table-cell office:value-type="float" office:value="1124605.79" calcext:value-type="float">
            <text:p>1124605,79</text:p>
          </table:table-cell>
          <table:table-cell office:value-type="float" office:value="835060.82" calcext:value-type="float">
            <text:p>835060,82</text:p>
          </table:table-cell>
          <table:table-cell office:value-type="float" office:value="1973772.53" calcext:value-type="float">
            <text:p>1973772,53</text:p>
          </table:table-cell>
          <table:table-cell office:value-type="float" office:value="1474477.83" calcext:value-type="float">
            <text:p>1474477,83</text:p>
          </table:table-cell>
          <table:table-cell table:number-columns-repeated="973"/>
        </table:table-row>
        <table:table-row table:style-name="ro1">
          <table:table-cell table:style-name="ce10" office:value-type="string" calcext:value-type="string">
            <text:p>1995-12-31</text:p>
          </table:table-cell>
          <table:table-cell office:value-type="float" office:value="14512.83" calcext:value-type="float">
            <text:p>14512,83</text:p>
          </table:table-cell>
          <table:table-cell office:value-type="float" office:value="46008.36" calcext:value-type="float">
            <text:p>46008,36</text:p>
          </table:table-cell>
          <table:table-cell office:value-type="float" office:value="141441.4" calcext:value-type="float">
            <text:p>141441,4</text:p>
          </table:table-cell>
          <table:table-cell office:value-type="float" office:value="17440.15" calcext:value-type="float">
            <text:p>17440,15</text:p>
          </table:table-cell>
          <table:table-cell office:value-type="float" office:value="35469.36" calcext:value-type="float">
            <text:p>35469,36</text:p>
          </table:table-cell>
          <table:table-cell table:number-columns-repeated="9"/>
          <table:table-cell office:value-type="float" office:value="5741565.54" calcext:value-type="float">
            <text:p>5741565,54</text:p>
          </table:table-cell>
          <table:table-cell office:value-type="float" office:value="108834.57" calcext:value-type="float">
            <text:p>108834,57</text:p>
          </table:table-cell>
          <table:table-cell office:value-type="float" office:value="28589.78" calcext:value-type="float">
            <text:p>28589,78</text:p>
          </table:table-cell>
          <table:table-cell office:value-type="float" office:value="204328.49" calcext:value-type="float">
            <text:p>204328,49</text:p>
          </table:table-cell>
          <table:table-cell office:value-type="float" office:value="4339.56" calcext:value-type="float">
            <text:p>4339,56</text:p>
          </table:table-cell>
          <table:table-cell office:value-type="float" office:value="12459.13" calcext:value-type="float">
            <text:p>12459,13</text:p>
          </table:table-cell>
          <table:table-cell office:value-type="float" office:value="36829.8" calcext:value-type="float">
            <text:p>36829,8</text:p>
          </table:table-cell>
          <table:table-cell office:value-type="float" office:value="27637.85" calcext:value-type="float">
            <text:p>27637,85</text:p>
          </table:table-cell>
          <table:table-cell office:value-type="float" office:value="4421.9" calcext:value-type="float">
            <text:p>4421,9</text:p>
          </table:table-cell>
          <table:table-cell office:value-type="float" office:value="9374.84" calcext:value-type="float">
            <text:p>9374,84</text:p>
          </table:table-cell>
          <table:table-cell office:value-type="float" office:value="2014954.01" calcext:value-type="float">
            <text:p>2014954,01</text:p>
          </table:table-cell>
          <table:table-cell office:value-type="float" office:value="1491462.52" calcext:value-type="float">
            <text:p>1491462,52</text:p>
          </table:table-cell>
          <table:table-cell office:value-type="float" office:value="54919.22" calcext:value-type="float">
            <text:p>54919,22</text:p>
          </table:table-cell>
          <table:table-cell office:value-type="float" office:value="42920.4" calcext:value-type="float">
            <text:p>42920,4</text:p>
          </table:table-cell>
          <table:table-cell office:value-type="float" office:value="424751.3" calcext:value-type="float">
            <text:p>424751,3</text:p>
          </table:table-cell>
          <table:table-cell office:value-type="float" office:value="327868.96" calcext:value-type="float">
            <text:p>327868,96</text:p>
          </table:table-cell>
          <table:table-cell office:value-type="float" office:value="422620.55" calcext:value-type="float">
            <text:p>422620,55</text:p>
          </table:table-cell>
          <table:table-cell office:value-type="float" office:value="319119.76" calcext:value-type="float">
            <text:p>319119,76</text:p>
          </table:table-cell>
          <table:table-cell office:value-type="float" office:value="1143410.62" calcext:value-type="float">
            <text:p>1143410,62</text:p>
          </table:table-cell>
          <table:table-cell office:value-type="float" office:value="841443.26" calcext:value-type="float">
            <text:p>841443,26</text:p>
          </table:table-cell>
          <table:table-cell office:value-type="float" office:value="462155.81" calcext:value-type="float">
            <text:p>462155,81</text:p>
          </table:table-cell>
          <table:table-cell office:value-type="float" office:value="390178.03" calcext:value-type="float">
            <text:p>390178,03</text:p>
          </table:table-cell>
          <table:table-cell office:value-type="float" office:value="481151.37" calcext:value-type="float">
            <text:p>481151,37</text:p>
          </table:table-cell>
          <table:table-cell office:value-type="float" office:value="411105.54" calcext:value-type="float">
            <text:p>411105,54</text:p>
          </table:table-cell>
          <table:table-cell office:value-type="float" office:value="2023920.08" calcext:value-type="float">
            <text:p>2023920,08</text:p>
          </table:table-cell>
          <table:table-cell office:value-type="float" office:value="1512390.03" calcext:value-type="float">
            <text:p>1512390,03</text:p>
          </table:table-cell>
          <table:table-cell office:value-type="float" office:value="1954952.09" calcext:value-type="float">
            <text:p>1954952,09</text:p>
          </table:table-cell>
          <table:table-cell office:value-type="float" office:value="1440240.14" calcext:value-type="float">
            <text:p>1440240,14</text:p>
          </table:table-cell>
          <table:table-cell office:value-type="float" office:value="408287.54" calcext:value-type="float">
            <text:p>408287,54</text:p>
          </table:table-cell>
          <table:table-cell office:value-type="float" office:value="315231.43" calcext:value-type="float">
            <text:p>315231,43</text:p>
          </table:table-cell>
          <table:table-cell office:value-type="float" office:value="408848.85" calcext:value-type="float">
            <text:p>408848,85</text:p>
          </table:table-cell>
          <table:table-cell office:value-type="float" office:value="293277.44" calcext:value-type="float">
            <text:p>293277,44</text:p>
          </table:table-cell>
          <table:table-cell office:value-type="float" office:value="1113949.65" calcext:value-type="float">
            <text:p>1113949,65</text:p>
          </table:table-cell>
          <table:table-cell office:value-type="float" office:value="821529.93" calcext:value-type="float">
            <text:p>821529,93</text:p>
          </table:table-cell>
          <table:table-cell office:value-type="float" office:value="1970785.19" calcext:value-type="float">
            <text:p>1970785,19</text:p>
          </table:table-cell>
          <table:table-cell office:value-type="float" office:value="1461878.73" calcext:value-type="float">
            <text:p>1461878,73</text:p>
          </table:table-cell>
          <table:table-cell table:number-columns-repeated="973"/>
        </table:table-row>
        <table:table-row table:style-name="ro1">
          <table:table-cell table:style-name="ce10" office:value-type="string" calcext:value-type="string">
            <text:p>1995-09-30</text:p>
          </table:table-cell>
          <table:table-cell table:number-columns-repeated="18"/>
          <table:table-cell office:value-type="float" office:value="3797.6" calcext:value-type="float">
            <text:p>3797,6</text:p>
          </table:table-cell>
          <table:table-cell office:value-type="float" office:value="11928.55" calcext:value-type="float">
            <text:p>11928,55</text:p>
          </table:table-cell>
          <table:table-cell office:value-type="float" office:value="34654.97" calcext:value-type="float">
            <text:p>34654,97</text:p>
          </table:table-cell>
          <table:table-cell office:value-type="float" office:value="25885.65" calcext:value-type="float">
            <text:p>25885,65</text:p>
          </table:table-cell>
          <table:table-cell office:value-type="float" office:value="4581.39" calcext:value-type="float">
            <text:p>4581,39</text:p>
          </table:table-cell>
          <table:table-cell office:value-type="float" office:value="8568.37" calcext:value-type="float">
            <text:p>8568,37</text:p>
          </table:table-cell>
          <table:table-cell office:value-type="float" office:value="1925795.02" calcext:value-type="float">
            <text:p>1925795,02</text:p>
          </table:table-cell>
          <table:table-cell office:value-type="float" office:value="1405439.41" calcext:value-type="float">
            <text:p>1405439,41</text:p>
          </table:table-cell>
          <table:table-cell office:value-type="float" office:value="49087.67" calcext:value-type="float">
            <text:p>49087,67</text:p>
          </table:table-cell>
          <table:table-cell office:value-type="float" office:value="38135.79" calcext:value-type="float">
            <text:p>38135,79</text:p>
          </table:table-cell>
          <table:table-cell office:value-type="float" office:value="399489.55" calcext:value-type="float">
            <text:p>399489,55</text:p>
          </table:table-cell>
          <table:table-cell office:value-type="float" office:value="306532.06" calcext:value-type="float">
            <text:p>306532,06</text:p>
          </table:table-cell>
          <table:table-cell office:value-type="float" office:value="399445.01" calcext:value-type="float">
            <text:p>399445,01</text:p>
          </table:table-cell>
          <table:table-cell office:value-type="float" office:value="277493.99" calcext:value-type="float">
            <text:p>277493,99</text:p>
          </table:table-cell>
          <table:table-cell office:value-type="float" office:value="1104206.8" calcext:value-type="float">
            <text:p>1104206,8</text:p>
          </table:table-cell>
          <table:table-cell office:value-type="float" office:value="808199.91" calcext:value-type="float">
            <text:p>808199,91</text:p>
          </table:table-cell>
          <table:table-cell office:value-type="float" office:value="433878.03" calcext:value-type="float">
            <text:p>433878,03</text:p>
          </table:table-cell>
          <table:table-cell office:value-type="float" office:value="365037.39" calcext:value-type="float">
            <text:p>365037,39</text:p>
          </table:table-cell>
          <table:table-cell office:value-type="float" office:value="455116.98" calcext:value-type="float">
            <text:p>455116,98</text:p>
          </table:table-cell>
          <table:table-cell office:value-type="float" office:value="386653.44" calcext:value-type="float">
            <text:p>386653,44</text:p>
          </table:table-cell>
          <table:table-cell office:value-type="float" office:value="1939047.57" calcext:value-type="float">
            <text:p>1939047,57</text:p>
          </table:table-cell>
          <table:table-cell office:value-type="float" office:value="1427055.46" calcext:value-type="float">
            <text:p>1427055,46</text:p>
          </table:table-cell>
          <table:table-cell office:value-type="float" office:value="1946077.25" calcext:value-type="float">
            <text:p>1946077,25</text:p>
          </table:table-cell>
          <table:table-cell office:value-type="float" office:value="1429505.35" calcext:value-type="float">
            <text:p>1429505,35</text:p>
          </table:table-cell>
          <table:table-cell office:value-type="float" office:value="404000.97" calcext:value-type="float">
            <text:p>404000,97</text:p>
          </table:table-cell>
          <table:table-cell office:value-type="float" office:value="311284.51" calcext:value-type="float">
            <text:p>311284,51</text:p>
          </table:table-cell>
          <table:table-cell office:value-type="float" office:value="406792.83" calcext:value-type="float">
            <text:p>406792,83</text:p>
          </table:table-cell>
          <table:table-cell office:value-type="float" office:value="289438.45" calcext:value-type="float">
            <text:p>289438,45</text:p>
          </table:table-cell>
          <table:table-cell office:value-type="float" office:value="1111736.35" calcext:value-type="float">
            <text:p>1111736,35</text:p>
          </table:table-cell>
          <table:table-cell office:value-type="float" office:value="813950.61" calcext:value-type="float">
            <text:p>813950,61</text:p>
          </table:table-cell>
          <table:table-cell office:value-type="float" office:value="1963714.64" calcext:value-type="float">
            <text:p>1963714,64</text:p>
          </table:table-cell>
          <table:table-cell office:value-type="float" office:value="1447456.46" calcext:value-type="float">
            <text:p>1447456,46</text:p>
          </table:table-cell>
          <table:table-cell table:number-columns-repeated="973"/>
        </table:table-row>
        <table:table-row table:style-name="ro1">
          <table:table-cell table:style-name="ce10" office:value-type="string" calcext:value-type="string">
            <text:p>1995-06-30</text:p>
          </table:table-cell>
          <table:table-cell table:number-columns-repeated="18"/>
          <table:table-cell office:value-type="float" office:value="3162.45" calcext:value-type="float">
            <text:p>3162,45</text:p>
          </table:table-cell>
          <table:table-cell office:value-type="float" office:value="11405.8" calcext:value-type="float">
            <text:p>11405,8</text:p>
          </table:table-cell>
          <table:table-cell office:value-type="float" office:value="35903.11" calcext:value-type="float">
            <text:p>35903,11</text:p>
          </table:table-cell>
          <table:table-cell office:value-type="float" office:value="25858.42" calcext:value-type="float">
            <text:p>25858,42</text:p>
          </table:table-cell>
          <table:table-cell office:value-type="float" office:value="4457.71" calcext:value-type="float">
            <text:p>4457,71</text:p>
          </table:table-cell>
          <table:table-cell office:value-type="float" office:value="8743.22" calcext:value-type="float">
            <text:p>8743,22</text:p>
          </table:table-cell>
          <table:table-cell office:value-type="float" office:value="1947726.61" calcext:value-type="float">
            <text:p>1947726,61</text:p>
          </table:table-cell>
          <table:table-cell office:value-type="float" office:value="1401289.27" calcext:value-type="float">
            <text:p>1401289,27</text:p>
          </table:table-cell>
          <table:table-cell office:value-type="float" office:value="49839" calcext:value-type="float">
            <text:p>49839</text:p>
          </table:table-cell>
          <table:table-cell office:value-type="float" office:value="38067.07" calcext:value-type="float">
            <text:p>38067,07</text:p>
          </table:table-cell>
          <table:table-cell office:value-type="float" office:value="415082.47" calcext:value-type="float">
            <text:p>415082,47</text:p>
          </table:table-cell>
          <table:table-cell office:value-type="float" office:value="316454.74" calcext:value-type="float">
            <text:p>316454,74</text:p>
          </table:table-cell>
          <table:table-cell office:value-type="float" office:value="404830.18" calcext:value-type="float">
            <text:p>404830,18</text:p>
          </table:table-cell>
          <table:table-cell office:value-type="float" office:value="281409.26" calcext:value-type="float">
            <text:p>281409,26</text:p>
          </table:table-cell>
          <table:table-cell office:value-type="float" office:value="1103952.15" calcext:value-type="float">
            <text:p>1103952,15</text:p>
          </table:table-cell>
          <table:table-cell office:value-type="float" office:value="798832.94" calcext:value-type="float">
            <text:p>798832,94</text:p>
          </table:table-cell>
          <table:table-cell office:value-type="float" office:value="450262.04" calcext:value-type="float">
            <text:p>450262,04</text:p>
          </table:table-cell>
          <table:table-cell office:value-type="float" office:value="378491.76" calcext:value-type="float">
            <text:p>378491,76</text:p>
          </table:table-cell>
          <table:table-cell office:value-type="float" office:value="476030.96" calcext:value-type="float">
            <text:p>476030,96</text:p>
          </table:table-cell>
          <table:table-cell office:value-type="float" office:value="401760.68" calcext:value-type="float">
            <text:p>401760,68</text:p>
          </table:table-cell>
          <table:table-cell office:value-type="float" office:value="1960261.39" calcext:value-type="float">
            <text:p>1960261,39</text:p>
          </table:table-cell>
          <table:table-cell office:value-type="float" office:value="1424558.19" calcext:value-type="float">
            <text:p>1424558,19</text:p>
          </table:table-cell>
          <table:table-cell office:value-type="float" office:value="1944005.63" calcext:value-type="float">
            <text:p>1944005,63</text:p>
          </table:table-cell>
          <table:table-cell office:value-type="float" office:value="1404074.31" calcext:value-type="float">
            <text:p>1404074,31</text:p>
          </table:table-cell>
          <table:table-cell office:value-type="float" office:value="403070.95" calcext:value-type="float">
            <text:p>403070,95</text:p>
          </table:table-cell>
          <table:table-cell office:value-type="float" office:value="307525.6" calcext:value-type="float">
            <text:p>307525,6</text:p>
          </table:table-cell>
          <table:table-cell office:value-type="float" office:value="404239.63" calcext:value-type="float">
            <text:p>404239,63</text:p>
          </table:table-cell>
          <table:table-cell office:value-type="float" office:value="284163.54" calcext:value-type="float">
            <text:p>284163,54</text:p>
          </table:table-cell>
          <table:table-cell office:value-type="float" office:value="1113155.18" calcext:value-type="float">
            <text:p>1113155,18</text:p>
          </table:table-cell>
          <table:table-cell office:value-type="float" office:value="803766.02" calcext:value-type="float">
            <text:p>803766,02</text:p>
          </table:table-cell>
          <table:table-cell office:value-type="float" office:value="1959093.29" calcext:value-type="float">
            <text:p>1959093,29</text:p>
          </table:table-cell>
          <table:table-cell office:value-type="float" office:value="1424706.6" calcext:value-type="float">
            <text:p>1424706,6</text:p>
          </table:table-cell>
          <table:table-cell table:number-columns-repeated="973"/>
        </table:table-row>
        <table:table-row table:style-name="ro1">
          <table:table-cell table:style-name="ce10" office:value-type="string" calcext:value-type="string">
            <text:p>1995-03-31</text:p>
          </table:table-cell>
          <table:table-cell table:number-columns-repeated="18"/>
          <table:table-cell office:value-type="float" office:value="3175.18" calcext:value-type="float">
            <text:p>3175,18</text:p>
          </table:table-cell>
          <table:table-cell office:value-type="float" office:value="10206.82" calcext:value-type="float">
            <text:p>10206,82</text:p>
          </table:table-cell>
          <table:table-cell office:value-type="float" office:value="34110.66" calcext:value-type="float">
            <text:p>34110,66</text:p>
          </table:table-cell>
          <table:table-cell office:value-type="float" office:value="23344.41" calcext:value-type="float">
            <text:p>23344,41</text:p>
          </table:table-cell>
          <table:table-cell office:value-type="float" office:value="3981.75" calcext:value-type="float">
            <text:p>3981,75</text:p>
          </table:table-cell>
          <table:table-cell office:value-type="float" office:value="8707.58" calcext:value-type="float">
            <text:p>8707,58</text:p>
          </table:table-cell>
          <table:table-cell office:value-type="float" office:value="1878362" calcext:value-type="float">
            <text:p>1878362</text:p>
          </table:table-cell>
          <table:table-cell office:value-type="float" office:value="1357395.99" calcext:value-type="float">
            <text:p>1357395,99</text:p>
          </table:table-cell>
          <table:table-cell office:value-type="float" office:value="50051.58" calcext:value-type="float">
            <text:p>50051,58</text:p>
          </table:table-cell>
          <table:table-cell office:value-type="float" office:value="37896.32" calcext:value-type="float">
            <text:p>37896,32</text:p>
          </table:table-cell>
          <table:table-cell office:value-type="float" office:value="380165.68" calcext:value-type="float">
            <text:p>380165,68</text:p>
          </table:table-cell>
          <table:table-cell office:value-type="float" office:value="288574.31" calcext:value-type="float">
            <text:p>288574,31</text:p>
          </table:table-cell>
          <table:table-cell office:value-type="float" office:value="395195.37" calcext:value-type="float">
            <text:p>395195,37</text:p>
          </table:table-cell>
          <table:table-cell office:value-type="float" office:value="269625.57" calcext:value-type="float">
            <text:p>269625,57</text:p>
          </table:table-cell>
          <table:table-cell office:value-type="float" office:value="1081892.34" calcext:value-type="float">
            <text:p>1081892,34</text:p>
          </table:table-cell>
          <table:table-cell office:value-type="float" office:value="777446.71" calcext:value-type="float">
            <text:p>777446,71</text:p>
          </table:table-cell>
          <table:table-cell office:value-type="float" office:value="439850.49" calcext:value-type="float">
            <text:p>439850,49</text:p>
          </table:table-cell>
          <table:table-cell office:value-type="float" office:value="370138.78" calcext:value-type="float">
            <text:p>370138,78</text:p>
          </table:table-cell>
          <table:table-cell office:value-type="float" office:value="465052.95" calcext:value-type="float">
            <text:p>465052,95</text:p>
          </table:table-cell>
          <table:table-cell office:value-type="float" office:value="390304.65" calcext:value-type="float">
            <text:p>390304,65</text:p>
          </table:table-cell>
          <table:table-cell office:value-type="float" office:value="1919569.99" calcext:value-type="float">
            <text:p>1919569,99</text:p>
          </table:table-cell>
          <table:table-cell office:value-type="float" office:value="1377561.86" calcext:value-type="float">
            <text:p>1377561,86</text:p>
          </table:table-cell>
          <table:table-cell office:value-type="float" office:value="1926287.99" calcext:value-type="float">
            <text:p>1926287,99</text:p>
          </table:table-cell>
          <table:table-cell office:value-type="float" office:value="1384901.38" calcext:value-type="float">
            <text:p>1384901,38</text:p>
          </table:table-cell>
          <table:table-cell office:value-type="float" office:value="400750.66" calcext:value-type="float">
            <text:p>400750,66</text:p>
          </table:table-cell>
          <table:table-cell office:value-type="float" office:value="302880.54" calcext:value-type="float">
            <text:p>302880,54</text:p>
          </table:table-cell>
          <table:table-cell office:value-type="float" office:value="400968.7" calcext:value-type="float">
            <text:p>400968,7</text:p>
          </table:table-cell>
          <table:table-cell office:value-type="float" office:value="279889.52" calcext:value-type="float">
            <text:p>279889,52</text:p>
          </table:table-cell>
          <table:table-cell office:value-type="float" office:value="1101135.05" calcext:value-type="float">
            <text:p>1101135,05</text:p>
          </table:table-cell>
          <table:table-cell office:value-type="float" office:value="791514.02" calcext:value-type="float">
            <text:p>791514,02</text:p>
          </table:table-cell>
          <table:table-cell office:value-type="float" office:value="1948570.52" calcext:value-type="float">
            <text:p>1948570,52</text:p>
          </table:table-cell>
          <table:table-cell office:value-type="float" office:value="1407030.04" calcext:value-type="float">
            <text:p>1407030,04</text:p>
          </table:table-cell>
          <table:table-cell table:number-columns-repeated="973"/>
        </table:table-row>
        <table:table-row table:style-name="ro1">
          <table:table-cell table:style-name="ce10" office:value-type="string" calcext:value-type="string">
            <text:p>1994-12-31</text:p>
          </table:table-cell>
          <table:table-cell table:number-columns-repeated="2"/>
          <table:table-cell office:value-type="float" office:value="131677.98" calcext:value-type="float">
            <text:p>131677,98</text:p>
          </table:table-cell>
          <table:table-cell table:number-columns-repeated="14"/>
          <table:table-cell office:value-type="float" office:value="192863" calcext:value-type="float">
            <text:p>192863</text:p>
          </table:table-cell>
          <table:table-cell table:number-columns-repeated="3"/>
          <table:table-cell office:value-type="float" office:value="25202.96" calcext:value-type="float">
            <text:p>25202,96</text:p>
          </table:table-cell>
          <table:table-cell table:number-columns-repeated="1001"/>
        </table:table-row>
        <table:table-row table:style-name="ro1">
          <table:table-cell table:style-name="ce10" office:value-type="string" calcext:value-type="string">
            <text:p>1994-09-30</text:p>
          </table:table-cell>
          <table:table-cell table:number-columns-repeated="21"/>
          <table:table-cell office:value-type="float" office:value="21702.47" calcext:value-type="float">
            <text:p>21702,47</text:p>
          </table:table-cell>
          <table:table-cell table:number-columns-repeated="1001"/>
        </table:table-row>
        <table:table-row table:style-name="ro1">
          <table:table-cell table:style-name="ce10" office:value-type="string" calcext:value-type="string">
            <text:p>1994-06-30</text:p>
          </table:table-cell>
          <table:table-cell table:number-columns-repeated="21"/>
          <table:table-cell office:value-type="float" office:value="20942.01" calcext:value-type="float">
            <text:p>20942,01</text:p>
          </table:table-cell>
          <table:table-cell table:number-columns-repeated="1001"/>
        </table:table-row>
        <table:table-row table:style-name="ro1">
          <table:table-cell table:style-name="ce10" office:value-type="string" calcext:value-type="string">
            <text:p>1994-03-31</text:p>
          </table:table-cell>
          <table:table-cell table:number-columns-repeated="21"/>
          <table:table-cell office:value-type="float" office:value="19522.02" calcext:value-type="float">
            <text:p>19522,02</text:p>
          </table:table-cell>
          <table:table-cell table:number-columns-repeated="1001"/>
        </table:table-row>
        <table:table-row table:style-name="ro1">
          <table:table-cell table:style-name="ce10" office:value-type="string" calcext:value-type="string">
            <text:p>1993-12-31</text:p>
          </table:table-cell>
          <table:table-cell table:number-columns-repeated="2"/>
          <table:table-cell office:value-type="float" office:value="122269.56" calcext:value-type="float">
            <text:p>122269,56</text:p>
          </table:table-cell>
          <table:table-cell table:number-columns-repeated="14"/>
          <table:table-cell office:value-type="float" office:value="181713.64" calcext:value-type="float">
            <text:p>181713,64</text:p>
          </table:table-cell>
          <table:table-cell table:number-columns-repeated="3"/>
          <table:table-cell office:value-type="float" office:value="20537.18" calcext:value-type="float">
            <text:p>20537,18</text:p>
          </table:table-cell>
          <table:table-cell table:number-columns-repeated="1001"/>
        </table:table-row>
        <table:table-row table:style-name="ro1">
          <table:table-cell table:style-name="ce10" office:value-type="string" calcext:value-type="string">
            <text:p>1993-09-30</text:p>
          </table:table-cell>
          <table:table-cell table:number-columns-repeated="21"/>
          <table:table-cell office:value-type="float" office:value="19045.09" calcext:value-type="float">
            <text:p>19045,09</text:p>
          </table:table-cell>
          <table:table-cell table:number-columns-repeated="1001"/>
        </table:table-row>
        <table:table-row table:style-name="ro1">
          <table:table-cell table:style-name="ce10" office:value-type="string" calcext:value-type="string">
            <text:p>1993-06-30</text:p>
          </table:table-cell>
          <table:table-cell table:number-columns-repeated="21"/>
          <table:table-cell office:value-type="float" office:value="18991.45" calcext:value-type="float">
            <text:p>18991,45</text:p>
          </table:table-cell>
          <table:table-cell table:number-columns-repeated="1001"/>
        </table:table-row>
        <table:table-row table:style-name="ro1">
          <table:table-cell table:style-name="ce10" office:value-type="string" calcext:value-type="string">
            <text:p>1993-03-31</text:p>
          </table:table-cell>
          <table:table-cell table:number-columns-repeated="21"/>
          <table:table-cell office:value-type="float" office:value="17569.16" calcext:value-type="float">
            <text:p>17569,16</text:p>
          </table:table-cell>
          <table:table-cell table:number-columns-repeated="1001"/>
        </table:table-row>
        <table:table-row table:style-name="ro1">
          <table:table-cell table:style-name="ce10" office:value-type="string" calcext:value-type="string">
            <text:p>1992-12-31</text:p>
          </table:table-cell>
          <table:table-cell table:number-columns-repeated="2"/>
          <table:table-cell office:value-type="float" office:value="118194.23" calcext:value-type="float">
            <text:p>118194,23</text:p>
          </table:table-cell>
          <table:table-cell table:number-columns-repeated="18"/>
          <table:table-cell office:value-type="float" office:value="20954.15" calcext:value-type="float">
            <text:p>20954,15</text:p>
          </table:table-cell>
          <table:table-cell table:number-columns-repeated="1001"/>
        </table:table-row>
        <table:table-row table:style-name="ro1">
          <table:table-cell table:style-name="ce10" office:value-type="string" calcext:value-type="string">
            <text:p>1992-09-30</text:p>
          </table:table-cell>
          <table:table-cell table:number-columns-repeated="21"/>
          <table:table-cell office:value-type="float" office:value="21694.88" calcext:value-type="float">
            <text:p>21694,88</text:p>
          </table:table-cell>
          <table:table-cell table:number-columns-repeated="1001"/>
        </table:table-row>
        <table:table-row table:style-name="ro1">
          <table:table-cell table:style-name="ce10" office:value-type="string" calcext:value-type="string">
            <text:p>1992-06-30</text:p>
          </table:table-cell>
          <table:table-cell table:number-columns-repeated="21"/>
          <table:table-cell office:value-type="float" office:value="22668.65" calcext:value-type="float">
            <text:p>22668,65</text:p>
          </table:table-cell>
          <table:table-cell table:number-columns-repeated="1001"/>
        </table:table-row>
        <table:table-row table:style-name="ro1">
          <table:table-cell table:style-name="ce10" office:value-type="string" calcext:value-type="string">
            <text:p>1992-03-31</text:p>
          </table:table-cell>
          <table:table-cell table:number-columns-repeated="21"/>
          <table:table-cell office:value-type="float" office:value="21660.99" calcext:value-type="float">
            <text:p>21660,99</text:p>
          </table:table-cell>
          <table:table-cell table:number-columns-repeated="1001"/>
        </table:table-row>
        <table:table-row table:style-name="ro1">
          <table:table-cell table:style-name="ce10" office:value-type="string" calcext:value-type="string">
            <text:p>1991-12-31</text:p>
          </table:table-cell>
          <table:table-cell table:number-columns-repeated="2"/>
          <table:table-cell office:value-type="float" office:value="112605.36" calcext:value-type="float">
            <text:p>112605,36</text:p>
          </table:table-cell>
          <table:table-cell table:number-columns-repeated="18"/>
          <table:table-cell office:value-type="float" office:value="25598.39" calcext:value-type="float">
            <text:p>25598,39</text:p>
          </table:table-cell>
          <table:table-cell table:number-columns-repeated="1001"/>
        </table:table-row>
        <table:table-row table:style-name="ro1">
          <table:table-cell table:style-name="ce10" office:value-type="string" calcext:value-type="string">
            <text:p>1991-09-30</text:p>
          </table:table-cell>
          <table:table-cell table:number-columns-repeated="21"/>
          <table:table-cell office:value-type="float" office:value="25836.92" calcext:value-type="float">
            <text:p>25836,92</text:p>
          </table:table-cell>
          <table:table-cell table:number-columns-repeated="1001"/>
        </table:table-row>
        <table:table-row table:style-name="ro1">
          <table:table-cell table:style-name="ce10" office:value-type="string" calcext:value-type="string">
            <text:p>1991-06-30</text:p>
          </table:table-cell>
          <table:table-cell table:number-columns-repeated="21"/>
          <table:table-cell office:value-type="float" office:value="26874.41" calcext:value-type="float">
            <text:p>26874,41</text:p>
          </table:table-cell>
          <table:table-cell table:number-columns-repeated="1001"/>
        </table:table-row>
        <table:table-row table:style-name="ro1">
          <table:table-cell table:style-name="ce10" office:value-type="string" calcext:value-type="string">
            <text:p>1991-03-31</text:p>
          </table:table-cell>
          <table:table-cell table:number-columns-repeated="21"/>
          <table:table-cell office:value-type="float" office:value="25045.06" calcext:value-type="float">
            <text:p>25045,06</text:p>
          </table:table-cell>
          <table:table-cell table:number-columns-repeated="1001"/>
        </table:table-row>
        <table:table-row table:style-name="ro1">
          <table:table-cell table:style-name="ce10" office:value-type="string" calcext:value-type="string">
            <text:p>1990-12-31</text:p>
          </table:table-cell>
          <table:table-cell table:number-columns-repeated="2"/>
          <table:table-cell office:value-type="float" office:value="108898" calcext:value-type="float">
            <text:p>108898</text:p>
          </table:table-cell>
          <table:table-cell table:number-columns-repeated="18"/>
          <table:table-cell office:value-type="float" office:value="28955.57" calcext:value-type="float">
            <text:p>28955,57</text:p>
          </table:table-cell>
          <table:table-cell table:number-columns-repeated="1001"/>
        </table:table-row>
        <table:table-row table:style-name="ro1">
          <table:table-cell table:style-name="ce10" office:value-type="string" calcext:value-type="string">
            <text:p>1990-09-30</text:p>
          </table:table-cell>
          <table:table-cell table:number-columns-repeated="21"/>
          <table:table-cell office:value-type="float" office:value="27579.8" calcext:value-type="float">
            <text:p>27579,8</text:p>
          </table:table-cell>
          <table:table-cell table:number-columns-repeated="1001"/>
        </table:table-row>
        <table:table-row table:style-name="ro1">
          <table:table-cell table:style-name="ce10" office:value-type="string" calcext:value-type="string">
            <text:p>1990-06-30</text:p>
          </table:table-cell>
          <table:table-cell table:number-columns-repeated="21"/>
          <table:table-cell office:value-type="float" office:value="28137.66" calcext:value-type="float">
            <text:p>28137,66</text:p>
          </table:table-cell>
          <table:table-cell table:number-columns-repeated="1001"/>
        </table:table-row>
        <table:table-row table:style-name="ro1">
          <table:table-cell table:style-name="ce10" office:value-type="string" calcext:value-type="string">
            <text:p>1990-03-31</text:p>
          </table:table-cell>
          <table:table-cell table:number-columns-repeated="21"/>
          <table:table-cell office:value-type="float" office:value="26705.68" calcext:value-type="float">
            <text:p>26705,68</text:p>
          </table:table-cell>
          <table:table-cell table:number-columns-repeated="1001"/>
        </table:table-row>
        <table:table-row table:style-name="ro1">
          <table:table-cell table:style-name="ce10" office:value-type="string" calcext:value-type="string">
            <text:p>1989-12-31</text:p>
          </table:table-cell>
          <table:table-cell table:number-columns-repeated="2"/>
          <table:table-cell office:value-type="float" office:value="102087.62" calcext:value-type="float">
            <text:p>102087,62</text:p>
          </table:table-cell>
          <table:table-cell table:number-columns-repeated="1020"/>
        </table:table-row>
        <table:table-row table:style-name="ro1">
          <table:table-cell table:style-name="ce10" office:value-type="string" calcext:value-type="string">
            <text:p>1988-12-31</text:p>
          </table:table-cell>
          <table:table-cell table:number-columns-repeated="2"/>
          <table:table-cell office:value-type="float" office:value="97823.55" calcext:value-type="float">
            <text:p>97823,55</text:p>
          </table:table-cell>
          <table:table-cell table:number-columns-repeated="1020"/>
        </table:table-row>
        <table:table-row table:style-name="ro1">
          <table:table-cell table:style-name="ce10" office:value-type="string" calcext:value-type="string">
            <text:p>1987-12-31</text:p>
          </table:table-cell>
          <table:table-cell table:number-columns-repeated="2"/>
          <table:table-cell office:value-type="float" office:value="94921.49" calcext:value-type="float">
            <text:p>94921,49</text:p>
          </table:table-cell>
          <table:table-cell table:number-columns-repeated="1020"/>
        </table:table-row>
        <table:table-row table:style-name="ro1">
          <table:table-cell table:style-name="ce10" office:value-type="string" calcext:value-type="string">
            <text:p>1986-12-31</text:p>
          </table:table-cell>
          <table:table-cell table:number-columns-repeated="2"/>
          <table:table-cell office:value-type="float" office:value="89802.44" calcext:value-type="float">
            <text:p>89802,44</text:p>
          </table:table-cell>
          <table:table-cell table:number-columns-repeated="1020"/>
        </table:table-row>
        <table:table-row table:style-name="ro1">
          <table:table-cell table:style-name="ce10" office:value-type="string" calcext:value-type="string">
            <text:p>1985-12-31</text:p>
          </table:table-cell>
          <table:table-cell table:number-columns-repeated="2"/>
          <table:table-cell office:value-type="float" office:value="82799.83" calcext:value-type="float">
            <text:p>82799,83</text:p>
          </table:table-cell>
          <table:table-cell table:number-columns-repeated="1020"/>
        </table:table-row>
        <table:table-row table:style-name="ro1">
          <table:table-cell table:style-name="ce10" office:value-type="string" calcext:value-type="string">
            <text:p>1984-12-31</text:p>
          </table:table-cell>
          <table:table-cell table:number-columns-repeated="2"/>
          <table:table-cell office:value-type="float" office:value="75140.16" calcext:value-type="float">
            <text:p>75140,16</text:p>
          </table:table-cell>
          <table:table-cell table:number-columns-repeated="1020"/>
        </table:table-row>
        <table:table-row table:style-name="ro1">
          <table:table-cell table:style-name="ce10" office:value-type="string" calcext:value-type="string">
            <text:p>1983-12-31</text:p>
          </table:table-cell>
          <table:table-cell table:number-columns-repeated="2"/>
          <table:table-cell office:value-type="float" office:value="68200.12" calcext:value-type="float">
            <text:p>68200,12</text:p>
          </table:table-cell>
          <table:table-cell table:number-columns-repeated="1020"/>
        </table:table-row>
        <table:table-row table:style-name="ro1">
          <table:table-cell table:style-name="ce10" office:value-type="string" calcext:value-type="string">
            <text:p>1982-12-31</text:p>
          </table:table-cell>
          <table:table-cell table:number-columns-repeated="2"/>
          <table:table-cell office:value-type="float" office:value="61712.66" calcext:value-type="float">
            <text:p>61712,66</text:p>
          </table:table-cell>
          <table:table-cell table:number-columns-repeated="1020"/>
        </table:table-row>
        <table:table-row table:style-name="ro1">
          <table:table-cell table:style-name="ce10" office:value-type="string" calcext:value-type="string">
            <text:p>1981-12-31</text:p>
          </table:table-cell>
          <table:table-cell table:number-columns-repeated="2"/>
          <table:table-cell office:value-type="float" office:value="55635.83" calcext:value-type="float">
            <text:p>55635,83</text:p>
          </table:table-cell>
          <table:table-cell table:number-columns-repeated="1020"/>
        </table:table-row>
        <table:table-row table:style-name="ro1">
          <table:table-cell table:style-name="ce10" office:value-type="string" calcext:value-type="string">
            <text:p>1980-12-31</text:p>
          </table:table-cell>
          <table:table-cell table:number-columns-repeated="2"/>
          <table:table-cell office:value-type="float" office:value="51213.38" calcext:value-type="float">
            <text:p>51213,38</text:p>
          </table:table-cell>
          <table:table-cell table:number-columns-repeated="1020"/>
        </table:table-row>
        <table:table-row table:style-name="ro1">
          <table:table-cell table:style-name="ce10" office:value-type="string" calcext:value-type="string">
            <text:p>1979-12-31</text:p>
          </table:table-cell>
          <table:table-cell table:number-columns-repeated="2"/>
          <table:table-cell office:value-type="float" office:value="51359.87" calcext:value-type="float">
            <text:p>51359,87</text:p>
          </table:table-cell>
          <table:table-cell table:number-columns-repeated="1020"/>
        </table:table-row>
        <table:table-row table:style-name="ro1">
          <table:table-cell table:style-name="ce10" office:value-type="string" calcext:value-type="string">
            <text:p>1978-12-31</text:p>
          </table:table-cell>
          <table:table-cell table:number-columns-repeated="2"/>
          <table:table-cell office:value-type="float" office:value="47421.81" calcext:value-type="float">
            <text:p>47421,81</text:p>
          </table:table-cell>
          <table:table-cell table:number-columns-repeated="1020"/>
        </table:table-row>
        <table:table-row table:style-name="ro1">
          <table:table-cell table:style-name="ce10" office:value-type="string" calcext:value-type="string">
            <text:p>1977-12-31</text:p>
          </table:table-cell>
          <table:table-cell table:number-columns-repeated="2"/>
          <table:table-cell office:value-type="float" office:value="43593.7" calcext:value-type="float">
            <text:p>43593,7</text:p>
          </table:table-cell>
          <table:table-cell table:number-columns-repeated="1020"/>
        </table:table-row>
        <table:table-row table:style-name="ro1">
          <table:table-cell table:style-name="ce10" office:value-type="string" calcext:value-type="string">
            <text:p>1976-12-31</text:p>
          </table:table-cell>
          <table:table-cell table:number-columns-repeated="2"/>
          <table:table-cell office:value-type="float" office:value="39850.52" calcext:value-type="float">
            <text:p>39850,52</text:p>
          </table:table-cell>
          <table:table-cell table:number-columns-repeated="1020"/>
        </table:table-row>
        <table:table-row table:style-name="ro1">
          <table:table-cell table:style-name="ce10" office:value-type="string" calcext:value-type="string">
            <text:p>1975-12-31</text:p>
          </table:table-cell>
          <table:table-cell table:number-columns-repeated="2"/>
          <table:table-cell office:value-type="float" office:value="32652.51" calcext:value-type="float">
            <text:p>32652,51</text:p>
          </table:table-cell>
          <table:table-cell table:number-columns-repeated="1020"/>
        </table:table-row>
        <table:table-row table:style-name="ro1">
          <table:table-cell table:style-name="ce10" office:value-type="string" calcext:value-type="string">
            <text:p>1974-12-31</text:p>
          </table:table-cell>
          <table:table-cell table:number-columns-repeated="2"/>
          <table:table-cell office:value-type="float" office:value="28681.07" calcext:value-type="float">
            <text:p>28681,07</text:p>
          </table:table-cell>
          <table:table-cell table:number-columns-repeated="1020"/>
        </table:table-row>
        <table:table-row table:style-name="ro1">
          <table:table-cell table:style-name="ce10" office:value-type="string" calcext:value-type="string">
            <text:p>1973-12-31</text:p>
          </table:table-cell>
          <table:table-cell table:number-columns-repeated="2"/>
          <table:table-cell office:value-type="float" office:value="25068.09" calcext:value-type="float">
            <text:p>25068,09</text:p>
          </table:table-cell>
          <table:table-cell table:number-columns-repeated="1020"/>
        </table:table-row>
        <table:table-row table:style-name="ro1">
          <table:table-cell table:style-name="ce10" office:value-type="string" calcext:value-type="string">
            <text:p>1972-12-31</text:p>
          </table:table-cell>
          <table:table-cell table:number-columns-repeated="2"/>
          <table:table-cell office:value-type="float" office:value="20727.53" calcext:value-type="float">
            <text:p>20727,53</text:p>
          </table:table-cell>
          <table:table-cell table:number-columns-repeated="1020"/>
        </table:table-row>
        <table:table-row table:style-name="ro1">
          <table:table-cell table:style-name="ce10" office:value-type="string" calcext:value-type="string">
            <text:p>1971-12-31</text:p>
          </table:table-cell>
          <table:table-cell table:number-columns-repeated="2"/>
          <table:table-cell office:value-type="float" office:value="18282.43" calcext:value-type="float">
            <text:p>18282,43</text:p>
          </table:table-cell>
          <table:table-cell table:number-columns-repeated="1020"/>
        </table:table-row>
        <table:table-row table:style-name="ro1" table:number-rows-repeated="10484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4">00.00.0000</text:date>, <text:time style:data-style-name="N2" text:time-value="19:34:48.9534989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24T19:26:24.005716878</dc:date>
    <meta:editing-duration>PT31M27S</meta:editing-duration>
    <meta:editing-cycles>2</meta:editing-cycles>
    <meta:generator>LibreOffice/6.4.7.2$Linux_X86_64 LibreOffice_project/40$Build-2</meta:generator>
    <meta:document-statistic meta:table-count="1" meta:cell-count="4111" meta:object-count="0"/>
  </office:meta>
</office:document-meta>
</file>